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Under the threat of China and North Korea, how does Japan and South Korea deepen the relationship?</text:span>
</text:h>
      <text:p text:style-name="P4">
Author: None (Language: zh)</text:p>
      <text:p text:style-name="P4">
Publisher: None</text:p>
      <text:p text:style-name="P4">
Time: 2023-05-14T-16:48:00Z</text:p>
      <text:p text:style-name="P4">
Description: Due to the threat from North Korea and China, leaders in South Korea and Japan are trying to strengthen bilateral relations by frequent access. However, experts believe that criticism from South Korea may develop resistance.</text:p>
      <text:p text:style-name="P4">
Videos: []</text:p>
      <text:p text:style-name="P4">
Images: ["<text:a xlink:type="simple" xlink:href="https://static.dw.com/image/65545260_303.jpg" text:style-name="Internet_20_link" text:visited-style-name="Visited_20_Internet_20_Link">
65545260_303.jpg</text:a>
", "<text:a xlink:type="simple" xlink:href="https://static.dw.com/image/49878711_401.jpg" text:style-name="Internet_20_link" text:visited-style-name="Visited_20_Internet_20_Link">
49878711_401.jpg</text:a>
", "<text:a xlink:type="simple" xlink:href="https://static.dw.com/image/64590065_303.jpg" text:style-name="Internet_20_link" text:visited-style-name="Visited_20_Internet_20_Link">
64590065_303.jpg</text:a>
", "<text:a xlink:type="simple" xlink:href="https://static.dw.com/image/64589922_303.jpg" text:style-name="Internet_20_link" text:visited-style-name="Visited_20_Internet_20_Link">
64589922_303.jpg</text:a>
", "<text:a xlink:type="simple" xlink:href="https://static.dw.com/image/63385957_303.jpg" text:style-name="Internet_20_link" text:visited-style-name="Visited_20_Internet_20_Link">
63385957_303.jpg</text:a>
", "<text:a xlink:type="simple" xlink:href="https://static.dw.com/image/40010197_303.jpg" text:style-name="Internet_20_link" text:visited-style-name="Visited_20_Internet_20_Link">
40010197_303.jpg</text:a>
", "<text:a xlink:type="simple" xlink:href="https://static.dw.com/image/64584719_303.jpg" text:style-name="Internet_20_link" text:visited-style-name="Visited_20_Internet_20_Link">
64584719_303.jpg</text:a>
", "<text:a xlink:type="simple" xlink:href="https://static.dw.com/image/63008271_303.jpg" text:style-name="Internet_20_link" text:visited-style-name="Visited_20_Internet_20_Link">
63008271_303.jpg</text:a>
"]</text:p>
      <text:p text:style-name="P4">
Subject: 时政风云</text:p>
      <text:p text:style-name="P4">
Subjects: []</text:p>
      <text:p text:style-name="P4">
Keywords: ['朝鲜', '金正恩']</text:p>
      <text:p text:style-name="P4">
Id: 65574836</text:p>
      <!--METADATA-->
      <text:p text:style-name="P4">
<text:a xlink:type="simple" xlink:href="https://www.dw.com/zh/overlay/image/article/65574836/65545260" text:style-name="Internet_20_link" text:visited-style-name="Visited_20_Internet_20_Link">
 <draw:frame draw:style-name="fr1" draw:name="Image2" text:anchor-type="as-char" svg:width="6.9236in" svg:height="3.896998in" draw:z-index="0">
<draw:image xlink:href="../Images/dwzh/2023-05-14T-16-48-00Z/65545260_303.jpg" xlink:type="simple" xlink:show="embed" xlink:actuate="onLoad" draw:mime-type="image/jpeg"/>
</draw:frame>
</text:a>
Japanese Prime Minister Kishida Wenxiong returned to Seoul on May 7 to hold a head talks with South Korean President Yin Xiyue</text:p>
      <text:p text:style-name="P4">
(Voice of Germany Chinese) <text:a xlink:type="simple" xlink:href="https://www.dw.com/zh/zh/日韩举行首脑会谈深化双边关系/a-65542032" text:style-name="Internet_20_link" text:visited-style-name="Visited_20_Internet_20_Link">
</text:a>
Essence With the increasingly concerned about provocative military activities on North Korea and China's influence, the two leaders tried to further strengthen the bilateral relations between Japan and South Korea.</text:p>
      <text:p text:style-name="P4">
During the summit, Yin Xiyue said that the efforts to deepen the bilateral relations between Japan and South Korea should not be hindered by the historical disputes that have not yet been resolved. As the first Japanese leader who visited Seoul for more than five years, Kishida Wenxiong said that since Yin Xiyue visited Tokyo in March, the relationship between these two Asian countries has been developing "vibrant".</text:p>
      <text:p text:style-name="P4">
Both leaders promised to promote cooperation and coordination, and urged officials of both parties to formulate specific steps to improve each other's security and economic cooperation. The meeting was less than two weeks after the Seventh -way Group summit in Hiroshima, Japan. Kishida Wenxiong has invited Yin Xiyue to the summit. Two leaders are expected to hold a third -side meeting with US President Biden Biden during the Seventh National Group's meeting.</text:p>
      <text:p text:style-name="P4">
Some analysts say that the trip to Seoul, Kishida, reflects that Japan and South Korea want to reconcile bilateral issues and maintain harmonious relationships. Yin Xiyue visited Tokyo in March and was widely considered a diplomatic breakthrough. Eleanorhughes, a very resident researcher in the think tank in Chicago, said: "In this regard, aspect, Tian Wenxiong decided to invite Yin Xiyue to attend the G7 summit of the Hiroshima, which successfully opened the door for the two countries to obtain policy in deepening security and economic relations."</text:p>
      <text:p text:style-name="P4">
<text:span text:style-name="T4">
 Combined concerns about regional security </text:span>
</text:p>
      <text:p text:style-name="P4">
During the Sunday meeting, Kishida Wenxiong and Yin Xiyue acknowledged that Japan and South Korea jointly responded to the rising security threats of the region due to the repeated missile tests and the promotion of nuclear weapons in North Korea. Although the two leaders did not mention China directly, some experts believed that Beijing's continuous expansion in the region was also an important factor in deepening bilateral relations in Tokyo and Seoul.</text:p>
      <text:p text:style-name="P4">
"Japan understands that the wider challenge of the region is the rise of China, and how this will cause destructive power to the economy, diplomacy, and security." Stephennagy, a professor at the Department of Political and International Studies of the Japan International Christian University, said, "" " Tokyo, of course, I hope to cooperate with South Korea to ensure that the region remains stable and prosperous. "</text:p>
      <text:p text:style-name="P4">
Although Japan has been increasing the challenges brought about by China's rise, South Korea has adopted a more tough speech to describe China's impact on aggressive expansion in the region. In an interview with Reuters last month, Yin Xiyue said that the intensification of tensions around Taiwan was caused by trying to change the status quo with force, and he tried to oppose it.</text:p>
      <text:p text:style-name="P4">
Yin Xiyue's remarks were strongly protested by Beijing. The deputy minister of the Ministry of Foreign Affairs of China, Sun Weidong, qualitated the speech of the President of South Korea as "wrong" and "completely unacceptable".</text:p>
      <text:p text:style-name="P4">
Professor Najib told Germany that the Yin Xiyue government made it clear in most communication that they believe that China's current development direction is not necessarily positive for the region and South Korea. "Therefore, Seoul needs to cooperate with Japan and the United States and other like -minded countries to make South Korea better respond to future challenges related to China's rise." He explained.</text:p>
      <text:p text:style-name="P4">
Although some people are worried that due to the greater economic impact of China on South Korea, South Korea is still relatively weak on the China issue, but some experts believe that because China and North Korea seem to be unlikely to change their actions in the region, Seoul and Tokyo The relationship between the between will continue to deepen.</text:p>
      <text:p text:style-name="P4">
East Asian affairs expert at the University of Foreign Languages, Joelatkinson, said: "The actions of China and North Korea are the key factor to promote South Korea and Japan." He also believes that because Beijing and Pyongyang stubbornly insist on himself. Line ", the relationship between Seoul and Tokyo will continue to heat up.</text:p>
      <text:p text:style-name="P4">
<text:span text:style-name="T4">
 resistance from domestic politics from Korea </text:span>
</text:p>
      <text:p text:style-name="P4">
Although experts generally believe that the second summit of the two leaders shows that it will further strengthen the bilateral relations between Japan and South Korea, some people expressed doubts about the long -term prospects of this relationship, and they are worried that Yin Xiyue lacks public support. Progress caused obstacles.</text:p>
      <text:p text:style-name="P4">
As an expert in East Asian affairs, Atkinson, a Korean University of Foreign Languages, said: "Yin Xiyue is easily described as a pro -Japanese faction by the opposition party.</text:p>
      <text:p text:style-name="P4">
<draw:frame draw:style-name="fr1" draw:name="Image3" text:anchor-type="as-char" svg:width="6.9236in" svg:height="3.896998in" draw:z-index="0">
<draw:image xlink:href="../Images/dwzh/2023-05-14T-16-48-00Z/49878711_401.jpg" xlink:type="simple" xlink:show="embed" xlink:actuate="onLoad" draw:mime-type="image/jpeg"/>
</draw:frame>
In August 2019, a large number of South Korean people held protest demonstrations in front of the Japanese Embassy in Korea, asking Japanese officials to formally apologize to Japanese workers in Japan during World War II.</text:p>
      <text:p text:style-name="P4">
According to him, this visit may give Yin Xiyue's critics more pragmatic, and it may also show him to Korean voters that the two countries are developing in a way that is conducive to South Korea. Atkinson told Germany: "In the long run, whether the summit will strengthen the relationship between the two countries depends on the response of the Korean public."</text:p>
      <text:p text:style-name="P4">
On the other hand, Japan is still cautious about advancing relations with South Korea. In 2018, Yin Xiyue's former Wen Zaiyin ruling, the South Korean court ruled that the two Japanese companies had compensated some of the former Korean employees on the forced labor during World War II, causing disputes between the two countries.</text:p>
      <text:p text:style-name="P4">
"(Tokyo) I hope that Yin Xiyue's government will be successful, but they are worried that he may not be re -elected." Najib of Japan International Christian University said, "Therefore, Japan is very cautious in how to deepen the relationship with South Korea. Consolidate the stable factors. "</text:p>
      <text:p text:style-name="P4">
Because Tokyo had 35 years of colonial occupation on the Korean Peninsula in 1945, the relationship between Japan and South Korea has long been in disputes. The atrocities made by the Japanese militarium government, including sexual slavery and forced labor, made reconciliation very difficult. Although Yin Xiyue tried to establish a closer relationship with Japan on the basis of joint focus on the security challenges caused by North Korea and China, he faced continuous criticism because he made concessions to Tokyo.</text:p>
      <text:p text:style-name="P4">
Li Zaiming, the leader of the co -Democratic Party of South Korea, said: "The normalization of relations between South Korea and Japan is necessary. I agree with this, but it cannot be at the expense of our national interests, national dignity, history, and justice." His presidential election in 2022 was elected Zhong Yi's weak disadvantage lost to Yin Xiyue.</text:p>
      <text:p text:style-name="P4">
<text:span text:style-name="T4">
 The United States is the "</text:span>
 <text:span text:style-name="T4">
 bonding agent </text:span>
 <text:span text:style-name="T4">
" </text:span>
 of the United States in the United States <text:span text:style-name="T4">
 </text:span>
 <text:span text:style-name="T4">
 "</text:span>
</text:p>
      <text:p text:style-name="P4">
Although Tokyo and Seoul are facing some challenges in promoting bilateral relations, experts said that the United States plays an important role in helping the two countries to promote bilateral relations. Professor Atkinson said: "The White House's approach is to encourage speech and inspire the progress of the reputation with the close relationship with the US President."</text:p>
      <text:p text:style-name="P4">
Atkinson told Germany that the most valuable support that the United States can provide is military deterrence because North Korea and China are unwilling to fight against the United States. He said: "The cooperation between South Korea and Japan shows that they are more willing to support each other in the crisis, and the United States rewards Seoul by agreeing with more risks."#</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draw:frame draw:style-name="fr1" draw:name="Image4" text:anchor-type="as-char" svg:width="6.9236in" svg:height="3.896998in" draw:z-index="0">
<draw:image xlink:href="../Images/dwzh/2023-05-14T-16-48-00Z/64589922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draw:frame draw:style-name="fr1" draw:name="Image5" text:anchor-type="as-char" svg:width="6.9236in" svg:height="3.896998in" draw:z-index="0">
<draw:image xlink:href="../Images/dwzh/2023-05-14T-16-48-00Z/63385957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draw:frame draw:style-name="fr1" draw:name="Image6" text:anchor-type="as-char" svg:width="6.9236in" svg:height="3.896998in" draw:z-index="0">
<draw:image xlink:href="../Images/dwzh/2023-05-14T-16-48-00Z/40010197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draw:frame draw:style-name="fr1" draw:name="Image7" text:anchor-type="as-char" svg:width="6.9236in" svg:height="3.896998in" draw:z-index="0">
<draw:image xlink:href="../Images/dwzh/2023-05-14T-16-48-00Z/64584719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draw:frame draw:style-name="fr1" draw:name="Image8" text:anchor-type="as-char" svg:width="6.9236in" svg:height="3.896998in" draw:z-index="0">
<draw:image xlink:href="../Images/dwzh/2023-05-14T-16-48-00Z/63008271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he United States has no formal diplomatic relations with Taiwan, but it is the main military supporter of Taiwan. For decades, Washington has sold "defensive" weapons to Taiwan based on the "Relations with Taiwan". After August last August, after the Speaker of the House of Representatives in the United States House, Plogsi visited Taiwan, the Chinese PLA launched the largest real -scale military exercise in the surrounding waters around Taiwan for decades. Then in September, the Bayeng government announced the 6th degree of Taiwan military sales case worth 1.16 billion US dollars. The US Ginseng Institute also passed the "National Defense Authorization Act" at the end of last year. The law plans to send US government officials to Taiwan to strengthen the bilateral cooperation of the United States and Taiw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Professor Najib of Japan's International Christian University added that in addition to the United States, other like -minded democratic countries also believe that the relationship between South Korea and Japan needs to surpass historical disputes and should try more cooperation. He said: "The United States is the adhesive to maintain dialogue between the two countries, but the governments of many other countries are also working hard to encourage the cooperation between the two countries."</text:p>
      <text:p text:style-name="P4">
Due to a similar vision for maintaining the rules -based order in the Indo -Pacific region, Najib believes that South Korea and Japan can cooperate with his like -minded countries to create a wider range of political economy in the Indo -Pacific region. These efforts can be implemented through multilateral cooperation such as "small bilateral cooperation" between four to five countries or multilateral cooperation like Yintai's economic framework.</text:p>
      <text:p text:style-name="P4">
"Rather than saying that China is the center of the economy in the region, we can see that more regional cooperation is becoming the center of the economy of Southeast and South Asia." He told Germany and added that when China loses the asymmetric economic advantages, South Korea and Japan and other countries will be more capable of balanced China ’s scale and military challenges in the Indo -Pacific region.</text:p>
      <text:p text:style-name="P4">
News Source: <text:a xlink:type="simple" xlink:href="https://www.dw.com/zh/中朝威胁下，日韩如何深化关系？/a-65574836" text:style-name="Internet_20_link" text:visited-style-name="Visited_20_Internet_20_Link">
https://www.dw.com/zh/中朝威胁下，日韩如何深化关系？/a-65574836?maca=chi-rss-chi-all-1127-rdf</text:a>
</text:p>
      <!--NEWS-->
      <text:h text:style-name="P10" text:outline-level="1">
<text:span text:style-name="T4">
Germany announced the draft of the new law: change of name and gender will become easier</text:span>
</text:h>
      <text:p text:style-name="P4">
Author: None (Language: zh)</text:p>
      <text:p text:style-name="P4">
Publisher: None</text:p>
      <text:p text:style-name="P4">
Time: 2023-05-14T-18:48:00Z</text:p>
      <text:p text:style-name="P4">
Description: According to German laws, two experts need to be evaluated and court ruling to legally change a person's gender. The new law submitted by the German government this week canceled this regulation.</text:p>
      <text:p text:style-name="P4">
Videos: []</text:p>
      <text:p text:style-name="P4">
Images: ["<text:a xlink:type="simple" xlink:href="https://static.dw.com/image/62580784_303.jpg" text:style-name="Internet_20_link" text:visited-style-name="Visited_20_Internet_20_Link">
62580784_303.jpg</text:a>
", "<text:a xlink:type="simple" xlink:href="https://static.dw.com/image/62231532_303.jpg" text:style-name="Internet_20_link" text:visited-style-name="Visited_20_Internet_20_Link">
62231532_303.jpg</text:a>
", "<text:a xlink:type="simple" xlink:href="https://static.dw.com/image/62231768_303.jpg" text:style-name="Internet_20_link" text:visited-style-name="Visited_20_Internet_20_Link">
62231768_303.jpg</text:a>
", "<text:a xlink:type="simple" xlink:href="https://static.dw.com/image/62231408_303.jpg" text:style-name="Internet_20_link" text:visited-style-name="Visited_20_Internet_20_Link">
62231408_303.jpg</text:a>
", "<text:a xlink:type="simple" xlink:href="https://static.dw.com/image/62231588_303.jpg" text:style-name="Internet_20_link" text:visited-style-name="Visited_20_Internet_20_Link">
62231588_303.jpg</text:a>
", "<text:a xlink:type="simple" xlink:href="https://static.dw.com/image/62231322_303.jpg" text:style-name="Internet_20_link" text:visited-style-name="Visited_20_Internet_20_Link">
62231322_303.jpg</text:a>
", "<text:a xlink:type="simple" xlink:href="https://static.dw.com/image/62231613_303.jpg" text:style-name="Internet_20_link" text:visited-style-name="Visited_20_Internet_20_Link">
62231613_303.jpg</text:a>
", "<text:a xlink:type="simple" xlink:href="https://static.dw.com/image/62231685_303.jpg" text:style-name="Internet_20_link" text:visited-style-name="Visited_20_Internet_20_Link">
62231685_303.jpg</text:a>
"]</text:p>
      <text:p text:style-name="P4">
Subject: 时政风云</text:p>
      <text:p text:style-name="P4">
Subjects: ['同性恋', '同性恋']</text:p>
      <text:p text:style-name="P4">
Keywords: ['LGBTQ', '德国法律', '改变性别', '改变姓名', '同性恋', '公民权利']</text:p>
      <text:p text:style-name="P4">
Id: 65577589</text:p>
      <!--METADATA-->
      <text:p text:style-name="P4">
<text:a xlink:type="simple" xlink:href="https://www.dw.com/zh/overlay/image/article/65577589/62580784" text:style-name="Internet_20_link" text:visited-style-name="Visited_20_Internet_20_Link">
 <draw:frame draw:style-name="fr1" draw:name="Image9" text:anchor-type="as-char" svg:width="6.9236in" svg:height="3.896998in" draw:z-index="0">
<draw:image xlink:href="../Images/dwzh/2023-05-14T-18-48-00Z/62580784_303.jpg" xlink:type="simple" xlink:show="embed" xlink:actuate="onLoad" draw:mime-type="image/jpeg"/>
</draw:frame>
</text:a>
The current law of Germany requires the parties to change the gender after obtaining an expert assessment and the court ruling.</text:p>
      <text:p text:style-name="P4">
(Voice of Germany) The German government submitted a draft self -determination law on Tuesday (May 9). If the law is passed, the Germans will be easier to change their names and gender.</text:p>
      <text:p text:style-name="P4">
This draft is expected to end the current laws for decades, that is, the Germans are required to obtain expert assessment and court ruling before they can change their gender. According to new regulations, adults can change their names and legal gender without any other procedures.</text:p>
      <text:p text:style-name="P4">
<text:span text:style-name="T4">
 Take a big step in rights protection </text:span>
 **</text:p>
      <text:p text:style-name="P4">
"We took a big step forward in terms of self -determination bill, and we took a big step in protecting the cross -gender, bilateral and non -binary gender." San(Lisa Paus)Said, "Through this change, we can return dignity to those who have been deprived for decades."</text:p>
      <text:h text:style-name="P12" text:outline-level="3">
<text:span text:style-name="T4">
True Love Invincible: The German Catholic Church is a witness for homosexual partners</text:span>
</text:h>
      <text:p text:style-name="P4">
When the German ruling alliance came to power in December 2021, it promised to abolish the current law of changing gender.</text:p>
      <text:p text:style-name="P4">
Although the German Gay Association (LSVD) has not further analyzed the draft, it welcomes it.</text:p>
      <text:p text:style-name="P4">
Marageri, member of the executive board executive board of the association, said: "The affected people and related interest groups have waited for this progress. Second-rate."</text:p>
      <text:p text:style-name="P4">
The current gender change law was promulgated in 1981, and it requires applicants to obtain the evaluation of two experts-these two experts must receive training for "fully familiar with the specific issues of gender change"-and require the court's decision to legally change the legal change to change legally Their gender.</text:p>
      <text:p text:style-name="P4">
*<draw:frame draw:style-name="fr1" draw:name="Image10" text:anchor-type="as-char" svg:width="6.9236in" svg:height="3.896998in" draw:z-index="0">
<draw:image xlink:href="../Images/dwzh/2023-05-14T-18-48-00Z/62231532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love owned by the rainbow</text:span>
</text:h>
      <text:p text:style-name="P4">
Every year in June is the "Moon of Pride Parade." Pride marches will be held in major cities around the world. LGTBQ (men's homosexuality, bisexuals, transgender, Kuaer) groups also call on the society to give them more respect and accept the existence of this group. The picture shows two young couples kissing in front of the Rainbow Banner in the proud parade in Kolkata, India. Until 2018, homosexuality was banned in India. India has not yet approved the legalization of the same marriage.</text:p>
      <text:p text:style-name="P4">
*<draw:frame draw:style-name="fr1" draw:name="Image11" text:anchor-type="as-char" svg:width="6.9236in" svg:height="3.896998in" draw:z-index="0">
<draw:image xlink:href="../Images/dwzh/2023-05-14T-18-48-00Z/62231768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gay</text:span>
</text:h>
      <text:p text:style-name="P4">
It is often very difficult for young people to accept their gender identity. German and French scholars in 2015 and 2016 joint investigations found that many people are still worried that if they come out, they will not be accepted by their families. It will be an important support and help by family and friends.</text:p>
      <text:p text:style-name="P4">
*<draw:frame draw:style-name="fr1" draw:name="Image12" text:anchor-type="as-char" svg:width="6.9236in" svg:height="3.896998in" draw:z-index="0">
<draw:image xlink:href="../Images/dwzh/2023-05-14T-18-48-00Z/62231408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The largest pride parade in the world</text:span>
</text:h>
      <text:p text:style-name="P4">
Since 1997, the celebrations held by St. Paul, Brazil have been the largest proud parade in the world, attracting up to 4 million people to participate each year. Paulistaavenue is the most well -known street passed by the parade. The purpose of various activities held during the parade was to attract the world's attention to the GBTQ movement.</text:p>
      <text:p text:style-name="P4">
*<draw:frame draw:style-name="fr1" draw:name="Image13" text:anchor-type="as-char" svg:width="6.9236in" svg:height="3.896998in" draw:z-index="0">
<draw:image xlink:href="../Images/dwzh/2023-05-14T-18-48-00Z/62231588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More color</text:span>
</text:h>
      <text:p text:style-name="P4">
Like -like people can find recognition and shelter in the LGBTQ community. The proud parade originated in the "stone wall riots" that occurred in New York, USA in June 1969. Stone wall riots are often recognized as the first example of homosexuals in the history of American history against the government -led persecution of vulnerable groups, and they are also considered a key event in the movement of the United States and the global homosexual rights.</text:p>
      <text:p text:style-name="P4">
*<draw:frame draw:style-name="fr1" draw:name="Image14" text:anchor-type="as-char" svg:width="6.9236in" svg:height="3.896998in" draw:z-index="0">
<draw:image xlink:href="../Images/dwzh/2023-05-14T-18-48-00Z/62231322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Freshly colorful clothing</text:span>
</text:h>
      <text:p text:style-name="P4">
In the proud parade held in Mexico City, the participants celebrated the festival in colorful clothing in colorful clothing. Until 1998, homosexuality was convicted in Mexico as violating public immoral law. For a long time, homosexuality has been regarded as taboo in Mexico. However, it is now increasingly recognized by society.</text:p>
      <text:p text:style-name="P4">
*<draw:frame draw:style-name="fr1" draw:name="Image15" text:anchor-type="as-char" svg:width="6.9236in" svg:height="3.896998in" draw:z-index="0">
<draw:image xlink:href="../Images/dwzh/2023-05-14T-18-48-00Z/62231613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Proud pink wings</text:span>
</text:h>
      <text:p text:style-name="P4">
This is a parade to show her gorgeous clothing in Miami. Last year, an attacker rushed to the parade, causing a person to die. Earlier this year, Florida, the United States, introduced a so -called "don't talk about homosexuality" to prevent teachers from mentioning topics such as homosexuality and gender recognition in elementary schools.</text:p>
      <text:p text:style-name="P4">
*<draw:frame draw:style-name="fr1" draw:name="Image16" text:anchor-type="as-char" svg:width="6.9236in" svg:height="3.896998in" draw:z-index="0">
<draw:image xlink:href="../Images/dwzh/2023-05-14T-18-48-00Z/62231685_303.jpg" xlink:type="simple" xlink:show="embed" xlink:actuate="onLoad" draw:mime-type="image/jpeg"/>
</draw:frame>
#</text:p>
      <text:h text:style-name="P13" text:outline-level="4">
<text:span text:style-name="T4">
global LGBTQ group holding comrades proud march</text:span>
</text:h>
      <text:h text:style-name="P12" text:outline-level="3">
<text:span text:style-name="T4">
minority group</text:span>
</text:h>
      <text:p text:style-name="P4">
LGBTQ+groups are not allowed to hold large -scale parade activities in all countries. For example, in Sofia, the capital of Bulgaria, people often cannot hold celebrations publicly. Last year, the country's Rainbow Center was attacked by a thugs under Boyanrasate, a far -right -wing member. A survey in 2019 shows that only 39%of the Bulgarians agree to give homosexual equality rights.</text:p>
      <text:p text:style-name="P4">
Author: Ulrike Schulz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span text:style-name="T4">
 Different from the public's opinions on the draft of the New Law </text:span>
However, a survey conducted in 2022 showed that the public's response to the new bill was different. The polls made by YOUGOV, a poll agency Yougov, showed that 46% of the respondents supported the bill and 41% of the respondents opposed it.</text:p>
      <text:h text:style-name="P12" text:outline-level="3">
<text:span text:style-name="T4">
Cross -sex personnel who entered the German parliament for the first time</text:span>
</text:h>
      <text:p text:style-name="P4">
(Associated Press, German Press)</text:p>
      <text:p text:style-name="P4">
News Source: <text:a xlink:type="simple" xlink:href="https://www.dw.com/zh/德国公布新法草案：改变姓名和性别将变得容易/a-65577589" text:style-name="Internet_20_link" text:visited-style-name="Visited_20_Internet_20_Link">
https://www.dw.com/zh/德国公布新法草案：改变姓名和性别将变得容易/a-65577589?maca=chi-rss-chi-all-1127-rdf</text:a>
</text:p>
      <!--NEWS-->
      <text:h text:style-name="P10" text:outline-level="1">
<text:span text:style-name="T4">
China has reduced the proportion of "green land investment" in Europe in China</text:span>
</text:h>
      <text:p text:style-name="P4">
Author: None (Language: zh)</text:p>
      <text:p text:style-name="P4">
Publisher: None</text:p>
      <text:p text:style-name="P4">
Time: 2023-05-14T06:47:00Z</text:p>
      <text:p text:style-name="P4">
Description: Compared with 2021, China's investment in Europe decreased by 22%last year. But at the same time, the investment in Chinese companies in the European battery industry is rising sharply.</text:p>
      <text:p text:style-name="P4">
Videos: []</text:p>
      <text:p text:style-name="P4">
Images: ["<text:a xlink:type="simple" xlink:href="https://static.dw.com/image/62128785_303.jpg" text:style-name="Internet_20_link" text:visited-style-name="Visited_20_Internet_20_Link">
62128785_303.jpg</text:a>
", "<text:a xlink:type="simple" xlink:href="https://static.dw.com/image/62539416_401.jpg" text:style-name="Internet_20_link" text:visited-style-name="Visited_20_Internet_20_Link">
62539416_401.jpg</text:a>
"]</text:p>
      <text:p text:style-name="P4">
Subject: 经济纵横</text:p>
      <text:p text:style-name="P4">
Subjects: ['德中关系', '岛屿主权争端', '专题报道：全景观看“习马会”', '能源转型', '中国', '中共十九大']</text:p>
      <text:p text:style-name="P4">
Keywords: ['中国', '海外投资', '电池', '汽车工业', '绿色能源', '敏感行业']</text:p>
      <text:p text:style-name="P4">
Id: 65593312</text:p>
      <!--METADATA-->
      <text:p text:style-name="P4">
<text:a xlink:type="simple" xlink:href="https://www.dw.com/zh/overlay/image/article/65593312/62128785" text:style-name="Internet_20_link" text:visited-style-name="Visited_20_Internet_20_Link">
 <draw:frame draw:style-name="fr1" draw:name="Image17" text:anchor-type="as-char" svg:width="6.9236in" svg:height="3.896998in" draw:z-index="0">
<draw:image xlink:href="../Images/dwzh/2023-05-14T06-47-00Z/62128785_303.jpg" xlink:type="simple" xlink:show="embed" xlink:actuate="onLoad" draw:mime-type="image/jpeg"/>
</draw:frame>
</text:a>
In the Ningde era, it was invested in the construction of a battery factory in Tulinen, Germany</text:p>
      <text:p text:style-name="P4">
(Voice of Germany) China has declined significantly again last year. The latest report released by the Berlin Makato China Research Center on Tuesday pointed out that China ’s investment in Europe is mainly concentrated in the field of automobiles and consumer goods. Investment projects are mainly concentrated in Germany, Britain, France and Hungary.</text:p>
      <text:p text:style-name="P4">
In 2022, China's total investment in Europe was 7.9 billion euros, which was equivalent to the level in 2013, but it decreased by 22%compared with 2021. The three -quarters of the total investment were concentrated in the automotive and consumer goods field.</text:p>
      <text:h text:style-name="P12" text:outline-level="3">
<text:span text:style-name="T4">
Large -scale investment project concentrated in the battery field</text:span>
</text:h>
      <text:p text:style-name="P4">
Large -scale investment projects are mainly concentrated in battery production for electric vehicles. <text:a xlink:type="simple" xlink:href="https://www.dw.com/zh/zh/电池的副作用宁德时代在德投资受审视/a-65549438" text:style-name="Internet_20_link" text:visited-style-name="Visited_20_Internet_20_Link">
</text:a>
Essence</text:p>
      <text:p text:style-name="P4">
Behind the sharp increase in Greenland investment is a small number of large projects related to the automotive industry. Chinese battery companies such as Ningde Times, Vision Power, and Hive Energy invested factories in Germany, Britain, France, and Hungary, respectively. The above -mentioned four countries also accounted for 88%of the total investment in Europe. This is also the first time that China Investment has surpassed the corporate mergers and acquisitions in China since 2008. The amount of corporate mergers and acquisitions fell to 3.4 billion euros, which is the year when the amount of mergers and acquisitions since 2011.</text:p>
      <text:p text:style-name="P4">
<draw:frame draw:style-name="fr1" draw:name="Image18" text:anchor-type="as-char" svg:width="6.9236in" svg:height="3.896998in" draw:z-index="0">
<draw:image xlink:href="../Images/dwzh/2023-05-14T06-47-00Z/62539416_401.jpg" xlink:type="simple" xlink:show="embed" xlink:actuate="onLoad" draw:mime-type="image/jpeg"/>
</draw:frame>
In order to reduce dependence on China, Volkswagen's battery factories were completed and put into operation in 2022.</text:p>
      <text:p text:style-name="P4">
Max Zenglein, chief economist of Merkato China Research Center, said: "The changes in the investment model clearly show that China's competitiveness in the field of electric vehicles has become stronger and stronger.(https://www.dw.com/zh/zh/中资收购德国芯片厂计划可能泡汤/a-63677240)Essence "Rong Ding Consultation(<text:span text:style-name="T5">
RhodiumGroup</text:span>
)Agatha Kratz also said: "China is investing huge funds in the European electric vehicle value chain and has become an important participant in European energy transformation."</text:p>
      <text:p text:style-name="P4">
Compared with his predecessor, the current German Economic Minister Habeck has adopted more restrictive policies in economic and trade cooperation in China.</text:p>
      <text:p text:style-name="P4">
(Germany, Reuters)</text:p>
      <text:p text:style-name="P4">
News Source: <text:a xlink:type="simple" xlink:href="https://www.dw.com/zh/中国对欧投资规模减小-绿地投资-占比激增/a-65593312" text:style-name="Internet_20_link" text:visited-style-name="Visited_20_Internet_20_Link">
https://www.dw.com/zh/中国对欧投资规模减小-绿地投资-占比激增/a-65593312?maca=chi-rss-chi-all-1127-rdf</text:a>
</text:p>
      <!--NEWS-->
      <text:h text:style-name="P10" text:outline-level="1">
<text:span text:style-name="T4">
The Germans expect a life span less than most Western European countries</text:span>
</text:h>
      <text:p text:style-name="P4">
Author: None (Language: zh)</text:p>
      <text:p text:style-name="P4">
Publisher: None</text:p>
      <text:p text:style-name="P4">
Time: 2023-05-14T06:48:00Z</text:p>
      <text:p text:style-name="P4">
Description: The latest announcement shows that compared with other Western European countries, the average life expectancy of Germans is relatively low. An important reason is that the proportion of cardiovascular disease is higher. Researchers emphasize that most cardiovascular diseases can be prevented.</text:p>
      <text:p text:style-name="P4">
Videos: []</text:p>
      <text:p text:style-name="P4">
Images: ["<text:a xlink:type="simple" xlink:href="https://static.dw.com/image/65589912_303.jpg" text:style-name="Internet_20_link" text:visited-style-name="Visited_20_Internet_20_Link">
65589912_303.jpg</text:a>
", "<text:a xlink:type="simple" xlink:href="https://static.dw.com/image/43328924_303.jpg" text:style-name="Internet_20_link" text:visited-style-name="Visited_20_Internet_20_Link">
43328924_303.jpg</text:a>
", "<text:a xlink:type="simple" xlink:href="https://static.dw.com/image/42093319_303.jpg" text:style-name="Internet_20_link" text:visited-style-name="Visited_20_Internet_20_Link">
42093319_303.jpg</text:a>
", "<text:a xlink:type="simple" xlink:href="https://static.dw.com/image/16304649_303.jpg" text:style-name="Internet_20_link" text:visited-style-name="Visited_20_Internet_20_Link">
16304649_303.jpg</text:a>
", "<text:a xlink:type="simple" xlink:href="https://static.dw.com/image/19115086_303.jpg" text:style-name="Internet_20_link" text:visited-style-name="Visited_20_Internet_20_Link">
19115086_303.jpg</text:a>
", "<text:a xlink:type="simple" xlink:href="https://static.dw.com/image/36012428_303.jpg" text:style-name="Internet_20_link" text:visited-style-name="Visited_20_Internet_20_Link">
36012428_303.jpg</text:a>
", "<text:a xlink:type="simple" xlink:href="https://static.dw.com/image/36662001_303.jpg" text:style-name="Internet_20_link" text:visited-style-name="Visited_20_Internet_20_Link">
36662001_303.jpg</text:a>
", "<text:a xlink:type="simple" xlink:href="https://static.dw.com/image/43326003_303.jpg" text:style-name="Internet_20_link" text:visited-style-name="Visited_20_Internet_20_Link">
43326003_303.jpg</text:a>
", "<text:a xlink:type="simple" xlink:href="https://static.dw.com/image/42550746_303.jpg" text:style-name="Internet_20_link" text:visited-style-name="Visited_20_Internet_20_Link">
42550746_303.jpg</text:a>
", "<text:a xlink:type="simple" xlink:href="https://static.dw.com/image/43342095_303.jpg" text:style-name="Internet_20_link" text:visited-style-name="Visited_20_Internet_20_Link">
43342095_303.jpg</text:a>
"]</text:p>
      <text:p text:style-name="P4">
Subject: 科技环境</text:p>
      <text:p text:style-name="P4">
Subjects: ['预期寿命', '健康', '心血管疾病', '致死', '预防', '医疗卫生服务', '西欧']</text:p>
      <text:p text:style-name="P4">
Keywords: ['意见反馈']</text:p>
      <text:p text:style-name="P4">
Id: 65599686</text:p>
      <!--METADATA-->
      <text:p text:style-name="P4">
<text:a xlink:type="simple" xlink:href="https://www.dw.com/zh/overlay/image/article/65599686/65589912" text:style-name="Internet_20_link" text:visited-style-name="Visited_20_Internet_20_Link">
 <draw:frame draw:style-name="fr1" draw:name="Image19" text:anchor-type="as-char" svg:width="6.9236in" svg:height="3.896998in" draw:z-index="0">
<draw:image xlink:href="../Images/dwzh/2023-05-14T06-48-00Z/65589912_303.jpg" xlink:type="simple" xlink:show="embed" xlink:actuate="onLoad" draw:mime-type="image/jpeg"/>
</draw:frame>
</text:a>
The Germans have rich medical service resources, but the expected life span is not as good as other Western European countries</text:p>
      <text:p text:style-name="P4">
(Voice of Germany) If the average life expectancy of the nationals is compared, Germany's ranking in Western European countries is very backward. According to a survey released by the German Federal Population Institute (BIB) this week, in 16 countries in Western Europe, German men's expectations ranked 15th and German women ranked 14th. The main reason for this result is that the Germans cause <text:a xlink:type="simple" xlink:href="https://www.dw.com/zh/zh/心血管疾病成为威胁中国人健康的头号杀手/a-1954844" text:style-name="Internet_20_link" text:visited-style-name="Visited_20_Internet_20_Link">
</text:a>
The proportion of death is higher.</text:p>
      <text:p text:style-name="P4">
The investigation jointly conducted by the Federal Population Institute and Max Planck Population Institute was published in the journal of Europe in April. Among the people born in 2019, of the 16 countries in Western Europe, Spanish women have the highest life expectancy at 86.2 years, followed by French women, 85.6 years old. Swiss men ranked first with the expected life expectancy of 81.9 years old, followed by Swedish men, 81.4 years old. The expected life expectancy of German women born in 2019 is 83.5 years, and men are 78.7 years old, ranking third and second in the penultimate.</text:p>
      <text:p text:style-name="P4">
Researchers analyzed according to different causes and found that compared with the top -ranking countries, <text:a xlink:type="simple" xlink:href="https://www.dw.com/zh/zh/德国人越来越长寿-却难摆脱十大病症/a-36113221" text:style-name="Internet_20_link" text:visited-style-name="Visited_20_Internet_20_Link">
</text:a>
Especially because of cardiovascular disease. If the age group is concerned, German men over 50 years of age show the mortality higher than most other Western European countries, while German women show a higher mortality rate at the age of 65.</text:p>
      <text:p text:style-name="P4">
*<draw:frame draw:style-name="fr1" draw:name="Image20" text:anchor-type="as-char" svg:width="6.9236in" svg:height="3.896998in" draw:z-index="0">
<draw:image xlink:href="../Images/dwzh/2023-05-14T06-48-00Z/43328924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The longest life of Germans died</text:span>
</text:h>
      <text:p text:style-name="P4">
Edelgard Huber Vongersdorff has gone through the "Three Generations of Dynasties" of the German Empire, Nazi Germany, and the Federal Republic of Germany. On April 10, 2018, as the longest lifeman of contemporary Germany, she died at her home in Karsuhe, who was 112 years old.</text:p>
      <text:p text:style-name="P4">
*<draw:frame draw:style-name="fr1" draw:name="Image21" text:anchor-type="as-char" svg:width="6.9236in" svg:height="3.896998in" draw:z-index="0">
<draw:image xlink:href="../Images/dwzh/2023-05-14T06-48-00Z/42093319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A lifetime insist on physical exercise</text:span>
</text:h>
      <text:p text:style-name="P4">
Feng Gesdorf was born in a family of officers in Turinen in 1905. She had a child paralysis when she was young. However, this did not stop her love for sports. Riding a bicycle became her lifelong hobby. Until the end of her life, she continued to exercise every day.</text:p>
      <text:p text:style-name="P4">
*<draw:frame draw:style-name="fr1" draw:name="Image22" text:anchor-type="as-char" svg:width="6.9236in" svg:height="3.896998in" draw:z-index="0">
<draw:image xlink:href="../Images/dwzh/2023-05-14T06-48-00Z/16304649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Living to the old, curious to the old</text:span>
</text:h>
      <text:p text:style-name="P4">
With the encouragement of Mr., Feng Gesdov not only overcome the physical inconvenience caused by the paralysis of children, but also officially registered to college, first maintained chemistry, and then transferred to law. Until retirement, she has been engaged in legal work in a bank. Von Gesdorf is very concerned about the major events in the world. In the end, she couldn't read and read the newspaper in person. She asked others to read newspapers for her.</text:p>
      <text:p text:style-name="P4">
*<draw:frame draw:style-name="fr1" draw:name="Image23" text:anchor-type="as-char" svg:width="6.9236in" svg:height="3.896998in" draw:z-index="0">
<draw:image xlink:href="../Images/dwzh/2023-05-14T06-48-00Z/19115086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He is a Holocaust survivor</text:span>
</text:h>
      <text:p text:style-name="P4">
On August 11, 2017, the longest life in the world, Israelkristal, died at 113 years old. It is difficult to imagine that the elder is a survivor of a Nazi Holocaust. On September 15, 1903, the Jews, Kristantar, was born in Poland. In 1944, he was driven into the Oswelin concentration camp by the Nazis. He lost his ex -wife and two children there. Settled in Israel in 1950. In 2016, Guinness World Records awarded him the title of "the most in the world".</text:p>
      <text:p text:style-name="P4">
*<draw:frame draw:style-name="fr1" draw:name="Image24" text:anchor-type="as-char" svg:width="6.9236in" svg:height="3.896998in" draw:z-index="0">
<draw:image xlink:href="../Images/dwzh/2023-05-14T06-48-00Z/36012428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113 -year -old adult gift</text:span>
</text:h>
      <text:p text:style-name="P4">
On the 113 -year -old birthday, his family celebrated the "Barmitzwa" for him. Boys who believe in Jewish religion, at the age of 13, their families will hold this etiquette to celebrate the maturity of teenagers in adulthood. What I saw on the picture was in front of Jerusalem's crying wall, the Israeli family was celebrating adult ceremony.</text:p>
      <text:p text:style-name="P4">
*<draw:frame draw:style-name="fr1" draw:name="Image25" text:anchor-type="as-char" svg:width="6.9236in" svg:height="3.896998in" draw:z-index="0">
<draw:image xlink:href="../Images/dwzh/2023-05-14T06-48-00Z/36662001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Sweet food is the call of his life</text:span>
</text:h>
      <text:p text:style-name="P4">
Cristtar is optimistic and confident, and is an excellent dessert cake master. After being forced to move into the Jewish residential area in Rosz, Poland, he opened a sweet shop again. In addition to the local Jews, the Germans also came to his shop to buy sweets. You can also get sweet ingredients for sweetness. After settling in the city of Israel, Kristantar re -filed the old industry and worked out the old industry.</text:p>
      <text:p text:style-name="P4">
*<draw:frame draw:style-name="fr1" draw:name="Image26" text:anchor-type="as-char" svg:width="6.9236in" svg:height="3.896998in" draw:z-index="0">
<draw:image xlink:href="../Images/dwzh/2023-05-14T06-48-00Z/43326003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The longest -lived man in Hokkaido, Japan</text:span>
</text:h>
      <text:p text:style-name="P4">
On April 10, 2018, the Guinness World Records announced that the 112 -year -old 259 -day, Masazo Nonaka from Japan became "the oldest male in the world." Hokkaido lived in Hokkaido and was born on July 25, 1905.</text:p>
      <text:p text:style-name="P4">
*<draw:frame draw:style-name="fr1" draw:name="Image27" text:anchor-type="as-char" svg:width="6.9236in" svg:height="3.896998in" draw:z-index="0">
<draw:image xlink:href="../Images/dwzh/2023-05-14T06-48-00Z/42550746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cream cake is the favorite</text:span>
</text:h>
      <text:p text:style-name="P4">
When asked about the secret of longevity, Nango said that he likes cream cakes the most. For other sweets, he is not refused. When Guinness issued the world's longest male certificate, he also brought a box of big cakes.</text:p>
      <text:p text:style-name="P4">
*<draw:frame draw:style-name="fr1" draw:name="Image28" text:anchor-type="as-char" svg:width="6.9236in" svg:height="3.896998in" draw:z-index="0">
<draw:image xlink:href="../Images/dwzh/2023-05-14T06-48-00Z/43342095_303.jpg" xlink:type="simple" xlink:show="embed" xlink:actuate="onLoad" draw:mime-type="image/jpeg"/>
</draw:frame>
#</text:p>
      <text:h text:style-name="P13" text:outline-level="4">
<text:span text:style-name="T4">
What are the most hobbies in the world?</text:span>
</text:h>
      <text:h text:style-name="P12" text:outline-level="3">
<text:span text:style-name="T4">
Another hobby is to soak hot springs</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PavelGrigoriev, a scholar at the Federal Population Research Institute, pointed out that under the current medical conditions, most cardiovascular diseases can be prevented. For example Preventive measures such as inspection. In this regard, Germany is obviously "backward" in other countries and should cause anxiety and vigilance. Researchers speculate that the reason is the lack of prevention. In addition, the diagnosis is not timely affecting the effect of treatment and healing.</text:p>
      <text:p text:style-name="P4">
Grigrierv said that although Germany is an economically developed country, the high investment of medical care for medical care allows the vast majority of residents to enjoy more comprehensive medical services, but the number of national life expectancy in Western European countries ranks outfront. Form an accident contrast. He said this is a warning message reminding people to consider the sustainability of the medical and health system.</text:p>
      <text:p text:style-name="P4">
(Germany, Catholic News Agency)</text:p>
      <text:p text:style-name="P4">
News Source: <text:a xlink:type="simple" xlink:href="https://www.dw.com/zh/德国人预期寿命低于多数西欧国家/a-65599686" text:style-name="Internet_20_link" text:visited-style-name="Visited_20_Internet_20_Link">
https://www.dw.com/zh/德国人预期寿命低于多数西欧国家/a-65599686?maca=chi-rss-chi-all-1127-rdf</text:a>
</text:p>
      <!--NEWS-->
      <text:h text:style-name="P10" text:outline-level="1">
<text:span text:style-name="T4">
Pipa, the leader of Thailand, announced that victory has become the largest party</text:span>
</text:h>
      <text:p text:style-name="P4">
Publisher: 法新社</text:p>
      <text:p text:style-name="P4">
Published Time: 2023-05-15T-18:32:10+00:00</text:p>
      <text:p text:style-name="P4">
Modified Time: 2023-05-15T07:05:02+00:00</text:p>
      <text:p text:style-name="P4">
Description: (Agence France -Presse, Bangkok, 15th) The results of the Thai Congress election were released. The government supported by the military and the governance in the past 10 years has suffered major frustr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15T-18-32-10-00-00/000000.png" xlink:type="simple" xlink:show="embed" xlink:actuate="onLoad" draw:mime-type="image/png"/>
</draw:frame>
Thailand held a Congress election on the 14th. The front party of the wild was far ahead and jumped into the largest party of Thailand. Billions of richest people and former prime minister Thaksin Shinawatra were founded by the PHEUTHAI.</text:p>
      <text:p text:style-name="P4">
Pita Limjaroenrat, a leader, told the media at the campaign headquarters in Bangkok that he would seek to establish a governing alliance with five other political parties, including the Thai party.</text:p>
      <text:p text:style-name="P4">
He said, "I am Pitta, the next Prime Minister of Thailand. We are ready to form a government." He said to be the "Prime Minister of everyone."</text:p>
      <text:p text:style-name="P4">
Pittita, 42, said he had called Paetongtarn Shinawatra, a candidate for the Thai party, invited her to join the governing alliance.</text:p>
      <text:p text:style-name="P4">
The number of voters in this election was a record, and the Thai people used votes to teach Prayut Chan-O-Cha CHA, Prime Minister who launched military coup to seize power in 2014. During Parachu's administration, Thailand's economy was stagnant and restricted the basic rights of the people.</text:p>
      <text:p text:style-name="P4">
The APPC and the Thai Party expect to have 292 seats in the House of Representatives with a total of 500 seats, while the two political parties representing the military forces only obtain a total of 76 seats.</text:p>
      <text:p text:style-name="P4">
However, in Thailand, which may be turned over by coup and courts, people are often worried that the election results may not be fulfilled.</text:p>
      <text:p text:style-name="P4">
News Source: <text:a xlink:type="simple" xlink:href="https://www.rfi.fr/cn/%E5%9B%BD%E9%99%85%E6%8A%A5%E9%81%93/20230515-%E6%B3%B0%E5%9B%BD%E5%89%8D%E8%BF%9B%E5%85%9A%E9%A2%86%E8%A2%96%E7%9A%AE%E5%A1%94%E5%AE%A3%E5%B8%83%E8%83%9C%E9%80%89-%E6%88%90%E4%B8%BA%E6%9C%80%E5%A4%A7%E5%85%9A" text:style-name="Internet_20_link" text:visited-style-name="Visited_20_Internet_20_Link">
https://www.rfi.fr/cn/%E5%9B%BD%E9%99%85%E6%8A%A5%E9%81%93/20230515-%E6%B3%B0%E5%9B%BD%E5%89%8D%E8%BF%9B%E5%85%9A%E9%A2%86%E8%A2%96%E7%9A%AE%E5%A1%94%E5%AE%A3%E5%B8%83%E8%83%9C%E9%80%89-%E6%88%90%E4%B8%BA%E6%9C%80%E5%A4%A7%E5%85%9A</text:a>
</text:p>
      <!--NEWS-->
      <text:h text:style-name="P10" text:outline-level="1">
<text:span text:style-name="T4">
Belarusian President is absent from the public ceremony</text:span>
</text:h>
      <text:p text:style-name="P4">
Publisher: 法新社</text:p>
      <text:p text:style-name="P4">
Published Time: 2023-05-15T-20:32:10+00:00</text:p>
      <text:p text:style-name="P4">
Modified Time: 2023-05-15T07:05:04+00:00</text:p>
      <text:p text:style-name="P4">
Description: (AFP, Moscow, 14th) Belarusian President Alexander Lukashenko did not attend an important ceremony held in the capital Minsk today. He has not appeared publicly since the 9th. The outside world speculates that 68 years old Rakashenke may be seriously il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15T-20-32-10-00-00/000000.png" xlink:type="simple" xlink:show="embed" xlink:actuate="onLoad" draw:mime-type="image/png"/>
</draw:frame>
Rakashenko did not appear in the annual youth loyalty ceremony today. Instead, he was read by Prime Minister Romangolovchenko. Rakashenko did not make a conversation in Minsk's commemorative day's anniversary event, which was the first time he had long been president.</text:p>
      <text:p text:style-name="P4">
When Rakashenko attended the commemorative ceremony of the victory day of World War II on the 9th, he had not appeared publicly for 5 days after his physical discomfort was slightly more than some activities. Rakashenko's office refused to comment on this.</text:p>
      <text:p text:style-name="P4">
The Russian online media podyom quoted Konstantin Zatulin, a member of the Congress "Duma", saying, "(Rakashenko) is just ill ... You may need to rest."</text:p>
      <text:p text:style-name="P4">
The Russian "Kommersant" (Kommersant) reporter Andreikolesnikov, a reporter in the Kremlin manuscript, wrote that Lukashenko seemed to be "physical discomfort" and had to take an electric car near the Kremlin.</text:p>
      <text:p text:style-name="P4">
Many reporters found that Lukashenko looked exhausted in Moscow and did not participate in lunches hosted by Russian President Vladimir Putin and leaders of Armenia and Central Asian countries.</text:p>
      <text:p text:style-name="P4">
Rakashenko has led Belarus since 1994. He has dispatched police to suppress demonstrations, close the disagreement media, and long -term imprisonment of oppositions, forcing social movements to escape.</text:p>
      <text:p text:style-name="P4">
Rakashenko's suppression operation was supported by Puting. He also allowed Russia to use some Belarus territory in the invasion of Ukraine last year.</text:p>
      <text:p text:style-name="P4">
The Russian Ministry of Foreign Affairs said last week that Belarusan Foreign Minister Sergei Aleinik will visit Moscow for 3 days tomorrow.</text:p>
      <text:p text:style-name="P4">
News Source: <text:a xlink:type="simple" xlink:href="https://www.rfi.fr/cn/%E5%9B%BD%E9%99%85%E6%8A%A5%E9%81%93/20230515-%E7%99%BD%E4%BF%84%E7%BD%97%E6%96%AF%E6%80%BB%E7%BB%9F%E7%BC%BA%E5%B8%AD%E5%85%AC%E5%BC%80%E4%BB%AA%E5%BC%8F" text:style-name="Internet_20_link" text:visited-style-name="Visited_20_Internet_20_Link">
https://www.rfi.fr/cn/%E5%9B%BD%E9%99%85%E6%8A%A5%E9%81%93/20230515-%E7%99%BD%E4%BF%84%E7%BD%97%E6%96%AF%E6%80%BB%E7%BB%9F%E7%BC%BA%E5%B8%AD%E5%85%AC%E5%BC%80%E4%BB%AA%E5%BC%8F</text:a>
</text:p>
      <!--NEWS-->
      <text:h text:style-name="P10" text:outline-level="1">
<text:span text:style-name="T4">
The new border new rules come into effect with the Ministry of Homeland Security: Unlicensed immigrants have fallen by half</text:span>
</text:h>
      <text:p text:style-name="P4">
Publisher: 法新社</text:p>
      <text:p text:style-name="P4">
Published Time: 2023-05-15T-22:32:10+00:00</text:p>
      <text:p text:style-name="P4">
Modified Time: 2023-05-15T07:05:05+00:00</text:p>
      <text:p text:style-name="P4">
Description: (Agence France -Presse, Washington, 14th) Minister of Homeland Security said today that after the end of the U.S. Code that allows immigrants to quickly expel immigration during the epidemic period, the border authorities discovered that unlicensed immigrants crossing the southern border decreased by 50%.</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15T-22-32-10-00-00/000000.png" xlink:type="simple" xlink:show="embed" xlink:actuate="onLoad" draw:mime-type="image/png"/>
</draw:frame>
Alejandro Mayorkas, Minister of Land and Security, said in the "CNN" talk show "State of theunion": "In the past two days, the event encountered by the US border patrol team The quantity is reduced by 50%compared to earlier this week. "</text:p>
      <text:p text:style-name="P4">
Mariokas warned that "this is the third day", and now predicts that the future transit is "too early."</text:p>
      <text:p text:style-name="P4">
Title 42 of the United StateScode allows the federal government to expel illegal immigrants on the grounds of public health, but the regulations are ended on the 11th.</text:p>
      <text:p text:style-name="P4">
Mariocas said that about 6,300 people entered the United States on the 12th and 4,200 yesterday. Compared with 10,000 people earlier this week, 10,000 people can say "significant reduction."</text:p>
      <text:p text:style-name="P4">
Biden also repeated Mariocas's assessment tonight that the number of people in the border decreased.</text:p>
      <text:p text:style-name="P4">
He told reporters while riding a bicycle near the coastal villa in Drava that the transition period after the end of Volume 42 of the American Code was "smoother than everyone expected."</text:p>
      <text:p text:style-name="P4">
But he said, "There are many jobs to do" and once again call on "Congress to help."</text:p>
      <text:p text:style-name="P4">
He also said that "recently" did not visit the plan to visit the southern border.</text:p>
      <text:p text:style-name="P4">
News Source: <text:a xlink:type="simple" xlink:href="https://www.rfi.fr/cn/%E5%9B%BD%E9%99%85%E6%8A%A5%E9%81%93/20230515-%E8%BE%B9%E5%A2%83%E6%96%B0%E8%A7%84%E7%94%9F%E6%95%88-%E7%BE%8E%E5%9B%BD%E5%9C%9F%E5%AE%89%E5%85%A8%E9%83%A8-%E6%97%A0%E8%AF%81%E7%A7%BB%E6%B0%91%E8%B6%8A%E5%A2%83%E5%87%8F%E5%8D%8A" text:style-name="Internet_20_link" text:visited-style-name="Visited_20_Internet_20_Link">
https://www.rfi.fr/cn/%E5%9B%BD%E9%99%85%E6%8A%A5%E9%81%93/20230515-%E8%BE%B9%E5%A2%83%E6%96%B0%E8%A7%84%E7%94%9F%E6%95%88-%E7%BE%8E%E5%9B%BD%E5%9C%9F%E5%AE%89%E5%85%A8%E9%83%A8-%E6%97%A0%E8%AF%81%E7%A7%BB%E6%B0%91%E8%B6%8A%E5%A2%83%E5%87%8F%E5%8D%8A</text:a>
</text:p>
      <!--NEWS-->
      <text:h text:style-name="P10" text:outline-level="1">
<text:span text:style-name="T4">
Bacht fiercely fighting Ukraine to win more than 10 Russian bases</text:span>
</text:h>
      <text:p text:style-name="P4">
Publisher: 法新社</text:p>
      <text:p text:style-name="P4">
Published Time: 2023-05-15T-25:02:10+00:00</text:p>
      <text:p text:style-name="P4">
Modified Time: 2023-05-15T06:50:04+00:00</text:p>
      <text:p text:style-name="P4">
Description: (AFP, Kiev, 14th) Kiev authorities said today that the Ukrainian army has captured more than 10 Russian strongholds in the suburbs of Bakhmut, Ukraini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5-15T-25-02-10-00-00/000000.png" xlink:type="simple" xlink:show="embed" xlink:actuate="onLoad" draw:mime-type="image/png"/>
</draw:frame>
Gannamalyar, deputy minister of Ukraine, said in the community media: "Today, our army has attacked more than 10 enemy troops in southern and northern suburbs to capture the soldiers of multiple army forces."</text:p>
      <text:p text:style-name="P4">
Mariar also said, "Knowing the real situation and those who are currently immersed, they all know how severe the current situation is there."</text:p>
      <text:p text:style-name="P4">
She pointed out that Bacht, located in Donetsk in the east, is still fighting, and the Russians try to promote and destroy the "everything" along the way.</text:p>
      <text:p text:style-name="P4">
Russian mercenaries, the leader of the Russian mercenaries, the leader of the Wagner Group, YevgenyPrigozhin, accused some regular Russian army abandoning the position.</text:p>
      <text:p text:style-name="P4">
After a few months of stalemate between the two armies, Kiev was preparing to recover the Lugansk state in the East and Lugansk, as well as Lugansk, as well as the losing soil in the southern Kherson and Zaporizhzhia.</text:p>
      <text:p text:style-name="P4">
News Source: <text:a xlink:type="simple" xlink:href="https://www.rfi.fr/cn/%E5%9B%BD%E9%99%85%E6%8A%A5%E9%81%93/20230515-%E5%B7%B4%E8%B5%AB%E5%A7%86%E7%89%B9%E6%BF%80%E6%88%98-%E4%B9%8C%E5%85%8B%E5%85%B0%E6%8B%BF%E4%B8%8B10%E5%A4%9A%E4%B8%AA%E4%BF%84%E5%86%9B%E6%8D%AE%E7%82%B9" text:style-name="Internet_20_link" text:visited-style-name="Visited_20_Internet_20_Link">
https://www.rfi.fr/cn/%E5%9B%BD%E9%99%85%E6%8A%A5%E9%81%93/20230515-%E5%B7%B4%E8%B5%AB%E5%A7%86%E7%89%B9%E6%BF%80%E6%88%98-%E4%B9%8C%E5%85%8B%E5%85%B0%E6%8B%BF%E4%B8%8B10%E5%A4%9A%E4%B8%AA%E4%BF%84%E5%86%9B%E6%8D%AE%E7%82%B9</text:a>
</text:p>
      <!--NEWS-->
      <text:h text:style-name="P10" text:outline-level="1">
<text:span text:style-name="T4">
The European Union commended Ukraine's "for Europe" and after the war, France promised to provide weapons</text:span>
</text:h>
      <text:p text:style-name="P4">
Publisher: 法新社</text:p>
      <text:p text:style-name="P4">
Published Time: 2023-05-15T-27:02:10+00:00</text:p>
      <text:p text:style-name="P4">
Modified Time: 2023-05-15T06:50:03+00:00</text:p>
      <text:p text:style-name="P4">
Description: (Agence France -Presse Paris, 14th) France announced that it would provide dozens of light chariots and armored vehicles in Ukraine, while training soldi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15T-27-02-10-00-00/000000.png" xlink:type="simple" xlink:show="embed" xlink:actuate="onLoad" draw:mime-type="image/png"/>
</draw:frame>
French President Emmanuel Macron and Ukraine President Volodymyrzlenskyy in addition to announced the above military aid in the joint statement, but also called for new sanctions on Russia.</text:p>
      <text:p text:style-name="P4">
The statement states: "In the next few weeks, France will train and equip several camps. They have dozens of armored vehicles and light chariots, including AMX-10RC."</text:p>
      <text:p text:style-name="P4">
France will also focus on "supporting Ukraine air defense to protect its people from Russian attacks."</text:p>
      <text:p text:style-name="P4">
"Ukraine and France agree that it is necessary to weaken Russia's illegal aggression and strengthen the collective pressure on Russia through further sanctions." Zeroski flew to France today and went with Mark Hong to co -coexist in the French Presidential Palace. After dinner, the two sides issued the above statement.</text:p>
      <text:p text:style-name="P4">
When Zenoski flew to Villacoublay, he posted in Twitter in Twitter: "Every time I visit Paris, Ukraine's defense and offensive ability are increasing."</text:p>
      <text:p text:style-name="P4">
He also pointed out that Ukraine's relations with Europe are getting closer, and Russia will face more and more pressure.</text:p>
      <text:p text:style-name="P4">
News Source: <text:a xlink:type="simple" xlink:href="https://www.rfi.fr/cn/%E5%9B%BD%E9%99%85%E6%8A%A5%E9%81%93/20230515-%E6%AC%A7%E7%9B%9F%E8%A1%A8%E5%BD%B0%E4%B9%8C%E5%85%8B%E5%85%B0-%E4%B8%BA%E6%AC%A7%E6%B4%B2-%E8%80%8C%E6%88%98%E4%B9%8B%E5%90%8E-%E6%B3%95%E5%9B%BD%E6%89%BF%E8%AF%BA%E6%8F%90%E4%BE%9B%E6%AD%A6%E5%99%A8" text:style-name="Internet_20_link" text:visited-style-name="Visited_20_Internet_20_Link">
https://www.rfi.fr/cn/%E5%9B%BD%E9%99%85%E6%8A%A5%E9%81%93/20230515-%E6%AC%A7%E7%9B%9F%E8%A1%A8%E5%BD%B0%E4%B9%8C%E5%85%8B%E5%85%B0-%E4%B8%BA%E6%AC%A7%E6%B4%B2-%E8%80%8C%E6%88%98%E4%B9%8B%E5%90%8E-%E6%B3%95%E5%9B%BD%E6%89%BF%E8%AF%BA%E6%8F%90%E4%BE%9B%E6%AD%A6%E5%99%A8</text:a>
</text:p>
      <!--NEWS-->
      <text:h text:style-name="P10" text:outline-level="1">
<text:span text:style-name="T4">
Eldon VS Kiridaolu represents Türkiye's two completely different futures</text:span>
</text:h>
      <text:p text:style-name="P4">
Publisher: 法新社</text:p>
      <text:p text:style-name="P4">
Published Time: 2023-05-15T-29:02:10+00:00</text:p>
      <text:p text:style-name="P4">
Modified Time: 2023-05-15T06:35:01+00:00</text:p>
      <text:p text:style-name="P4">
Description: (AFP Istanburg, 14th) Turkish presidential election, seeking re -election President El Duan restored Turkey's past Islamic glory, challengers were more oriented to the West in the wild party candidate Kirida, and promised to be seriously differentiated with society. A slightly calm and prosperous future in Turke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617581in" draw:z-index="0">
<draw:image xlink:href="../Images/rficn/2023-05-15T-29-02-10-00-00/000000.png" xlink:type="simple" xlink:show="embed" xlink:actuate="onLoad" draw:mime-type="image/png"/>
</draw:frame>
On the 14th, the presidential and parliament elections in Turkey will decide whether to re -election in Recep Tayyip Erdogan, or give Kemalkilicdaroglu an opportunity to see which leader of these two representatives of different vision compare good.</text:p>
      <text:p text:style-name="P4">
If the voting results show that no one can get 50%of the number of more than half votes, it will mean that on the 28th, the two will be defeated during the first presidential election of Tukuo.</text:p>
      <text:p text:style-name="P4">
At present, several people are expected to have the longest time for Turkish, 69 -year -old, or a 74 -year -old scholar candidate Kidrido Luneng won in the first round.</text:p>
      <text:p text:style-name="P4">
The El section rose from the slums of Istanburg and became the longest leader in Turkey. He made the West feel a headache for many years, but he was also the hero of the Turkish labor class.</text:p>
      <text:p text:style-name="P4">
Kirida Ouru is a former civil servant of the scholar. It comes from a Kudu group who has been oppressed in history. During the leadership of his secular parties, he lost to the El section in 6 national elections. However, this time he played a election campaign in his own kitchen to make him a social media celebrity in the seventies.</text:p>
      <text:p text:style-name="P4">
Kirido Lu promised to be elected to only one, and then he would have to play with his grandson.</text:p>
      <text:p text:style-name="P4">
The development and diplomatic line of Turkey, which represents very different representatives of Kiridaolu; people who support Ali think he can guide Turkey to avoid the Western vassal, but many people who vote to Kiridaou are just greasy to look at greasy. For 20 years in power, the El section wants to vote for different people.</text:p>
      <text:p text:style-name="P4">
News Source: <text:a xlink:type="simple" xlink:href="https://www.rfi.fr/cn/%E5%9B%BD%E9%99%85%E6%8A%A5%E9%81%93/20230515-%E8%89%BE%E5%B0%94%E7%AB%AFvs%E5%9F%BA%E9%87%8C%E8%BE%BE%E6%AC%A7%E9%B2%81-%E4%BB%A3%E8%A1%A8%E5%9C%9F%E8%80%B3%E5%85%B6%E4%B8%A4%E7%A7%8D%E6%88%AA%E7%84%B6%E4%B8%8D%E5%90%8C%E6%9C%AA%E6%9D%A5" text:style-name="Internet_20_link" text:visited-style-name="Visited_20_Internet_20_Link">
https://www.rfi.fr/cn/%E5%9B%BD%E9%99%85%E6%8A%A5%E9%81%93/20230515-%E8%89%BE%E5%B0%94%E7%AB%AFvs%E5%9F%BA%E9%87%8C%E8%BE%BE%E6%AC%A7%E9%B2%81-%E4%BB%A3%E8%A1%A8%E5%9C%9F%E8%80%B3%E5%85%B6%E4%B8%A4%E7%A7%8D%E6%88%AA%E7%84%B6%E4%B8%8D%E5%90%8C%E6%9C%AA%E6%9D%A5</text:a>
</text:p>
      <!--NEWS-->
      <text:h text:style-name="P10" text:outline-level="1">
<text:span text:style-name="T4">
Circus Mocha attacks Myanmar 3 deaths</text:span>
</text:h>
      <text:p text:style-name="P4">
Publisher: 法新社</text:p>
      <text:p text:style-name="P4">
Published Time: 2023-05-15T-6:10:17+00:00</text:p>
      <text:p text:style-name="P4">
Modified Time: 2023-05-15T10:35:03+00:00</text:p>
      <text:p text:style-name="P4">
Description: (Agence France -Presse, Myanmar, Qiaokutu Village, 15th) Tropical cyclone Mocha attacks western Myanmar and neighbors Bangladesh. The strong wind blows down the road tree and communication base station, which has caused foreign communications in the Burmese coastal market to this day. The Myanmar military government said today that three people are known to di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3.617581in" draw:z-index="0">
<draw:image xlink:href="../Images/rficn/2023-05-15T-6-10-17-00-00/000000.png" xlink:type="simple" xlink:show="embed" xlink:actuate="onLoad" draw:mime-type="image/png"/>
</draw:frame>
The Myanmar military government news team issued a statement saying that the cyclone mocha killed three people and was injured with some residents. Two of them were Rakhine residents, and the other was AyeyarWadyRegion in the south, but the statement did not disclose further details.</text:p>
      <text:p text:style-name="P4">
News Source: <text:a xlink:type="simple" xlink:href="https://www.rfi.fr/cn/%E5%9B%BD%E9%99%85%E6%8A%A5%E9%81%93/20230515-%E6%B0%94%E6%97%8B%E6%91%A9%E5%8D%A1%E8%A2%AD%E7%BC%85%E7%94%B8%E9%85%BF3%E6%AD%BB" text:style-name="Internet_20_link" text:visited-style-name="Visited_20_Internet_20_Link">
https://www.rfi.fr/cn/%E5%9B%BD%E9%99%85%E6%8A%A5%E9%81%93/20230515-%E6%B0%94%E6%97%8B%E6%91%A9%E5%8D%A1%E8%A2%AD%E7%BC%85%E7%94%B8%E9%85%BF3%E6%AD%BB</text:a>
</text:p>
      <!--NEWS-->
      <text:h text:style-name="P10" text:outline-level="1">
<text:span text:style-name="T4">
Circus Mocha attacks the interruption of foreign communication in Myanmar</text:span>
</text:h>
      <text:p text:style-name="P4">
Publisher: 法新社</text:p>
      <text:p text:style-name="P4">
Published Time: 2023-05-15T-8:10:17+00:00</text:p>
      <text:p text:style-name="P4">
Modified Time: 2023-05-15T10:35:01+00:00</text:p>
      <text:p text:style-name="P4">
Description: (Agence France -Presse, Myanmar, Qiaokutu Village, 15th) Tropical cyclone Mocha attacks western Myanmar and neighbors Bangladesh. The strong wind blows down the road tree and communication base station, which has caused foreign communications in the Burmese coastal market to this 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5-15T-8-10-17-00-00/000000.png" xlink:type="simple" xlink:show="embed" xlink:actuate="onLoad" draw:mime-type="image/png"/>
</draw:frame>
The tropical cyclone Mocha landed between Cox'sbazar and the real -time reinvideination city of Bangladia. The wind speed was as high as 195 kilometers per hour.</text:p>
      <text:p text:style-name="P4">
The Myanmar military government news team issued a statement saying that the cyclone mocha killed three people and was injured with some residents. Two of them were Rakhine residents, and the other was AyeyarWadyRegion in the south, but the statement did not disclose further details.</text:p>
      <text:p text:style-name="P4">
The cyclone was passed late yesterday. It was lucky to escape from the camp area of about 1 million in the camps of the Loxian Ya refugees in Bangladesh. Officials said that the death of the camp has not been reported.</text:p>
      <text:p text:style-name="P4">
The cyclone Mocha strikes, and the real -rending market with a population of about 150,000 people is the first, and foreign communications are still interrupted so far.</text:p>
      <text:p text:style-name="P4">
According to a special reporter from AFP, on the way to the real -rendal city, the trees and electric tower and the wires dumped the road. The vehicles full of search and rescue personnel tried to enter the real -rendestable city. Local residents were also anxious to return to the city to visit their loved ones.</text:p>
      <text:p text:style-name="P4">
An ambulance driving to the local ambulance told AFP: "We advanced in the storm yesterday. The strong wind blows down the road tree and electric tower. Later, there was a big tree in the center of the road in front of it." He and others held a saw, Sawn the big branches of the road.</text:p>
      <text:p text:style-name="P4">
According to the film uploaded to the community media, the cyclone Mocha landed yesterday to trigger a tide and strong wind, blowing down a communication tower in the real city.</text:p>
      <text:p text:style-name="P4">
The media under the Myanmar military government reported that the storm caused hundreds of base stations in the country. A man who asked for anonymous said: "I want to go home quickly because I don't know what the actual city is now, the phone is unreasonable, and the Internet is not connected. I am worried about my family and the property in the family."</text:p>
      <text:p text:style-name="P4">
State -owned media reported today that MIN Aung Hlaing, the leader of the Myanmar military government, ordered officials to prepare for officials and transport rescue supplies to the actual airport. However, the report did not disclose when the rescue arrived.</text:p>
      <text:p text:style-name="P4">
The United Nations said that due to the interruption of communication, Ruo Kaibang's disaster has not been evaluated so far.</text:p>
      <text:p text:style-name="P4">
UN humanitarian coordination officials said late yesterday: "The initial report shows that the damage is wide."</text:p>
      <text:p text:style-name="P4">
Officials from the Bangladesh disaster management department said the authorities have evacuated 750,000 people. No persons have been reported.</text:p>
      <text:p text:style-name="P4">
Bangladesh officials said that the disaster of about 1 million Luo Xingya refugees in the country was mild.</text:p>
      <text:p text:style-name="P4">
About 190,000 bamboo and canvas were built in the refugee camp, and Shamsuddouza, deputy director of the refugee affairs department, told AFP that about 300 asylum was destroyed by cyclones. He also said that due to the small rainfall, the chance of landslide was not high.</text:p>
      <text:p text:style-name="P4">
News Source: <text:a xlink:type="simple" xlink:href="https://www.rfi.fr/cn/%E5%9B%BD%E9%99%85%E6%8A%A5%E9%81%93/20230515-%E6%B0%94%E6%97%8B%E6%91%A9%E5%8D%A1%E4%BE%B5%E8%A2%AD%E7%BC%85%E7%94%B8-%E5%AE%9E%E5%85%91%E5%B8%82%E5%AF%B9%E5%A4%96%E9%80%9A%E8%AE%AF%E4%B8%AD%E6%96%AD" text:style-name="Internet_20_link" text:visited-style-name="Visited_20_Internet_20_Link">
https://www.rfi.fr/cn/%E5%9B%BD%E9%99%85%E6%8A%A5%E9%81%93/20230515-%E6%B0%94%E6%97%8B%E6%91%A9%E5%8D%A1%E4%BE%B5%E8%A2%AD%E7%BC%85%E7%94%B8-%E5%AE%9E%E5%85%91%E5%B8%82%E5%AF%B9%E5%A4%96%E9%80%9A%E8%AE%AF%E4%B8%AD%E6%96%AD</text:a>
</text:p>
      <!--NEWS-->
      <text:h text:style-name="P10" text:outline-level="1">
<text:span text:style-name="T4">
American Hong Kong people Liang Chengyun was sentenced to life imprisonment by the Chinese spy office</text:span>
</text:h>
      <text:p text:style-name="P4">
Author: None</text:p>
      <text:p text:style-name="P4">
Publisher: Radio Free Asia (Organization)</text:p>
      <text:p text:style-name="P4">
Published Time: 2023-05-15T00:20:00-04:00</text:p>
      <text:p text:style-name="P4">
Modified Time: 2023-05-15T09:44: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5.349039in" draw:z-index="0">
<draw:image xlink:href="../Images/rfamandarin/2023-05-15T00-20-00-04-00/000000.png" xlink:type="simple" xlink:show="embed" xlink:actuate="onLoad" draw:mime-type="image/png"/>
</draw:frame>
 <text:a xlink:type="simple" xlink:href="https://www.rfa.org/mandarin/Xinwen/st-05152023001850.html/@@images/image" text:style-name="Internet_20_link" text:visited-style-name="Visited_20_Internet_20_Link">
</text:a>
Online screenshot.</text:p>
      <text:p text:style-name="P4">
The Suzhou Intermediate People's Court in Jiangsu Province, China, sentenced him on Monday (15th) that the 78 -year -old US and Hong Kong citizen Liang Chengyun criminals were convicted of spy, sentenced to life imprisonment, deprived of political rights for life, and confiscated 500,000 yuan in personal property.</text:p>
      <text:p text:style-name="P4">
China's official report states that Liang Chengyun (English name John Shing-Wanleung), male, was born on May 1, 1945, and also listed in detail his Hong Kong permanent resident ID number, Hong Kong and Macao residents' travel card numbers, and American passports, and American passports Number.</text:p>
      <text:p text:style-name="P4">
The notice pointed out that Liang Chengyun was suspected of engaging in espionage. According to the relevant provisions of the Criminal Law of the People's Republic of China and the Criminal Procedure Law of the People's Republic of China, the Suzhou National Security Bureau of Jiangsu Province took compulsory measures on it in accordance with the law on April 15, 2021.</text:p>
      <text:p text:style-name="P4">
Online information shows that Liang Chengyun is the president of the American -China Friendship Promotion Association. After the implementation of the "National Security Law of the Port Area" in 2020, the association issued a supporting legislative statement. Liang Chengyun has taken a photo with a number of senior officials of the Communist Party of China and political celebrities, including former Chinese Foreign Minister Yang Jiechi.</text:p>
      <text:p text:style-name="P4">
Editor Xu Shuting</text:p>
      <text:p text:style-name="P4">
News Source: <text:a xlink:type="simple" xlink:href="https://www.rfa.org/mandarin/Xinwen/st-05152023001850.html" text:style-name="Internet_20_link" text:visited-style-name="Visited_20_Internet_20_Link">
https://www.rfa.org/mandarin/Xinwen/st-05152023001850.html</text:a>
</text:p>
      <!--NEWS-->
      <text:h text:style-name="P10" text:outline-level="1">
<text:span text:style-name="T4">
Prompt sovereignty in the Philippines to place buoy in the South China Sea</text:span>
</text:h>
      <text:p text:style-name="P4">
Author: None (Language: zh)</text:p>
      <text:p text:style-name="P4">
Publisher: None</text:p>
      <text:p text:style-name="P4">
Time: 2023-05-15T01:32:00Z</text:p>
      <text:p text:style-name="P4">
Description: The sovereign disputes of the Nansha Islands have not been solved, and the Philippines once again adopted action to declare sovereignty. With China's more aggressiveness in the South China Sea, the Philippines is seeking to strengthen relations with the United States, and its latest measures have attracted attention again.</text:p>
      <text:p text:style-name="P4">
Videos: []</text:p>
      <text:p text:style-name="P4">
Images: ["<text:a xlink:type="simple" xlink:href="https://static.dw.com/image/57009517_303.jpg" text:style-name="Internet_20_link" text:visited-style-name="Visited_20_Internet_20_Link">
57009517_303.jpg</text:a>
", "<text:a xlink:type="simple" xlink:href="https://static.dw.com/image/65473481_401.jpg" text:style-name="Internet_20_link" text:visited-style-name="Visited_20_Internet_20_Link">
65473481_401.jpg</text:a>
", "<text:a xlink:type="simple" xlink:href="https://static.dw.com/image/65435603_401.jpg" text:style-name="Internet_20_link" text:visited-style-name="Visited_20_Internet_20_Link">
65435603_401.jpg</text:a>
"]</text:p>
      <text:p text:style-name="P4">
Subject: 时政风云</text:p>
      <text:p text:style-name="P4">
Subjects: ['专题报道：习近平访美', '岛屿主权争端', '南中国海主权争端', '菲律宾']</text:p>
      <text:p text:style-name="P4">
Keywords: ['菲律宾', '中菲关系', '南海', '南沙群岛', '美菲联防条约', '主权争端']</text:p>
      <text:p text:style-name="P4">
Id: 65623115</text:p>
      <!--METADATA-->
      <text:p text:style-name="P4">
<text:a xlink:type="simple" xlink:href="https://www.dw.com/zh/overlay/image/article/65623115/57009517" text:style-name="Internet_20_link" text:visited-style-name="Visited_20_Internet_20_Link">
 <draw:frame draw:style-name="fr1" draw:name="Image38" text:anchor-type="as-char" svg:width="6.9236in" svg:height="3.896998in" draw:z-index="0">
<draw:image xlink:href="../Images/dwzh/2023-05-15T01-32-00Z/57009517_303.jpg" xlink:type="simple" xlink:show="embed" xlink:actuate="onLoad" draw:mime-type="image/jpeg"/>
</draw:frame>
</text:a>
The picture shows a satellite image in March 2021, showing that Chinese ships are parked in the Niuyu Reef in the Nansha Islands.</text:p>
      <text:p text:style-name="P4">
(Voice of Germany) The Philippine Coast Guard spokesman said on Sunday (May 14) that the country has placed navigation buoy in the exclusive economic zone (EEZ) to declare sovereignty over the Nansha Islands.</text:p>
      <text:p text:style-name="P4">
According to Reuters, the Philippine Maritime Police Team claimed that from May 10th to 12th, the country set up 5 places in the five places in the exclusive economic zone of 200 nautical miles (322 kilometers). One of the locations is located in Whitsunreef, and hundreds of Chinese ships were gathered there in 2021.</text:p>
      <text:p text:style-name="P4">
The Philippine Maritime Police Spokesperson Jaytarriela said on Twitter that the practice of setting up the buoyant shows that the Philippines has unswervingly defending the border and resources of the maritime and promoting maritime trade security. In response to this, the Chinese Embassy in Manila did not immediately respond to Reuters' comment requests.</text:p>
      <text:p text:style-name="P4">
Earlier, the Philippine Maritime Police team also installed 5 navigation buoy on 4 islands on the Nansha Islands in May 2022.</text:p>
      <text:h text:style-name="P12" text:outline-level="3">
<text:span text:style-name="T4">
Manila and Beijing Frequently spread maritime dispute</text:span>
</text:h>
      <text:p text:style-name="P4">
In 2016, the Hague International Court had arbitrarily arranged the sovereignty dispute between the Philippines, and ruled the Philippines to win the lawsuit with an overwhelming advantage. It was found that Beijing's recent reclamation in the Philippines was illegal, but China refused to acknowledge this ruling. So far, the sovereign disputes of the South China Sea Island have not been solved, and Brunei, Malaysia, Taiwan and Vietnam have also claimed that they have sovereignty over the Nansha Islands.</text:p>
      <text:p text:style-name="P4">
Recently, China and the Philippines have continued to report maritime disputes. In February of this year, the Chinese Maritime Police and Ship Radio laser light to illuminate the Philippine Maritime Police Ship, which led the crew to temporarily blind. Many Chinese tails, <text:a xlink:type="simple" xlink:href="https://www.dw.com/zh/zh/菲海警船巡南海遭擋道-險與中國海警船相撞/a-65460061" text:style-name="Internet_20_link" text:visited-style-name="Visited_20_Internet_20_Link">
</text:a>
 。</text:p>
      <text:p text:style-name="P4">
<draw:frame draw:style-name="fr1" draw:name="Image39" text:anchor-type="as-char" svg:width="6.9236in" svg:height="3.896998in" draw:z-index="0">
<draw:image xlink:href="../Images/dwzh/2023-05-15T01-32-00Z/65473481_401.jpg" xlink:type="simple" xlink:show="embed" xlink:actuate="onLoad" draw:mime-type="image/jpeg"/>
</draw:frame>
On April 23, when the Philippine Maritime Police Ship passed the Nansha Islands Renai Reef (the "Second Thomas Shating Beach in the West"), it was followed by the Chinese Maritime Police's tail, and the two sides almost collided.</text:p>
      <text:p text:style-name="P4">
In response to the Chinese and Philippine disputes, Philippine President Ferdinand Marcos JR claimed that a "direct communication channel" should be established. However, Jaybatongbacal, a professor at the University of Philippines Maritime Law, told DW a few days ago, [] <text:a xlink:type="simple" xlink:href="https://www.dw.com/zh/zh/與中國打交道菲律賓為何變得更大膽/a-65598014" text:style-name="Internet_20_link" text:visited-style-name="Visited_20_Internet_20_Link">
</text:a>
Because the two sides announced the establishment of the "hotline" between maritime police teams in 2017, "but this did not change China's aggression."</text:p>
      <text:h text:style-name="P13" text:outline-level="4">
<text:span text:style-name="T4">
</text:span>
</text:h>
      <text:p text:style-name="P4">
Reuters in early May pointed out that in the face of China's increasingly powerful maritime activities, the Philippines hopes to maintain close relationships with the United States in terms of conspiracy, but on the one hand, it is reluctant to stir up Chinese doubts.</text:p>
      <text:p text:style-name="P4">
Don McLave Gill, a geopolitical analyst in the Philippines, said to DW in March, <text:a xlink:type="simple" xlink:href="https://www.dw.com/zh/zh/美菲聯合軍演四月登場-意圖為何/a-64990113" text:style-name="Internet_20_link" text:visited-style-name="Visited_20_Internet_20_Link">
</text:a>
It is "the combination of diplomatic means, through allies or strategic partners to improve its defense ability."</text:p>
      <text:p text:style-name="P4">
In mid -to -late April, <text:a xlink:type="simple" xlink:href="https://www.dw.com/zh/zh/美国菲律宾启动史上最大规模联合军事演习/a-65276321" text:style-name="Internet_20_link" text:visited-style-name="Visited_20_Internet_20_Link">
</text:a>
Subsequently, the little Macos visited the United States in early May. During this period, the United States released the "Bilateral Defense Guidelines for the United States and the Philippines" to make the category of the defense treaty. In this regard, Mao Ning, a spokesman for the Chinese Ministry of Foreign Affairs, responded: "China resolutely oppose any country as an excuse to intervene in the South China Sea issue and damage the Chinese territorial sovereignty and marine rights."</text:p>
      <text:p text:style-name="P4">
In addition, under the "EDCA" (EDCA) of the Philippines, the Philippines this year <text:a xlink:type="simple" xlink:href="https://www.dw.com/zh/zh/美菲軍演在即-菲律賓公布4美軍基地選址/a-65222145" text:style-name="Internet_20_link" text:visited-style-name="Visited_20_Internet_20_Link">
</text:a>
, Open the U.S. military. In the U.S. think tank "Strategy and International Research Center" (CSIS), Xiaomakos said that at <text:a xlink:type="simple" xlink:href="https://www.dw.com/zh/zh/中菲關係大起大落之際-秦剛應邀出訪/a-65382621" text:style-name="Internet_20_link" text:visited-style-name="Visited_20_Internet_20_Link">
</text:a>
At that time, he had stated to Qin Gang that <text:a xlink:type="simple" xlink:href="https://www.dw.com/zh/zh/美菲公布防務準則-小馬科斯基地非進攻用途/a-65525290" text:style-name="Internet_20_link" text:visited-style-name="Visited_20_Internet_20_Link">
</text:a>
It will not be used to attack China or any country.</text:p>
      <text:p text:style-name="P4">
<draw:frame draw:style-name="fr1" draw:name="Image40" text:anchor-type="as-char" svg:width="6.9236in" svg:height="3.896998in" draw:z-index="0">
<draw:image xlink:href="../Images/dwzh/2023-05-15T01-32-00Z/65435603_401.jpg" xlink:type="simple" xlink:show="embed" xlink:actuate="onLoad" draw:mime-type="image/jpeg"/>
</draw:frame>
During the U.S. Philippine military exercise at the end of April, Philippine President President Pancos visited a naval training base in the country to inspect a set of Himas high -mobility multi -tube rocket launch system (Himars).</text:p>
      <text:p text:style-name="P4">
(Comprehensive report)</text:p>
      <text:p text:style-name="P4">
News Source: <text:a xlink:type="simple" xlink:href="https://www.dw.com/zh/宣示主權-菲律賓在南海放置浮標/a-65623115" text:style-name="Internet_20_link" text:visited-style-name="Visited_20_Internet_20_Link">
https://www.dw.com/zh/宣示主權-菲律賓在南海放置浮標/a-65623115?maca=chi-rss-chi-all-1127-rdf</text:a>
</text:p>
      <!--NEWS-->
      <text:h text:style-name="P10" text:outline-level="1">
<text:span text:style-name="T4">
Canadian Minister: The number of Chinese police stations may be more than expected</text:span>
</text:h>
      <text:p text:style-name="P4">
Author: None (Language: zh)</text:p>
      <text:p text:style-name="P4">
Publisher: None</text:p>
      <text:p text:style-name="P4">
Time: 2023-05-15T01:39:00Z</text:p>
      <text:p text:style-name="P4">
Description: The relationship between Canada and China has recently deteriorated, and it has previously been tit -for -tat because of mutual expelblement diplomats. On the 14th, officials questioned the Chinese "Overseas Police Station", saying that the number of operations may be much more than the original expectations. Canadian officials said they would continue to crack down on "foreign interference" to prevent local Chinese citizens from harassing or intimidating.</text:p>
      <text:p text:style-name="P4">
Videos: []</text:p>
      <text:p text:style-name="P4">
Images: ["<text:a xlink:type="simple" xlink:href="https://static.dw.com/image/60867490_303.jpg" text:style-name="Internet_20_link" text:visited-style-name="Visited_20_Internet_20_Link">
60867490_303.jpg</text:a>
", "<text:a xlink:type="simple" xlink:href="https://static.dw.com/image/65353837_401.jpg" text:style-name="Internet_20_link" text:visited-style-name="Visited_20_Internet_20_Link">
65353837_401.jpg</text:a>
"]</text:p>
      <text:p text:style-name="P4">
Subject: 时政风云</text:p>
      <text:p text:style-name="P4">
Subjects: ['德中关系', '岛屿主权争端', '专题报道：全景观看“习马会”', '中国', '加拿大', '中共十九大']</text:p>
      <text:p text:style-name="P4">
Keywords: ['加拿大', '中国', '海外警察站', '中加关系']</text:p>
      <text:p text:style-name="P4">
Id: 65623107</text:p>
      <!--METADATA-->
      <text:p text:style-name="P4">
<text:a xlink:type="simple" xlink:href="https://www.dw.com/zh/overlay/image/article/65623107/60867490" text:style-name="Internet_20_link" text:visited-style-name="Visited_20_Internet_20_Link">
 <draw:frame draw:style-name="fr1" draw:name="Image41" text:anchor-type="as-char" svg:width="6.9236in" svg:height="3.896998in" draw:z-index="0">
<draw:image xlink:href="../Images/dwzh/2023-05-15T01-39-00Z/60867490_303.jpg" xlink:type="simple" xlink:show="embed" xlink:actuate="onLoad" draw:mime-type="image/jpeg"/>
</draw:frame>
</text:a>
The picture shows the head of the Canadian Ministry of Public Safety Monchino. He said that the Canadian police will take specific actions to crack down on local Chinese overseas service stations.</text:p>
      <text:p text:style-name="P4">
(Voice of Germany), the head of the Canadian Ministry of Public Security, Marketndicino, told a local TV station on Sunday (May 14) that the number of "China Police Station" operated in the country may be more than expected. A few months ago, <text:a xlink:type="simple" xlink:href="https://www.dw.com/zh/zh/加拿大警方調查中國海外警察站/a-64940184" text:style-name="Internet_20_link" text:visited-style-name="Visited_20_Internet_20_Link">
</text:a>
Because the Chinese citizen in the district was suspected of being intimidated or harassed by their personnel.</text:p>
      <text:p text:style-name="P4">
Monydino told CTV TV: "I believe (the Royal Canadian Madrid) has taken specific actions to destroy any foreign interference in these police stations. If a new police station is established, they will continue to take decisive action. "</text:p>
      <text:p text:style-name="P4">
In March, the Canadian police said they were investigating two community centers in Montreal, which were suspected of being used to operate the "overseas service station" of the Ministry of Public Security of China. Earlier, Monydino stated that all the secret police stations in Canada had been closed, but Canada News Press reported afterwards that these centers were still operating normally.</text:p>
      <text:p text:style-name="P4">
China has denied the allegations of interferery and Canadian affairs. On March 10, a Chinese Ministry of Foreign Affairs spokesman Mao Ning said at a routine press conference that China hopes that Canada can "stop rendering speculation and stop attacking China." It also emphasized that "China has always adhered to the principle of not interfering in the internal affairs, strictly abides from international law, and respects the judicial sovereignty of various countries."</text:p>
      <text:p text:style-name="P4">
<draw:frame draw:style-name="fr1" draw:name="Image42" text:anchor-type="as-char" svg:width="6.9236in" svg:height="3.896998in" draw:z-index="0">
<draw:image xlink:href="../Images/dwzh/2023-05-15T01-39-00Z/65353837_401.jpg" xlink:type="simple" xlink:show="embed" xlink:actuate="onLoad" draw:mime-type="image/jpeg"/>
</draw:frame>
The U.S. prosecutors arrested Chinese men who were suspected of assisting the Chinese government to approach overseas disagreements in New York. The Canadian government wanted to follow up to strengthen the investigation.</text:p>
      <text:p text:style-name="P4">
According to the Safeguard Defenders survey, at least 102 Chinese overseas service stations in the world are operated in 53 countries in the world, of which 5 are in Canada.</text:p>
      <text:p text:style-name="P4">
April 17, <text:a xlink:type="simple" xlink:href="https://www.dw.com/zh/zh/涉經營中國海外警察站-兩男遭美fbi逮捕/a-65353631" text:style-name="Internet_20_link" text:visited-style-name="Visited_20_Internet_20_Link">
</text:a>
Forced the Canadian government to face more pressure, and was asked to follow up the United States to take more active actions to crack down on such service stations.</text:p>
      <text:h text:style-name="P12" text:outline-level="3">
<text:span text:style-name="T4">
Canada -China relations deteriorate</text:span>
</text:h>
      <text:p text:style-name="P4">
Shortly before Monyono's remarks, Ottawa and Beijing expelled their diplomats relatively in tit -tat.</text:p>
      <text:p text:style-name="P4">
May 8th, <text:a xlink:type="simple" xlink:href="https://www.dw.com/zh/zh/加拿大召見中國大使-考慮驅逐外交官/a-65509675" text:style-name="Internet_20_link" text:visited-style-name="Visited_20_Internet_20_Link">
</text:a>
He said he tried to intimidate a Canadian member of the Xinjiang Uyghur policy. The next day, China decided to take peer countermeasures to list the Canadian Consular Consul of the Shanghai Consulate General as "unpopular people" and demanded that it left the country a few days ago.</text:p>
      <text:p text:style-name="P4">
On the 9th, Justin Trudeau, Canada, said [] <text:a xlink:type="simple" xlink:href="https://www.dw.com/zh/zh/中國加拿大針鋒相對-特魯多不會被嚇倒/a-65556706" text:style-name="Internet_20_link" text:visited-style-name="Visited_20_Internet_20_Link">
</text:a>
Essence He said: "We know that there will be revenge, but we will not be scared. We will continue to take all necessary measures to protect Canadians from foreign interference."</text:p>
      <text:p text:style-name="P4">
On the same day, Wang Wenbin, a Chinese Ministry of Foreign Affairs, also said at a regular press conference that China ’s courage is“ completely legitimate and necessary ”. He responded that "" China interfere with Canada's internal affairs "is completely nonsense, and warned Canada that if" provocation "is not stopped," China will resolutely fight back. "</text:p>
      <text:p text:style-name="P4">
Earlier, many Canadian media reported that anonymous sources accused Beijing intervention in Canada's 2019 and 2021 elections. <text:a xlink:type="simple" xlink:href="https://www.dw.com/zh/zh/情报指中国干预加拿大选举-特鲁多称不准确/a-64808939" text:style-name="Internet_20_link" text:visited-style-name="Visited_20_Internet_20_Link">
</text:a>
Essence Beijing denies these allegations.</text:p>
      <text:h text:style-name="P12" text:outline-level="3">
<text:span text:style-name="T4">
Xi Jinping Trudean conversation exposure: "This is not appropriate"!</text:span>
</text:h>
      <text:p text:style-name="P4">
(Comprehensive report)</text:p>
      <text:p text:style-name="P4">
News Source: <text:a xlink:type="simple" xlink:href="https://www.dw.com/zh/加拿大部長：中國警察站數量或比預期多/a-65623107" text:style-name="Internet_20_link" text:visited-style-name="Visited_20_Internet_20_Link">
https://www.dw.com/zh/加拿大部長：中國警察站數量或比預期多/a-65623107?maca=chi-rss-chi-all-1127-rdf</text:a>
</text:p>
      <!--NEWS-->
      <text:h text:style-name="P10" text:outline-level="1">
<text:span text:style-name="T4">
" First -tier cities &amp; quot; Population decreases by 280,000 Chinese cities?</text:span>
</text:h>
      <text:p text:style-name="P4">
Author: None</text:p>
      <text:p text:style-name="P4">
Publisher: Radio Free Asia (Organization)</text:p>
      <text:p text:style-name="P4">
Published Time: 2023-05-15T04:27:00-04:00</text:p>
      <text:p text:style-name="P4">
Modified Time: 2023-05-15T13:00:00-04:00</text:p>
      <text:p text:style-name="P4">
Description: None</text:p>
      <text:p text:style-name="P4">
Videos: []</text:p>
      <text:p text:style-name="P4">
Audios: ["<text:a xlink:type="simple" xlink:href="https://www.rfa.org/mandarin/yataibaodao/jingmao/gt1-0515202304263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43" text:anchor-type="as-char" svg:width="6.9236in" svg:height="4.612011in" draw:z-index="0">
<draw:image xlink:href="../Images/rfamandarin/2023-05-15T04-27-00-04-00/000000.png" xlink:type="simple" xlink:show="embed" xlink:actuate="onLoad" draw:mime-type="image/png"/>
</draw:frame>
Official data show that the population of China's first -tier cities is lost. The picture shows Beijing street view. <text:a xlink:type="simple" xlink:href="https://www.rfa.org/mandarin/yataibaodao/jingmao/gt1-05152023042637.html/@@images/image" text:style-name="Internet_20_link" text:visited-style-name="Visited_20_Internet_20_Link">
</text:a>
Associated Press Information Picture <text:a xlink:type="simple" xlink:href="https://www.rfa.org/mandarin/yataibaodao/jingmao/gt1-05152023042637.html/@@stream" text:style-name="Internet_20_link" text:visited-style-name="Visited_20_Internet_20_Link">
</text:a>
Chinese official data shows that the population of first -tier cities has increased negatively, and the population of Beijing, Shanghai, Guangzhou and Shenzhen has decreased by nearly 280,000. Scholars believe that large cities in China have entered a recession. In addition, Shanghai issued an invitation from a master's degree in dozens of key universities across the country to Shanghai.</text:p>
      <text:p text:style-name="P4">
<text:span text:style-name="T4">
<text:span text:style-name="T5">
 <text:a xlink:type="simple" xlink:href="https://www.rfa.org/mandarin/Xinwen/4-05142023115402.html" text:style-name="Internet_20_link" text:visited-style-name="Visited_20_Internet_20_Link">
</text:a>
 </text:span>
*  * </text:span>
<text:a xlink:type="simple" xlink:href="https://www.rfa.org/mandarin/Xinwen/6-05102023160938.html" text:style-name="Internet_20_link" text:visited-style-name="Visited_20_Internet_20_Link">
 </text:a>
 <text:span text:style-name="T4">
  * </text:span>
<text:a xlink:type="simple" xlink:href="https://www.rfa.org/mandarin/Xinwen/6-05102023160938.html" text:style-name="Internet_20_link" text:visited-style-name="Visited_20_Internet_20_Link">
 </text:a>
 <text:a xlink:type="simple" xlink:href="https://www.rfa.org/mandarin/Xinwen/6-03292023161908.html" text:style-name="Internet_20_link" text:visited-style-name="Visited_20_Internet_20_Link">
 </text:a>
**</text:p>
      <text:p text:style-name="P4">
The population of the four first -tier cities in China's economic development all has a negative growth. Daily Financial Website this Sunday (14th) quoted the data sources of the Statistics Bureau of various places disclosed that as of the end of 2022, the population statistics of Beijing, Shanghai, Guangzhou, and Shenzhen were "collective negative growth". Among them, the population of Beijing decreased by 43,000, the population of Shanghai decreased by 135,400, the resident population in Guangzhou decreased by 76,500, and Shenzhen decreased by 19,800. The total number of first -tier cities in China was reduced by about 275,000.</text:p>
      <text:p text:style-name="P4">
Wu Qiang, a Beijing independent commentator who pays attention to the population of China's population, said in an interview with this station that if from the perspective of population, Beijing, Shanghai, Guangzhou and Shenzhen are the most concentrated cities in China. Due to aging and earlier cleaning down low -end, low -end cleaning up earlier, low -end cleaning up earlier low -end cleanups. The reasons for the high population and the high house price lead to a sudden decline in the population, but generally related to the economic environment: "China's urban economic development has slowed down, employment opportunities are reduced, housing prices are high, and the cost of living costs has increased. The population that does not lose, especially the decrease in population caused by the new crown epidemic in the past three years. These summary superimposed caused the development of the four large cities in China and the trend of outflow. "</text:p>
      <text:p text:style-name="P4">
<draw:frame draw:style-name="fr1" draw:name="Image44" text:anchor-type="as-char" svg:width="6.9236in" svg:height="4.61393in" draw:z-index="0">
<draw:image xlink:href="../Images/rfamandarin/2023-05-15T04-27-00-04-00/000001.png" xlink:type="simple" xlink:show="embed" xlink:actuate="onLoad" draw:mime-type="image/png"/>
</draw:frame>
The loss of personnel indicates that China is decomposed with the world economy. The picture shows the auction of Shanghai merchants in March this year. (Reuters information picture) [] <text:a xlink:type="simple" xlink:href="https://www.rfa.org/mandarin/yataibaodao/jingmao/gt1-05152023042637.html/image.jpg" text:style-name="Internet_20_link" text:visited-style-name="Visited_20_Internet_20_Link">
</text:a>
<text:span text:style-name="T4">
 Personal loss indicates that China is decoupling with the world economy </text:span>
</text:p>
      <text:p text:style-name="P4">
Some public opinion believes that after a large number of social elites in China, after experiencing the three -year epidemic control measure, trying to immigrate overseas intended to establish a new life model, it is also one of the reasons for the reduction of the northern, upper, wide, and deep population.</text:p>
      <text:p text:style-name="P4">
Wu Qiang said: "After the epidemic, everyone discussed that the phenomenon of China's middle class 'moist' has a direct relationship with the reduction of the population of these four major cities."</text:p>
      <text:p text:style-name="P4">
"Phoenix flew away, now recruit some birds in"</text:p>
      <text:p text:style-name="P4">
At present, the Shanghai Municipal Government has recruited master's degree from Peking University, Tsinghua University and other provinces and municipalities, and promised to provide household registration for these talents.</text:p>
      <text:p text:style-name="P4">
In this regard, Guo Zhisen, a scholar who had just returned from Shanghai to Japan from Shanghai, said in an interview with this station that he saw several friends in Shanghai very depressed, and wanted to go abroad: "All live in the country are very depressed, they live very stressful , Shanghai also to add people to make up for the position. The north, Shang, Guang, and deep personnel have lost too much. Their government is not a bird to change the birds. The Phoenix flew away, and now some birds come in. "</text:p>
      <text:p text:style-name="P4">
Guo Zhisen said that the economic environment and development speed of first -tier cities in China can no longer return.</text:p>
      <text:p text:style-name="P4">
<text:span text:style-name="T4">
 Shanghai recruit high -quality students from all over the country to save real estate </text:span>
</text:p>
      <text:p text:style-name="P4">
Regarding the Shanghai Government's invitation to a master's degree in universities in various places, Gorina, graduates of Shanghai Fudan University, told this station that in the past, Beijing and Shanghai households were very attractive to young people, but it was not what it used to be. She said that the Shanghai government hopes that high -end talents will settle in Shanghai to buy a house: "In April, the transaction price of second -hand housing in Shanghai fell by about 40%in the second and March. To be able to settle in Shanghai, you must buy a house. Because the previous few times, the house prices in Shanghai were speculated because of similar policies. "</text:p>
      <text:p text:style-name="P4">
<draw:frame draw:style-name="fr1" draw:name="Image45" text:anchor-type="as-char" svg:width="6.9236in" svg:height="7.335002in" draw:z-index="0">
<draw:image xlink:href="../Images/rfamandarin/2023-05-15T04-27-00-04-00/000002.png" xlink:type="simple" xlink:show="embed" xlink:actuate="onLoad" draw:mime-type="image/png"/>
</draw:frame>
Dozens of masters of universities across the country have settled in the local area. (Network picture/ancient pavilion provided) <text:a xlink:type="simple" xlink:href="https://www.rfa.org/mandarin/yataibaodao/jingmao/gt1-05152023042637.html/m0515-gt1p.jpg" text:style-name="Internet_20_link" text:visited-style-name="Visited_20_Internet_20_Link">
</text:a>
Wu Qiang believes that in the process of economic globalization, Beijing, Shanghai, Guangzhou and Shenzhen's economy has achieved rapid development and has become the most attractive city in China, but the advantages of the above cities no longer exist. He said: "The decrease in the population of four large cities is actually showing the decoupling of China and globalization. This kind of gradually driving away from the decline of Chinese cities, especially Shenzhen, which has attracted a lot in the process of China's reform and opening up. The population of young people and elite has attracted capital. Now it means that big cities in China have fallen into death, and China and globalization have begun. "</text:p>
      <text:p text:style-name="P4">
Reporter: Ancient Pavilion Editor: Xu Shuting Jiayuan Network Editor: Ruizhe</text:p>
      <text:p text:style-name="P4">
News Source: <text:a xlink:type="simple" xlink:href="https://www.rfa.org/mandarin/yataibaodao/jingmao/gt1-05152023042637.html" text:style-name="Internet_20_link" text:visited-style-name="Visited_20_Internet_20_Link">
https://www.rfa.org/mandarin/yataibaodao/jingmao/gt1-05152023042637.html</text:a>
</text:p>
      <!--NEWS-->
      <text:h text:style-name="P10" text:outline-level="1">
<text:span text:style-name="T4">
Pianist thousands of miles away to commemorate the Wenchuan earthquake performance is blocked</text:span>
</text:h>
      <text:p text:style-name="P4">
Author: None</text:p>
      <text:p text:style-name="P4">
Publisher: Radio Free Asia (Organization)</text:p>
      <text:p text:style-name="P4">
Published Time: 2023-05-15T06:19:00-04:00</text:p>
      <text:p text:style-name="P4">
Modified Time: 2023-05-15T12:59: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46" text:anchor-type="as-char" svg:width="6.9236in" svg:height="3.774479in" draw:z-index="0">
<draw:image xlink:href="../Images/rfamandarin/2023-05-15T06-19-00-04-00/000000.png" xlink:type="simple" xlink:show="embed" xlink:actuate="onLoad" draw:mime-type="image/png"/>
</draw:frame>
By the 28th minute, Peng Haitao came to move the piano. <text:a xlink:type="simple" xlink:href="https://www.rfa.org/mandarin/yataibaodao/renquanfazhi/gt2-05152023061920.html/@@images/image" text:style-name="Internet_20_link" text:visited-style-name="Visited_20_Internet_20_Link">
</text:a>
Peng Haitao released a screenshot of the video.</text:p>
      <text:p text:style-name="P4">
On the 15th anniversary of the Wenchuan 5.12 earthquake, Wuhan pianist Peng Haitao performed piano songs on the ruins of the Wenchuan earthquake to commemorate the victims of the earthquake. Due to being blocked, the performance was forced to interrupt. This move caused heated discussion among netizens and questioned the authorities "What are you afraid of?"</text:p>
      <text:p text:style-name="P4">
<text:span text:style-name="T4">
<text:span text:style-name="T5">
 <text:a xlink:type="simple" xlink:href="https://www.rfa.org/mandarin/yataibaodao/renquanfazhi/ec-05122023051943.html" text:style-name="Internet_20_link" text:visited-style-name="Visited_20_Internet_20_Link">
</text:a>
</text:span>
</text:span>
<text:a xlink:type="simple" xlink:href="https://www.rfa.org/mandarin/yataibaodao/renquanfazhi/ec-05112023051522.html" text:style-name="Internet_20_link" text:visited-style-name="Visited_20_Internet_20_Link">
<text:span text:style-name="T4">
 "Wenchuan Earthquake 15 Years" (Part 1): Parents of the students of the victims of the students who are in defending rights protection </text:span>
</text:a>
On the 15th anniversary of the Wenchuan Earthquake, many local earthquake families of the victims of the local earthquake memorized their relatives. The authorities waited strictly and monitor the worshipers.</text:p>
      <text:p text:style-name="P4">
Wuhan pianist Peng Haitao arrived in Beichuan a few days ago. On May 12, Peng Haitao performed piano songs at a earthquake site and was blocked by urban management. Peng Haitao said in a video that he drove 1,200 kilometers. From Wuhan to Beichuan, the piano sound was still scattered. He performed for only 28 minutes and ended because of "force majeure". He said: "On May 2nd, a friend of Macau told me that he would go to Wenchuan to run a marathon on the 12th. He asked me if I would come over on the 15th anniversary of the Wenchuan earthquake on May 12 this year. I found that I was about to forget the 15th anniversary of the Wenchuan earthquake. I remember on May 12, 2008, when I was still in high school. We were still in the teaching building at the time. A sudden shock was very panicked at the time. "</text:p>
      <text:p text:style-name="Quotations">

<text:p text:style-name="P4">
[Pianoist <text:a xlink:type="simple" xlink:href="https://twitter.com/hashtag/%E5%8D%83%E9%87%8C%E8%BF%90%E7%90%B4" text:style-name="Internet_20_link" text:visited-style-name="Visited_20_Internet_20_Link">
&gt;
</text:a>
&gt;
 To Beichuan]&gt;
 [Memorial <text:a xlink:type="simple" xlink:href="https://twitter.com/hashtag/%E6%B1%B6%E5%B7%9D%E5%9C%B0%E9%9C%87" text:style-name="Internet_20_link" text:visited-style-name="Visited_20_Internet_20_Link">
&gt;
</text:a>
&gt;
 Performance is blocked]&gt;
 On the 15th anniversary of the Wenchuan Earthquake, Wuhan Pianist <text:a xlink:type="simple" xlink:href="https://twitter.com/hashtag/%E5%BD%AD%E6%B5%B7%E6%B6%9B" text:style-name="Internet_20_link" text:visited-style-name="Visited_20_Internet_20_Link">
&gt;
</text:a>
&gt;
 Play piano songs on the ruins of the earthquake to commemorate the victims of the earthquake. He drove 1,200 kilometers and worshiped the piano from <text:a xlink:type="simple" xlink:href="https://twitter.com/hashtag/%E6%AD%A6%E6%B1%89" text:style-name="Internet_20_link" text:visited-style-name="Visited_20_Internet_20_Link">
&gt;
</text:a>
&gt;
 Fresh to <text:a xlink:type="simple" xlink:href="https://twitter.com/hashtag/%E5%8C%97%E5%B7%9D" text:style-name="Internet_20_link" text:visited-style-name="Visited_20_Internet_20_Link">
&gt;
</text:a>
&gt;
 In a unlike building. When he played to the 28th minute, many urban management stepped forward. <text:a xlink:type="simple" xlink:href="https://t.co/V18fQCGlyL" text:style-name="Internet_20_link" text:visited-style-name="Visited_20_Internet_20_Link">
</text:a>
 <text:a xlink:type="simple" xlink:href="https://t.co/WQGycMdZGb" text:style-name="Internet_20_link" text:visited-style-name="Visited_20_Internet_20_Link">
&gt;
 </text:a>
&gt;
&gt;
 - Liberty Asia Radio(@RFA_Chinese) <text:a xlink:type="simple" xlink:href="https://twitter.com/RFA_Chinese/status/1658059607762403329" text:style-name="Internet_20_link" text:visited-style-name="Visited_20_Internet_20_Link">
&gt;
 </text:a>
** People support Peng Haitao to commemorate the performance of the authorities.</text:p>

</text:p>
      <text:p text:style-name="P4">
At 14:28 on May 12th, Peng Haitao was on the ruins of the Beichuan earthquake. Soon after a complete building, two men in urban control uniforms stood behind it and tried to interrupt the performance several times, but I don't know how to stop it before. When Peng Haitao played to the 28th minute, many urban management personnel stepped forward to stop and then moved the piano.</text:p>
      <text:p text:style-name="P4">
Many netizens support Peng Haitao and dissatisfied with the authorities' obstruction. Some netizens leave a message: Thank you, soothe the dead life and our soul with the sound of the piano. There are also messages that Xiao Aihui is in love. China needs such spiritual output, cultural input, and some people question, why can't they play, and what are they afraid of? Those houses with quality problems have caused people to be killed in the house, which is worthy of our reflection.</text:p>
      <text:p text:style-name="P4">
<draw:frame draw:style-name="fr1" draw:name="Image47" text:anchor-type="as-char" svg:width="6.9236in" svg:height="3.835898in" draw:z-index="0">
<draw:image xlink:href="../Images/rfamandarin/2023-05-15T06-19-00-04-00/000001.png" xlink:type="simple" xlink:show="embed" xlink:actuate="onLoad" draw:mime-type="image/png"/>
</draw:frame>
By the 28th minute, Peng Haitao came to move the piano. (Peng Haitao published a video screenshot) <text:a xlink:type="simple" xlink:href="https://www.rfa.org/mandarin/yataibaodao/renquanfazhi/gt2-05152023061920.html/m0515-gt2p1.jpg" text:style-name="Internet_20_link" text:visited-style-name="Visited_20_Internet_20_Link">
</text:a>
</text:p>
      <text:p text:style-name="P4">
<draw:frame draw:style-name="fr1" draw:name="Image48" text:anchor-type="as-char" svg:width="6.9236in" svg:height="4.164194in" draw:z-index="0">
<draw:image xlink:href="../Images/rfamandarin/2023-05-15T06-19-00-04-00/000002.png" xlink:type="simple" xlink:show="embed" xlink:actuate="onLoad" draw:mime-type="image/png"/>
</draw:frame>
Peng Haitao regretted that he could not play on the ruins of the earthquake. (Peng Haitao published a video screenshot) <text:a xlink:type="simple" xlink:href="https://www.rfa.org/mandarin/yataibaodao/renquanfazhi/gt2-05152023061920.html/m0515-gt2p2.jpg" text:style-name="Internet_20_link" text:visited-style-name="Visited_20_Internet_20_Link">
</text:a>
The son of Mr. Liao, the resident of Beichuan, was killed in the earthquake. In an interview with this station, he said that Peng Haitao commemorated the life of the died in the earthquake through the sound of the piano. It is a manifestation of patriotism. In the case, he is still a patriotic spirit. Everyone understands the family members of the victims who loses their lives. They (government) has politicized him. In the past two days, they are investigating me. Telephone, they told me not to be interviewed by you media. "<text:span text:style-name="T4">
 Affected by Sakamoto Longichi, self -taught piano </text:span>
</text:p>
      <text:p text:style-name="P4">
Peng Haitao, 34, did not understand music theory and notice. He was influenced by Sakamoto Ryoichi and taught his piano. In more than two years, he practiced for 8 hours a day and learned a dozen piano songs. In order to convey the "power of music" like Sakamoto Ryoichi, in 2022, he launched the "24 -hour piano for Wuhan", claiming to be "pianist on the road", put more than 800 pounds of piano into a van, moved to the van, moved to it to the Wuhan Hanzheng Street, Hanyang Iron Factory, Donghu Shri, and Yangtze River Performance.</text:p>
      <text:p text:style-name="P4">
Reporter: Ancient Pavilion Editor: Xu Shuting Jiayuan Network Editor: Ruizhe</text:p>
      <text:p text:style-name="P4">
News Source: <text:a xlink:type="simple" xlink:href="https://www.rfa.org/mandarin/yataibaodao/renquanfazhi/gt2-05152023061920.html" text:style-name="Internet_20_link" text:visited-style-name="Visited_20_Internet_20_Link">
https://www.rfa.org/mandarin/yataibaodao/renquanfazhi/gt2-05152023061920.html</text:a>
</text:p>
      <!--NEWS-->
      <text:h text:style-name="P10" text:outline-level="1">
<text:span text:style-name="T4">
Why is the victory or defeat of the Thai election opposition defeating the military power?</text:span>
</text:h>
      <text:p text:style-name="P4">
Author: None (Language: zh)</text:p>
      <text:p text:style-name="P4">
Publisher: None</text:p>
      <text:p text:style-name="P4">
Time: 2023-05-15T06:19:00Z</text:p>
      <text:p text:style-name="P4">
Description: The Thai election appeared on Sunday (May 14). According to the latest invoicing results, the two major in the opposition have been far away from the military government that has been in power for nearly 10 years. But winning this election does not mean that the final victory is achieved and will be able to form the next government. Why is the reason?</text:p>
      <text:p text:style-name="P4">
Videos: []</text:p>
      <text:p text:style-name="P4">
Images: ["<text:a xlink:type="simple" xlink:href="https://static.dw.com/image/65619502_303.jpg" text:style-name="Internet_20_link" text:visited-style-name="Visited_20_Internet_20_Link">
65619502_303.jpg</text:a>
", "<text:a xlink:type="simple" xlink:href="https://static.dw.com/image/65618731_401.jpg" text:style-name="Internet_20_link" text:visited-style-name="Visited_20_Internet_20_Link">
65618731_401.jpg</text:a>
", "<text:a xlink:type="simple" xlink:href="https://static.dw.com/image/65618589_401.jpg" text:style-name="Internet_20_link" text:visited-style-name="Visited_20_Internet_20_Link">
65618589_401.jpg</text:a>
"]</text:p>
      <text:p text:style-name="P4">
Subject: 时政风云</text:p>
      <text:p text:style-name="P4">
Subjects: ['泰国']</text:p>
      <text:p text:style-name="P4">
Keywords: ['泰国', '泰国选举', '泰国总理', '军事政变']</text:p>
      <text:p text:style-name="P4">
Id: 65623756</text:p>
      <!--METADATA-->
      <text:p text:style-name="P4">
<text:a xlink:type="simple" xlink:href="https://www.dw.com/zh/overlay/image/article/65623756/65619502" text:style-name="Internet_20_link" text:visited-style-name="Visited_20_Internet_20_Link">
 <draw:frame draw:style-name="fr1" draw:name="Image49" text:anchor-type="as-char" svg:width="6.9236in" svg:height="3.896998in" draw:z-index="0">
<draw:image xlink:href="../Images/dwzh/2023-05-15T06-19-00Z/65619502_303.jpg" xlink:type="simple" xlink:show="embed" xlink:actuate="onLoad" draw:mime-type="image/jpeg"/>
</draw:frame>
</text:a>
The Thai Reform has obtained the most votes. The picture shows the party's leader Pita voting from the voting office on May 14.</text:p>
      <text:p text:style-name="P4">
(Voice of Germany Chinese website) Since the Thai House of Commons has opened votes, 99 % of the votes have been released. The two major oppositions supporting democracy -Move FORWARD PARTY and PHEUTHAI stood out, achieved unprecedented victories, and are expected to defeat []](https://www.dw.com/zh/zh/大赦国际抨击泰国军政府/a-17914993)Essence</text:p>
      <text:p text:style-name="P4">
A total of 500 seats in the House of Commons in Thailand, 400 of which are elected, and the remaining 100 seats are selected by the proportion representative. According to data from the Thai Election Commission, among these 400 Congress election election seats, the APIC has obtained 151 seats, and its leader Pitalimjaroenrat announced on the 15th. 141 seats.</text:p>
      <text:p text:style-name="P4">
Reuters estimates that the seconds won by these two parties will be three times that of the military supporting political parties -the Palang Pracharath and Unified Thai Nationals.</text:p>
      <text:p text:style-name="P4">
"It is clear now that the APM party has received the overwhelming support of the people across the country," the leader of the advanced party Pagoda wrote on Twitter. The leader of the Thai party was Paetongtarn Shinawatra, the young daughter of the former prime minister who was overthrown by the military coup in 2009.</text:p>
      <text:p text:style-name="P4">
<draw:frame draw:style-name="fr1" draw:name="Image50" text:anchor-type="as-char" svg:width="6.9236in" svg:height="3.896998in" draw:z-index="0">
<draw:image xlink:href="../Images/dwzh/2023-05-15T06-19-00Z/65618731_401.jpg" xlink:type="simple" xlink:show="embed" xlink:actuate="onLoad" draw:mime-type="image/jpeg"/>
</draw:frame>
According to the Thai Election Commission, among the 52 million qualified voters in the country, the voting rate of this election was 75.2%, a record high.</text:p>
      <text:h text:style-name="P12" text:outline-level="3">
<text:span text:style-name="T4">
The final victory and defeat have not been revealed</text:span>
</text:h>
      <text:p text:style-name="P4">
However, Reuters reported that no political party is currently expected to directly form a new government, because the Thai military has revised the parliamentary system after the Thai military launched a coup in 2014, which has benefited it to the military government.</text:p>
      <text:p text:style-name="P4">
According to the new system of Thailand's election, the new Prime Minister voted from the 250s of the House of Communist Party of China and the 500 CCP of the House of Communist Party of China to win the voting of more than half of the parliament members, that is, 376 votes. Therefore, if the seats obtained by a single party are less than half, they must negotiate with other camps to reach an agreement.</text:p>
      <text:p text:style-name="P4">
The new prime minister's candidate will be selected at the joint meeting of the upper and lower courtyards in July. Therefore, although the results of the preliminary election have been released, the secondary seats obtained by the parties must be announced until a few months.</text:p>
      <text:p text:style-name="P4">
The 42 -year -old front party leader Pitta told Reuters: "It will definitely be anti -independent and anti -military political parties (formed a government). In Thailand, it is impossible to have a small number of governments." His campaign headquarters in Bangkok told that In the media, he will seek to establish a governing alliance with other five political parties, which is also included as the Thai party and announced that he will compete for the prime minister.</text:p>
      <text:p text:style-name="P4">
Pitta said that she had called to the Thai party leader Beidong Tower and invited her to join the ruling alliance, but did not disclose the other party's response. Reuters reported earlier that Beidong Tower said that he was happy for the APIC, but it was too early to discuss alliances. "The voice of the people is the most important."</text:p>
      <text:p text:style-name="P4">
<draw:frame draw:style-name="fr1" draw:name="Image51" text:anchor-type="as-char" svg:width="6.9236in" svg:height="3.896998in" draw:z-index="0">
<draw:image xlink:href="../Images/dwzh/2023-05-15T06-19-00Z/65618589_401.jpg" xlink:type="simple" xlink:show="embed" xlink:actuate="onLoad" draw:mime-type="image/jpeg"/>
</draw:frame>
In this election, the two main pro -military party led by the Thai Prime Minister Ba Yu won only 76 seats, reflecting the general dissatisfaction with the government.</text:p>
      <text:h text:style-name="P12" text:outline-level="3">
<text:span text:style-name="T4">
Thai politics will start a new bureau</text:span>
</text:h>
      <text:p text:style-name="P4">
The result of this election was a heavy blow for the military government. The current Prime Minister of Thailand launched a coup in 2014 in 2014, which has been in power for 9 years. He has emphasized the government's continuity in the campaign and warned that the government's alien motion may lead to more conflicts.</text:p>
      <text:p text:style-name="P4">
Before the election, the outside world predicts that the military and political power will be defeated, Bayu will step down, and believes that the Thai party is the most winning face, because since each election since 2001, it has won the most votes for the Thai party, including two overwhelming properties, including two overwhelming properties. Victory.</text:p>
      <text:p text:style-name="P4">
Although in the 4th government governed by the Thai party, <text:a xlink:type="simple" xlink:href="https://www.dw.com/zh/zh/英拉在哪泰国前总理被判五年/a-40702420" text:style-name="Internet_20_link" text:visited-style-name="Visited_20_Internet_20_Link">
</text:a>
However, the party is still very popular in the working class. They advocate restoration of cheap medical care, small loans, and generous agricultural subsidies, hoping to re -control power with overwhelming advantages.</text:p>
      <text:p text:style-name="P4">
Unexpectedly, <text:a xlink:type="simple" xlink:href="https://www.dw.com/zh/zh/泰国年轻人对抗体制/a-55025391" text:style-name="Internet_20_link" text:visited-style-name="Visited_20_Internet_20_Link">
</text:a>
It shows that most people are dissatisfied with the turbulence and Shen's political situation in 20 years, hoping to see the new weather and transition from the turbulent situation of the military governing to the democratic regime.</text:p>
      <text:p text:style-name="P4">
Chulalongkorn University Politicians THITINANANPONGSUDHIRAK told Reuters that the number of voters in the advanced party showed that Thai politics has changed significantly. Institutional reform. This is the new battlefield of Thai politics. "</text:p>
      <text:p text:style-name="P4">
(Comprehensive report)</text:p>
      <text:p text:style-name="P4">
News Source: <text:a xlink:type="simple" xlink:href="https://www.dw.com/zh/泰國大選反對派擊敗軍權-為何勝負仍未定？/a-65623756" text:style-name="Internet_20_link" text:visited-style-name="Visited_20_Internet_20_Link">
https://www.dw.com/zh/泰國大選反對派擊敗軍權-為何勝負仍未定？/a-65623756?maca=chi-rss-chi-all-1127-rdf</text:a>
</text:p>
      <!--NEWS-->
      <text:h text:style-name="P10" text:outline-level="1">
<text:span text:style-name="T4">
[Thailand Election] The Thai Democratic faction defeats the ruling party's advanced party for the Thai party. There is no conclusion</text:span>
</text:h>
      <text:p text:style-name="P4">
Author: 联合早报 (Person)</text:p>
      <text:p text:style-name="P4">
Publisher: 联合早报 (Organization)</text:p>
      <text:p text:style-name="P4">
Published Time: 2023-05-15T06:39</text:p>
      <text:p text:style-name="P4">
Modified Time: 2023-05-15T10:20</text:p>
      <text:p text:style-name="P4">
Description: The Thai democratic parties in the parliamentary elections have fell down to the military alliance with the military, and opened the presence for the end of the conservative rule supported by the military in the past 10 years. Comprehensive Reuters and Bloomberg reported on Monday (May 15) that 99%of the votes have completed statistics, and the number of votes for the advanced party and the Thai party ...</text:p>
      <text:p text:style-name="P4">
Videos: []</text:p>
      <text:p text:style-name="P4">
Audios: []</text:p>
      <text:p text:style-name="P4">
Images: []</text:p>
      <text:p text:style-name="P4">
Type: NewsArticle</text:p>
      <text:p text:style-name="P4">
Breadcrumbs: ['即时', '国际']</text:p>
      <text:p text:style-name="P4">
Keywords: ['泰国大选', '前进党', '为泰党', '巴育']</text:p>
      <!--METADATA-->
      <text:p text:style-name="P4">
The Thai democratic parties in the parliamentary elections have fell down to the military alliance with the military, and opened the presence for the end of the conservative rule supported by the military in the past 10 years.</text:p>
      <text:p text:style-name="P4">
Comprehensive Reuters and Bloomberg reported on Monday (May 15) that 99%of the votes have completed statistics, and the number of votes for the advanced party and the Thai party is far ahead. According to the ticket counting results announced by the Thai Election Commission website, these two parties are expected to win more than 280 seats in the next 500 seats. Political party candidates who hold half of the seats in the upper and lower courtyards of Thailand can be elected Prime Minister.</text:p>
      <text:p text:style-name="P4">
At nearly 5 am as of Monday, the Quan party has won 151 seats, including 113 constituency seats and 38 party seats; 141 seats for the Thai party, including 112 constituency seats and 29 political party seats.</text:p>
      <text:p text:style-name="P4">
The Thai Pride Party, which ranks after the APPC and the Thai Party, won 70 seats. The seat.</text:p>
      <text:p text:style-name="P4">
The Prime Minister of the Prime Minister of the Party said on Twitter that the APMP will become the main party of the establishment of a new government. "(Election) results clearly show that the Qianqian Party has received the overwhelming support of the people of the country."</text:p>
      <text:p text:style-name="P4">
The Qianjin Party in Bangkok in the capital was almost sweeping the overall situation. The Tower has indicated that it will not form a ruling alliance with the political parties supported by the military, which is open to the Thai Party League.</text:p>
      <text:p text:style-name="P4">
Peitantan, the daughter of the Prime Minister of the Thai Party and the daughter of the former Prime Minister of Thailand, said that she was happy to achieve the achievements of the advanced party, but now it is too early to discuss the alliance.</text:p>
      <text:p text:style-name="P4">
Peitan said: "The most important thing is to listen to the voice of the people."</text:p>
      <text:p text:style-name="P4">
Thailand Sunday (14th) <text:a xlink:type="simple" xlink:href="https://www.zaobao.com/special/thailand-election-2023" text:style-name="Internet_20_link" text:visited-style-name="Visited_20_Internet_20_Link">
</text:a>
About 52.28 million voters voted for the number of houses in the house and party seats in the house.</text:p>
      <text:p text:style-name="P4">
The 500 seats in Thailand include 400 constituency seats and 100 political party seats; there are 250 seats in the House of House, of which 244 are led by the military governance regiment, and 6 of the 6 seats are retained to military leaders.</text:p>
      <text:p text:style-name="P4">
Because 250 members of the House of House ofhere in Thailand are assigned by the military, even if the democratic parties have won most of the seats in the House of Commons, they may not be able to successfully win the prime minister after the election. The Prime Minister candidate must get more than half of the support votes in the upper and lower courtyards, that is, at least 376 votes to be elected to the Prime Minister.</text:p>
      <text:p text:style-name="P4">
News Source: <text:a xlink:type="simple" xlink:href="https://www.zaobao.com.sg/realtime/world/story20230515-1394784" text:style-name="Internet_20_link" text:visited-style-name="Visited_20_Internet_20_Link">
https://www.zaobao.com.sg/realtime/world/story20230515-1394784</text:a>
</text:p>
      <!--NEWS-->
      <text:h text:style-name="P10" text:outline-level="1">
<text:span text:style-name="T4">
Land in the North American Champions Champion Star Team 3 Global Box Office Soar 500 million US dollars</text:span>
</text:h>
      <text:p text:style-name="P4">
Publisher: 法新社</text:p>
      <text:p text:style-name="P4">
Published Time: 2023-05-15T07:02:10+00:00</text:p>
      <text:p text:style-name="P4">
Modified Time: 2023-05-15T06:50:05+00:00</text:p>
      <text:p text:style-name="P4">
Description: (Agence France -Presse Los Angeles, 14th) This week, with a $ 60.5 million, Marvel's MARVEL movie "Star Team 3", which won the North American box office champion, has a total global revenue of 500 million US doll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5-15T07-02-10-00-00/000000.png" xlink:type="simple" xlink:show="embed" xlink:actuate="onLoad" draw:mime-type="image/png"/>
</draw:frame>
Agence France -Presse reported that "Guardians of the Galaxy Vol. 3" kicked the "The Super MarioBros.movie" a week ago and kicked off the throne of North American box office. However, the "Super Mario Brothers Film Edition" adapted from video games has so far exceeded $ 1.2 billion in Haiju. This weekend, it still ranks second in the 6th week of the 6th week.</text:p>
      <text:p text:style-name="P4">
"Book Club: The Next Chapter (temporary translation)," Analyst Davida. Gross described such achievements as "slow heat", saying: "The elderly audience should be slower to watch such films."</text:p>
      <text:p text:style-name="P4">
"Evil DEAD RISE" has fallen one position this week, ranking 4th with $ 3.7 million box office.</text:p>
      <text:p text:style-name="P4">
Similarly, there is a place with a $ 2.5 million box office "God, are you there?" (Are you there? "</text:p>
      <text:p text:style-name="P4">
The 6th to 10th film is in order: "hypnotic sniper", $ 2.4 million; "John Wick: Chapter4", $ 1.9 million; 1.6 million US dollars; "Air", $ 750,000; "Dungeons &amp; Dragons: Honor Among Thiefs", "</text:p>
      <text:p text:style-name="P4">
News Source: <text:a xlink:type="simple" xlink:href="https://www.rfi.fr/cn/%E7%BC%A4%E7%BA%B7%E4%B8%96%E7%95%8C/20230515-%E8%9D%89%E8%81%94%E5%8C%97%E7%BE%8E%E5%86%A0%E5%86%9B-%E6%98%9F%E9%99%85%E5%BC%82%E6%94%BB%E9%98%9F3%E5%85%A8%E7%90%83%E7%A5%A8%E6%88%BF%E9%A3%99%E4%B8%8A5%E4%BA%BF%E7%BE%8E%E5%85%83" text:style-name="Internet_20_link" text:visited-style-name="Visited_20_Internet_20_Link">
https://www.rfi.fr/cn/%E7%BC%A4%E7%BA%B7%E4%B8%96%E7%95%8C/20230515-%E8%9D%89%E8%81%94%E5%8C%97%E7%BE%8E%E5%86%A0%E5%86%9B-%E6%98%9F%E9%99%85%E5%BC%82%E6%94%BB%E9%98%9F3%E5%85%A8%E7%90%83%E7%A5%A8%E6%88%BF%E9%A3%99%E4%B8%8A5%E4%BA%BF%E7%BE%8E%E5%85%83</text:a>
</text:p>
      <!--NEWS-->
      <text:h text:style-name="P10" text:outline-level="1">
<text:span text:style-name="T4">
Turkish presidential election: Erdogan's votes are less than half</text:span>
</text:h>
      <text:p text:style-name="P4">
Author: 联合早报 (Person)</text:p>
      <text:p text:style-name="P4">
Publisher: 联合早报 (Organization)</text:p>
      <text:p text:style-name="P4">
Published Time: 2023-05-15T07:22</text:p>
      <text:p text:style-name="P4">
Modified Time: 2023-05-15T07:22</text:p>
      <text:p text:style-name="P4">
Description: Erdogan, who has been in power in Turkey for 20 years, has won less than 50%in the presidential election. It is expected that he will face the duel in the second round of voting with competitors Kellechidalolu. Reuters reports that in the Turkish president and parliament election voting on Sunday (May 14), El ...</text:p>
      <text:p text:style-name="P4">
Videos: []</text:p>
      <text:p text:style-name="P4">
Audios: []</text:p>
      <text:p text:style-name="P4">
Images: []</text:p>
      <text:p text:style-name="P4">
Type: NewsArticle</text:p>
      <text:p text:style-name="P4">
Breadcrumbs: ['即时', '国际']</text:p>
      <text:p text:style-name="P4">
Keywords: ['土耳其', '总统选举', '埃尔多安']</text:p>
      <!--METADATA-->
      <text:p text:style-name="P4">
Erdogan, who has been in power in Turkey for 20 years, has won less than 50%in the presidential election. It is expected that he will face the duel in the second round of voting with competitors Kellechidalolu.</text:p>
      <text:p text:style-name="P4">
Reuters reported that in the Turkish presidential president and parliament election voting on Sunday (May 14), Erdogan and Kilicdaroglu received less than half of the votes.</text:p>
      <text:p text:style-name="P4">
According to Turkish National Broadcasting Corporation TRT, more than 96.9%of the voting boxes have been checked. Erdogan's votes obtained were 49.6%, Crechidaolu was 44.6%, and another candidate Sinanogan was only Sinanogan. Won 5.3%of the votes.</text:p>
      <text:p text:style-name="P4">
Both Erdogan and Kleshdaru Lu claimed to lead and raised objections to the number of votes. Both warned that the country's polarization was becoming increasingly serious, avoiding premature conclusion of the election results.</text:p>
      <text:p text:style-name="P4">
Without any candidates to win more than half of the votes, the first two candidates will decide in the second round of voting on May 28.</text:p>
      <text:p text:style-name="P4">
The pre -election polls showed that the competition of the presidential election was very fierce, but Crechidalolo Luluo, who led the Six Party League, was slightly ahead. The two polls last Friday showed that his support rate exceeded 50%of the threshold.</text:p>
      <text:p text:style-name="P4">
Turkish media believes that the issues that have attracted much attention from voters in this election include economic issues, earthquake disasters, and Syrian refugees in Turkey.</text:p>
      <text:p text:style-name="P4">
According to data from the Turkish Supreme Election Commission, about 64.1 million registered voters in Turkey, of which about 3.4 million were registered voters. Overseas voting has ended on May 9. The formal votes are expected to be announced by the Supreme Election Committee on May 19.</text:p>
      <text:p text:style-name="P4">
Turkish presidential term of office is five years, and the election uses a two -wheeled voting system for direct elections. In the first round of voting, if no candidate received more than half of the votes, the first two candidates participated in the second round. The second round of voting will be held on the 28th of this month. The proportion representative system for the Earth Council election, the threshold for the voting rate of the party and the party and the party and the party groups is 7%.</text:p>
      <text:p text:style-name="P4">
News Source: <text:a xlink:type="simple" xlink:href="https://www.zaobao.com.sg/realtime/world/story20230515-1394786" text:style-name="Internet_20_link" text:visited-style-name="Visited_20_Internet_20_Link">
https://www.zaobao.com.sg/realtime/world/story20230515-1394786</text:a>
</text:p>
      <!--NEWS-->
      <text:h text:style-name="P10" text:outline-level="1">
<text:span text:style-name="T4">
Japanese stocks rise</text:span>
</text:h>
      <text:p text:style-name="P4">
Publisher: 法新社</text:p>
      <text:p text:style-name="P4">
Published Time: 2023-05-15T07:32:10+00:00</text:p>
      <text:p text:style-name="P4">
Modified Time: 2023-05-15T07:05:03+00:00</text:p>
      <text:p text:style-name="P4">
Description: (Agence France -Presse, Tokyo, 15th) Affected by the Bank of Japan's Bank of Japan's currency easing policy, investors selling yen to the yen has depreciated, and the Tokyo stock market has risen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5-15T07-32-10-00-00/000000.png" xlink:type="simple" xlink:show="embed" xlink:actuate="onLoad" draw:mime-type="image/png"/>
</draw:frame>
The Japanese stock base 225 index closed at 238.04 points or 0.81%to 29626.34 points. Dongzhi's stock price index rose 18.46 points or 0.88%to 2114.85 points.</text:p>
      <text:p text:style-name="P4">
News Source: <text:a xlink:type="simple" xlink:href="https://www.rfi.fr/cn/%E8%B4%A2%E7%BB%8F%E5%BF%AB%E8%AE%AF/20230515-%E6%97%A5%E8%82%A1%E6%94%B6%E6%B6%A8" text:style-name="Internet_20_link" text:visited-style-name="Visited_20_Internet_20_Link">
https://www.rfi.fr/cn/%E8%B4%A2%E7%BB%8F%E5%BF%AB%E8%AE%AF/20230515-%E6%97%A5%E8%82%A1%E6%94%B6%E6%B6%A8</text:a>
</text:p>
      <!--NEWS-->
      <text:h text:style-name="P10" text:outline-level="1">
<text:span text:style-name="T4">
European stocks open up</text:span>
</text:h>
      <text:p text:style-name="P4">
Publisher: 法新社</text:p>
      <text:p text:style-name="P4">
Published Time: 2023-05-15T08:02:09+00:00</text:p>
      <text:p text:style-name="P4">
Modified Time: 2023-05-15T07:50:01+00:00</text:p>
      <text:p text:style-name="P4">
Description: (AFP, 15th) The major European stock market opened today, followed the rise of the Tokyo stock marke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5-15T08-02-09-00-00/000000.png" xlink:type="simple" xlink:show="embed" xlink:actuate="onLoad" draw:mime-type="image/png"/>
</draw:frame>
The London FTSE 100 Index rose 0.4%at 7784.58 points.</text:p>
      <text:p text:style-name="P4">
In the euro area, the Frankfurt DAX index climbed 0.3%to 15956.93 points.</text:p>
      <text:p text:style-name="P4">
The Paris CAC 40 index rose 0.3%shortly after the opening to 7438.12 points.</text:p>
      <text:p text:style-name="P4">
News Source: <text:a xlink:type="simple" xlink:href="https://www.rfi.fr/cn/%E8%B4%A2%E7%BB%8F%E5%BF%AB%E8%AE%AF/20230515-%E6%AC%A7%E8%82%A1%E5%BC%80%E7%9B%98%E8%B5%B0%E6%89%AC" text:style-name="Internet_20_link" text:visited-style-name="Visited_20_Internet_20_Link">
https://www.rfi.fr/cn/%E8%B4%A2%E7%BB%8F%E5%BF%AB%E8%AE%AF/20230515-%E6%AC%A7%E8%82%A1%E5%BC%80%E7%9B%98%E8%B5%B0%E6%89%AC</text:a>
</text:p>
      <!--NEWS-->
      <text:h text:style-name="P10" text:outline-level="1">
<text:span text:style-name="T4">
[Thai Election] The results of the election are expected to boost retail consumption and tourism</text:span>
</text:h>
      <text:p text:style-name="P4">
Author: 联合早报 (Person)</text:p>
      <text:p text:style-name="P4">
Publisher: 联合早报 (Organization)</text:p>
      <text:p text:style-name="P4">
Published Time: 2023-05-15T08:07</text:p>
      <text:p text:style-name="P4">
Modified Time: 2023-05-15T11:29</text:p>
      <text:p text:style-name="P4">
Description: The Thai Democratic Opposition Party has achieved obvious victory in the election of Sunday (May 14). It is expected that the demand will be boosted to benefit retailers, consumer goods manufacturers and tourism operators, and support Thailand's fragile economic recovery. Bloomberg reports that according to the Thai Election Commission ...</text:p>
      <text:p text:style-name="P4">
Videos: []</text:p>
      <text:p text:style-name="P4">
Audios: []</text:p>
      <text:p text:style-name="P4">
Images: []</text:p>
      <text:p text:style-name="P4">
Type: NewsArticle</text:p>
      <text:p text:style-name="P4">
Breadcrumbs: ['即时', '国际']</text:p>
      <text:p text:style-name="P4">
Keywords: ['泰国大选', '民主派', '旅游业', '泰铢']</text:p>
      <!--METADATA-->
      <text:p text:style-name="P4">
The Thai Democratic Opposition Party has achieved obvious victory in the election of Sunday (May 14). It is expected that the demand will be boosted to benefit retailers, consumer goods manufacturers and tourism operators, and support Thailand's fragile economic recovery.</text:p>
      <text:p text:style-name="P4">
Bloomberg reports that according to the website of the Thai Election Commission <text:a xlink:type="simple" xlink:href="https://www.zaobao.com.sg/realtime/world/story20230515-1394784" text:style-name="Internet_20_link" text:visited-style-name="Visited_20_Internet_20_Link">
</text:a>
The APMP and the Thai Party are expected to win more than 280 seats among the 500 seats in the house.</text:p>
      <text:p text:style-name="P4">
If the two major opposition parties will eventually form a joint government, it is expected that the two parties will fulfill the campaign commitment, that is, the allowance of cash, raising the minimum wage, and allowance of the elderly with the elderly.</text:p>
      <text:p text:style-name="P4">
Because most Thai political parties regard the tourism industry as an industry that can quickly increase employment and income, it is expected that the new government will pay special attention to the tourism industry.</text:p>
      <text:p text:style-name="P4">
Peitan's proposal to the Thai party proposed to increase the income brought by international tourists to 3 trillion baht (about S $ 118.3 billion) by 2027, and seek to position Thailand as a regional transportation hub.</text:p>
      <text:p text:style-name="P4">
In order to increase airport capacity for the Thai party within four years, to receive 120 million international tourists and promote more bilateral visa -free travel agreements.</text:p>
      <text:p text:style-name="P4">
The results of the election are expected to drive food manufacturers to launch more products, including frozen food, food food and fast -cooked noodles, etc., driving a high consumption boom.</text:p>
      <text:p text:style-name="P4">
According to Bloomberg, the Thai baht stronger in the morning trading of the Asia -Pacific trading on Monday.</text:p>
      <text:p text:style-name="P4">
Thai baht is one of the most powerful currencies in emerging markets in Asia so far this year, and the exchange rate against the US dollar has risen by about 0.2%to $ 33.92 (about S $ 45.40).</text:p>
      <text:p text:style-name="P4">
News Source: <text:a xlink:type="simple" xlink:href="https://www.zaobao.com.sg/realtime/world/story20230515-1394790" text:style-name="Internet_20_link" text:visited-style-name="Visited_20_Internet_20_Link">
https://www.zaobao.com.sg/realtime/world/story20230515-1394790</text:a>
</text:p>
      <!--NEWS-->
      <text:h text:style-name="P10" text:outline-level="1">
<text:span text:style-name="T4">
White House: Biden and Kishida Wenxiong will meet on the 18th</text:span>
</text:h>
      <text:p text:style-name="P4">
Author: 联合早报 (Person)</text:p>
      <text:p text:style-name="P4">
Publisher: 联合早报 (Organization)</text:p>
      <text:p text:style-name="P4">
Published Time: 2023-05-15T08:23</text:p>
      <text:p text:style-name="P4">
Modified Time: 2023-05-15T08:32</text:p>
      <text:p text:style-name="P4">
Description: U.S. President Biden and Japanese Prime Minister Kishida will meet on Thursday (May 18). Reuters reported that the White House Sunday (14th) issued a statement saying that Biden and Kishida Wentox will meet in Hiroshima, Japan on Thursday. The White House announced on the 13th that Biden will be from May 18th to ...</text:p>
      <text:p text:style-name="P4">
Videos: []</text:p>
      <text:p text:style-name="P4">
Audios: []</text:p>
      <text:p text:style-name="P4">
Images: []</text:p>
      <text:p text:style-name="P4">
Type: NewsArticle</text:p>
      <text:p text:style-name="P4">
Breadcrumbs: ['即时', '国际']</text:p>
      <text:p text:style-name="P4">
Keywords: ['拜登', '岸田文雄', '七国集团', '广岛']</text:p>
      <!--METADATA-->
      <text:p text:style-name="P4">
U.S. President Biden and Japanese Prime Minister Kishida will meet on Thursday (May 18).</text:p>
      <text:p text:style-name="P4">
Reuters reported that the White House Sunday (14th) issued a statement saying that Biden and Kishida Wentox will meet in Hiroshima, Japan on Thursday.</text:p>
      <text:p text:style-name="P4">
The White House announced on the 13th that Biden will be from May 18th to 21st [] <text:a xlink:type="simple" xlink:href="https://www.zaobao.com/realtime/world/story20230514-1394638" text:style-name="Internet_20_link" text:visited-style-name="Visited_20_Internet_20_Link">
</text:a>
Essence</text:p>
      <text:p text:style-name="P4">
The U.S. government is facing the imminent federal debt issue, <text:a xlink:type="simple" xlink:href="https://www.zaobao.com/news/world/story20230512-1393991" text:style-name="Internet_20_link" text:visited-style-name="Visited_20_Internet_20_Link">
</text:a>
Essence Several Japanese media said that Biden Ruo temporarily canceled the visit to Japan. On the other side of Tian Wenxiong, it will be a big blow.</text:p>
      <text:p text:style-name="P4">
News Source: <text:a xlink:type="simple" xlink:href="https://www.zaobao.com.sg/realtime/world/story20230515-1394791" text:style-name="Internet_20_link" text:visited-style-name="Visited_20_Internet_20_Link">
https://www.zaobao.com.sg/realtime/world/story20230515-1394791</text:a>
</text:p>
      <!--NEWS-->
      <text:h text:style-name="P10" text:outline-level="1">
<text:span text:style-name="T4">
Interpretation of Ban Book | Yu Jie: After Tiananmen Massacre, writing poems is a necessary Su Xiao and "Tiananmen Main Lymental"</text:span>
</text:h>
      <text:p text:style-name="P4">
Author: None</text:p>
      <text:p text:style-name="P4">
Publisher: Radio Free Asia (Organization)</text:p>
      <text:p text:style-name="P4">
Published Time: 2023-05-15T09:00:00-04:00</text:p>
      <text:p text:style-name="P4">
Modified Time: 2023-05-05T14:32:17-04:00</text:p>
      <text:p text:style-name="P4">
Description: None</text:p>
      <text:p text:style-name="P4">
Videos: []</text:p>
      <text:p text:style-name="P4">
Audios: ["<text:a xlink:type="simple" xlink:href="https://www.rfa.org/mandarin/pinglun/wenyitiandi-cite/yj3-05012023080133.html/m0501-yj5ee.mp3/@@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88615in" draw:z-index="0">
<draw:image xlink:href="../Images/rfamandarin/2023-05-15T09-00-00-04-00/000000.png" xlink:type="simple" xlink:show="embed" xlink:actuate="onLoad" draw:mime-type="image/png"/>
</draw:frame>
On the spring and summer of 1989, students from colleges and universities in Beijing gathered in Tiananmen Square to fight for democracy, and thousands of students launched a hunger strike. <text:a xlink:type="simple" xlink:href="https://www.rfa.org/mandarin/pinglun/wenyitiandi-cite/yj3-05012023080133.html/@@images/image" text:style-name="Internet_20_link" text:visited-style-name="Visited_20_Internet_20_Link">
</text:a>
Agencence France -Presse <text:a xlink:type="simple" xlink:href="https://www.rfa.org/mandarin/pinglun/wenyitiandi-cite/yj3-05012023080133.html/m0501-yj5ee.mp3/@@stream" text:style-name="Internet_20_link" text:visited-style-name="Visited_20_Internet_20_Link">
</text:a>
<text:span text:style-name="T4">
 "Many people's June 4th" and "One person's June 4th" </text:span>
</text:p>
      <text:p text:style-name="P4">
On the 6425th anniversary, the poet Meng Lang edited and published a "Choice of the June Fourth Poems", which included a hundred poetry of poets in the Chinese circle to commemorate the June 4th poetry. In the preface of the book, Meng Lang explained the original intention of the selection of the collection of poems: as a huge historical existence, it was also a huge spiritual existence. The absence of the poet, the absence of the poet, and the absence of poetic justice are shocking and regrettable. " This collection of poems is to fill this regret.</text:p>
      <text:p text:style-name="P4">
There are many thrilling poems in this concentration of noisy poems. For example, the poet Mars wrote: "In the legend, the ashes were flushed away in the sewer/as to whether anyone entered the sewer/can they leave alive? This is another problem ... ... The sewer is our total/despair. And hope, the entrance and exit of the world. "Indeed, China is a sewer, from the tank man to Cao Shunshi, from Liu Xiaobo to Peng Lifa, all disappeared into the sewer. Then, the sewage sewage is discharged to the world. People in the Western world think that as long as 1.4 billion Chinese people are satisfied with entertaining themselves in the watery sewer that smelly, they do not have to control them. However, the "yellow scourge" never retreats to the country. After thirty years of slaughter, the scene of the massacre was repeated on the streets of Hong Kong. Then, artificial viruses from China harmed the world, but China taught the world to "copy homework" to it all over the world. The followers are that WeChat, Douyin, and Pinduoduo instantly capture the United States and Western countries. These new inventions with Chinese characteristics have extremely evil charm, which is more harmful than traditional drugs. All of this, the scourge is in June 4th and the indifference to the June 4th. For those who do not look at the mastery and cover their ears and steal the bells, the clock will ring every inch of land on the music you think.</text:p>
      <text:p text:style-name="P4">
A Salvado writer used three V Spanish words to describe Salvador: VioLenta, VIL, and Vacía. Salvador's exile writer Moya once quoted the words of the dead poet Rog Dalton. "We are not born from a seed, or a egg, but a pustules." It will be said that we are also the product of the massacre. "In the context of China, this sentence can be replaced: who is not the product of the June 4th slaughter? Like me, like Wang Yi, Su Xiaohe is also the "late person of June 4th". It's not because of cowardice, but because of age. We are just a few years younger than the child of Tiananmen's mother. Otherwise, it may be us who died on the streets of Beijing, and our mother will become the mother of Tiananmen innocently. Wang Yi in prison said: "The reason why I can become an intellectual is because I am the son of June 4th. Someone said how old you are. One of the minors. At the beginning, you murdered, can't you avoid high school students like me? "This is also Su Xiaohe's vast mind -how to commemorate June 4th?</text:p>
      <text:p text:style-name="P4">
Salvador's poet Dalton had been killed before the civil war, but he recorded the 1932 Holocaust in a poem entitled "Us" -a cruel suppression of the death of 30,000 uprising farmers and was in Repeated in the poems over and over again, "We are all descendants of 1932" -This metaphor is like Su Xiaohe, I and Wang Yi, who often described themselves as the "son of eight or nine". China is not better than Salvador's civilization and modernity. Like Salvador, "violence has always been the most commonly used method for people to solve differences and become part of social culture." As a result, death has become the only way to get rid of slavery or abandon the sin. Su Xiaohe wrote: "Death must be early/only people who die in advance/hope to become angels ./ I envy those classmates who are pressed by the tank/ Their sin is over before the body. "This is the biggest sadness of all sadness. Only this kind of sorrow can be written as a sorrow. As a result, Su Xiaohe wrote a person's sorrow alone, just as Gao Xingjian wrote his own "Lingshan" alone.</text:p>
      <text:p text:style-name="P4">
<text:span text:style-name="T4">
 Will the sister -in -law be afraid of poetry? </text:span>
</text:p>
      <text:p text:style-name="P4">
After the slaughter, what is possible to write a poem? This is a problem in Germany and China. When I thought that German politicians who were completely liquidated to the Nazi sin ran to the Nazi upgraded version of the Beijing pilgrimage, when the slave workers who used the Nazi concentration camp to make a fortune of the German industrial giants continued to use Chinese slave workers to make greater wealth today. There is no poetic in this world.</text:p>
      <text:p text:style-name="P4">
Asnano said that after Osvex, he wrote poetry is brutal. One of its examples: Hitler likes to listen to Beethoven's ninth symphony. Amo wrote in the study of Beethoven: "Hitler and the ninth symphony: let's hug, hundreds of millions of people." Of course, there is a even more shocking example: in the Hollys Memorial Hall of the Lauphon Monastery, there is a line of text next to the Tyedling Poetry Collection. The Eastern Battlefield encourages the "patriotic passion" of German soldiers.</text:p>
      <text:p text:style-name="P4">
However, Adono's "culture and barbaric dialectics" did not be established. Beethoven is not guilty, and Hollylin is not guilty; music is innocent and poetry is not guilty. German scholar Walter Yanas said intriguingly: "When there is no Oschidine, Kafka is already in Oschidin." The poetic doctor ruled the barbaric, as Emirih said in the "Celan Biography": "After the massacre, only the fabric weaving from this is only derived from the text structure of this" foundation "can ; Everything is based on mourning, based on the source of tears, this is the prerequisite for literary creation after 1945. "In the pages of the" Qi "book published in 1967, Celan wrote down A paragraph: "Do not write poetry after Oswelin (Abado): What do you think of" Poetry "here?"Facts are better than arguments. Celan wrote poems worthy of Auschwitz's disaster, such as the "Death Fuge". In the "Negative Dialectics" published in 1966, Perhaps because of Celan, Adono amended his previous saying: "People who have suffered a day after day have the right to express their rights, like a torture People have the right to scream. Therefore, you ca n’t write poems after the Oschovin concentration camp, which may be wrong. "</text:p>
      <text:p text:style-name="P4">
After Auschwitz, he still needs to write poems; after Tiananmen slaughter, he still needs to write poems. In the sense of "Poetry is a challenge to the sister -in -law", Su Xiaohe's poetry is like a dagger and a shot, cutting the tyrant's paintings, the grand leader, helmsman, mentor, core -Mao Zedong, Deng Xiaoping, Jiang Zemin, Hu Jintao and Xi Jinping, All beasts are restored to devour all things and even eat people. The image of "eating people" in Lu Xun's novels frequently appeared in Su Xiaohe's verse- "Your hunger is deep, but your teeth are stuffed with your baby's body. Eat time/eat people, eat grass and trees, eat stars, and/how many years you can eat yourself. "Beast eats yourself, it is the fate of the beast: Mao Zedong just died and became a" counter -revolutionary family ". Xi Jinping Since childhood, he has been marked with the "counter -revolutionary family". "How many lives do you have to kill alone will be called a hero with history ... ... Many years later, I saw him become a killer/before people thought that he was a scholar ./ Many years later I was revived The door saw him selling a baby/then in the wooden land, and saw him killing the boy again./Later, I went to Xuanwumen and saw the corner of his mouth. After all, it is the scholar. "Not only is the historian taught by Jiang Qing on Monday, but also the golden signboard of Wang Huning, Wang Huning, the" Three Generations of the National Division "-s at the Standing Committee of the Politburo of the Communist Party of China, he is the only professor of political science.</text:p>
      <text:p text:style-name="P4">
<text:span text:style-name="T4">
 Only the things written under the drive of anger are worth retaining </text:span>
</text:p>
      <text:p text:style-name="P4">
Different from the previous lyrical "Xiao Ya Ge", "Tiananmen Lye" is not a collection of poems that can bring a pleasant reading -just as the sorrow in the Old Testament, and the sorrow is originally a painful style. If you do n’t have a strong heart, you dare not open this collection of poems.</text:p>
      <text:p text:style-name="P4">
Reading Su Xiaohe's sorrow is like reading Moya's novels full of violence. Political and social violence exists in the air where the two writers themselves have to breathe, constitute an indispensable part of their personal experience, and they must face the daily reality and the existence of difficult existence. In Moya, characters often suffer from severe persecution delusion. They always suspect that they have been monitored and tracked. On another occasion, he explained his language style like this: "I live in a violent reality, a rough and ugly reality, where the crime is regarded as the highest value, and the whole society is dominated by the worst nature of human beings. ... I need to find a style of writing that can pass on such a realistic writing. Yes, I cannot adopt it. For example, Gentler's exaggerated style, or the Baroque style, tells how a person's head is connected to the head. There are several types of bullets, because it is in reality: bang, bang, bang, that's it. "In October 2018, in an interview with the editor -in -chief of the" Love Hehua Literature "magazine, Moya also pointed out: "Violence is part of the tendency of people's innate, and civilization is a process that controls it and finds it another export. I come from a place where violence still needs to be tamed by civilization. The killing behavior of one of the most serious manifestations is endless, and it is not uncommon. As a fictional literature creator ... Describing violence itself is never my purpose. I am interested in digging people's hearts and observing human enthusiasm for violence for violence. How is it rising a little bit? "</text:p>
      <text:p text:style-name="P4">
Similarly, Su Xiaohe also comes from a place where violence and trampling civilization unscrupulously. Even the highest rulers were victims of prisons, but after they took power, they desperately stamped the prison, and even turned every city, every community, and each high -rise building into prison. After the Tiananmen slaughter, the people were scared, domesticated, and voluntarily slavery. The principle that people followed was not what Kafka said "holding up means everything", but what Yu Hua and Mo Yan said. Do everything. " Angry became a scarce quality. Mother Teresa's famous saying "love until injury" may be modified to "anger until injury". I read anger in Su Xiaohe's poem- "I walked from the world to the world with my heart/my heart full of inexplicable anger." No need to suppress or cover up the anger, as Moa said The written things are worth retaining; once the tenderness emerges, you will no longer be yourself. "The poet was angry and sorrowful.</text:p>
      <text:p text:style-name="P4">
Gun, bullets, tanks, fire, knife, blood, blood, incurable disease, grave, ash, virus, death, ghost, cell, Tiananmen, blood bubbles full of blood, corrupt bodies ... When Lye ", readers will continue to encounter these words, as if they are hit by a wave of thunder and lightning. "When people walk through the flowers full of flowers/you will not know, a red rose under/last year's death is rotten in the soil this year." "She first planted a few carnations in the wooden land/ /Then I walked towards the sound of gunfire ./ Every time Aunt Ding did this/she could hear the sound of gunfire ./ I just thought it was an illusion/later after investigation and analysis/proved that the gunfire was ringing. "" I prayed The dead teenager must be resurrected/his body will not die/he will become a mirror of this country. "In China, there is no need to go to the cinema to watch horror movies. The reality is a horror movie one after another. Su Xiaohe is a poet and a photographer. He faithfully recorded the terrorist incidents from the square to the countryside. The iron chain woman who was imprisoned as a slave and a maternal machine had a grass -snake gray line between tragedy and tragedy. If you do not explore the source, you may be reduced to the protagonist of the next tragedy.</text:p>
      <text:p text:style-name="P4">
<text:span text:style-name="T4">
 Like a baby, crying while crying, he shouted his father’s name </text:span>
</text:p>
      <text:p text:style-name="P4">
However, the only angry poetry is not a good poem. In addition to anger, compassion, comfort and hope.</text:p>
      <text:p text:style-name="P4">
The two cities of Soma and Gomorra were deeply criminal. People complained that God would destroy them. Abraham pleaded with God, "Will you forgive that city for the fifty -righteous people?" After getting God's promise, he had to go into a bargain and continue to bargain from God. Forty -five, twenty, and even ten, in the end God promised: "For the sake of those ten people, I will not destroy that city."We are not the murderers on the square, nor are we murdering orders, wearing white gloves, and spitting along the place. However, as a Christian, Su Xiaohe understood that we were part of the heinous sin of China after June 4th, and we were not outside of these sins. We need memory and confession. Although God's grace is given in vain, how can the door open if you don't knock on the door? Su Xiaohe is writing poems and knocking on the door.</text:p>
      <text:p text:style-name="P4">
The poetry after Tiananmen Massacre does not require cheap lyric, no illusory justice, but the tears and sorrows of sorrows and sorrows flowing into the river. In this poem concentration, the soul song, pigeon, spring, flowers, rain, olive trees, starry sky, angels, mothers, friends, babies, girls, salt, children's songs, hometown ... High frequency appears- "Pigeons flying at low altitude, ants swimming in dust/they comfort each other, like a long -lasting scenery." "We go together, take the desolate road/strive to arrive early, the next ferry. "" Let me love you, I love the world for many years,//then people have a lot of people, all over the earth./A face, like rain flowing in the sky,/every drop of rain, all have their own own own. Meaning. "," Go back, don't look back, don't look back/like a baby crying, calling his father's name while crying. "" Like a lamb to eat olive branches, and then encounter the wolf group/when you stop, the sufferings in this life will be It's over. "These verses, washed the lead, faced the sky, did not show off any skills and words, but just to accept God's light humility, it was enough to soothe people. Mountain darkly, vista. The apes on both sides of the strait couldn't cry, and the light boat had exceeded the mountains. Without God's intervention, China would not be able to get rid of the historical cycle of "ghost push", and the Chinese could not end their life's suffering.</text:p>
      <text:p text:style-name="P4">
I am not a poet, but I know that the poet is like a doctor; I do n’t write poems, but I know that good poems are like medicine. When Manema talked with Sol Bely, a close friend of decades like a day, the latter defined "in writing, my job is myself", he pursued "Kafka said "The big and clear answer" - "In writing, all these are about what is true and what you can believe, what you can believe, and what you can't believe, all become real, and then you have it, and then you have it. The volunteer is bright and the ground is found out for them. "Looking forward to Su Xiaohe to continue writing, because it must be an eulogy after the sorrow.</text:p>
      <text:p text:style-name="P4">
(The article only represents the personal position and point of view of the special commentator)</text:p>
      <text:p text:style-name="P4">
News Source: <text:a xlink:type="simple" xlink:href="https://www.rfa.org/mandarin/pinglun/wenyitiandi-cite/yj3-05012023080133.html" text:style-name="Internet_20_link" text:visited-style-name="Visited_20_Internet_20_Link">
https://www.rfa.org/mandarin/pinglun/wenyitiandi-cite/yj3-05012023080133.html</text:a>
</text:p>
      <!--NEWS-->
      <text:h text:style-name="P10" text:outline-level="1">
<text:span text:style-name="T4">
Biden said on the 16th to meet with McCarthy to be optimistic about federal debt negotiations</text:span>
</text:h>
      <text:p text:style-name="P4">
Author: 联合早报 (Person)</text:p>
      <text:p text:style-name="P4">
Publisher: 联合早报 (Organization)</text:p>
      <text:p text:style-name="P4">
Published Time: 2023-05-15T09:04</text:p>
      <text:p text:style-name="P4">
Modified Time: 2023-05-15T09:20</text:p>
      <text:p text:style-name="P4">
Description: US President Biden said that he and the House Speaker McCarthy and other Congress leaders planned to meet again on Tuesday (May 16) to try to resolve the deadlock between the two parties to increase the upper limit of the federal debt to avoid the first debt default in the United States. Biden on the 14th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 '债务违约', '拜登', '麦卡锡']</text:p>
      <!--METADATA-->
      <text:p text:style-name="P4">
US President Biden said that he and the House Speaker McCarthy and other Congress leaders planned to meet again on Tuesday (May 16) to try to resolve the deadlock between the two parties to increase the upper limit of the federal debt to avoid the first debt default in the United States.</text:p>
      <text:p text:style-name="P4">
<draw:frame draw:style-name="fr1" draw:name="Image56" text:anchor-type="as-char" svg:width="6.9236in" svg:height="4.615733in" draw:z-index="0">
<draw:image xlink:href="../Images/zaobao world/2023-05-15T09-04/000000.png" xlink:type="simple" xlink:show="embed" xlink:actuate="onLoad" draw:mime-type="image/png"/>
</draw:frame>
On the 14th, Biden told the media while riding a bicycle near the traveler near Tellahua's home that he was optimistic about the federal debt negotiations with the Republican leader of Congress. (Agence France -Presse)</text:p>
      <text:p text:style-name="P4">
According to Bloomberg and Agence France -Presse, Bayeng told reporters when Bicycles ride a bicycle near the seaside of the Sunday's home in Tella Hua Prefecture, and expressed optimism with Republican leaders.</text:p>
      <text:p text:style-name="P4">
Biden refused to disclose what consultations between the two parties proposed. He only said: "I still maintain optimism because I am born to be a Lotte. But I really think they and we both want to reach an agreement. I think we can do it."</text:p>
      <text:p text:style-name="P4">
A person who is familiar with the relevant discussion confirm that Biden and Congress leaders are expected to meet on Tuesday, but the final arrangement has not yet been finalized and it may still change.</text:p>
      <text:p text:style-name="P4">
The International Monetary Fund (IMF) warned on May 11 that if the United States had debt defaults, it would have a "very serious impact" on the United States and the global economy, and urged Democratic and Republicans to reach a consensus on an imminent debt limit.</text:p>
      <text:p text:style-name="P4">
The U.S. Treasury said that as of May 10, the Ministry of Finance had assisted the special measures for government bills to pay government bills only $ 88 billion (about $ 117.8 billion). US Finance Minister Yellen said earlier this month, <text:a xlink:type="simple" xlink:href="https://www.zaobao.com/realtime/world/story20230502-1389729" text:style-name="Internet_20_link" text:visited-style-name="Visited_20_Internet_20_Link">
</text:a>
 。</text:p>
      <text:p text:style-name="P4">
News Source: <text:a xlink:type="simple" xlink:href="https://www.zaobao.com.sg/realtime/world/story20230515-1394798" text:style-name="Internet_20_link" text:visited-style-name="Visited_20_Internet_20_Link">
https://www.zaobao.com.sg/realtime/world/story20230515-1394798</text:a>
</text:p>
      <!--NEWS-->
      <text:h text:style-name="P10" text:outline-level="1">
<text:span text:style-name="T4">
Ministry of Finance: Debt defaults may cause millions of people to unemployment</text:span>
</text:h>
      <text:p text:style-name="P4">
Publisher: 法新社</text:p>
      <text:p text:style-name="P4">
Published Time: 2023-05-15T09:32:08+00:00</text:p>
      <text:p text:style-name="P4">
Modified Time: 2023-05-15T09:05:01+00:00</text:p>
      <text:p text:style-name="P4">
Description: (Agence France -Presse, Washington, 14th) The negotiation of the debt agreement on the United States is expected to be resumed this week. The President's Biden government warned again today that if debt defaults will bring a lot of "disaster" consequences such as the econom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5-15T09-32-08-00-00/000000.png" xlink:type="simple" xlink:show="embed" xlink:actuate="onLoad" draw:mime-type="image/png"/>
</draw:frame>
For a few weeks, policy makers, bankers and White House have been warned that the United States is on the verge of debt defaults. Debtition may cause serious consequences, including the decline of the economy and triggering global financial risks.</text:p>
      <text:p text:style-name="P4">
The Congressional Budget Office predicts on the 12th that if Congress cannot reaching an agreement on raising the upper limit of government expenditure and Biden, the United States may default on debt by June 15.</text:p>
      <text:p text:style-name="P4">
Wally Adeyemo, deputy minister of Finance, said, "We shouldn't go to such fields in the" State of theunion "of" CNN "talk show" State of THEUNION "today.</text:p>
      <text:p text:style-name="P4">
He reiterated the government's position and called on members to end the deadlock to raise the US debt to raise debt.</text:p>
      <text:p text:style-name="P4">
He said: "If Congress cannot increase the upper limit of debt bonds before reversing debts, we will fall into a recession, which will be a big disaster."</text:p>
      <text:p text:style-name="P4">
"The United States has never reversed debt, and it is not enough now."</text:p>
      <text:p text:style-name="P4">
Biden and Republican leaders have been extended to the new round of debt -raising the upper limit of debt bonds from all walks of life to this week.</text:p>
      <text:p text:style-name="P4">
Ediemo admits that the "constructive" staff level negotiation is underway, but it does not agree that the Republican party says that Biden does not want to control the federal budget.</text:p>
      <text:p text:style-name="P4">
He said: "The president has drawn a 10 -year plan to delete the $ 3 trillion deficit." This refers to worshiping the proposed budget announced in March.</text:p>
      <text:p text:style-name="P4">
He said that Congress leader should try to finalize the fiscal policy agreement. "But at the same time as the dialogue, there is no reason not to increase the upper limit of debt bonds and avoid the country's debt. The debt reverse may cause serious recession and lead to millions of people unemployment." (Translator: Zheng Shiyun/Calculate: Chen Zhengyi)</text:p>
      <text:p text:style-name="P4">
News Source: <text:a xlink:type="simple" xlink:href="https://www.rfi.fr/cn/%E5%9B%BD%E9%99%85%E6%8A%A5%E9%81%93/20230515-%E7%BE%8E%E8%B4%A2%E6%94%BF%E9%83%A8-%E5%80%BA%E5%8A%A1%E8%BF%9D%E7%BA%A6%E6%81%90%E5%AF%BC%E8%87%B4%E6%95%B0%E7%99%BE%E4%B8%87%E4%BA%BA%E5%A4%B1%E4%B8%9A" text:style-name="Internet_20_link" text:visited-style-name="Visited_20_Internet_20_Link">
https://www.rfi.fr/cn/%E5%9B%BD%E9%99%85%E6%8A%A5%E9%81%93/20230515-%E7%BE%8E%E8%B4%A2%E6%94%BF%E9%83%A8-%E5%80%BA%E5%8A%A1%E8%BF%9D%E7%BA%A6%E6%81%90%E5%AF%BC%E8%87%B4%E6%95%B0%E7%99%BE%E4%B8%87%E4%BA%BA%E5%A4%B1%E4%B8%9A</text:a>
</text:p>
      <!--NEWS-->
      <text:h text:style-name="P10" text:outline-level="1">
<text:span text:style-name="T4">
Comments | Fu Shenqi: Fighting Wolf Diplomacy</text:span>
</text:h>
      <text:p text:style-name="P4">
Author: None</text:p>
      <text:p text:style-name="P4">
Publisher: Radio Free Asia (Organization)</text:p>
      <text:p text:style-name="P4">
Published Time: 2023-05-15T09:34:28-04:00</text:p>
      <text:p text:style-name="P4">
Modified Time: 2023-05-15T09:34:28-04:00</text:p>
      <text:p text:style-name="P4">
Description: None</text:p>
      <text:p text:style-name="P4">
Videos: []</text:p>
      <text:p text:style-name="P4">
Audios: ["<text:a xlink:type="simple" xlink:href="https://www.rfa.org/mandarin/pinglun/fushenqi/fsq-051520230933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4.612011in" draw:z-index="0">
<draw:image xlink:href="../Images/rfamandarin/2023-05-15T09-34-28-04-00/000000.png" xlink:type="simple" xlink:show="embed" xlink:actuate="onLoad" draw:mime-type="image/png"/>
</draw:frame>
Chinese Ambassador to France, Lusha Ye <text:a xlink:type="simple" xlink:href="https://www.rfa.org/mandarin/pinglun/fushenqi/fsq-05152023093335.html/@@images/image" text:style-name="Internet_20_link" text:visited-style-name="Visited_20_Internet_20_Link">
</text:a>
Reuters picture <text:a xlink:type="simple" xlink:href="https://www.rfa.org/mandarin/pinglun/fushenqi/fsq-05152023093335.html/@@stream" text:style-name="Internet_20_link" text:visited-style-name="Visited_20_Internet_20_Link">
</text:a>
After Emperor Xi, the diplomacy of the Communist Party of China showed the aggressive provocative style, and the popular movie "War Wolf" just reflected this style. Therefore, the international community called the CCP's diplomacy " "" ".</text:p>
      <text:p text:style-name="P4">
The very hot diplomat, Lu Shaye, was even more popular, adding a strong stroke to the Fortune Wolf Diplomacy. When talking about Crimea's belonging, Lu said: "From the perspective of international law, it can even be said that those former Soviet countries have no effective international law status because there is no international agreement to determine their status as a sovereign state." Minghuo's arbitrarily denied the sovereignty of the former Soviet franchisees such as Ukraine and rectified Russia's aggression. It is even more domineering than Russian diplomats. Ambassador Lu's name Sakano and "Sakano" are highly homophonic, and the foreign diplomacy may become popular words.</text:p>
      <text:p text:style-name="P4">
Some commentators believe that the remarks of Lu and other fighting wolf diplomats have damaged the interests of the CCP country, which should be played by them. In fact, at the beginning of the Xi, he positioned himself as a great rejuvenation, and he must also build a "community of human destiny". It is necessary to promote the "dare to bright sword" of a tough country. He said to foreign reporters: "Some foreigners who have been full of doing things are pointed at our affairs. China does not output the revolution, and the two will not output hunger and poverty. "This is the remarks template of the wolf diplomat. Therefore, Wang Yi, who has a distinctive posture, was promoted from the Foreign Minister to the director of the Central Foreign Affairs Office, and was promoted to a member of the Politburo at the age of 69 to become a member of the Politburo and ranked among the highest power institutions. Qin Gang, who is also counted as a war -fighting wolf, has been improved. From the deputy ministerial level, the deputy ministerial level, the current State Councilor and Foreign Minister, have become the youngest vice -national leaders of the Chinese Communist Party today. Besides, after Lushaya's remarks in Senegal in Senegal, in 2009, they were promoted to African Division of the Ministry of Foreign Affairs. After the entrance to the stage, the deputy mayor in Wuhan increased the experience and qualifications in 2015 and 2016. He is the director of the Policy Research Bureau of the Central Foreign Affairs Leading Group of the Central Foreign Affairs Work Leading Group. Lu's remarks were strongly condemned by the international community, and 80 members of the European Parliament issued an open letter, calling on the French government to list Lusha as a "unpopular figure" and expel the country. But the official statement of the Chinese Communist Party is still a circle with a circle.</text:p>
      <text:p text:style-name="P4">
Xi Emperor continued to be the dream of the Chinese Empire who was over the world, and the dream built a community of human destiny, so his wolf diplomatic or wild diplomacy would not converge.</text:p>
      <text:p text:style-name="P4">
Recently, the CCP diplomats in Canada have collected Canadian lawmakers and family members of the family, which has been exposed, which has triggered strong anti -China emotions in Canada. Not long ago, the diplomats in the UK beating the Hong Kong people, and so on. This series of incidents show that the war wolf is not limited to the label gun, but the country is stretched out of his teeth to bite. Battle wolf's teeth grinned the world to alert the world!Make the world abandon!</text:p>
      <text:p text:style-name="P4">
The Emperor Xi will be the enemy of the world regardless of the trend of history. It is inevitable to drag China into the abyss with the wolf that follows the wolf. It is impossible for the Chinese people to suffer and pay a heavy price for this.</text:p>
      <text:p text:style-name="P4">
(The article only represents the personal position and point of view of the special commentator)</text:p>
      <text:p text:style-name="P4">
News Source: <text:a xlink:type="simple" xlink:href="https://www.rfa.org/mandarin/pinglun/fushenqi/fsq-05152023093335.html" text:style-name="Internet_20_link" text:visited-style-name="Visited_20_Internet_20_Link">
https://www.rfa.org/mandarin/pinglun/fushenqi/fsq-05152023093335.html</text:a>
</text:p>
      <!--NEWS-->
      <text:h text:style-name="P10" text:outline-level="1">
<text:span text:style-name="T4">
The United States restricts Chinese people to buy land and buy house? Not all the truth</text:span>
</text:h>
      <text:p text:style-name="P4">
Author: None (Language: zh)</text:p>
      <text:p text:style-name="P4">
Publisher: None</text:p>
      <text:p text:style-name="P4">
Time: 2023-05-15T09:41:00Z</text:p>
      <text:p text:style-name="P4">
Description: Multi -state governments in the United States plan to legislate to restrict the purchase of land in the Chinese government and even individuals have caused a lot of discussions in the Chinese circle of the United States. Many people have taken action. At the same time, there are a lot of fake news in the relevant information spread on the Internet.</text:p>
      <text:p text:style-name="P4">
Videos: []</text:p>
      <text:p text:style-name="P4">
Images: ["<text:a xlink:type="simple" xlink:href="https://static.dw.com/image/61461056_303.jpg" text:style-name="Internet_20_link" text:visited-style-name="Visited_20_Internet_20_Link">
61461056_303.jpg</text:a>
", "<text:a xlink:type="simple" xlink:href="https://static.dw.com/image/65378725_401.jpg" text:style-name="Internet_20_link" text:visited-style-name="Visited_20_Internet_20_Link">
65378725_401.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text:p>
      <text:p text:style-name="P4">
Keywords: ['德中关系', '奥巴马', '岛屿主权争端', '专题报道：全景观看“习马会”', '中国', '中共十九大', '美国']</text:p>
      <text:p text:style-name="P4">
Id: 65625492</text:p>
      <!--METADATA-->
      <text:p text:style-name="P4">
<text:a xlink:type="simple" xlink:href="https://www.dw.com/zh/overlay/image/article/65625492/61461056" text:style-name="Internet_20_link" text:visited-style-name="Visited_20_Internet_20_Link">
 <draw:frame draw:style-name="fr1" draw:name="Image59" text:anchor-type="as-char" svg:width="6.9236in" svg:height="3.896998in" draw:z-index="0">
<draw:image xlink:href="../Images/dwzh/2023-05-15T09-41-00Z/61461056_303.jpg" xlink:type="simple" xlink:show="embed" xlink:actuate="onLoad" draw:mime-type="image/jpeg"/>
</draw:frame>
</text:a>
Buying a house Real Estate is one of the important part of the "American Dream" in many people's hearts</text:p>
      <text:p text:style-name="P4">
(Voice of Germany Chinese website) In the past few days, major American Chinese information websites have reportedly reported that "Louisiana prohibits Chinese people from buying rental houses", and Chinese students who stay in the United States to find a work forum "one acre and three points" There are related posts, and the WeChat groups of hundreds of Chinese people where the reporters are located also discussed this matter with a warm discussion. Some people replied that "I didn't expect renting a house." New Century China Election Act.</text:p>
      <text:p text:style-name="P4">
However, most of these information that reposted and shared between the Chinese communities were not very comprehensive, and it lacked some key modifications and supplements after the bill was proposed. For example, the HB537 Act of Louisiana, the latest version of the bill of bills, only retains hostile countries that are hostile to the United States -including China (including the Hong Kong Special Administrative Region), Cuba, Iran, North Korea, Russia, Venezuela -Buy The restrictions on leasing or acquisition of land have been canceled the restrictions on "individuals who have hostile countries that are hostile to the United States". This means that even if the bill is approved, the Chinese government will be restricted, Chinese companies or other entities, not individuals. The bill has not yet become a law, but a hearing was held by the state House of Representatives on May 15th. After the hearing, it still needs to be approved by voting and the governor to become a law.</text:p>
      <text:h text:style-name="P12" text:outline-level="3">
<text:span text:style-name="T4">
Texas and other states have not yet been completed</text:span>
</text:h>
      <text:p text:style-name="P4">
"These self -media know nothing about legislative procedures." Ms. Qin, who lives in Austin, Texas, is very disappointed with these self -media and bloggers who have not been truthfully reported. The opposition between Chinese and Americans is also opposed by Chinese people and Chinese people in China, and the opposition between Chinese people living in the United States "Blue State and" Red State ". She believes that these self -media rumors are not conducive to the real organization of the Chinese to protest these bills. "For example, some bills have not passed yet, but have completed a certain process. Since the media said 'passed', those who read the article will feel that the bill has become a foregone conclusion. Then go to fight. "Ms. Qin said that if these self -media really want to speak for the Chinese in the United States," that should call on the Chinese to participate in political issues, even if they call local members of the local members. "</text:p>
      <text:p text:style-name="P4">
Mr. Zheng, who lives in Dallas, has begun to protest the SB147 bill in Texas in the process of legislation since January. In the original version of the SB147 Act, it limits the purchase of land for Chinese citizens, but so far, the US green card holder has been exempted from outside, and it has also allowed Chinese citizens to buy houses used for self -occupation. He believes that this concession is related to many Chinese people's persistent protests. He didn't care much about local politics before he started forming a group with the Chinese who had the same ideas. He told reporters that there are lawyers in the group and real estate developers related to interests, but most people are "Xiaobai" that do not know much about American politics. Know. The organization in the group is relatively loose. Some people have spent a lot of time to call and write publicity copywriting, but many people are not willing to invest too much time and money. Even many people are targeting other political issues on other political issues. There are also differences in their views. But everyone still has the idea of seeking common ground while shelving differences, and they can make a force. "We have a parade. After finding a phone call on the Internet, we will call to protest, or drive the hearing scene after the time when the bill of hearing is found." Although the current bill no longer affects his and his family in the United States in the United States , But he decided to continue to protest. "Because after more and more bills, discrimination against the Chinese will become more and more common. People will discriminate against you if you look at your appearance, and you will not know that you are a American citizen, the US green card, or only a US visa. "</text:p>
      <text:h text:style-name="P12" text:outline-level="3">
<text:span text:style-name="T4">
Florida Act Passing the Chinese to continue fighting</text:span>
</text:h>
      <text:p text:style-name="P4">
Other similar bills in the legislative procedures include the HB379 Act of Alabama, and the Florida Act SB264 has been signed by the governor De Santis as a law and is formally implemented on July 1 this year. The countries that are restricted in the bill include China, Russia, Iran, North Korea, Cuba, Venezuela, and Syria, but only Chinese citizens are restricted to buying land and houses in the whole state of Florida. However, there are also exceptions. The green card holder is not affected. Chinese people with US visas (except for tourism visas) can buy real estate less than two hectares for living.</text:p>
      <text:p text:style-name="P4">
<draw:frame draw:style-name="fr1" draw:name="Image60" text:anchor-type="as-char" svg:width="6.9236in" svg:height="3.896998in" draw:z-index="0">
<draw:image xlink:href="../Images/dwzh/2023-05-15T09-41-00Z/65378725_401.jpg" xlink:type="simple" xlink:show="embed" xlink:actuate="onLoad" draw:mime-type="image/jpeg"/>
</draw:frame>
Governor of Florida Desantis has signed a limitation of a Chinese house buying bill (information picture)</text:p>
      <text:p text:style-name="P4">
The bill passed through the overwhelming inheritance rate of 95:17 in the Florida Senate. The supported members believed that the bill protected US national security. The Chinese Rights Protection Organization "Chineseamerican Legal Defenseall" stated that it would immediately start legal procedures in order to overthrow the discriminatory bill. The organization wrote in its WeChat public account article: "We expected to go to the Florida court about a week to prosecute the case and submit to the court to prevent the law from taking effect." After the WeChat ban was released, the "US WeChat User Federation", which was established by five Chinese lawyers, including Zhu Keliang, Cao Ying, Yuan Gang, Ni Fei, and Wu Shengyang. They sued President Trump and asked the court <text:a xlink:type="simple" xlink:href="https://www.dw.com/zh/zh/美法官挡微信禁令-华盛顿踢铁板/a-54998167" text:style-name="Internet_20_link" text:visited-style-name="Visited_20_Internet_20_Link">
</text:a>
Essence On March 3 this year, the organization published on the official website of "the presence of a donation proposal to overthrow the preparation of Chinese people from purchasing the real estate bill". Now Georgia's bill has no longer continued to advance, and Texas' bill has not yet become a law. As of the evening of May 14th, the organization raised more than 110,000 US dollars on the GofundMe of the crowdfunding platform.</text:p>
      <text:p text:style-name="P4">
However, the Chinese group's position on this issue is not "iron plate". In the American Chinese community, there are many influential self -media "Mo Shang America" and wrote: "The bill does not affect Chinese residents who have legal visas living in the United States to buy their own housing." The blogger believes that the bill "focuses on restricting many countries that are hostile to the United States to buy land in the United States." He also believes that the WeChat article does not explain that the bill is not clear about Chinese residents or Chinese citizens who have legal status in the United States. The article stated that what Chinese in the United States should do not propagate how the United States excludes Chinese, but "to urge the Chinese to supervise their government to improve Sino -US relations, and remove it from the list of 7 countries as soon as possible."</text:p>
      <ul>
        <li>
<draw:frame draw:style-name="fr1" draw:name="Image61" text:anchor-type="as-char" svg:width="6.9236in" svg:height="3.896998in" draw:z-index="0">
<draw:image xlink:href="../Images/dwzh/2023-05-15T09-41-00Z/64640006_303.jpg" xlink:type="simple" xlink:show="embed" xlink:actuate="onLoad" draw:mime-type="image/jpeg"/>
</draw:frame>
##### "Balloon" incident exacerbates the tension between the United States and China</li>
      </ul>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62" text:anchor-type="as-char" svg:width="6.9236in" svg:height="3.896998in" draw:z-index="0">
<draw:image xlink:href="../Images/dwzh/2023-05-15T09-41-00Z/64640851_303.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63" text:anchor-type="as-char" svg:width="6.9236in" svg:height="3.896998in" draw:z-index="0">
<draw:image xlink:href="../Images/dwzh/2023-05-15T09-41-00Z/64636821_303.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64" text:anchor-type="as-char" svg:width="6.9236in" svg:height="3.896998in" draw:z-index="0">
<draw:image xlink:href="../Images/dwzh/2023-05-15T09-41-00Z/64639698_303.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65" text:anchor-type="as-char" svg:width="6.9236in" svg:height="3.896998in" draw:z-index="0">
<draw:image xlink:href="../Images/dwzh/2023-05-15T09-41-00Z/64639569_303.jpg" xlink:type="simple" xlink:show="embed" xlink:actuate="onLoad" draw:mime-type="image/jpeg"/>
</draw:frame>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draw:frame draw:style-name="fr1" draw:name="Image66" text:anchor-type="as-char" svg:width="6.9236in" svg:height="3.896998in" draw:z-index="0">
<draw:image xlink:href="../Images/dwzh/2023-05-15T09-41-00Z/64639728_303.jpg" xlink:type="simple" xlink:show="embed" xlink:actuate="onLoad" draw:mime-type="image/jpeg"/>
</draw:frame>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draw:frame draw:style-name="fr1" draw:name="Image67" text:anchor-type="as-char" svg:width="6.9236in" svg:height="3.896998in" draw:z-index="0">
<draw:image xlink:href="../Images/dwzh/2023-05-15T09-41-00Z/64641001_303.jpg" xlink:type="simple" xlink:show="embed" xlink:actuate="onLoad" draw:mime-type="image/jpeg"/>
</draw:frame>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美国多地限制中国人买地买房？不全是真相/a-65625492" text:style-name="Internet_20_link" text:visited-style-name="Visited_20_Internet_20_Link">
https://www.dw.com/zh/美国多地限制中国人买地买房？不全是真相/a-65625492?maca=chi-rss-chi-all-1127-rdf</text:a>
</text:p>
      <!--NEWS-->
      <text:h text:style-name="P10" text:outline-level="1">
<text:span text:style-name="T4">
Huaying: Russian mercenaries call the head of the Russian army to deploy the Russian army</text:span>
</text:h>
      <text:p text:style-name="P4">
Author: 联合早报 (Person)</text:p>
      <text:p text:style-name="P4">
Publisher: 联合早报 (Organization)</text:p>
      <text:p text:style-name="P4">
Published Time: 2023-05-15T09:59</text:p>
      <text:p text:style-name="P4">
Modified Time: 2023-05-15T12:11</text:p>
      <text:p text:style-name="P4">
Description: "Washington Post" reported on Sunday (May 14) that the Russian mercenaries of the Russian mercenaries, the head of the Wagner Group, proposed to the Ukrainian government. Location. Ukraine rejected ...</text:p>
      <text:p text:style-name="P4">
Videos: []</text:p>
      <text:p text:style-name="P4">
Audios: []</text:p>
      <text:p text:style-name="P4">
Images: []</text:p>
      <text:p text:style-name="P4">
Type: NewsArticle</text:p>
      <text:p text:style-name="P4">
Breadcrumbs: ['即时', '国际']</text:p>
      <text:p text:style-name="P4">
Keywords: ['俄乌战争', '情报', '华盛顿邮报']</text:p>
      <!--METADATA-->
      <text:p text:style-name="P4">
"Washington Post" reported on Sunday (May 14) that the Russian mercenaries of the Russian mercenaries, the head of the Wagner Group, proposed to the Ukrainian government. Location.</text:p>
      <text:p text:style-name="P4">
Ukraine rejected the proposal.</text:p>
      <text:p text:style-name="P4">
The Armed Forces of the Wagner Group have been standing at the front line of Russia's bloody offense, and it is the main force to capture Bachmut.</text:p>
      <text:p text:style-name="P4">
The report quoted the US intelligence document that was leaked that in order to allow the Ukraine to withdraw from Bachomut, Porigerz opened the exchange conditions for the Ukraine's information department to inform the Ukraine's intelligence department in January this year.</text:p>
      <text:p text:style-name="P4">
Huayai said that Porigin made this suggestion through the contact person between him and the Ukraine intelligence department.</text:p>
      <text:p text:style-name="P4">
Pricigo is a close ally of Russian President Putin. Zeng Zeng said that his mercenaries would withdraw from Bachmut unless they immediately obtained their urgent ammunition.</text:p>
      <text:p text:style-name="P4">
In a voice information of Porigo in last Tuesday (May 9), if he and his subordinates abandon Bach Mutter, they will be regarded as rebelrs.</text:p>
      <text:p text:style-name="P4">
American White House spokesman refused to comment on the report. The report from Huaying is a confidential document leaked by Discord, a real -time communication platform on a free network.</text:p>
      <text:p text:style-name="P4">
News Source: <text:a xlink:type="simple" xlink:href="https://www.zaobao.com.sg/realtime/world/story20230515-1394806" text:style-name="Internet_20_link" text:visited-style-name="Visited_20_Internet_20_Link">
https://www.zaobao.com.sg/realtime/world/story20230515-1394806</text:a>
</text:p>
      <!--NEWS-->
      <text:h text:style-name="P10" text:outline-level="1">
<text:span text:style-name="T4">
Perhaps democracy? Ideal and reality "candidates"</text:span>
</text:h>
      <text:p text:style-name="P4">
Author: None (Language: zh)</text:p>
      <text:p text:style-name="P4">
Publisher: None</text:p>
      <text:p text:style-name="P4">
Time: 2023-05-15T10:04:00Z</text:p>
      <text:p text:style-name="P4">
Description: When talking about politics in Taiwan, can you not discuss China at all, do not discuss cross -strait relations and unified independence issues? The Taiwanese drama "Candidates -Creator" created this possibility. In the play, the staff of the Wenzhuang is the focus, and it is for the future possible election campaign for the Taiwanese, and then it brings healing; however, for the Chinese people, the impact may be greater from the current reality of the Chinese Taiwanese drama.</text:p>
      <text:p text:style-name="P4">
Videos: []</text:p>
      <text:p text:style-name="P4">
Images: ["<text:a xlink:type="simple" xlink:href="https://static.dw.com/image/65625803_303.jpg" text:style-name="Internet_20_link" text:visited-style-name="Visited_20_Internet_20_Link">
65625803_303.jpg</text:a>
", "<text:a xlink:type="simple" xlink:href="https://static.dw.com/image/65625199_401.jpg" text:style-name="Internet_20_link" text:visited-style-name="Visited_20_Internet_20_Link">
65625199_401.jpg</text:a>
", "<text:a xlink:type="simple" xlink:href="https://static.dw.com/image/49470686_303.jpg" text:style-name="Internet_20_link" text:visited-style-name="Visited_20_Internet_20_Link">
49470686_303.jpg</text:a>
", "<text:a xlink:type="simple" xlink:href="https://static.dw.com/image/49470656_303.jpg" text:style-name="Internet_20_link" text:visited-style-name="Visited_20_Internet_20_Link">
49470656_303.jpg</text:a>
", "<text:a xlink:type="simple" xlink:href="https://static.dw.com/image/49470639_303.jpg" text:style-name="Internet_20_link" text:visited-style-name="Visited_20_Internet_20_Link">
49470639_303.jpg</text:a>
", "<text:a xlink:type="simple" xlink:href="https://static.dw.com/image/49470623_303.jpg" text:style-name="Internet_20_link" text:visited-style-name="Visited_20_Internet_20_Link">
49470623_303.jpg</text:a>
", "<text:a xlink:type="simple" xlink:href="https://static.dw.com/image/49470592_303.jpg" text:style-name="Internet_20_link" text:visited-style-name="Visited_20_Internet_20_Link">
49470592_303.jpg</text:a>
", "<text:a xlink:type="simple" xlink:href="https://static.dw.com/image/49470576_303.jpg" text:style-name="Internet_20_link" text:visited-style-name="Visited_20_Internet_20_Link">
49470576_303.jpg</text:a>
", "<text:a xlink:type="simple" xlink:href="https://static.dw.com/image/49470560_303.jpg" text:style-name="Internet_20_link" text:visited-style-name="Visited_20_Internet_20_Link">
49470560_303.jpg</text:a>
", "<text:a xlink:type="simple" xlink:href="https://static.dw.com/image/65625819_401.jpg" text:style-name="Internet_20_link" text:visited-style-name="Visited_20_Internet_20_Link">
65625819_401.jpg</text:a>
", "<text:a xlink:type="simple" xlink:href="https://static.dw.com/image/65625213_401.jpg" text:style-name="Internet_20_link" text:visited-style-name="Visited_20_Internet_20_Link">
65625213_401.jpg</text:a>
", "<text:a xlink:type="simple" xlink:href="https://static.dw.com/image/65625184_401.jpg" text:style-name="Internet_20_link" text:visited-style-name="Visited_20_Internet_20_Link">
65625184_401.jpg</text:a>
"]</text:p>
      <text:p text:style-name="P4">
Subject: 时政风云</text:p>
      <text:p text:style-name="P4">
Subjects: []</text:p>
      <text:p text:style-name="P4">
Keywords: ['刘晓波', '专题报道：全景观看“习马会”', '人权', '零八宪章']</text:p>
      <text:p text:style-name="P4">
Id: 65625170</text:p>
      <!--METADATA-->
      <text:p text:style-name="P4">
<text:a xlink:type="simple" xlink:href="https://www.dw.com/zh/overlay/image/article/65625170/65625803" text:style-name="Internet_20_link" text:visited-style-name="Visited_20_Internet_20_Link">
 <draw:frame draw:style-name="fr1" draw:name="Image68" text:anchor-type="as-char" svg:width="6.9236in" svg:height="3.896998in" draw:z-index="0">
<draw:image xlink:href="../Images/dwzh/2023-05-15T10-04-00Z/65625803_303.jpg" xlink:type="simple" xlink:show="embed" xlink:actuate="onLoad" draw:mime-type="image/jpeg"/>
</draw:frame>
</text:a>
At the end of 2021, four national referendums in Taiwan were held. Zhang Zhewei, a member of the DPP legislators Su Qiaohui, went to the market to preach to publicize the policy direction of the ruling team to the public. (The photo is provided by Zhang Zhewei)</text:p>
      <text:p text:style-name="P4">
(Voice of Germany Chinese) "The ideal state is that Taiwan can only discuss the left and right under Taiwan, instead of discussing China and Taiwan under Taiwan." Imagination of future election campaigns: One day, the election can return to the pure left and right factions, not the choice between Taiwan and China.</text:p>
      <text:p text:style-name="P4">
He said, "If our candidates are like this, they will always talk about China, and there is no way to return to discussions that only exist in Taiwan ... You will always be as long as you just play the opposite card, and no one will be discussing ( What is really good to Taiwan). "</text:p>
      <text:p text:style-name="P4">
In an interview with DW, You Shanmin said that he did not talk about the most "dreamy" part of "The Candidate", which may make some people feel that this play has less flavor. However, in this way, the drama can show "the image of normal topic discussion", which also allows Taiwan's political workers to struggle and choose from the role of the play in the election campaign to resonate and heal themselves.</text:p>
      <text:p text:style-name="P4">
For the audience on the other side of the Strait, the workplace reality that interacts with the boss in the drama of "The Candidates" may be able to suffer, but the daily practice of Taiwan's election campaigns and democracy may be unimaginable. You Shan Min described that for China, it can be said to be "overhead and fantasy."</text:p>
      <text:p text:style-name="P4">
Although there is only the word in the play, I do not talk about independence, <text:a xlink:type="simple" xlink:href="https://www.dw.com/zh/zh/客座評論台灣人選人香港一人選人/a-65497363" text:style-name="Internet_20_link" text:visited-style-name="Visited_20_Internet_20_Link">
</text:a>
Essence Many Chinese people managed to turn over the wall to chase dramas. Some Weibo users lamented that the drama on both sides of the strait "completely out of the feeling of different ways to do nothing."</text:p>
      <text:p text:style-name="P4">
Some Chinese netizens expressed their envy: "Envy the kind of prosperous and noisy passion, envy that there are waves to create, there are" things "to do, envy them, at least the possibility of stepping up and changing changes." Another netizen suffered deeply. The feminine power in the play is impacted, but in contrast to "Utopia in the TV series" and "the reality that cannot be changed", this drama "seeing people's bloody and so on."</text:p>
      <text:p text:style-name="P4">
<draw:frame draw:style-name="fr1" draw:name="Image69" text:anchor-type="as-char" svg:width="6.9236in" svg:height="3.896998in" draw:z-index="0">
<draw:image xlink:href="../Images/dwzh/2023-05-15T10-04-00Z/65625199_401.jpg" xlink:type="simple" xlink:show="embed" xlink:actuate="onLoad" draw:mime-type="image/jpeg"/>
</draw:frame>
You Shanmin, a member of the Democratic Progressive Party New Media Center, stood in front of the Party's Central Party Department.</text:p>
      <text:h text:style-name="P12" text:outline-level="3">
<text:span text:style-name="T4">
Taiwan Political Affairs in Reality</text:span>
</text:h>
      <text:p text:style-name="P4">
If you jump out of the parallel time and space of the drama, the DPP Central Party Department who actually enters Taipei City will find many overlap. There are quite a lot of young party workers like You Shanmin in their 20s to 30 years old; the decoration on each person's table is not much different from the general workplace office workers, but the rainbow flags inserted next to the seats, as well as encouraging voting slogans hanging on the wall. Understand the beliefs and value of political workers.</text:p>
      <text:p text:style-name="P4">
Between the office on the 8th floor and the 10th floor, You Shanmin stepped on sports shoes and stepped down familiarly. In him, you can feel the restrained characteristics of political staff, low -key, not publicity, and he would rather be hidden behind the curtain. In the office here, the real -world "waves" set up a drama boom and grasped a wave of waves.</text:p>
      <text:p text:style-name="P4">
In early May, the DPP presidential candidate Lai Qingde took a "stills" here, and You Shanmin, who was holding a camera, rarely showed up in front of the camera with other party workers. He said that this is almost the political propaganda of "Belle", which not only shows the development of the party's support for Taiwanese dramas, but also highlights the young image, and creates a symbol of unity of candidates standing with the party workers.</text:p>
      <text:p text:style-name="P4">
However, it is not that the DPP has set up this wave of trends. On social media, the Kuomintang played a wave of "scammer" offensive, criticizing the DPP's vacant commitment to crack down on fraud, and failed to solve practical problems.</text:p>
      <text:h text:style-name="P12" text:outline-level="3">
<text:span text:style-name="T4">
How to fight? Staff: as a candidate ammunition store</text:span>
</text:h>
      <text:p text:style-name="P4">
With the upsurge of the show, right <text:a xlink:type="simple" xlink:href="https://www.dw.com/zh/zh/台灣總統大選戰爭與和平之間的抉擇/a-65415439" text:style-name="Internet_20_link" text:visited-style-name="Visited_20_Internet_20_Link">
</text:a>
Obviously it is not a major influencing factor, but through the "Cultural and Promotion and War" outside the play, the people of Taiwan have a glimpse of how the election campaign played.</text:p>
      <text:p text:style-name="P4">
In Taiwan, the practice of democratic politics not only rely on the election campaign, but also to communicate with the public every day by political workers. From the online cultural propaganda and discussion of offensive and defense, to the voters' services at the grassroots level, there are many different "battlefields" in politics, and the staff have their own "battle positions" to make the waves higher than a party or candidate, the better.</text:p>
      <text:p text:style-name="P4">
You Shanmin with the background of food science, received in 2014 [] <text:a xlink:type="simple" xlink:href="https://www.dw.com/zh/zh/台湾太阳花学运-要求政府退回服贸/a-17531183" text:style-name="Internet_20_link" text:visited-style-name="Visited_20_Internet_20_Link">
</text:a>
Inspired and started to care about politics, to <text:a xlink:type="simple" xlink:href="https://www.dw.com/zh/zh/民进党地方大选惨败-蔡英文辞党主席/a-46439496" text:style-name="Internet_20_link" text:visited-style-name="Visited_20_Internet_20_Link">
</text:a>
Later, he chose to participate in political work. At the beginning, he joined the DPP Youth Department, and later served as a assistant to local lawmakers. He described his "battle position" in this way: "I'm here to be your (candidate) ammunition library, then you just go to shoot. But I will not be the person who shoots."</text:p>
      <text:p text:style-name="P4">
In the same era, it is not only You Shanmin who has become a political staff member. From the end of 2018 to 2019, Taiwan has experienced the volatile of the election, witnessed <text:a xlink:type="simple" xlink:href="https://www.dw.com/zh/zh/台湾民粹政治崛起-专家恐使明年大选失焦/a-48472921" text:style-name="Internet_20_link" text:visited-style-name="Visited_20_Internet_20_Link">
</text:a>
Essence At the time <text:a xlink:type="simple" xlink:href="https://www.dw.com/zh/zh/台湾大选韩国瑜的两岸政策决战场/a-50197375" text:style-name="Internet_20_link" text:visited-style-name="Visited_20_Internet_20_Link">
</text:a>
, Trigger a new wave of doubts about the Chinese United Front. On the occasion of this, Hong Kong's "anti -delivery of China" movement was surging; seeing the Hong Kong police strongly suppressed the Hong Kong democratic school, <text:a xlink:type="simple" xlink:href="https://www.dw.com/zh/zh/墙外文摘亡国感逆袭-台湾人何为/a-51826742" text:style-name="Internet_20_link" text:visited-style-name="Visited_20_Internet_20_Link">
</text:a>
 。</text:p>
      <ul>
        <li>
<draw:frame draw:style-name="fr1" draw:name="Image70" text:anchor-type="as-char" svg:width="6.9236in" svg:height="3.896998in" draw:z-index="0">
<draw:image xlink:href="../Images/dwzh/2023-05-15T10-04-00Z/49470686_303.jpg" xlink:type="simple" xlink:show="embed" xlink:actuate="onLoad" draw:mime-type="image/jpeg"/>
</draw:frame>
#</li>
      </ul>
      <text:h text:style-name="P13" text:outline-level="4">
<text:span text:style-name="T4">
Why are young people in Hong Kong invested in the ranks of "counter -delivery"</text:span>
</text:h>
      <text:h text:style-name="P12" text:outline-level="3">
<text:span text:style-name="T4">
"The political situation is constantly deteriorating"</text:span>
</text:h>
      <text:p text:style-name="P4">
22 -year -old Zelina just graduated from the Film Academy. For her, the political situation in Hong Kong has deteriorated, and she and her friends are working hard to maintain everything they have in Hong Kong. She told Reuters: "I have American passports, so I can choose to leave Hong Kong at any time. But I still hope we can promote some changes. If the situation continues to deteriorate, I will choose to leave Hong Kong Still fighting for Hong Kong here. "</text:p>
      <text:p text:style-name="P4">
*<draw:frame draw:style-name="fr1" draw:name="Image71" text:anchor-type="as-char" svg:width="6.9236in" svg:height="3.896998in" draw:z-index="0">
<draw:image xlink:href="../Images/dwzh/2023-05-15T10-04-00Z/49470656_303.jpg" xlink:type="simple" xlink:show="embed" xlink:actuate="onLoad" draw:mime-type="image/jpeg"/>
</draw:frame>
#</text:p>
      <text:h text:style-name="P13" text:outline-level="4">
<text:span text:style-name="T4">
Why are young people in Hong Kong invested in the ranks of "counter -delivery"</text:span>
</text:h>
      <text:h text:style-name="P12" text:outline-level="3">
<text:span text:style-name="T4">
"We are willing to come forward for faith"</text:span>
</text:h>
      <ul>
        <li>
<draw:frame draw:style-name="fr1" draw:name="Image72" text:anchor-type="as-char" svg:width="6.9236in" svg:height="3.896998in" draw:z-index="0">
<draw:image xlink:href="../Images/dwzh/2023-05-15T10-04-00Z/49470639_303.jpg" xlink:type="simple" xlink:show="embed" xlink:actuate="onLoad" draw:mime-type="image/jpeg"/>
</draw:frame>
#</li>
      </ul>
      <text:h text:style-name="P13" text:outline-level="4">
<text:span text:style-name="T4">
Why are young people in Hong Kong invested in the ranks of "counter -delivery"</text:span>
</text:h>
      <text:h text:style-name="P12" text:outline-level="3">
<text:span text:style-name="T4">
"High house prices forced me to consider immigration"</text:span>
</text:h>
      <text:p text:style-name="P4">
John, a 26 -year -old, was a high student graduated from a top university, but for two years he graduated, but because he had to repay the school loan and support his parents, he had no extra money to buy his own apartment. He told Reuters: "What makes me angry is that the Hong Kong government allows Chinese investors to buy limited land, and Fang Zhong also increases house prices to the level that ordinary Hong Kong people cannot afford. I am currently considering immigration to Singapore or or. The possibility of Thailand is very disappointed with the future of Hong Kong. "</text:p>
      <text:p text:style-name="P4">
*<draw:frame draw:style-name="fr1" draw:name="Image73" text:anchor-type="as-char" svg:width="6.9236in" svg:height="3.896998in" draw:z-index="0">
<draw:image xlink:href="../Images/dwzh/2023-05-15T10-04-00Z/49470623_303.jpg" xlink:type="simple" xlink:show="embed" xlink:actuate="onLoad" draw:mime-type="image/jpeg"/>
</draw:frame>
#</text:p>
      <text:h text:style-name="P13" text:outline-level="4">
<text:span text:style-name="T4">
Why are young people in Hong Kong invested in the ranks of "counter -delivery"</text:span>
</text:h>
      <text:h text:style-name="P12" text:outline-level="3">
<text:span text:style-name="T4">
"We need a chief executive of a candidate"</text:span>
</text:h>
      <text:p text:style-name="P4">
Peter, 23, is a famous entrepreneur, and he lives with his father a room with only 5 square meters. He believes that many policies promoted by the Hong Kong government in recent years have enabled more and more Chinese to move to Hong Kong. He told Reuters: "As the Chinese government promoted immigration policy promoted in Tibet, Guangdong, or Xinjiang, the Hong Kong government is trying to promote the integration between Hong Kong and China by promoting the Greater Bay Area. I think Hong Kong needs a real selection The Chief Executive, because this is a promise made to the international community before China ’s sovereignty transfer. Without the chief executive of the real selection, the Hong Kong government will always launch a policy that meets China’ s interests. "</text:p>
      <text:p text:style-name="P4">
*<draw:frame draw:style-name="fr1" draw:name="Image74" text:anchor-type="as-char" svg:width="6.9236in" svg:height="3.896998in" draw:z-index="0">
<draw:image xlink:href="../Images/dwzh/2023-05-15T10-04-00Z/49470592_303.jpg" xlink:type="simple" xlink:show="embed" xlink:actuate="onLoad" draw:mime-type="image/jpeg"/>
</draw:frame>
#</text:p>
      <text:h text:style-name="P13" text:outline-level="4">
<text:span text:style-name="T4">
Why are young people in Hong Kong invested in the ranks of "counter -delivery"</text:span>
</text:h>
      <text:h text:style-name="P12" text:outline-level="3">
<text:span text:style-name="T4">
"I need to make more money"</text:span>
</text:h>
      <text:p text:style-name="P4">
21 -year -old Luca is still a famous student, but she has started a seven -day life for a week. She told Reuters: "I continue to work to save money to buy my own apartment. In addition to having a fixed office work, I also have to teach. I must make more money to pay tuition and support my family. Hong Kong people of this generation face various pressures every day, and I hope that the next generation of Hong Kong does not need to face such pressure. "</text:p>
      <text:p text:style-name="P4">
*<draw:frame draw:style-name="fr1" draw:name="Image75" text:anchor-type="as-char" svg:width="6.9236in" svg:height="3.896998in" draw:z-index="0">
<draw:image xlink:href="../Images/dwzh/2023-05-15T10-04-00Z/49470576_303.jpg" xlink:type="simple" xlink:show="embed" xlink:actuate="onLoad" draw:mime-type="image/jpeg"/>
</draw:frame>
#</text:p>
      <text:h text:style-name="P13" text:outline-level="4">
<text:span text:style-name="T4">
Why are young people in Hong Kong invested in the ranks of "counter -delivery"</text:span>
</text:h>
      <text:h text:style-name="P12" text:outline-level="3">
<text:span text:style-name="T4">
"Gathering power can change the status quo"</text:span>
</text:h>
      <text:p text:style-name="P4">
Mr. Li, 29, is a famous musician. For him, the umbrella movement allows him to understand that through a social movement, he cannot change the current situation in Hong Kong. He told Reuters: "Only by gathering the strength and efforts of many people can change the current situation of Hong Kong. I am afraid that one day I can no longer read some books or sing specific songs. However, I also think that art and music More powerful than many things. If I express the status quo of Hong Kong through music and the goals we should struggle, then music will become very important for Hong Kong. "</text:p>
      <text:p text:style-name="P4">
*<draw:frame draw:style-name="fr1" draw:name="Image76" text:anchor-type="as-char" svg:width="6.9236in" svg:height="3.896998in" draw:z-index="0">
<draw:image xlink:href="../Images/dwzh/2023-05-15T10-04-00Z/49470560_303.jpg" xlink:type="simple" xlink:show="embed" xlink:actuate="onLoad" draw:mime-type="image/jpeg"/>
</draw:frame>
#</text:p>
      <text:h text:style-name="P13" text:outline-level="4">
<text:span text:style-name="T4">
Why are young people in Hong Kong invested in the ranks of "counter -delivery"</text:span>
</text:h>
      <text:h text:style-name="P12" text:outline-level="3">
<text:span text:style-name="T4">
"What will it be in Hong Kong after 28 years?"</text:span>
</text:h>
      <text:p text:style-name="P4">
Ms. Liang, 22, is currently a law school student who is still studying. She believes that many Hong Kong people are worried about the future of Hong Kong because of the 50 -year period of one country, two systems. She said: "China will keep Hong Kong the status quo, or will they try to turn Hong Kong into another Chinese city? For us, predicting the future of Hong Kong is a scary thing. Originally, we expected to get true universal elections. But now the political situation in Hong Kong has continued to deteriorate. We not only do not have the right to choose, but China's political influence in Hong Kong is getting stronger and stronger. "</text:p>
      <text:p text:style-name="P4">
Author: William yang</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Zhang Zhewei, director of the news department of the Democratic Progressive Party legislator Su Qiaohui, told DW that he was still serving as a soldier in early 2019 and felt a strong sense of "crisis survival."</text:p>
      <text:p text:style-name="P4">
May that year, <text:a xlink:type="simple" xlink:href="https://www.dw.com/zh/zh/台湾通过同性婚姻法案-开创亚洲先河/a-48769839" text:style-name="Internet_20_link" text:visited-style-name="Visited_20_Internet_20_Link">
</text:a>
On the eve, Su Zhenchang, then president of the executive president, called on the legislators of the same party to take care of the pressure and voted a key vote at the "historic moment". Call by that remark, Zhang Zhewei said: "If it is part of this system, it can make this country and society have more vision, or to continue doing things for the party and government with the concept of progressive ... … No matter what you do, I am willing to do it. "</text:p>
      <text:p text:style-name="P4">
Just like Cai Yi'an in the play of "Candidates", Zhang Zhewei is also born in the social department. He cares about social issues and has longing for changing society. After retiring, he participated in the election campaign of legislators and assisted Social movement Lai Pinyu for the election. He used the "salesman" to compare his role at that time. He wanted to stand on the road, run the night market, sweep the streets and worship the streets, and sell the "candidate" product.</text:p>
      <text:p text:style-name="P4">
"How do you sell this product and let the voters pay for it, relying on the content of this product, such as the voter service, such as the place you fight for the construction, such as the results you ask for politics in Congress." Zhang Zhewei said The legislators of the legislators are also sales products, but the characters seem to change from business to marketing advertisements.</text:p>
      <text:p text:style-name="P4">
In the past few years in the political circle, he has not had no self -doubt. As presented by the drama, "you may do well, but voters don't have to vote for you. This is democratic politics." Zhang Zhewei said that a "tough" political worker cannot lack clear goals. Otherwise, "it will soon be affected, and I feel that" the Internet voice now does not pay attention to these "... In the end, I gradually lost, forgetting what I might actually do at the beginning."</text:p>
      <text:p text:style-name="P4">
<draw:frame draw:style-name="fr1" draw:name="Image77" text:anchor-type="as-char" svg:width="6.9236in" svg:height="3.896998in" draw:z-index="0">
<draw:image xlink:href="../Images/dwzh/2023-05-15T10-04-00Z/65625819_401.jpg" xlink:type="simple" xlink:show="embed" xlink:actuate="onLoad" draw:mime-type="image/jpeg"/>
</draw:frame>
DPP legislator Su Qiaohui (middle) and staff Zhang Zhewei (left) participated in a press conference on the climate action initiative of the Legislative Yuan in August 2021. (The photo is provided by Zhang Zhewei)</text:p>
      <text:h text:style-name="P12" text:outline-level="3">
<text:span text:style-name="T4">
"Creator" embarked on the cusp</text:span>
</text:h>
      <text:p text:style-name="P4">
It was the embrace of what he wanted to change that prompted the DPP Taipei City Councilor Wu Peiyi from his past staff to choose to stand up in the local election. Now he also hopes to further invest in the Congress legislator election. She said that when working at the Central Party Department, it was highly divided, but it was like "one person prepared a small party department."The service department was originally a coffee shop. Several staff members sat at the table at the door, staring at the computer screen, talking on the phone; the other staff stood by the bar, showing the promotional graphics and text for members. Wu Peiyi accepted DW interviews in the small room behind. Talking about the original intention of politics, she said: "I hope Taiwan can be like a special country, so I don’t need to be more special <text:a xlink:type="simple" xlink:href="https://www.dw.com/zh/zh/台美高官接連會晤-專家突顯美台關係重大進展/a-64793954" text:style-name="Internet_20_link" text:visited-style-name="Visited_20_Internet_20_Link">
</text:a>
As a result, for example, our young people may have a lot of opportunities to communicate with international organizations. "</text:p>
      <text:p text:style-name="P4">
<draw:frame draw:style-name="fr1" draw:name="Image78" text:anchor-type="as-char" svg:width="6.9236in" svg:height="3.896998in" draw:z-index="0">
<draw:image xlink:href="../Images/dwzh/2023-05-15T10-04-00Z/65625213_401.jpg" xlink:type="simple" xlink:show="embed" xlink:actuate="onLoad" draw:mime-type="image/jpeg"/>
</draw:frame>
DPP Taipei City Councilor Wu Peiyi accepted DW visits at his service office on May 10.</text:p>
      <text:p text:style-name="P4">
Wu Peiyi said that the politics is not just for the election. "Do you want to experience the pleasure of election, or do you like victory, or start the second day of the election, those things make you really feel enthusiastic?" She said, <text:a xlink:type="simple" xlink:href="https://www.dw.com/zh/zh/賴清德如何出線-還有誰想選台灣總統/a-65005404" text:style-name="Internet_20_link" text:visited-style-name="Visited_20_Internet_20_Link">
</text:a>
, But the core of political work is actually to face various interest groups daily.</text:p>
      <text:p text:style-name="P4">
Wu Peiyi also pointed out that the DPP is now 40 to 60 years old. There are a group of party workers called the "staff generation". After ten years of hidden scenes, these people usually do not appear in the public view. Fighting hard, relying on firm beliefs.</text:p>
      <text:p text:style-name="P4">
In fact, the Democratic Progressive Party's "staff generation" has many accumulated energy, and they all walk to the scene with the posture of the waves, such as the current legislators Wu Siyao, Zheng Yunpeng and others; Political figures. The Taiwan media "New News" and "Wind Media" had statistics in 2020. Among the current legislators, more than half of the Democratic Progressive Party members have relevant experience, but less than 20 % of the Kuomintang legislators have worked as assistants or staff members.</text:p>
      <text:p text:style-name="P4">
Among the younger generations, many people have embarked on such a path of participation in politics. Wu Peiyi, 36, pointed out that the DPP's system is more conducive to young people to participate in politics. For example, when she was running for members in 2018, she was weighted by young people under 35 years old in the party nomination stage.</text:p>
      <text:p text:style-name="P4">
Xie Keyang, a 30 -year -old Kuomintang, also had staff experience. He had been an assistant to the former legislator Wu Zhiyang of the Kuomintang in the past. He is also the sister -in -law of Xie Longjie, a former Tainan City Councilor of the Kuomintang. During the election, he was supported by former Kaohsiung Mayor South Korea Yu and others, but was not elected in the end. In an interview with DW, Xie Keyang said that the Kuomintang's system is indeed not conducive to young people, because the current members have prioritized guarantee that "it is equivalent to fighting each other to fight each other." Whether it can stand out within the party can only be based on the ability.</text:p>
      <text:h text:style-name="P12" text:outline-level="3">
<text:span text:style-name="T4">
Korea Yu: "Democratic freedom is not a flood beast"</text:span>
</text:h>
      <text:h text:style-name="P12" text:outline-level="3">
<text:span text:style-name="T4">
The power of change</text:span>
</text:h>
      <text:p text:style-name="P4">
Lai Yuyi, who currently serves as a specialist in Taiwan in the Taiwan Office in the Taiwan Office in Freudei Reniman, Germany. Qiu Xianzhi, who had been in Hsinchu City for the "Power of Times" in Hsinchu City during college.</text:p>
      <text:p text:style-name="P4">
When she was interviewed by DW, she remembered the burden of being physically and mentally related to studying and full -time work at the time. At that time, she swept the streets and ran the market from morning and night, and had to return to school to class, and sometimes she had to meet in the office late at night. "I later my body was broken, I lost 7 kilograms, and then kept my hair, because the pressure was too great at that time ... plus the election selection lost, so you will be a little traumatic."</text:p>
      <text:p text:style-name="P4">
Perhaps as the line says in the drama of "candidate": "Elections really hurt my life." Facing the labor conditions with long working hours and low salary, it is a test of the physical strength and spirit of young political staff in Taiwan. Essence But even if I chose other career paths later, memories of fighting alongside comrades in the past will not be so easy to disappear.</text:p>
      <text:p text:style-name="P4">
The 318 Sunflower Movement in 2014 prompted many young people in Taiwan to enter politics. Lai Yuyu said that she and a few friends she met at the time had a KTV party on March 18 this year. "The people in that space are very similar to" Candidate "... We were also a large box at that time. A group of people sang and drink over there, and some people were talking about some garbage. You know, only we are like us. Strange young people will order the old Taiwanese song at KTV, during the party outside the party ... "</text:p>
      <text:p text:style-name="P4">
The power of "change" has made many young people in Taiwan willing to stay in the political circle. Zhang Zhewei, a member of the DPP legislator Su Qiaohui, said: "When you jumped down and found that a little change, you will keep doing it all the time."</text:p>
      <text:p text:style-name="P4">
Can the democratic appearance of Taiwan presented in "Candidates" also bring ideological impact on the other side of the Strait? You Shanmin of the DPP New Media Center said that he would want to say to the Chinese people, "You can see (this play), that's your blessing; you want to be the people in such an environment, then you may be You have to make a little sacrifice. "</text:p>
      <text:p text:style-name="P4">
<draw:frame draw:style-name="fr1" draw:name="Image79" text:anchor-type="as-char" svg:width="6.9236in" svg:height="3.896998in" draw:z-index="0">
<draw:image xlink:href="../Images/dwzh/2023-05-15T10-04-00Z/65625184_401.jpg" xlink:type="simple" xlink:show="embed" xlink:actuate="onLoad" draw:mime-type="image/jpeg"/>
</draw:frame>
In January 2020, the DPP staff You Shanmin (right) and Lai Qingde, who was the candidate of the DPP vice presidential party at the time, attended the situation of legislators in Taoyuan. (The photo is provided by You Shanmin)</text:p>
      <text:p text:style-name="P4">
News Source: <text:a xlink:type="simple" xlink:href="https://www.dw.com/zh/民主的可能樣貌？理想與現實中的「人選之人」/a-65625170" text:style-name="Internet_20_link" text:visited-style-name="Visited_20_Internet_20_Link">
https://www.dw.com/zh/民主的可能樣貌？理想與現實中的「人選之人」/a-65625170?maca=chi-rss-chi-all-1127-rdf</text:a>
</text:p>
      <!--NEWS-->
      <text:h text:style-name="P10" text:outline-level="1">
<text:span text:style-name="T4">
Waoma RFA Blog: Dialogue with a Tibetan scholar: About the innocent Dalai Lama (1)</text:span>
</text:h>
      <text:p text:style-name="P4">
Author: None</text:p>
      <text:p text:style-name="P4">
Publisher: Radio Free Asia (Organization)</text:p>
      <text:p text:style-name="P4">
Published Time: 2023-05-15T10:16:40-04:00</text:p>
      <text:p text:style-name="P4">
Modified Time: 2023-05-15T10:16: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0" text:anchor-type="as-char" svg:width="6.9236in" svg:height="4.545008in" draw:z-index="0">
<draw:image xlink:href="../Images/rfamandarin/2023-05-15T10-16-40-04-00/000000.png" xlink:type="simple" xlink:show="embed" xlink:actuate="onLoad" draw:mime-type="image/png"/>
</draw:frame>
 <text:a xlink:type="simple" xlink:href="https://www.rfa.org/mandarin/pinglun/weiseblog/ws-05152023101252.html/@@images/image" text:style-name="Internet_20_link" text:visited-style-name="Visited_20_Internet_20_Link">
</text:a>
The picture is taken from Facebook</text:p>
      <text:p text:style-name="P4">
The His Holiness Dalai Lama has been bullied shortly long ago. I have a conversation with a Tibetan scholar in Europe, which happened naturally. On April 22, my time here was at night, but it was not late at night. From time to time, a car suddenly increased the cars under the tall floor. For me, this time is my working time. Recently, the Mate tea in Argentina I like to drink has the magical effect of refreshing. The friend's side is day or afternoon. I didn't ask this, but he sent a photo of his environment: Under the clear blue air, there are several pedestrians on the streets of the gravel shop. Green plants and flower pots, he may be sitting in a quiet open -air cafe.</text:p>
      <text:p text:style-name="P4">
Unexpectedly, we can talk so much. Although influenced by the network speed is too card, our special conversation method, that is, the voice message is not you one sentence, but you a large paragraph of me, as if each spoken style monologue, but the pause is too much too much, but it is too pause to be too paused too much. It is beneficial to each other's thinking and inspiration for a long time. With his consent, I will sort the dialogue and publish it. Here is referred to as his friends.</text:p>
      <text:p text:style-name="P4">
I first received a picture sent by him. The picture wrote a paragraph in English, Tibetan, and Chinese. Here I am an excerpt from the Chinese part:</text:p>
      <text:p text:style-name="P4">
<text:span text:style-name="T4">
 If we translate Tibetan words </text:span>
<text:span text:style-name="T4">
 "JIP" ("suction" and "suck") into English, according to a new Tibetan British dictionary, it has at least nine different meanings, none of them and no one or one or one or one or one or one or one or one or it. Sex is related. In Tibet, the word only means to extract something from another thing, such as inhalation, milk absorption (just like a child suck milk from his mother) or pull it out of something. Suffering is caused by the movement of lips, such as "sucking" the child's mouth and tongue. For another example, "mouth" or "hand" and other words, "sucking" itself has never been sexually sex until they are used in sexual behavior. Sexualization of "suction" is a contemporary development, which is the impact of the Tibetans by European and American people through pornography and the normalization of oral sex. </text:span>
</text:p>
      <text:p text:style-name="P4">
The following is a conversation with this Tibetan scholar friend--</text:p>
      <text:p text:style-name="P4">
Friend: I saw your article and wrote well. (He refers to the long text that I wrote from April 16th to 19th, "" Some people throw up the mud, just plant the golden lotus ": this Internet violence for the Dalai Lama for His Holiness ...", published in Recent Free Asia Special Review Column)</text:p>
      <text:p text:style-name="P4">
Me: Did you write the text on this picture you posted?</text:p>
      <text:p text:style-name="P4">
Friends: I wrote it, all of which I wrote.</text:p>
      <text:p text:style-name="P4">
Me: In fact, for our Tibetans, we all know what's going on. His emperors who are compassionate and joking are like grandpa treating children. But the external response is the misunderstanding and solution caused by a cultural differences. What kind of sex is it, it is too ridiculous.</text:p>
      <text:p text:style-name="P4">
Friend: Yeah, this involves what Tibetans think of sex. Of course, how to treat sex, almost all Tibetans in all parts of Tibetan, that is, the mouth and tongue are not a symbol of sex. This is one aspect; second, the relationship between sex and space, when the Tibetans are expressing sex, is it It may be carried out in public spaces or on the occasion of relatives and friends.</text:p>
      <text:p text:style-name="P4">
And kissing such actions is very common in some places in Tibetan areas. For example, the shepherds in Guoluo are used to kissing to say hello, just like the French people, kissing their cheeks when they met. These pastoral areas still have this habit of kissing kissing, maybe Lhasa will not kiss, but this is not important.</text:p>
      <text:p text:style-name="P4">
<draw:frame draw:style-name="fr1" draw:name="Image81" text:anchor-type="as-char" svg:width="5.6125in" svg:height="10.0in" draw:z-index="0">
<draw:image xlink:href="../Images/rfamandarin/2023-05-15T10-16-40-04-00/000001.png" xlink:type="simple" xlink:show="embed" xlink:actuate="onLoad" draw:mime-type="image/png"/>
</draw:frame>
Pictures sent by Tibetan scholars and friends. <text:a xlink:type="simple" xlink:href="https://www.rfa.org/mandarin/pinglun/weiseblog/ws-05152023101252.html/56708rfa535a5ba21-002.jpeg" text:style-name="Internet_20_link" text:visited-style-name="Visited_20_Internet_20_Link">
</text:a>
It is important that Tibetans do not take their mouths and tongue as a sexual expression tool. This is very clear from the perspective of anthropology. There is no word of oral sex in the vocabulary of Tibetan. It is interesting to do a study of cultural anthropology. Let's emphasize that Tibetans, no matter which area, did not take their mouths and tongue as a representative of sex. Tibetans don't think of this issue. In the minds of the Tibetan people, the mouth and tongue have nothing to do with sex, so I think the main problem is here.</text:p>
      <text:p text:style-name="P4">
And in the customs of Tibetans, when expressing love and sex, it is impossible to do it in front of the elders and relatives and friends, nor will it be done on big occasions. Don't say that kissing in front of your parents will not even pull your hands. Of course, not only Tibetans, like Mongolians and Han people, that is to say, Orientals generally do not express this way. Recently, such a thing happened in Switzerland: a Tibetan girl, she grew up in European culture. Her boyfriend was Switzerland. Then in Switzerland, the two loved each other. If you do this in the family, you may not be able to accept it, so there is a quarrel in a girl's family. Parents think that the girl is not ashamed. This is a cultural conflict, even in the family.</text:p>
      <text:p text:style-name="P4">
And the Dalai Lama, I will not watch yellow videos or the like in my life. I have never received such education from Westerners. It is related to sex.</text:p>
      <text:p text:style-name="P4">
This is actually very interesting, and it can be seen that the cultural differences between Tibetans and Westerners have emerged. As far as Westerners are concerned, they are not acceptable to their culture. And their criticism of the Dalai Lama this time is typical Orientalism. EdwardWadie Said has a word: Orientalist Gaze(Oriental gaze)That is to say, this is their opinion, it has nothing to do with us, it is their inner projection. They see their mouths as related to sex, this is their understanding. Of course, there are also many examples of sexual harassment of certain clergy in Catholicism. There is some kind of pervert, Sexualizationof Children(Children are sexually sex)Essence</text:p>
      <text:p text:style-name="P4">
After the Dalai Lama's behavior was interpreted by the outside world, I would like to ask: Isn't the Western world advocating multiculturalism? But this is not reflected, but typical orientalism and racism. Of course, it will feel uncomfortable and painful for the Tibetans, and there will be protests, but this is not a bad thing but a good thing, because the Dalai Lama did not do anything wrong.</text:p>
      <text:p text:style-name="P4">
There are many scholars studying Tibetan studies around me. They are very embarrassed now because their understanding is wrong!They will find that their understanding of Tibet is actually not enough. They do not understand or understand the culture of Tibet. So some people are embarrassed now, because their initial view of this incident is wrong. But for me, this is a good opportunity. I can study the colonialism, imperialism, power, cultural orientalism, etc. reflected in this matter, so I'm not sad, it's not sad at all. I am not sad. I am not sad. I am not sad. I am not sad. I think this is a good thing.Me: Yes, this incident is a case worth analyzing and commenting for researchers and writers like us. Of course, it is very painful. Because so many people misunderstood the His Holiness Dalai Lama, this is angry and sad, and I cried many times. But now understanding this incident is unusual. You are talking about one aspect, that is, the West's oriental view of Tibet, which is too typical. The West used their own standards and perspectives to look at Tibetan culture, which is the orientalism criticized by Siye.</text:p>
      <text:p text:style-name="P4">
And the article I wrote is written for the powerful demonization in the Chinese world, especially for the Chinese who are brainwashed by political power. This is more complicated. Conspiracy. Many people are full of malicious thoughts. The most interesting one is the attack of many so -called liberal party Dalai Lama. I refer to those so -called anti -thieves outside China. Those who attacked the Dalai Lama are exactly the same. They are like discussing it. Of course, I believe they may not discuss it, but they are so consistent. Why is this? In fact, many Chinese and many Chinese intellectuals see Tibet and Tibetans are also Oriental. They have always been orientalism. The kind of demons are very skilled in their play, so that their uninvited slander is actually systemic, common, and ingrained.</text:p>
      <text:p text:style-name="P4">
<draw:frame draw:style-name="fr1" draw:name="Image82" text:anchor-type="as-char" svg:width="6.9236in" svg:height="4.615733in" draw:z-index="0">
<draw:image xlink:href="../Images/rfamandarin/2023-05-15T10-16-40-04-00/000002.png" xlink:type="simple" xlink:show="embed" xlink:actuate="onLoad" draw:mime-type="image/png"/>
</draw:frame>
On February 28, the Dalai Lama interacted with a little Indian boy. (The picture is taken from the Dalai Lama Hiroshi office) <text:a xlink:type="simple" xlink:href="https://www.rfa.org/mandarin/pinglun/weiseblog/ws-05152023101252.html/56708rfa535a5ba21-003.jpeg" text:style-name="Internet_20_link" text:visited-style-name="Visited_20_Internet_20_Link">
</text:a>
The behavior of His Holiness Dalai Lama, for our Tibetans, we all know what is going on, because this is our culture. Although the customs of all regions in Tibet are slightly different, we all know how it is Rebate is not what they think at all. For example, if you say it, or it is related to the tradition of my mother's guardian, or it is related to the tradition of my father's Kang District, it is normal to the kind expression between my parents. (Touching the amount), oh festival (kissing) is normal. It has nothing to do with sex.</text:p>
      <text:p text:style-name="P4">
And the mouth, there is such a statement, the mouth is used for chanting, how can you do those things? Just like in the past two days, I said that I wanted to put the signature of Garva Rinpoche on my body. I said that I hadn't tattooed it before, but now I want to put the autograph pattern of Garva Rinpoche on my body. After I said on the Internet, some Tibetans said that they had to tattoo, but some people asked me, saying that I was married. Is it not good to do such things like to do with his wife? I said it should be fine, but if you feel care, you think about it yourself. In fact, Tibetans are very concerned about this aspect. Due to religious reasons, faith, customs, etc., there are actually many boundaries. It's not that there is no boundaries, not that.</text:p>
      <text:p text:style-name="P4">
All the Dalai Lama who has paid all the life of sentient beings throughout his life cannot be so stigmatized that the vulgar generations who are self -righteous. It must be not allowed. However, we cannot simply say that it is not allowed to be stigmatized, but we need to speak more powerful sounds. This requires calm research, analysis and comments. We can analyze the perspective of various cultures. The perspective of mainstream culture, strong culture, and disadvantaged culture. The perspective of orientalism in the West. The position of Chinese cultural imperialism, and they tried to make great efforts to His Holiness Dalai Lama and Tibetan culture because of attempting to cover up the oppression. In addition, there are some Indian media reactions. Originally, Indian culture has a particularly close connection with Tibetan culture, and the Dalai Lama has lived in India for so many years. It should be said that the Indians have a lot of understanding of the His Holiness and have a minimum understanding of Tibetan culture. What about the reaction? Will there be a religious rejection? There are many religions in India, does it implies the rejection of Tibetan Buddhism?</text:p>
      <text:p text:style-name="P4">
In these relationships, Tibetans are the weak of the weak. Because Tibetan culture is a disadvantaged culture and non -mainstream culture in the face of the West; in the face of China, because of power, the Tibetan culture is a weak culture, and it is a oppressed culture; In India, Tibetans were weak, because they were in a state of exile, and the state under the fence, which is the state of refugees. His Holiness Dalai Lama is extremely precious for us. The existence of the bodhisattva, but the so -called Internet celebrities in India can be vilified. On the other hand, it can be seen that the Tibetans as refugees today Dilemma.</text:p>
      <text:p text:style-name="P4">
Then we are Tibetan. A reporter from the Tibetan Ministry of VOA filmed the video. They were completely improper and did not feel that there were any abnormalities, so they would calmly put them on YouTube and Facebook. Of course, we didn't feel anything abnormal when we saw it. I have read it at the time. I think it is normal. I still envy the Indian child. I think he is blessed and gets the care of Garva Rinpoche. So why do we Tibetan consciousness be dismembered by the outside world? Why does the Tibetan media of the American Voice of the United States set off such a big wave of consciousness? Today, this online world that can be unscrupulous for traffic and eyeballs will magnify all kinds of intentional or unintentional distortion, so that it spreads like a virus. (Serial)</text:p>
      <text:p text:style-name="P4">
(The article only represents the personal position and point of view of the special commentator)</text:p>
      <text:p text:style-name="P4">
News Source: <text:a xlink:type="simple" xlink:href="https://www.rfa.org/mandarin/pinglun/weiseblog/ws-05152023101252.html" text:style-name="Internet_20_link" text:visited-style-name="Visited_20_Internet_20_Link">
https://www.rfa.org/mandarin/pinglun/weiseblog/ws-05152023101252.html</text:a>
</text:p>
      <!--NEWS-->
      <text:h text:style-name="P10" text:outline-level="1">
<text:span text:style-name="T4">
Comment | Cheng Xiaonong: The purpose of the new version of the "Anti -Spy Law" in China</text:span>
</text:h>
      <text:p text:style-name="P4">
Author: None</text:p>
      <text:p text:style-name="P4">
Publisher: Radio Free Asia (Organization)</text:p>
      <text:p text:style-name="P4">
Published Time: 2023-05-15T10:21:00-04:00</text:p>
      <text:p text:style-name="P4">
Modified Time: 2023-05-15T12:03:54-04:00</text:p>
      <text:p text:style-name="P4">
Description: None</text:p>
      <text:p text:style-name="P4">
Videos: []</text:p>
      <text:p text:style-name="P4">
Audios: ["<text:a xlink:type="simple" xlink:href="https://www.rfa.org/mandarin/pinglun/chengxiaonong/cxn-051520231004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4.612011in" draw:z-index="0">
<draw:image xlink:href="../Images/rfamandarin/2023-05-15T10-21-00-04-00/000000.png" xlink:type="simple" xlink:show="embed" xlink:actuate="onLoad" draw:mime-type="image/png"/>
</draw:frame>
The picture shows the monitoring camera installed on the lamp pillars in Tiananmen Square in Beijing <text:a xlink:type="simple" xlink:href="https://www.rfa.org/mandarin/pinglun/chengxiaonong/cxn-05152023100456.html/@@images/image" text:style-name="Internet_20_link" text:visited-style-name="Visited_20_Internet_20_Link">
</text:a>
Associated Press picture <text:a xlink:type="simple" xlink:href="https://www.rfa.org/mandarin/pinglun/chengxiaonong/cxn-05152023100456.html/@@stream" text:style-name="Internet_20_link" text:visited-style-name="Visited_20_Internet_20_Link">
</text:a>
Recently, the Standing Committee of the National People's Congress of China approved the new version of the Anti -Spy Law in accordance with the requirements of Zhongnanhai. On the eve of the new law, the Communist Party of China has begun to strengthen monitoring of foreign companies and foreign personnel in China. After the Communist Party of China promulgated the Anti -Spy Law in 2014 (referred to as the old version in this article), it continued to arrest foreigners in China for no reason. Recently, the pro -Chinese relatives who have been released to Japan, the left -winged Japanese Socialist Party cadre, Suzuki, have long been responsible for Japan -China exchanges. They have lived in Beijing and worked as a guest professor in many universities in Beijing. He was arrested with a cadre of the group and was arrested. As a result, Suzuki was accused of serving a spy for six years. China now promulgated the new version of the Anti -Spy Law, what is its purpose? This article analyzes this problem.</text:p>
      <text:p text:style-name="P4">
<text:span text:style-name="T4">
 1. Information and intelligence: Different interpretation of Chinese and English </text:span>
</text:p>
      <text:p text:style-name="P4">
Since the second half of the last century, the information society has long been a general vocabulary. The so -called information society refers to the diversification of modern state information communication pipelines, and no longer simply rely on internal documents, cardboard media and television to achieve information circulation; and social media brought by the Internet dominate daily life, cloud computing instead of file storage, etc. Waiting for a new method to make personal activities and business operations a new height.</text:p>
      <text:p text:style-name="P4">
Information is so important that almost no one can adapt to a life without information. However, few people have thought that the word information can be sinned in China, that is, "spy crime". Because the Chinese Communist Party deliberately confused the two concepts of information with intelligence, and infinitely expand the scope of intelligence in intelligence, so that any information can be interpreted by the CCP as intelligence, and "thorny intelligence" has become the CCP's "spy crime crime" "" ". In this way, the information of public circulation and information that requires confidentiality has no boundaries in China; however, there is a strict difference between Chinese information and English information.</text:p>
      <text:p text:style-name="P4">
Universities in various countries have the Department of Information Science, as are China, and their English is informationScience; how can it understand this department as a "Department of Intelligence"? Of course, if anyone understands it, college students in science and engineering will laugh, because the knowledge they learn does have nothing to do with "intelligence science". In China, only the institutions of the Ministry of National Security and the Intelligence College of the PLA taught intelligence, which is to cultivate the CCP spy. The English words of information are Intelligence (the English of anti-spy is countr-intelligence), which refers to the content collected by the intelligence agency. In a democratic country, all those who can spread freely are information (information); and public information collecting or dissemination of public information belongs to freedom of speech and freedom of news, and it is completely non -sinus with spy.</text:p>
      <text:p text:style-name="P4">
However, in China, which has neither freedom of speech and free press, the public information that spreads public or is not included in the scope of confidentiality, but may be convicted as "leak information". What follows is the crime of "spy" behind. Going to the door. Taking economic information as an example, in addition to disclosed various economic data on the press conference and website, it also uses internal reports to publish economic data to government departments. Among them The "Statistics Report" is for high -level reference; at the same time, there are internal reports marked at the "confidential" level. In this type of report, Chinese official media often publicly cited. However, if individuals have not yet cited the official media, they can quote the data in their own speech or article, which will become "leak" and may be investigated. In other words, the same data, official media citations are publicity, and personal citation is "leak".</text:p>
      <text:p text:style-name="P4">
<text:span text:style-name="T4">
 Two, the new version, the old version of the "Anti -Spy Law" is different? </text:span>
</text:p>
      <text:p text:style-name="P4">
Although the media of various countries have reported the new version of the CCP's "Anti -Spy Law", most of them are analyzed based on their own understanding, but there are no international media compared with the "Anti -Spy Law" of the new and old version of the new and old. content? This is very important. Only by analyzing these details can we know what is the true intention of the CCP's new version of the "Anti -Spy Law"? The author compared the provisions of the old version of the "Anti -Spy Law" and the new version of the Anti -Spy Law, and discovered the three characteristics of the new version of the Anti -Spy Law.</text:p>
      <text:p text:style-name="P4">
First, the new version of the Anti -Spy Law has greatly expanded the scope of national security. The national security that the old version of the Anti -Spy Law is more concerned is mainly the leak of military intelligence. The new version of the "Anti -Spy Law" uses a new concept, called the "overall national security outlook", which lists other information other than military as information related to national security. The so -called "overall national security concept" was proposed by Xi Jinping, including political security, economic security, military security, cultural security, and social security. According to such a extensive range, there is almost nothing that is not national security; even information on cultural and social levels, as long as any point is passed overseas, and the CCP believes that it is not good for themselves, they can use anti -spy law to spread information to the information transmission of information. Patients to rule national security to govern crimes.</text:p>
      <text:p text:style-name="P4">
Second, the new version of the "Anti -Spy Law" has carefully stipulated the scope of the spy behavior. Any overseas institutions or individuals may be accused of spy activities by the CCP. Although Article 27 of the Old Edition "Anti -Spy Law" refers to spy behavior, it is very simple. In a word, "If foreign institutions or individuals implement spy behaviors, they must be held accountable." The Ministry of Security explained that there is no specific legal basis; the old version of the "Anti -Spy Law" definition of spy activities has not explained one word.</text:p>
      <text:p text:style-name="P4">
The new version of the Anti -Spy Law turned the old version of this sentence into seven sentences, divided into seven secondary clauses; two of them were some of the old version, and five new sentences were added. Among the newly added secondary clauses, including participating or depending on the tasks of spy organizations or accepting spy organizations, they were entrusted by overseas individuals to obtain the so -called intelligence of the CCP, and the Internet that was considered invasion of China abroad was spy behavior. However, any overseas institution is a spy organization in the eyes of the Communist Party of China. What kind of personal commission is regarded as a spy mission. The new version of the Anti -Spy Law is still not mentioned, leaving the interpretation right to the CCP's Ministry of National Security. Therefore, the Ministry of National Security has unlimited interpretation rights. Who do it want to catch, what crimes do it use for conviction, whether there is evidence, and whether foreign embassies in China have no right to question.</text:p>
      <text:p text:style-name="P4">
Third, the new version of the Anti -Spy Law announced that the Ministry of National Security can delineate the "security control area", and in the end, those places are "security control areas" and confidential. Foreigners travel to a place, and the CCP can immediately catch people because it illegally enters the "security control area" and endangers national security.<text:span text:style-name="T4">
 Three, the CCP ’s big anti -spy </text:span>
 **</text:p>
      <text:p text:style-name="P4">
The Old CCP's "Anti -Spy Law" was 40, while the new version of the Anti -Spy Law became 71, an increase of more than 40 %. Because the Anti -Spy Law is largely targeted at foreigners, this new version of the Anti -Spy Law immediately attracted the attention of countries around the world.</text:p>
      <text:p text:style-name="P4">
Will people from all over China be under pressure from this new version of the Anti -Spy Law? Overseas Chinese go to China, whether it is a permanent residence in foreign countries or foreign citizenship abroad, and becomes a foreign Chinese. Do they need to worry about the danger that this new version of the Anti -Spy Law may bring?</text:p>
      <text:p text:style-name="P4">
Under the rule of law of democratic countries, the judicial system must follow the "innocent presumption", and the behavior that has not been proven by evidence cannot be guilty; and in the Communist countries, the authorities pursue the "guilty presumption". Then collect the evidence. If the evidence is insufficient, then threatens the seductive and allows the convicted person to cooperate with him to plead guilty, or a secret trial, and the outside world will not let the outside world understand the reliability of evidence.</text:p>
      <text:p text:style-name="P4">
Nowadays, foreign companies in China are very stressful. The daily operations of foreign companies need to master the information of China's market and economic policy changes, and shareholders of foreign companies will require foreign companies to hire third parties to evaluate the operating conditions and business directions of foreign companies. Such a third -party survey of foreign companies involves many aspects such as the merger of enterprises, financial management and supply chain stability. Therefore, many world -renowned consulting companies worldwide have carried out business in China. However, in the name of national security, the CCP has strengthened the monitoring of foreign consulting companies, which to a large extent to panic foreign companies. Because they maintain the information collection and consulting services needed normally in China, they suddenly become the key supervisory objects of the CCP.</text:p>
      <text:p text:style-name="P4">
Foreign reporters are even more unlucky. In the process of interviewing the news, any news they heard may be identified by the CCP as endangering national security. Therefore, the new version of the "Anti -Spy Law" let us see that the CCP is strengthening hostility to neighboring countries and the United States, and at the same time, it is highly sensitive to its isolation situation. Its new version of the "Anti -Spy Law" is actually worried that the CCP is worried that the regime will be in the government in the past. Under international pressure, it may become an increasingly unstable reaction.</text:p>
      <text:p text:style-name="P4">
The Chinese Communist Party uses the new version of the Anti -Spy Law to strengthen the comprehensive supervision of foreigners in China. It has two purposes. This can be described in two sentences: First, "seal foreign eyes", so that foreign countries can not understand China. The real situation that happened made foreign countries think that China is still strong and prosperous. Second, "handcuffs on foreigners' hands" made foreigners in China dare not reveal the truth of China to Western countries in China.</text:p>
      <text:p text:style-name="P4">
<text:span text:style-name="T4">
 Four, Taiwanese are not "family" </text:span>
</text:p>
      <text:p text:style-name="P4">
China has implemented this new version of the "Anti -Spy Law". What are the cautious aspects of Taiwanese especially? The so -called national security of the Communist Party of China is completely different from the national security of all democratic countries in the world. The national security of the Communist Party of China includes cultural and social levels. Chatting on social media, the CCP will think that some of the content endangers the CCP's national security.</text:p>
      <text:p text:style-name="P4">
For Taiwanese, the Chinese Communist Party's national security has another special aspect: if Taiwanese go to China, they talk about Taiwan issues on social media. It is "promoting Taiwan independence", which is a national security that endangers China. It may be guilty of the CCP's guilty of the CCP's new version of the "Anti -Spy Law".</text:p>
      <text:p text:style-name="P4">
The current national security of the Communist Party of China is simply a bullying that most citizens of the Republic of China. According to the Chinese Communist Party, the Republic of China did not exist in 1949. Taiwan is part of the People's Republic of China. It was previously entangled by the "Kuomintang Reaction Group". Now it is a elected politician to engage in "Taiwan independence." The CCP suppress Taiwan, and the most commonly used statement is Taiwan independence. The two words of Taiwan independence will continue to be refurbished and defined in the mouth of the Communist Party of China. At present, it is not the meaning of the early years. At present, the existence of the Republic of China, the foreign exchanges of the Republic of China, and the people of the Taiwanese hope to maintain the current situation of cross -strait relations. In the eyes of the Communist Party of China, they are regarded as "adhere to Taiwan independence". Essence Taiwan has said that the opposition party said that it is necessary to "one China and each table" (its meaning is that cross -strait belongs to the same China, but the "one China" is said to be the People's Republic of China, and Taiwan's expression is the Republic of China). However, the Chinese Communist Party does not recognize the Republic of China at all. For the CCP, the "one of the Chinese China" also belongs to the "Taiwan independence".</text:p>
      <text:p text:style-name="P4">
Taiwanese have gone to China, and have been very popular in the past few decades. But when the transit has moved, the CCP has changed, and it is no longer polite to Taiwan, but it has become a tiger. Now, if the Taiwanese go to China to travel freely and want to see the scenery of Xinjiang and Tibet, it may be regarded by the CCP as harmful to its national security and "incompetence."</text:p>
      <text:p text:style-name="P4">
Some people may think that I acknowledge the unity of the Communist Party of China, and I do not support Taiwan independence. Since China talks about "a family on both sides of the strait", even if I am the "self" of the Chinese Communist Party, the CCP's new version of the anti -spy "anti -spy spy "Fa" can not be used on my head. In fact, when the Chinese Communist Party arrested Taiwanese, Taiwanese would not treat Taiwanese as "themselves". Recently, the editor -in -chief of Taiwan's Eight Banner Culture "Fucha" (Li Yanhe) was arrested in Shanghai, and Yang Zhiyuan was arrested in Shenzhen for more than a year, and Li Mingzhe, who has been detained by the Communist Party of China for five years and recently returned to Taiwan, is Taiwan. Cases arrested by the Communist Party of China.</text:p>
      <text:p text:style-name="P4">
Moreover, the Ministry of National Security of the Communist Party of China not only arranges a line person in China's party and government agencies, universities, and large enterprises to monitor its "own people", but also threatens those who are born in China and immigrate overseas, asking them Overseas as the Ministry of National Security as a line. Therefore, Taiwanese are of course "outsiders" than these monitored CCP's "own people"; and the "cross -strait family" united front propaganda is simply "Meng Khan medicine" in the eyes of the Ministry of National Security. In the eyes of the Ministry of National Security of the Communist Party of China, not only the Chinese in China are not reliable, but overseas Chinese can not even believe that even cadres at all levels of the Communist Party of China need to be monitored, and Taiwanese are regarded as foreigners.</text:p>
      <text:p text:style-name="P4">
The autocratic country is the enemy of the whole people and the world as the enemy. The Taiwanese must have a high degree of wishes to the CCP, and they must not think that the CCP must be rewarded with goodwill, and there is no such possibility at all. Tourists who go abroad to China should be careful, and Taiwanese businessmen in China should pay special attention. Obviously, the busy business atmosphere of the CCP government's local governments that Taiwanese businessmen had experienced that year was gone. This has nothing to do with which political party is in Taiwan; the fundamental reason for the situation of Taiwanese businessmen in China is the fundamental reason is that the CCP finds the way.</text:p>
      <text:p text:style-name="P4">
After the CCP's strength increases, its long -hiding international ambitions can't be suppressed. It has been expanding the army for more than two decades; now it feels that the timing is mature. It wants to change the international order of the Indo -Pacific region, so that the CCP can dominate this area and become the world hegemony. In this background, Taiwanese businessmen should be very careful not to fall into the CCP's "anti -spy" trap and become a victim of the CCP suppressing Taiwan.</text:p>
      <text:p text:style-name="P4">
(The article only represents the personal position and point of view of the special commentator)</text:p>
      <text:p text:style-name="P4">
News Source: <text:a xlink:type="simple" xlink:href="https://www.rfa.org/mandarin/pinglun/chengxiaonong/cxn-05152023100456.html" text:style-name="Internet_20_link" text:visited-style-name="Visited_20_Internet_20_Link">
https://www.rfa.org/mandarin/pinglun/chengxiaonong/cxn-05152023100456.html</text:a>
</text:p>
      <!--NEWS-->
      <text:h text:style-name="P10" text:outline-level="1">
<text:span text:style-name="T4">
"Poker Cover" Bromson died and lived in 89 years old</text:span>
</text:h>
      <text:p text:style-name="P4">
Publisher: 法新社</text:p>
      <text:p text:style-name="P4">
Published Time: 2023-05-15T10:32:09+00:00</text:p>
      <text:p text:style-name="P4">
Modified Time: 2023-05-15T10:05:01+00:00</text:p>
      <text:p text:style-name="P4">
Description: (Agence France -Presse, Los Angeles, 14th) The two World Hold'em Champion Doyle Brunson, known as the "Poker Cover", died in Las Vegas today at the age of 89. Brownon's family announced the news through his ag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5-15T10-32-09-00-00/000000.png" xlink:type="simple" xlink:show="embed" xlink:actuate="onLoad" draw:mime-type="image/png"/>
</draw:frame>
Bromson's agent, Brianbalsbaugh, issued a statement from Bromson's family on Twitter: "We announced with a heavy mood, our father, Bromson. Christians, husbands, father and grandfather. "</text:p>
      <text:p text:style-name="P4">
The statement wrote: "We will have more words to say when we pay tribute to his achievements in the next few days. Please pray for Bromson and his family. May he rest in peace."</text:p>
      <text:p text:style-name="P4">
His family did not announce the cause of death.</text:p>
      <text:p text:style-name="P4">
Known as the "Poker" or "Texas Dolly", Bromson has won 10 World Series of Poker, and in 1976 and 1977, WSOP was won twice in 1976 and 1977. The main event champion.</text:p>
      <text:p text:style-name="P4">
Bromson, who is often wearing a cowboy hat, has won more than $ 6 million in the scene.</text:p>
      <text:p text:style-name="P4">
In 1979, Bromson published "Super System", one of the earliest books to talk about poker strategy. This book is also known as the "Poker Bible".</text:p>
      <text:p text:style-name="P4">
For Brownon's long -term poker opponent Daniel Negreanu, he is a "legend".</text:p>
      <text:p text:style-name="P4">
Negrino said in Twitter: "There will never be another Bromson. Poker godfather will be missed by many people."</text:p>
      <text:p text:style-name="P4">
5th WSOP champion Scott. Scottynguyen said he "can't believe this day is here." He was tweeting: "You will always be taken care of by us forever. This person is a legend and a poker godfather!"</text:p>
      <text:p text:style-name="P4">
WSOP official Twitter wrote: "May the greatest legendary rest. Thank you for being a perfect player and gentleman. No one can fill your vacancy."</text:p>
      <text:p text:style-name="P4">
Boransen was born in Texas. He was a basketball player when he was in college, but a knee injury broke his hope of becoming a professional player.</text:p>
      <text:p text:style-name="P4">
Bromson was selected as Poker Hall of Fame in 1988.</text:p>
      <text:p text:style-name="P4">
News Source: <text:a xlink:type="simple" xlink:href="https://www.rfi.fr/cn/%E8%BF%90%E5%8A%A8%E5%A4%A9%E5%9C%B0/20230515-%E6%89%91%E5%85%8B%E6%95%99%E7%88%B6-%E5%B8%83%E6%9C%97%E6%A3%AE%E5%8E%BB%E4%B8%96-%E4%BA%AB%E5%AF%BF89%E5%B2%81" text:style-name="Internet_20_link" text:visited-style-name="Visited_20_Internet_20_Link">
https://www.rfi.fr/cn/%E8%BF%90%E5%8A%A8%E5%A4%A9%E5%9C%B0/20230515-%E6%89%91%E5%85%8B%E6%95%99%E7%88%B6-%E5%B8%83%E6%9C%97%E6%A3%AE%E5%8E%BB%E4%B8%96-%E4%BA%AB%E5%AF%BF89%E5%B2%81</text:a>
</text:p>
      <!--NEWS-->
      <text:h text:style-name="P10" text:outline-level="1">
<text:span text:style-name="T4">
Is the rights protection lawyer who lived in the back of the public security?</text:span>
</text:h>
      <text:p text:style-name="P4">
Author: None</text:p>
      <text:p text:style-name="P4">
Publisher: Radio Free Asia (Organization)</text:p>
      <text:p text:style-name="P4">
Published Time: 2023-05-15T10:55:00-04:00</text:p>
      <text:p text:style-name="P4">
Modified Time: 2023-05-15T12:57:19-04:00</text:p>
      <text:p text:style-name="P4">
Description: None</text:p>
      <text:p text:style-name="P4">
Videos: []</text:p>
      <text:p text:style-name="P4">
Audios: ["<text:a xlink:type="simple" xlink:href="https://www.rfa.org/mandarin/yataibaodao/renquanfazhi/gf-0515202307520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5" text:anchor-type="as-char" svg:width="6.9236in" svg:height="5.170366in" draw:z-index="0">
<draw:image xlink:href="../Images/rfamandarin/2023-05-15T10-55-00-04-00/000000.png" xlink:type="simple" xlink:show="embed" xlink:actuate="onLoad" draw:mime-type="image/png"/>
</draw:frame>
On May 15, 2023, the window of the rights protection lawyer Li Heping's apartment was not fixed after being smashed. <text:a xlink:type="simple" xlink:href="https://www.rfa.org/mandarin/yataibaodao/renquanfazhi/gf-05152023075209.html/@@images/image" text:style-name="Internet_20_link" text:visited-style-name="Visited_20_Internet_20_Link">
</text:a>
Wang Qiaoling exclusively provides <text:a xlink:type="simple" xlink:href="https://www.rfa.org/mandarin/yataibaodao/renquanfazhi/gf-05152023075209.html/@@stream" text:style-name="Internet_20_link" text:visited-style-name="Visited_20_Internet_20_Link">
</text:a>
The victim's rights protection lawyer in "709 arrest" continued to be suppressed and driven by the authorities. Among them, lawyer Li Heping's landlord publicly destroyed the window of Li Heping's residence in order to move. The public security personnel involved in the incident refused to enforce the law.</text:p>
      <text:p text:style-name="P4">
<text:span text:style-name="T4">
<text:span text:style-name="T5">
 <text:a xlink:type="simple" xlink:href="https://www.rfa.org/mandarin/yataibaodao/renquanfazhi/ec-05012023082129.html" text:style-name="Internet_20_link" text:visited-style-name="Visited_20_Internet_20_Link">
</text:a>
 </text:span>
*  * </text:span>
<text:a xlink:type="simple" xlink:href="https://www.rfa.org/mandarin/yataibaodao/renquanfazhi/ec-04272023042944.html" text:style-name="Internet_20_link" text:visited-style-name="Visited_20_Internet_20_Link">
 </text:a>
***<text:a xlink:type="simple" xlink:href="https://www.rfa.org/mandarin/video" text:style-name="Internet_20_link" text:visited-style-name="Visited_20_Internet_20_Link">
<text:span text:style-name="T4">
 Rights protection lawyer Li Heping's family members are suspected to be tracked by public security vehicles </text:span>
</text:a>
The apartment in Xiaobao Village, Songzhuang District, Tongzhou District, Beijing, has not been one month, and has suffered many times. <text:a xlink:type="simple" xlink:href="https://twitter.com/709wangqiaoling/status/1657758990636584961" text:style-name="Internet_20_link" text:visited-style-name="Visited_20_Internet_20_Link">
</text:a>
Essence On the evening of May 14th, the landlord also broke into the courtyard with more than a dozen people, destroying the windows of one of the bedrooms with the stones in the yard.</text:p>
      <text:p text:style-name="P4">
After receiving the report, the public security reported to Li Heping that the landlord's actions were not illegal.</text:p>
      <text:p text:style-name="P4">
Public Security: "Because this is a rental dispute. Rental disputes are civil disputes. If you can talk, you can talk. If you can't talk, you can go to the court to prosecute."</text:p>
      <text:p text:style-name="P4">
Li Heping: "Can you catch people with violence?"</text:p>
      <text:p text:style-name="P4">
Public Security: "You rented a house here. You paid the money here and enjoy the quality of life. As a result, the landlord said, I will deal with this, I will dismantle this house, right. He has this right. It is not called violence. This window unloading the windows, no problem. The landlord is also a manager, and the landlord also has the right to dispose of the house. "</text:p>
      <text:p text:style-name="P4">
Li Heping's wife Wang Qiaoling told this station that the landlord also threatened to take his life.</text:p>
      <text:p text:style-name="P4">
_ <text:span text:style-name="T4">
 Video: On May 15, 2023, "709 Capture" Rights Protection Lawyer Li Heping's wife Wang Qiaoling introduced the situation where the house window was destroyed by the landlord. (Exclusive provided by Wang Qiaoling) </text:span>
 _</text:p>
      <text:p text:style-name="P4">
Wang Qiaoling: "The landlord left a ruthless word again, saying that" you will kill you if you go away, and let us move within two weeks. We paid the rent in this house. During the contract, we The management right and right to use belong to us. When your landlord comes in, "This is my own window glass, I smashed it myself. This is a ridiculous thing in itself, because he hinders our tenants to continue to live in live The convenience here. "</text:p>
      <text:p text:style-name="P4">
<text:span text:style-name="T4">
 Wang Qiaoling: The landlord has public security to support the waistlessness </text:span>
</text:p>
      <text:p text:style-name="P4">
Wang Qiaoling believes that the landlord will be unscrupulous because of the public security support.</text:p>
      <text:p text:style-name="P4">
Wang Qiaoling: "It is obvious that (public security) is like discussing this landlord. The landlord's vocal voice," You don't accept you to prosecute. 'The public prosecution law has been reached now. The police supported his waist, his face was really ugly. "</text:p>
      <text:p text:style-name="P4">
<draw:frame draw:style-name="fr1" draw:name="Image86" text:anchor-type="as-char" svg:width="6.9236in" svg:height="5.115872in" draw:z-index="0">
<draw:image xlink:href="../Images/rfamandarin/2023-05-15T10-55-00-04-00/000001.png" xlink:type="simple" xlink:show="embed" xlink:actuate="onLoad" draw:mime-type="image/png"/>
</draw:frame>
On May 15, 2023, Li Heping Wang Qiaoling took a group photo in the apartment. (Wang Qiaoling exclusively provided)  <text:a xlink:type="simple" xlink:href="https://www.rfa.org/mandarin/yataibaodao/renquanfazhi/gf-05152023075209.html/m0515gf-2.jpg" text:style-name="Internet_20_link" text:visited-style-name="Visited_20_Internet_20_Link">
</text:a>
Another "709 Capture" victim Wang Quanzhang was relocated by the landlord's residence of the landlord last month in Shunyi's residence. Wang Quanzhang said that he was still looking for a residence and said he would not leave Beijing.</text:p>
      <text:p text:style-name="P4">
Wang Quanzhang: "My house has not yet stabilized. If it is not stable in Beijing, it is troublesome. Once it is expelled to Shandong, it may be more troublesome. At present, I still try to find the house. Let me talk about other places. "</text:p>
      <text:p text:style-name="P4">
Wang Quanzhang said that in the past few years, the Beijing authorities have dispatched a large number of police forces in order to monitor their family. This time, it is obviously determined to ask them to leave Beijing.</text:p>
      <text:p text:style-name="P4">
Reporter: Gao Feng Editor: Xu Shuting Jiayuan.com Editor: Ruizhe</text:p>
      <text:p text:style-name="P4">
News Source: <text:a xlink:type="simple" xlink:href="https://www.rfa.org/mandarin/yataibaodao/renquanfazhi/gf-05152023075209.html" text:style-name="Internet_20_link" text:visited-style-name="Visited_20_Internet_20_Link">
https://www.rfa.org/mandarin/yataibaodao/renquanfazhi/gf-05152023075209.html</text:a>
</text:p>
      <!--NEWS-->
      <text:h text:style-name="P10" text:outline-level="1">
<text:span text:style-name="T4">
Deng Bingqiang: No one has applied for the "June 4th" mourning activity so far</text:span>
</text:h>
      <text:p text:style-name="P4">
Author: None</text:p>
      <text:p text:style-name="P4">
Publisher: Radio Free Asia (Organization)</text:p>
      <text:p text:style-name="P4">
Published Time: 2023-05-15T10:58:55-04:00</text:p>
      <text:p text:style-name="P4">
Modified Time: 2023-05-15T10:58: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88615in" draw:z-index="0">
<draw:image xlink:href="../Images/rfamandarin/2023-05-15T10-58-55-04-00/000000.png" xlink:type="simple" xlink:show="embed" xlink:actuate="onLoad" draw:mime-type="image/png"/>
</draw:frame>
Hong Kong Security Director Deng Bingqiang Law France -Prescription Information Pictures</text:p>
      <text:p text:style-name="P4">
Hong Kong was the only place in the world with a large -scale commemorative "June 4th" event. This year, as the 34th anniversary of the "June 4th" approaches, the outside world is paying attention to whether there will be a mourning event in Hong Kong. According to the Taiwan Central News Agency, the Hong Kong Security Director Deng Bingqiang said in response to reporters on the 15th that the police have not received an application for related activities so far.</text:p>
      <text:p text:style-name="P4">
Since the "June 4th" incident broke out in Beijing in 1989, the Hong Kong Pan -Democratic School will hold a candlelight party in the name of Hong Kong citizens to support the patriotic democratic movement federation (referred to as the "branch association") to mourn in the "June 4th" incident. By.</text:p>
      <text:p text:style-name="P4">
However, in the past three years, the Hong Kong police have banned the masses from rally and enclosing the Victorian Park football field on the grounds of epidemic prevention measures. Since the end of June 2020, Beijing has forcibly passed the Hong Kong version of the National Security Law, and in the past, it will launch a night -night activity. In March of this year, the organizers of the three former "June 4th" candlelight party were sentenced to four and a half months in prison. The Hong Kong Police National Security Department also seized the important "June 4th" commemorative art "Pillar of Guo Xun", which was condemned by international public opinion.</text:p>
      <text:p text:style-name="P4">
Editor -in -chief: Kaidi</text:p>
      <text:p text:style-name="P4">
News Source: <text:a xlink:type="simple" xlink:href="https://www.rfa.org/mandarin/Xinwen/1-05152023104923.html" text:style-name="Internet_20_link" text:visited-style-name="Visited_20_Internet_20_Link">
https://www.rfa.org/mandarin/Xinwen/1-05152023104923.html</text:a>
</text:p>
      <!--NEWS-->
      <text:h text:style-name="P10" text:outline-level="1">
<text:span text:style-name="T4">
President White Ross has not appeared for many days to make a healthy bright red light</text:span>
</text:h>
      <text:p text:style-name="P4">
Author: 联合早报 (Person)</text:p>
      <text:p text:style-name="P4">
Publisher: 联合早报 (Organization)</text:p>
      <text:p text:style-name="P4">
Published Time: 2023-05-15T11:03</text:p>
      <text:p text:style-name="P4">
Modified Time: 2023-05-15T11:09</text:p>
      <text:p text:style-name="P4">
Description: President White Roshenko did not show up for many days, and he was absent from a annual event on Sunday (May 14), which caused the outside world to speculate that his health had serious problems. Reuters reports that Sunday (May 14) is a memorial day for Berlos to celebrate the national flag, national emblem and national anthem ...</text:p>
      <text:p text:style-name="P4">
Videos: []</text:p>
      <text:p text:style-name="P4">
Audios: []</text:p>
      <text:p text:style-name="P4">
Images: []</text:p>
      <text:p text:style-name="P4">
Type: NewsArticle</text:p>
      <text:p text:style-name="P4">
Breadcrumbs: ['即时', '国际']</text:p>
      <text:p text:style-name="P4">
Keywords: ['白罗斯', '总统', '健康']</text:p>
      <!--METADATA-->
      <text:p text:style-name="P4">
President White Roshenko did not show up for many days, and he was absent from a annual event on Sunday (May 14), which caused the outside world to speculate that his health had serious problems.</text:p>
      <text:p text:style-name="P4">
Reuters reported that Sunday (May 14) was a memorial day for Berlos to celebrate the national flag, national emblem and national anthem. The young people held in the capital Minsk on the same day did not show up.</text:p>
      <text:p text:style-name="P4">
Belta Belta reported that Lukashenko's speech at the ceremony was read by the Prime Minister Golovqinko.</text:p>
      <text:p text:style-name="P4">
Last Tuesday (9th), Lukashenko suspected that because of physical discomfort, he left some of the events of the World War II Victory Day in Moscow. In another commemorative event in Minsk, although he attended his speech, he did not give a speech but did not give a speech but did not give a speech but did not give a speech but did not give a speech but did not give a speech but did not give a speech but did not give a speech but did not give a speech but did not give a speech but did not give a speech but did not give a speech but did not give a speech but did not give a speech without speech. This is the first time for many years.</text:p>
      <text:p text:style-name="P4">
Lukashenko has not appeared in public since that day, and Belta has not explained the reason.</text:p>
      <text:p text:style-name="P4">
Lukashenko's office refused to respond to the request of the comment.</text:p>
      <text:p text:style-name="P4">
According to the opposition news media European Radio (EURORADIO), Lukashenko went to a elite clinic at Minsk on the 13th.</text:p>
      <text:p text:style-name="P4">
Russia's online publication podyom quoted Konstantinzatulin, a senior member of the Russian Federal Conference, said: "(Rakashenko) is just ill ... may need to rest."</text:p>
      <text:p text:style-name="P4">
Lukashenko, 68, has served as President White Ross since 1994 and is a firm ally of Russian President Putin.</text:p>
      <text:p text:style-name="P4">
European and American media said that Lukashenko was "the last dictator in Europe", because he continued to use the police to suppress the protests during his tenure, the Beros Court ordered the closure of the media institutions with different political opinions and sentenced the opponents for a long -term imprisonment. They fled Bai Ros.</text:p>
      <text:p text:style-name="P4">
News Source: <text:a xlink:type="simple" xlink:href="https://www.zaobao.com.sg/realtime/world/story20230515-1394813" text:style-name="Internet_20_link" text:visited-style-name="Visited_20_Internet_20_Link">
https://www.zaobao.com.sg/realtime/world/story20230515-1394813</text:a>
</text:p>
      <!--NEWS-->
      <text:h text:style-name="P10" text:outline-level="1">
<text:span text:style-name="T4">
Huiri: Chinese power politics shrouded in Ukraine's conflict capacity</text:span>
</text:h>
      <text:p text:style-name="P4">
Author: None</text:p>
      <text:p text:style-name="P4">
Publisher: Radio Free Asia (Organization)</text:p>
      <text:p text:style-name="P4">
Published Time: 2023-05-15T11:07:00-04:00</text:p>
      <text:p text:style-name="P4">
Modified Time: 2023-05-15T12:14: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4.511507in" draw:z-index="0">
<draw:image xlink:href="../Images/rfamandarin/2023-05-15T11-07-00-04-00/000000.png" xlink:type="simple" xlink:show="embed" xlink:actuate="onLoad" draw:mime-type="image/png"/>
</draw:frame>
Medvedev, then Russian Prime Minister in 2015, attended a meeting with Li Hui. Reuters information picture</text:p>
      <text:p text:style-name="P4">
On Monday, the Chinese government Eurasian affairs Li Hui specially visited five countries including Ukraine and Russia to mediate the conflict of Ukraine. The US media "Wall Street Journal" issued on the 15th, arguing that China will face the outside world's doubts about the close relationship between China and Russia and the question of respecting the sovereignty of other countries in China.</text:p>
      <text:p text:style-name="P4">
The article pointed out that in the outbreak of Ukraine's conflict for more than a year, it has caused more than 300,000 people to be injured, but China has not recognized Russia's invasion of Ukraine, and usually avoids the conflict called war. China also criticized the behavior of the United States and its allies to provide weapons to Ukraine, and echoed many of the official positions of Russia.</text:p>
      <text:p text:style-name="P4">
The remarks on which the Chinese ambassador to France, Lushayo, published by the former Soviet Union's national status at the end of April, further weakened China's ability to promote the agreement in accordance with Ukraine's acceptable conditions. Last weekend, Ukraine President Zelezki also doubted the role of mediation in the role of mediation in the role of the mediation.</text:p>
      <text:p text:style-name="P4">
In February of this year, China proposed a large framework for potential peace roadmaps, but lacks details and includes some typical positions in Russia. Among them, the first is "respecting the sovereignty of all countries." However, the Beijing side did not describe the existence of Russia in the Wudong region and Crimea as the occupation, but accused NATO forcing Russia to take action.</text:p>
      <text:p text:style-name="P4">
Just a few days after the International Criminal Court issued a arrest order against Putin for war, Xi Jinping flew to Moscow to meet with Russian President Putin and praised the latter's strong leadership.</text:p>
      <text:p text:style-name="P4">
It is reported that another widespread questioning of Western countries on the role of Chinese players is that China and Russia are also increasingly intervening in other countries' affairs and threatening countries that challenge the interests of Chinese. Western countries led by the United States are becoming more and more vigilant about China ’s current status quo to break the international status. To a certain extent, China is trying to use close relationships with Russia to break the international status.</text:p>
      <text:p text:style-name="P4">
The report also pointed out that many neighboring countries in China have increasingly believed that China uses the growing economic and political forces to destroy the sovereignty of these countries. This also adds difficulty to China ’s efforts to promote the peace of Ukraine. This includes the expansion of military facilities on artificial islands in controversial areas in the South China Sea to try to promote its sovereignty claims. At the same time, Chinese official media has also placed sovereignty issues at the center of competition between China and the United States.</text:p>
      <text:p text:style-name="P4">
Editor -in -chief: Kaidi</text:p>
      <text:p text:style-name="P4">
News Source: <text:a xlink:type="simple" xlink:href="https://www.rfa.org/mandarin/Xinwen/2-05152023110106.html" text:style-name="Internet_20_link" text:visited-style-name="Visited_20_Internet_20_Link">
https://www.rfa.org/mandarin/Xinwen/2-05152023110106.html</text:a>
</text:p>
      <!--NEWS-->
      <text:h text:style-name="P10" text:outline-level="1">
<text:span text:style-name="T4">
Zeelianzki Volue Volue visit to Onesk's idea of supporting fighter fighter alliances</text:span>
</text:h>
      <text:p text:style-name="P4">
Author: None (Language: zh)</text:p>
      <text:p text:style-name="P4">
Publisher: None</text:p>
      <text:p text:style-name="P4">
Time: 2023-05-15T11:09:00Z</text:p>
      <text:p text:style-name="P4">
Description: After the visit of Italy, Germany, and France, Ukrainian President Zeleiski held talks with British Prime Minister Sunak on Monday. The British promise to provide hundreds of air defense missiles, remote attack drones, and personnel training to Ukraine, which does not involve fighter jets for the time being, but expressed support for the idea of creating fighter alliances.</text:p>
      <text:p text:style-name="P4">
Videos: []</text:p>
      <text:p text:style-name="P4">
Images: ["<text:a xlink:type="simple" xlink:href="https://static.dw.com/image/65626714_303.jpg" text:style-name="Internet_20_link" text:visited-style-name="Visited_20_Internet_20_Link">
65626714_303.jpg</text:a>
", "<text:a xlink:type="simple" xlink:href="https://static.dw.com/image/65607024_401.jpg" text:style-name="Internet_20_link" text:visited-style-name="Visited_20_Internet_20_Link">
65607024_401.jpg</text:a>
"]</text:p>
      <text:p text:style-name="P4">
Subject: 新闻广角</text:p>
      <text:p text:style-name="P4">
Subjects: ['乌克兰', '戴安娜', '英国', '英国退欧', '法国', '法国沙尔利周刊枪击案', '俄罗斯入侵乌克兰']</text:p>
      <text:p text:style-name="P4">
Keywords: ['俄乌战争', '泽连斯基', '英国', '苏纳克', '法国', '马克龙', '军事援助']</text:p>
      <text:p text:style-name="P4">
Id: 65626715</text:p>
      <!--METADATA-->
      <text:p text:style-name="P4">
<text:a xlink:type="simple" xlink:href="https://www.dw.com/zh/overlay/image/article/65626715/65626714" text:style-name="Internet_20_link" text:visited-style-name="Visited_20_Internet_20_Link">
 <draw:frame draw:style-name="fr1" draw:name="Image89" text:anchor-type="as-char" svg:width="6.9236in" svg:height="3.896998in" draw:z-index="0">
<draw:image xlink:href="../Images/dwzh/2023-05-15T11-09-00Z/65626714_303.jpg" xlink:type="simple" xlink:show="embed" xlink:actuate="onLoad" draw:mime-type="image/jpeg"/>
</draw:frame>
</text:a>
Zelei Sky visited Britain, hugging Prime Minister Sonak who came to welcome</text:p>
      <text:p text:style-name="P4">
(Voice of Germany) on Monday, Richi Sunak, Prime Minister of the United Kingdom,)A visit to Ukraine President Zeleki was received in its official residence located in the official residence of London. Before the meeting, Zerrenki released a tweet stating: <text:a xlink:type="simple" xlink:href="https://www.dw.com/zh/zh/盘点各国都给乌克兰提供了哪些军援/a-63104200" text:style-name="Internet_20_link" text:visited-style-name="Visited_20_Internet_20_Link">
</text:a>
Essence Today's cooperation will continue. I will start a substantial talks with my friend Lixi and the delegation. "</text:p>
      <text:p text:style-name="P4">
Sunak said that on the eve of the Irish EU Summit and the Seven Western Group Summit in Japan, his meeting with Zerlandki was of great significance. Sunak said in a statement: "Russia's brutal aggression on Ukraine is neither the choice of Ukraine nor the provocation of Ukraine. The situation of loneliness. The front line of the Russian President Putin's aggression war is in Ukraine, but its influence affects the entire world. Ensure that Ukraine succeeds, not to make Putin's barbaric acts in line of our interests. "</text:p>
      <text:p text:style-name="P4">
The British government's statement confirmed that in the talks of Tongzerki, "Britain will further provide hundreds of air defense missiles to Ukraine and attack drones with a range of more than 200 kilometers." The statement said, saying that The above weapons will arrive in Ukraine in the next few months.</text:p>
      <text:p text:style-name="P4">
<draw:frame draw:style-name="fr1" draw:name="Image90" text:anchor-type="as-char" svg:width="6.9236in" svg:height="3.896998in" draw:z-index="0">
<draw:image xlink:href="../Images/dwzh/2023-05-15T11-09-00Z/65607024_401.jpg" xlink:type="simple" xlink:show="embed" xlink:actuate="onLoad" draw:mime-type="image/jpeg"/>
</draw:frame>
Britain has provided Ukraine with a "shadow of storm" long -range missiles.</text:p>
      <text:p text:style-name="P4">
Previously, as the first Western country, Britain provided Ukraine with a "shadow of storm" long -range missile. Britain added a fighter training program in its U -military aid plan, but does not include offering fighters. However, Sunak expressed the idea of supporting the creation of fighter fighters. Later, a spokesman for Sunak told reporters that "there is no plan" to provide Typhine or F-35 fighters to Kiev, because Ukraine has decided to use the F-16 series fighters, and the United Kingdom does not have such a type. Fighter. Before talking with Prime Minister Sunak, President Zeelianki tweeted: "In terms of expanding our ground and air combat capabilities, Britain is a leader. Today will continue this cooperation."</text:p>
      <text:p text:style-name="P4">
<text:a xlink:type="simple" xlink:href="https://www.dw.com/zh/zh/泽连斯基欧洲行-聚焦战斗机/a-64653432" text:style-name="Internet_20_link" text:visited-style-name="Visited_20_Internet_20_Link">
</text:a>
Essence</text:p>
      <text:p text:style-name="P4">
Before visiting the United Kingdom, Zelei Sky visited France on Sunday evening. A statement issued by the French Presidential Palace states that in order to strengthen Ukraine's defense capabilities, France is preparing to provide Ukraine with the country's urgently need military supplies. The statement stated: "France will continue to work hard to help Ukraine strengthen its air defense capabilities and prevent people from being attacked by Russia."</text:p>
      <text:p text:style-name="P4">
On the evening of May 14, after the Ukrainian President Zeleius ended his visit to Germany, he immediately took a special plane to fly to Veraku Blale Air Force Base on the suburbs of Paris. The Elysee Palace stated that the talks between French President Macron and Zeelianzki mainly focused on "how to continue to provide military and humanitarian assistance to Ukraine to strengthen Ukraine's ability to fight Russia's aggression."</text:p>
      <text:p text:style-name="P4">
(Germany, Agence France -Presse, Bloomberg)</text:p>
      <text:p text:style-name="P4">
News Source: <text:a xlink:type="simple" xlink:href="https://www.dw.com/zh/泽连斯基旋风式访欧-苏纳克支持战机联盟思路/a-65626715" text:style-name="Internet_20_link" text:visited-style-name="Visited_20_Internet_20_Link">
https://www.dw.com/zh/泽连斯基旋风式访欧-苏纳克支持战机联盟思路/a-65626715?maca=chi-rss-chi-all-1127-rdf</text:a>
</text:p>
      <!--NEWS-->
      <text:h text:style-name="P10" text:outline-level="1">
<text:span text:style-name="T4">
Worried about the population crisis in China to push the "new era marriage and education culture"</text:span>
</text:h>
      <text:p text:style-name="P4">
Author: None</text:p>
      <text:p text:style-name="P4">
Publisher: Radio Free Asia (Organization)</text:p>
      <text:p text:style-name="P4">
Published Time: 2023-05-15T11:10:00-04:00</text:p>
      <text:p text:style-name="P4">
Modified Time: 2023-05-15T11:10: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4.612011in" draw:z-index="0">
<draw:image xlink:href="../Images/rfamandarin/2023-05-15T11-10-00-04-00/000000.png" xlink:type="simple" xlink:show="embed" xlink:actuate="onLoad" draw:mime-type="image/png"/>
</draw:frame>
On January 17, 2023, a man took his grandson to take a photo with his family in a photo studio in Beijing. Associated Press information picture</text:p>
      <text:p text:style-name="P4">
May 15 this year is the 30th "International Family Day" established by the United Nations, and China is facing multiple population crises, including the decline in total population, low birth rate, and aging population.</text:p>
      <text:p text:style-name="P4">
According to the Chinese official media "Global Times" and "China Daily" and other reports, after launching encouragement of marriage and fertility in 20 cities including Beijing and Jiangsu last year, the China Family Planning Association announced recently that it will develop in more than 20 cities. The two batches of "pilot projects for the construction of wedding and education culture in the new era", including Guangzhou and Handan, to vigorously create a suitable social environment.</text:p>
      <text:p text:style-name="P4">
Wang Pei'an, executive vice president of the China Family Planning Association, said at the relevant activities held in Guangzhou on the 11th that the development of China's population has entered a "new normal". While reducing the cost of fertility and breeding education, it should vigorously promote the construction of a new era of marriage and childbearing culture, including the need Pay attention to "cultural leadership", motivate and guide from the spiritual level, and create a social atmosphere of childbearing friendship; we must vigorously implement the "positive view of marriage and love, family view, fertility view", encourage young people to marry, eugenic, and eugenics, and encourage husbands and wives to encourage husbands and wives A total of parenting responsibilities, advocating a healthy and civilized marriage custom culture.</text:p>
      <text:p text:style-name="P4">
The United Nations announced in April this year that the latest data showed that India will replace China in the middle of this year and become the country with the largest population in the world. The outside world pays attention to whether China will lose its demographic dividend. However, Chinese officials have repeatedly denied this statement and emphasized that "the dividend of the population depends on the total amount, but also the quality, both the population and the talent."</text:p>
      <text:p text:style-name="P4">
Editor -in -chief: Kaidi</text:p>
      <text:p text:style-name="P4">
News Source: <text:a xlink:type="simple" xlink:href="https://www.rfa.org/mandarin/Xinwen/3-05152023110803.html" text:style-name="Internet_20_link" text:visited-style-name="Visited_20_Internet_20_Link">
https://www.rfa.org/mandarin/Xinwen/3-05152023110803.html</text:a>
</text:p>
      <!--NEWS-->
      <text:h text:style-name="P10" text:outline-level="1">
<text:span text:style-name="T4">
Most of the U.S. debt -limited negotiations have made up of Asian stocks high</text:span>
</text:h>
      <text:p text:style-name="P4">
Publisher: 法新社</text:p>
      <text:p text:style-name="P4">
Published Time: 2023-05-15T11:10:17+00:00</text:p>
      <text:p text:style-name="P4">
Modified Time: 2023-05-15T10:50:01+00:00</text:p>
      <text:p text:style-name="P4">
Description: (Agence France -Presse, Hong Kong, 15th) Whether the United States can raise the upper limit of government debt and avoid the default of "disaster -level" debt defaults, and related negotiations have continued to attract investors' attention. As dealers are generally optimistic about reaching an agreement, the Asian stock market has closed most of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617581in" draw:z-index="0">
<draw:image xlink:href="../Images/rficn/2023-05-15T11-10-17-00-00/000000.png" xlink:type="simple" xlink:show="embed" xlink:actuate="onLoad" draw:mime-type="image/png"/>
</draw:frame>
The United States has continued to make progress in raising debt limit negotiations, but Democrats and Republicans still can't fight. The latter requires deletion budget for debt limits. The White House has insisted that national credit should not be used as negotiating chips for a few months.</text:p>
      <text:p text:style-name="P4">
However, US President Biden said that he is confident that government debt limits will be improved. Market dealers are also generally optimistic that the two parties will reach an agreement. Nevertheless, some observers warned that there was a threat of US debt default alone, which continued to affect investor confidence.</text:p>
      <text:p text:style-name="P4">
According to the Congressional Budget Office, if there is no agreement, the United States will face the "major risk" that may be on June 15 on June 15.</text:p>
      <text:p text:style-name="P4">
The US stock market was affected by uncertainty, and the three major indexes closed down last week. Fortunately, the Asian stock market mostly wrote an optimistic rise in this week, sweeping the haze in the morning.</text:p>
      <text:p text:style-name="P4">
The Tokyo stock market closed up 0.8%, the Hong Kong stock market was 1.8%, and the Shanghai stock market closed up 1.2%. Sydney, Seoul, Singapore and Jakarta's stock markets also received red. But Taipei, Manila and Bangkok's stock markets were hacked.</text:p>
      <text:p text:style-name="P4">
Thailand held a general election of Congress yesterday. The Move Forward Party of the Lord won the victory of the PHEU THAI. The exchange rate of the Thai baht rose to 5 weeks today.</text:p>
      <text:p text:style-name="P4">
News Source: <text:a xlink:type="simple" xlink:href="https://www.rfi.fr/cn/%E8%B4%A2%E7%BB%8F%E5%BF%AB%E8%AE%AF/20230515-%E7%BE%8E%E5%9B%BD%E5%80%BA%E9%99%90%E5%8D%8F%E5%95%86%E6%9C%89%E6%89%80%E8%BF%9B%E5%B1%95-%E4%BA%9A%E8%82%A1%E5%A4%A7%E5%A4%9A%E6%94%B6%E9%AB%98" text:style-name="Internet_20_link" text:visited-style-name="Visited_20_Internet_20_Link">
https://www.rfi.fr/cn/%E8%B4%A2%E7%BB%8F%E5%BF%AB%E8%AE%AF/20230515-%E7%BE%8E%E5%9B%BD%E5%80%BA%E9%99%90%E5%8D%8F%E5%95%86%E6%9C%89%E6%89%80%E8%BF%9B%E5%B1%95-%E4%BA%9A%E8%82%A1%E5%A4%A7%E5%A4%9A%E6%94%B6%E9%AB%98</text:a>
</text:p>
      <!--NEWS-->
      <text:h text:style-name="P10" text:outline-level="1">
<text:span text:style-name="T4">
The level 4.5 earthquake warning level occurred in South Korea to "pay attention"</text:span>
</text:h>
      <text:p text:style-name="P4">
Author: 联合早报 (Person)</text:p>
      <text:p text:style-name="P4">
Publisher: 联合早报 (Organization)</text:p>
      <text:p text:style-name="P4">
Published Time: 2023-05-15T11:11</text:p>
      <text:p text:style-name="P4">
Modified Time: 2023-05-15T11:11</text:p>
      <text:p text:style-name="P4">
Description: South Korea Monday (May 15th) 6:27 am (at 5:27 on the 15th of Singapore time), a magnitude 4.5 earthquake occurred at the waters of 52 kilometers northeast of Donghai City, Jiangyuan Road. Relding from "Follow" to "Attention" level ...</text:p>
      <text:p text:style-name="P4">
Videos: []</text:p>
      <text:p text:style-name="P4">
Audios: []</text:p>
      <text:p text:style-name="P4">
Images: []</text:p>
      <text:p text:style-name="P4">
Type: NewsArticle</text:p>
      <text:p text:style-name="P4">
Breadcrumbs: ['即时', '国际']</text:p>
      <text:p text:style-name="P4">
Keywords: ['韩国', '地震']</text:p>
      <!--METADATA-->
      <text:p text:style-name="P4">
South Korea Monday (May 15th) 6:27 am (at 5:27 on the 15th of Singapore time), a magnitude 4.5 earthquake occurred at the waters of 52 kilometers northeast of Donghai City, Jiangyuan Road. Relding from "attention" to "attention" level.</text:p>
      <text:p text:style-name="P4">
The Yonhap News Agency reported that at the time of the earthquake, the earthquake intensity of the earthquakes of Jiangyuan Road and Qingshang Beidao seismic instruments was 3 degrees, and the people living in the high -level, especially those living in the high -rise, had a significant sense of shock, and the stable vehicles were shaking slightly. The earthquake intensity of Zhongqing North Road is 2 degrees. A few people living in high -rise buildings may be perceived in the situation of quietness.</text:p>
      <text:p text:style-name="P4">
The Ministry of Administration and Security plans to form an emergency response team led by the departments, strengthen the management of earthquake prevention and disaster reduction, and strengthen subsequent response measures.</text:p>
      <text:p text:style-name="P4">
The warning of the South Korean earthquake crisis in a total of four levels, from low to high, pay attention, pay attention, be vigilant, and serious. The Ministry of Administration issued a "follow" level warning on April 25, and this time it was raised to the "attention" level.</text:p>
      <text:p text:style-name="P4">
The Ministry of Administration and Security of South Korea has issued a total of seven warnings since the introduction of the earthquake crisis warning system in January 2019. On October 29 last year, a magnitude 4.1 earthquake occurred at Huaishan County, Zhongqing North.</text:p>
      <text:p text:style-name="P4">
News Source: <text:a xlink:type="simple" xlink:href="https://www.zaobao.com.sg/realtime/world/story20230515-1394815" text:style-name="Internet_20_link" text:visited-style-name="Visited_20_Internet_20_Link">
https://www.zaobao.com.sg/realtime/world/story20230515-1394815</text:a>
</text:p>
      <!--NEWS-->
      <text:h text:style-name="P10" text:outline-level="1">
<text:span text:style-name="T4">
Column | Labor Communication: Workers in Songgang Yunfeng Electronics Plant, Baoan District, Shenzhen require compensation (2)</text:span>
</text:h>
      <text:p text:style-name="P4">
Author: None</text:p>
      <text:p text:style-name="P4">
Publisher: Radio Free Asia (Organization)</text:p>
      <text:p text:style-name="P4">
Published Time: 2023-05-15T11:16:09-04:00</text:p>
      <text:p text:style-name="P4">
Modified Time: 2023-05-15T11:16:09-04:00</text:p>
      <text:p text:style-name="P4">
Description: None</text:p>
      <text:p text:style-name="P4">
Videos: []</text:p>
      <text:p text:style-name="P4">
Audios: ["<text:a xlink:type="simple" xlink:href="https://www.rfa.org/mandarin/zhuanlan/laogongtongxun/hdf-051520230922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4.645512in" draw:z-index="0">
<draw:image xlink:href="../Images/rfamandarin/2023-05-15T11-16-09-04-00/000000.png" xlink:type="simple" xlink:show="embed" xlink:actuate="onLoad" draw:mime-type="image/png"/>
</draw:frame>
 <text:a xlink:type="simple" xlink:href="https://www.rfa.org/mandarin/zhuanlan/laogongtongxun/hdf-05152023092241.html/@@images/image" text:style-name="Internet_20_link" text:visited-style-name="Visited_20_Internet_20_Link">
</text:a>
Photo: RFA  <text:a xlink:type="simple" xlink:href="https://www.rfa.org/mandarin/zhuanlan/laogongtongxun/hdf-05152023092241.html/@@stream" text:style-name="Internet_20_link" text:visited-style-name="Visited_20_Internet_20_Link">
</text:a>
Before the May 1st Labor Day this year, Yunfeng Electronic Technology (Shenzhen) Co., Ltd., located in Songgang Street, Baoan District, Shenzhen, suddenly began to dismantle and move the machine to cause workers to suspect that the boss wanted to close the factory. Emotionally excited workers are at a loss, they will [] <text:a xlink:type="simple" xlink:href="https://maps.clb.org.hk/" text:style-name="Internet_20_link" text:visited-style-name="Visited_20_Internet_20_Link">
</text:a>
, Asking the boss to promise to make reasonable compensation.</text:p>
      <text:p text:style-name="P4">
The local police came to the scene, and the fire was laid the inflatable cushion downstairs to prevent unexpected. The local union was absent as usual.</text:p>
      <text:p text:style-name="P4">
A news from the website of Songgang Street Office, Baoan District said that just three weeks before the incident, the Songgang Street Trade Union just opened <text:a xlink:type="simple" xlink:href="http://www.baoan.gov.cn/sgjd/zwgk/qt/gzdt/content/post_10517892.html" text:style-name="Internet_20_link" text:visited-style-name="Visited_20_Internet_20_Link">
</text:a>
Chen Jinhua, vice chairman of Baoan District Trade Union, spoke at the meeting, requiring the grassroots trade unions to do their best to do practical things, do good things, and solve difficult things for employees, so as to continuously enhance the sense of perception, response, influence and cohesion of the union. The brand and union chairman are bright. "</text:p>
      <text:p text:style-name="P4">
Ding Yan, chairman of the Songgang Street Trade Union, stated at the meeting that she would work hard to build a strong team of union cadres to do well To realize "the yearning for employees for a better life", so that employees and masses can truly feel that the union is the "home of employees", and the union cadre is the most trusted "family".</text:p>
      <text:p text:style-name="P4">
The words of the chairman of the two -level trade union did not fall. Three weeks later, the Yunfeng factory appeared in the situation of "the party and government, the need for society, and the employee urgently".</text:p>
      <text:p text:style-name="P4">
According to Yunfeng Electronic Technology (Shenzhen) limited <text:a xlink:type="simple" xlink:href="http://www.welfarepcb.com/profile_cn.html" text:style-name="Internet_20_link" text:visited-style-name="Visited_20_Internet_20_Link">
</text:a>
Data, in May 1984 Yunfeng Circuit Edition Co., Ltd. was established in Hong Kong. In May 1991, Shenzhen Songgang Yunfeng Circuit Board Factory was established. And renamed Yunfeng Electronic Technology (Shenzhen) Co., Ltd..</text:p>
      <text:p text:style-name="P4">
The factory <text:a xlink:type="simple" xlink:href="http://www.welfarepcb.com/index_cn.html" text:style-name="Internet_20_link" text:visited-style-name="Visited_20_Internet_20_Link">
</text:a>
Including internationally renowned brands such as Sony, Casio, Foxconn, Sanmei Electric, are <text:a xlink:type="simple" xlink:href="http://www.welfarepcb.com/awards_cn.html" text:style-name="Internet_20_link" text:visited-style-name="Visited_20_Internet_20_Link">
</text:a>
"," The best supplier "and" key component supplier ", Foxconn's" quality performance supplier ", and twice received Sony's thank you.</text:p>
      <text:p text:style-name="P4">
In addition, the Yunfeng Plant was also awarded the "Green Enterprise" of Shenzhen, the advanced unit of legal education in Shenzhen, the excellent enterprise of Baoan District, the excellent enterprise of Songgang Street, and the China Customs Trusting Enterprise.</text:p>
      <text:p text:style-name="P4">
Such a customer stabilized and was awarded by governments at all levels, and the factory also established a trade union. Why is the trust between enterprises and employees so fragile? Why did workers ask for demands and developed to the roof of the floor at once? Have the workers looking for help before going to the roof? After the incident, did the local unions say what the chairman said at the union congress "bright brand and bright identity" to give full play to the union perception, response, influence and cohesion. Representatives of workers negotiated with corporate negotiations to solve problems?</text:p>
      <text:p text:style-name="P4">
Please listen to me with these questions and talk to the "Employee Psychological Consultation Line" of the Federation of Trade Unions of the Baoan District Federation of Shenzhen and the conversation of the chairman of the union of Yunfeng Electronic Technology (Shenzhen) Co., Ltd.</text:p>
      <text:p text:style-name="P4">
News Source: <text:a xlink:type="simple" xlink:href="https://www.rfa.org/mandarin/zhuanlan/laogongtongxun/hdf-05152023092241.html" text:style-name="Internet_20_link" text:visited-style-name="Visited_20_Internet_20_Link">
https://www.rfa.org/mandarin/zhuanlan/laogongtongxun/hdf-05152023092241.html</text:a>
</text:p>
      <!--NEWS-->
      <text:h text:style-name="P10" text:outline-level="1">
<text:span text:style-name="T4">
American Hong Kong people were sentenced to being re -sentenced in China for espionage</text:span>
</text:h>
      <text:p text:style-name="P4">
Author: None</text:p>
      <text:p text:style-name="P4">
Publisher: Radio Free Asia (Organization)</text:p>
      <text:p text:style-name="P4">
Published Time: 2023-05-15T11:17:00-04:00</text:p>
      <text:p text:style-name="P4">
Modified Time: 2023-05-15T13:02:15-04:00</text:p>
      <text:p text:style-name="P4">
Description: None</text:p>
      <text:p text:style-name="P4">
Videos: []</text:p>
      <text:p text:style-name="P4">
Audios: ["<text:a xlink:type="simple" xlink:href="https://www.rfa.org/mandarin/yataibaodao/junshiwaijiao/ec-0515202308505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94" text:anchor-type="as-char" svg:width="6.9236in" svg:height="4.612011in" draw:z-index="0">
<draw:image xlink:href="../Images/rfamandarin/2023-05-15T11-17-00-04-00/000000.png" xlink:type="simple" xlink:show="embed" xlink:actuate="onLoad" draw:mime-type="image/png"/>
</draw:frame>
A monitoring camera overlooking the streets of Beijing next to the Chinese flag <text:a xlink:type="simple" xlink:href="https://www.rfa.org/mandarin/yataibaodao/junshiwaijiao/ec-05152023085057.html/@@images/image" text:style-name="Internet_20_link" text:visited-style-name="Visited_20_Internet_20_Link">
</text:a>
Reuters picture <text:a xlink:type="simple" xlink:href="https://www.rfa.org/mandarin/yataibaodao/junshiwaijiao/ec-05152023085057.html/@@stream" text:style-name="Internet_20_link" text:visited-style-name="Visited_20_Internet_20_Link">
</text:a>
An American Hong Kong person was sentenced to life imprisonment for suspicion of spy. The news attracted attention from all walks of life. Some media found that the cases involved were suspected to be in the so -called "overseas Chinese leader" in the United States. They had attended the event in the Great Hall of the People in Beijing and took photos with the CCP's senior management. In this regard, commentators give different interpretations.</text:p>
      <text:p text:style-name="P4">
<text:a xlink:type="simple" xlink:href="https://www.rfa.org/mandarin/Xinwen/st-05152023001850.html" text:style-name="Internet_20_link" text:visited-style-name="Visited_20_Internet_20_Link">
<text:span text:style-name="T4">
 Liang Chengyun, a Hong Kong -Hong Kong person, was sentenced to life imprisonment by the Chinese Judgment Office </text:span>
</text:a>
The "Suzhou Intermediate People's Court" on Monday (May 15th) was released on WeChat public account. Liang Chengyun, a 78 -year -old man holding American passports and permanent residents in Hong Kong, was sentenced to life imprisonment for spy and depriving political rights. Lifetime, confiscated personal property RMB 500,000.</text:p>
      <text:p text:style-name="P4">
The public information disclosed by the court is Liang Chengyun's name, the birth date and his Hong Kong ID card, the Hong Kong and Macau return certificate, and the American passport number, and reveal that he was suspected of being engaged in espionage. On April 15, 2021, he The National Security Bureau of Suzhou City, Jiangsu Province took compulsory measures and conducted trials in accordance with the law. After more than 2 years, the case was only completed on Monday.</text:p>
      <text:p text:style-name="P4">
The official has not announced more background information and identity of Liang Chengyun, but investigated the information and found many reports related to "Liang Chengyun" on the Internet, showing that he was president of the President of the American -China Friendship Promotion Association, Chairman of the Houston Nanjing Friendship Association and the United States in the United States Different identities such as well -known overseas Chinese have held their positions in many American overseas Chinese groups and often attended local pro -Chinese activities.</text:p>
      <text:p text:style-name="P4">
<draw:frame draw:style-name="fr1" draw:name="Image95" text:anchor-type="as-char" svg:width="6.9236in" svg:height="3.600879in" draw:z-index="0">
<draw:image xlink:href="../Images/rfamandarin/2023-05-15T11-17-00-04-00/000001.png" xlink:type="simple" xlink:show="embed" xlink:actuate="onLoad" draw:mime-type="image/png"/>
</draw:frame>
(webpage Screenshot)  <text:a xlink:type="simple" xlink:href="https://www.rfa.org/mandarin/yataibaodao/junshiwaijiao/ec-05152023085057.html/capture.jpg" text:style-name="Internet_20_link" text:visited-style-name="Visited_20_Internet_20_Link">
</text:a>
According to the Hong Kong pro -government media "Sing Tao Daily", Liang Chengyun has a lot of interaction with Chinese officials, and publishes his many photos, including attending a dinner in the Great Hall of the People in Beijing, and taking photos with the Chinese Communist Party of the Communist Party of China with the then Chinese Foreign Minister Yang Jiechi Essence Liang Chengyun also issued a statement in 2020, supporting the "Hong Kong National Security Law" legislation, and signed signing in the same year to protest the contents of the president Tsai Yingwen's inauguration.</text:p>
      <text:p text:style-name="P4">
<text:span text:style-name="T4">
 Comments: Re -sentenced the pro -Hua Mei Overseas Chinese Leader or the China Revenge by the crime of espionage </text:span>
</text:p>
      <text:p text:style-name="P4">
Feng Chongyi, a professor at the University of Science and Technology of Sydney, Australia, said that the crime of spy crimes, the trial process involves national secrets and will not be disclosed. Opposition for power and clear faction opponents.</text:p>
      <text:p text:style-name="P4">
Feng Chongyi said that according to the existing public data analysis, this time it may be aimed at the United States, or it may be aimed at China ’s operations in the United States.</text:p>
      <text:p text:style-name="P4">
Feng Chongyi: "Xi Jinping and his team live in a high degree of fear. They are afraid of being unsafe about the regime. When you want to fight the Cold War, according to Xi Jinping's consistent practice, you have to retaliate. In addition, within the CCP regime, dear, kissing There are many beautiful people. If you want to find some of them who think of it, grab it first, and kill chickens and monkeys. It is possible that they (the Chinese Communist Party) will use some privileges, give you some information, and then suddenly turn their faces and do not recognize others. , Grab you, intimidate the pro -beauty, let them close, and let them not challenge Xi Jinping. "</text:p>
      <text:p text:style-name="Quotations">

<text:p text:style-name="P4">
[78 -year -old American Hong Kong people are guilty of spy by China]&gt;
 [Jeremy Jereal Prison in June]&gt;
 The Suzhou Intermediate People's Court in Jiangsu Province sentenced to the 15th, 78 -year -old American and Hong Kong citizens <text:a xlink:type="simple" xlink:href="https://twitter.com/hashtag/%E6%A2%81%E6%88%90%E8%BF%90" text:style-name="Internet_20_link" text:visited-style-name="Visited_20_Internet_20_Link">
&gt;
</text:a>
&gt;
 Survey <text:a xlink:type="simple" xlink:href="https://twitter.com/hashtag/%E9%97%B4%E8%B0%8D%E7%BD%AA" text:style-name="Internet_20_link" text:visited-style-name="Visited_20_Internet_20_Link">
&gt;
</text:a>
&gt;
 … <text:a xlink:type="simple" xlink:href="https://t.co/ow6YlxfhZl" text:style-name="Internet_20_link" text:visited-style-name="Visited_20_Internet_20_Link">
 </text:a>
&gt;
&gt;
 - Liberty Asia Radio(@RFA_Chinese) <text:a xlink:type="simple" xlink:href="https://twitter.com/RFA_Chinese/status/1657969340740947968" text:style-name="Internet_20_link" text:visited-style-name="Visited_20_Internet_20_Link">
&gt;
 </text:a>
<text:span text:style-name="T4">
 Comment: Non -Chinese political white gloves are more likely to be sacrificed when they are in political competition </text:span>
</text:p>

</text:p>
      <text:p text:style-name="P4">
Zhuang Jiaying, an associate professor at the Department of Political Science, National University of Singapore, said that suspected to be a spy in the well -known overseas Chinese in the United States, which is related to the vague roles and backgrounds of overseas Chinese groups. Sacrifice.</text:p>
      <text:p text:style-name="P4">
It is a bad relationship, and this pressure and risk will also exist. Some new policies in China or some political competition or struggle, including some senior officials will be sentenced. If you look at it from this perspective, these non -core people will The importance is lower, and they can be more likely to be sacrificed. That is to say, if you want to be a white glove, you have to take more risks. "</text:p>
      <text:p text:style-name="P4">
<text:span text:style-name="T4">
 Comment: The new spy case judgment shows that the new revised "Anti -Spy Crime" is a surgery to overseas Patriots </text:span>
</text:p>
      <text:p text:style-name="P4">
Zeng Jianyuan, the chairman of the Chinese People's Lord Academy Association, believes that this judgment also shows that the newly revised "Anti -Spy Law", which expands the scope of spy behavior, is not the goal of foreigners, but the most national overseas person.</text:p>
      <text:p text:style-name="P4">
Zeng Jianyuan: "Because information is considered to be important or confidential, not ordinary people can get it. This will feel at risk at this moment. Nearly important information. They love the CCP very much and know the CCP's information very much. They are abroad. They are most likely to be two -sided people and more likely to become the object of spy reconnaissance. The crime of spy now expand its punishment and prosecution scope. First of all It is these members of the country and patriotic masters, I think it will form a chilling effect. "</text:p>
      <text:p text:style-name="P4">
Zeng Jianyuan said that the more the CCP prevents national security risks, strengthen control and arrest, it will only create more enemies, and the more anti -spy will destroy national security.Reporter: Chen Zifei Editor: Xu Shuting Jiayuan Network Editor: Ruizhe</text:p>
      <text:p text:style-name="P4">
News Source: <text:a xlink:type="simple" xlink:href="https://www.rfa.org/mandarin/yataibaodao/junshiwaijiao/ec-05152023085057.html" text:style-name="Internet_20_link" text:visited-style-name="Visited_20_Internet_20_Link">
https://www.rfa.org/mandarin/yataibaodao/junshiwaijiao/ec-05152023085057.html</text:a>
</text:p>
      <!--NEWS-->
      <text:h text:style-name="P10" text:outline-level="1">
<text:span text:style-name="T4">
"Patriotic Overseas Chinese Leader" Liang Chengyun was sentenced to life imprisonment by China</text:span>
</text:h>
      <text:p text:style-name="P4">
Author: None (Language: zh)</text:p>
      <text:p text:style-name="P4">
Publisher: None</text:p>
      <text:p text:style-name="P4">
Time: 2023-05-15T11:20:00Z</text:p>
      <text:p text:style-name="P4">
Description: The Suzhou Intermediate People's Court in China sentenced the 78 -year -old US and Hong Kong citizen Liang Chengyun to life imprisonment on May 15, deprived of political rights for life, and confiscated 500,000 yuan in personal property. Liang Chengyun is the chairman of the Texas and the United States, known as the "Patriotic Overseas Chinese".</text:p>
      <text:p text:style-name="P4">
Videos: []</text:p>
      <text:p text:style-name="P4">
Images: ["<text:a xlink:type="simple" xlink:href="https://static.dw.com/image/63466815_303.jpg" text:style-name="Internet_20_link" text:visited-style-name="Visited_20_Internet_20_Link">
63466815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谷歌', '岛屿主权争端', '香港', '雨伞革命', '香港政改', '加拿大', '日本', '专题报道：香港“反送中”抗议']</text:p>
      <text:p text:style-name="P4">
Keywords: ['梁成运', '爱国侨领', '间谍罪', '反间谍法', '香港', '台独', '港区国安法', '日本', '加拿大']</text:p>
      <text:p text:style-name="P4">
Id: 65626740</text:p>
      <!--METADATA-->
      <text:p text:style-name="P4">
<text:a xlink:type="simple" xlink:href="https://www.dw.com/zh/overlay/image/article/65626740/63466815" text:style-name="Internet_20_link" text:visited-style-name="Visited_20_Internet_20_Link">
 <draw:frame draw:style-name="fr1" draw:name="Image96" text:anchor-type="as-char" svg:width="6.9236in" svg:height="3.896998in" draw:z-index="0">
<draw:image xlink:href="../Images/dwzh/2023-05-15T11-20-00Z/63466815_303.jpg" xlink:type="simple" xlink:show="embed" xlink:actuate="onLoad" draw:mime-type="image/jpeg"/>
</draw:frame>
</text:a>
(Voice of Germany Chinese website) According to the Chinese official media Xinhua News Agency, the Suzhou Intermediate People's Court publicly pronounced publicly on May 15th that Liang Chengyun (English name John Shing-Wanleung) was convicted of spy, sentenced to life imprisonment, deprived of political rights rights Lifetime and confiscated personal property RMB 500,000.</text:p>
      <text:p text:style-name="P4">
The official report stated that Liang Chengyun was born on May 1, 1945. He was suspected of engaging in espionage, and was taken for mandatory measures by the Suzhou National Security Bureau of Jiangsu Province on April 15, 2021. The notification listed Liang Chengyun's Hong Kong permanent resident ID number, Hong Kong and Macao residents traveled to and from the Mainland, and American passport numbers.</text:p>
      <text:p text:style-name="P4">
The report did not disclose the relevant crime of Liang Chengyun. Chinese authorities and national media have not disclosed any information about the court procedures that Liang Zhenying's detention or convicted. In China, cases involving national security are usually closed -door trials.</text:p>
      <text:p text:style-name="P4">
The U.S. Embassy in Beijing said on May 15 that it has noticed reports on Liang Chengyun's sentence. "The State Council does not have more priority than overseas American citizens. Out of consideration of privacy, we have no further comment." A spokesman for the American embassy said in a statement to CNN.</text:p>
      <text:h text:style-name="P12" text:outline-level="3">
<text:span text:style-name="T4">
"Patriotic Overseas Chinese Leaders" supporting the Guoan Law of the Port District and the Anti -Taiwan independence</text:span>
</text:h>
      <text:p text:style-name="P4">
Public information shows that Liang Chengyun was born in Hong Kong on May 1, 1945. At the age of 16, he was educated in the UK. He then went to the United Nations headquarters of New York as a civil servant. After leaving, he founded it in the United States. -Guangzhou Friendship Association and Liang Cultural Exchange Foundation have been serving as chairman. He also serves as the heads of cultural exchanges in the Southeast State University of Oklahoma in the United States. Sino -US cultural exchanges have arranged the artists of famous American music institutions, as well as the presidents and professors of the university, etc. And invited Chinese artists and art troupes to visit the United States.</text:p>
      <text:p text:style-name="P4">
Liang Chengyun is also the president of the Texas and China Friendship Promotion Association in Texas and the chairman of the Texas China Peaceful and Unified Promotion Association. After the implementation of the "National Security Law of the Hong Kong District" in 2020, the Texas China Peaceful and Unified Promotion Association issued a statement to resolutely support and support the implementation of the Hong Kong National Security Law. The role. "Liang Chengyun also publicly expressed" opposing Taiwan independence. " The Hutong Association is a subordinate organization of the Communist Party of China, with branches in 22 places in the United States.</text:p>
      <text:p text:style-name="P4">
Liang Chengyun took a photo with many senior officials of the Communist Party of China and politics. The photo of Liang Chengyun and former Chinese State Councilor and former Foreign Minister Yang Jiechi were circulated on the Internet. In 2011, Liang Chengyun was visited by Hu Jintao, a former president of the state visits to the United States in 2011.</text:p>
      <text:p text:style-name="P4">
According to Texas Houston Chinese media "World Celebrity Network", Liang Chengyun is known as "Patriotic Overseas Chinese".</text:p>
      <text:h text:style-name="P12" text:outline-level="3">
<text:span text:style-name="T4">
Spy crime and hostage diplomacy</text:span>
</text:h>
      <text:p text:style-name="P4">
In the report, CNN pointed out that when Liang Chengyun's judgment was at the lowest point between Beijing and Washington, the competition between the two sides in terms of trade, technology, geopolitics, and military advantages intensified. After the U.S. military shot down a suspected spy balloon on February 4, the relationship between the two sides became even more tense.</text:p>
      <text:p text:style-name="P4">
*<draw:frame draw:style-name="fr1" draw:name="Image97" text:anchor-type="as-char" svg:width="6.9236in" svg:height="3.896998in" draw:z-index="0">
<draw:image xlink:href="../Images/dwzh/2023-05-15T11-20-00Z/64640006_303.jpg" xlink:type="simple" xlink:show="embed" xlink:actuate="onLoad" draw:mime-type="image/jpeg"/>
</draw:frame>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draw:frame draw:style-name="fr1" draw:name="Image98" text:anchor-type="as-char" svg:width="6.9236in" svg:height="3.896998in" draw:z-index="0">
<draw:image xlink:href="../Images/dwzh/2023-05-15T11-20-00Z/64640851_303.jpg" xlink:type="simple" xlink:show="embed" xlink:actuate="onLoad" draw:mime-type="image/jpeg"/>
</draw:frame>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draw:frame draw:style-name="fr1" draw:name="Image99" text:anchor-type="as-char" svg:width="6.9236in" svg:height="3.896998in" draw:z-index="0">
<draw:image xlink:href="../Images/dwzh/2023-05-15T11-20-00Z/64636821_303.jpg" xlink:type="simple" xlink:show="embed" xlink:actuate="onLoad" draw:mime-type="image/jpeg"/>
</draw:frame>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draw:frame draw:style-name="fr1" draw:name="Image100" text:anchor-type="as-char" svg:width="6.9236in" svg:height="3.896998in" draw:z-index="0">
<draw:image xlink:href="../Images/dwzh/2023-05-15T11-20-00Z/64639698_303.jpg" xlink:type="simple" xlink:show="embed" xlink:actuate="onLoad" draw:mime-type="image/jpeg"/>
</draw:frame>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draw:frame draw:style-name="fr1" draw:name="Image101" text:anchor-type="as-char" svg:width="6.9236in" svg:height="3.896998in" draw:z-index="0">
<draw:image xlink:href="../Images/dwzh/2023-05-15T11-20-00Z/64639569_303.jpg" xlink:type="simple" xlink:show="embed" xlink:actuate="onLoad" draw:mime-type="image/jpeg"/>
</draw:frame>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draw:frame draw:style-name="fr1" draw:name="Image102" text:anchor-type="as-char" svg:width="6.9236in" svg:height="3.896998in" draw:z-index="0">
<draw:image xlink:href="../Images/dwzh/2023-05-15T11-20-00Z/64639728_303.jpg" xlink:type="simple" xlink:show="embed" xlink:actuate="onLoad" draw:mime-type="image/jpeg"/>
</draw:frame>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 the U.S. Northern Command said, "The salvage team found some important wreckage from the balloon fall, including confirming all the main sensors and electronic devices, and the overall structure."</text:p>
      <text:p text:style-name="P4">
*<draw:frame draw:style-name="fr1" draw:name="Image103" text:anchor-type="as-char" svg:width="6.9236in" svg:height="3.896998in" draw:z-index="0">
<draw:image xlink:href="../Images/dwzh/2023-05-15T11-20-00Z/64641001_303.jpg" xlink:type="simple" xlink:show="embed" xlink:actuate="onLoad" draw:mime-type="image/jpeg"/>
</draw:frame>
##### "Balloon" incident exacerbates the tension between the United States and China</text:p>
      <text:h text:style-name="P12" text:outline-level="3">
<text:span text:style-name="T4">
upgradeAuthor: Florian Meyer</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In the beginning of this month, Liang Litang(l it anglia ng), Suspected of being illegally served as an agent of foreign government, monitoring local opposition to the Chinese government and providing photos and information from Beijing with these unusual people were arrested and prosecuted by the US federal authorities, and appeared in court on May 11. The Boston Pioneer said that Liang Litang, born in 1959, was considered by the federal authorities as "Chinese government spy."</text:p>
      <text:p text:style-name="P4">
In 2021, the Dandong Intermediate People's Court of China believed that the overseas spy and illegally provided the state secrets to be sentenced to 11 years in prison. Another Canadian and former diplomat Kang Mingkai, who was arrested in the same period, was also charged with similar espionage crimes. On September 24, 2021, Meng Wanzhou, the chief financial officer of Huawei, who was charged and wanted by the US government for fraud, was freed to regain his freedom in Canada. Kang Mingkai and Michael were also released by China in the name of bail pending trial and returned to Canada by opportunity. American councilors questioned that this was the victory of "hostage diplomacy" in China.</text:p>
      <text:p text:style-name="P4">
March this year, <text:a xlink:type="simple" xlink:href="https://www.dw.com/zh/zh/日本藥廠員工遭中國拘留-北京证实涉嫌间谍活动/a-65129171" text:style-name="Internet_20_link" text:visited-style-name="Visited_20_Internet_20_Link">
</text:a>
Essence According to the Kyodo News Agency, since 2015, at least 16 Japanese have been detained in China for suspected spy activities. In February of this year, a 50 -year -old Japanese man was sentenced to 12 years in prison in China for spy.</text:p>
      <text:p text:style-name="P4">
At the end of April this year, the Standing Committee of the National People's Congress of China passed <text:a xlink:type="simple" xlink:href="https://www.dw.com/zh/zh/中國修訂反間諜法-擴大國安執法權力/a-65447359" text:style-name="Internet_20_link" text:visited-style-name="Visited_20_Internet_20_Link">
</text:a>
, Clearly implemented the "Truth and its agents", "targeting national organs, secret units, or key information infrastructure, etc., and implemented it from July 1 this year.</text:p>
      <text:p text:style-name="P4">
(Comprehensive report)</text:p>
      <text:p text:style-name="P4">
News Source: <text:a xlink:type="simple" xlink:href="https://www.dw.com/zh/爱国侨领-梁成运被中国以间谍罪判处无期徒刑/a-65626740" text:style-name="Internet_20_link" text:visited-style-name="Visited_20_Internet_20_Link">
https://www.dw.com/zh/爱国侨领-梁成运被中国以间谍罪判处无期徒刑/a-65626740?maca=chi-rss-chi-all-1127-rdf</text:a>
</text:p>
      <!--NEWS-->
      <text:h text:style-name="P10" text:outline-level="1">
<text:span text:style-name="T4">
Buying anti -communist books received the united front telephone Taiwan's personal capital foreign leaks attracted attention</text:span>
</text:h>
      <text:p text:style-name="P4">
Author: None</text:p>
      <text:p text:style-name="P4">
Publisher: Radio Free Asia (Organization)</text:p>
      <text:p text:style-name="P4">
Published Time: 2023-05-15T11:23:00-04:00</text:p>
      <text:p text:style-name="P4">
Modified Time: 2023-05-15T12:52:22-04:00</text:p>
      <text:p text:style-name="P4">
Description: None</text:p>
      <text:p text:style-name="P4">
Videos: []</text:p>
      <text:p text:style-name="P4">
Audios: ["<text:a xlink:type="simple" xlink:href="https://www.rfa.org/mandarin/yataibaodao/gangtai/hx1-0515202309051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04" text:anchor-type="as-char" svg:width="6.9236in" svg:height="4.589677in" draw:z-index="0">
<draw:image xlink:href="../Images/rfamandarin/2023-05-15T11-23-00-04-00/000000.png" xlink:type="simple" xlink:show="embed" xlink:actuate="onLoad" draw:mime-type="image/png"/>
</draw:frame>
Taiwanese Yang Xinci received a united front fraud phone call after buying a book <text:a xlink:type="simple" xlink:href="https://www.rfa.org/mandarin/yataibaodao/gangtai/hx1-05152023090516.html/@@images/image" text:style-name="Internet_20_link" text:visited-style-name="Visited_20_Internet_20_Link">
</text:a>
Taiwan Jiyin Party provides <text:a xlink:type="simple" xlink:href="https://www.rfa.org/mandarin/yataibaodao/gangtai/hx1-05152023090516.html/@@stream" text:style-name="Internet_20_link" text:visited-style-name="Visited_20_Internet_20_Link">
</text:a>
Recently, after the Taiwanese Yang Xinci purchased a book "What to do" online, he received a call for the after -sales service of self -proclaimed bookstores. On the phone, the other party proposed that Taiwan could not fight China, Taiwan soldiers' fear of war, and the United States could not help Taiwan. Yang Xinci subsequently held a press conference with the independent party to remind the website to leak personal information from the enemy as a united front tool, and be careful.</text:p>
      <text:p text:style-name="P4">
<text:span text:style-name="T4">
<text:span text:style-name="T5">
 <text:a xlink:type="simple" xlink:href="https://www.rfa.org/mandarin/Xinwen/9-05032023162715.html" text:style-name="Internet_20_link" text:visited-style-name="Visited_20_Internet_20_Link">
</text:a>
 </text:span>
*  * </text:span>
<text:a xlink:type="simple" xlink:href="https://www.rfa.org/mandarin/yataibaodao/gangtai/hcm-04212023044114.html" text:style-name="Internet_20_link" text:visited-style-name="Visited_20_Internet_20_Link">
 </text:a>
** <text:a xlink:type="simple" xlink:href="https://www.rfa.org/mandarin/yataibaodao/gangtai/hcm-04212023044114.html" text:style-name="Internet_20_link" text:visited-style-name="Visited_20_Internet_20_Link">
<text:span text:style-name="T4">
 Taiwan No. 1 Primary School was invited to record chorus into a model of Fujian Spring Festival Gala </text:span>
</text:a>
The Taiwan Kidamin Party held a press conference on the 14th to expose the new techniques of the United Front. "HISP Taiwan, Taiwanese, meaning" Taiwan is here ") Deputy Secretary Yang Xinci said that she bought the book" What to Do in the A community "in Eslite Bookstore in February. However, I received three calls and claimed to be an Eslite to return to the city, asking her to think about the book. In the name of "private chat", the other party tried to reverse and instill her thoughts.</text:p>
      <text:p text:style-name="P4">
Yang Xinci put the recording of these three telephones on the personal YouTube channel and played at a press conference.</text:p>
      <text:p text:style-name="Quotations">

<text:p text:style-name="P4">
[Buy Anti -Communist Books Received <text:a xlink:type="simple" xlink:href="https://twitter.com/hashtag/%E7%BB%9F%E6%88%98" text:style-name="Internet_20_link" text:visited-style-name="Visited_20_Internet_20_Link">
&gt;
</text:a>
&gt;
 Tel]&gt;
 [Taiwan <text:a xlink:type="simple" xlink:href="https://twitter.com/hashtag/%E4%B8%AA%E8%B5%84%E5%A4%96%E6%B3%84" text:style-name="Internet_20_link" text:visited-style-name="Visited_20_Internet_20_Link">
&gt;
</text:a>
&gt;
 Cheng <text:a xlink:type="simple" xlink:href="https://twitter.com/hashtag/%E8%AE%A4%E7%9F%A5%E6%88%98" text:style-name="Internet_20_link" text:visited-style-name="Visited_20_Internet_20_Link">
&gt;
</text:a>
&gt;
 New Pipe] ... <text:a xlink:type="simple" xlink:href="https://t.co/fWrOjWzm3n" text:style-name="Internet_20_link" text:visited-style-name="Visited_20_Internet_20_Link">
</text:a>
&gt;
&gt;
 - Liberty Asia Radio(@RFA_Chinese) <text:a xlink:type="simple" xlink:href="https://twitter.com/RFA_Chinese/status/1658071385502257153" text:style-name="Internet_20_link" text:visited-style-name="Visited_20_Internet_20_Link">
&gt;
 </text:a>
On the first call, a man said, "Our Taiwan can't resist their offensive at all."</text:p>

</text:p>
      <text:p text:style-name="P4">
Yang Xinci replied: "Really, but this book is talking about, don't worry."</text:p>
      <text:p text:style-name="P4">
The man went on to say, "You don't want to think about it. Our territory of our Taiwan is not as big as a province in China. If the Chinese force is unified, the United States will not dare to participate in the war. There are only tens of millions of people in Taiwan. None of the Chinese missiles are not enough. "</text:p>
      <text:p text:style-name="P4">
<text:span text:style-name="T4">
 The other party claims that the Chinese military is strong in the United States to help Taiwan </text:span>
 **</text:p>
      <text:p text:style-name="P4">
Yang Xinci also received a number of men who claimed to be self -tuned for Eslite City. He said: "Taiwan was originally an indispensable part of China. My personal thoughts, Chinese martial arts are inevitable." It will be better over there. If the DPP continues to be in politics, then China will definitely be martial arts "," our army in Taiwan will not work "," There are many sounds in the army now, that is, fear of war. "War", "We weapons and equipment are not as good as the mainland at all. The mainland is now mobilizing. You see that it often cruises over Taiwan in Taiwan, and will start martial arts in the future. The United States will definitely not be able to help."</text:p>
      <text:p text:style-name="P4">
<draw:frame draw:style-name="fr1" draw:name="Image105" text:anchor-type="as-char" svg:width="6.9236in" svg:height="4.597703in" draw:z-index="0">
<draw:image xlink:href="../Images/rfamandarin/2023-05-15T11-23-00-04-00/000001.png" xlink:type="simple" xlink:show="embed" xlink:actuate="onLoad" draw:mime-type="image/png"/>
</draw:frame>
The Taiwan Jiyin Party held a press conference to disclose that the Taiwanese Yang Xinci received a call from the United Front after buying a book after buying a book. (Provided by Taiwan Jiyin Party) <text:a xlink:type="simple" xlink:href="https://www.rfa.org/mandarin/yataibaodao/gangtai/hx1-05152023090516.html/516b.jpg" text:style-name="Internet_20_link" text:visited-style-name="Visited_20_Internet_20_Link">
</text:a>
<text:span text:style-name="T4">
 The hardcore Taiwan faction receives the united front telephone to reveal the new technique of the United Front </text:span>
</text:p>
      <text:p text:style-name="P4">
Yang Xinci said that she knew that it was a call for a fraud, and the man hung up. More than an hour later, Yang Xinci received another woman call. The other party also claimed to be an Eslite City Tune, chatting with her, and said that she would introduce her boyfriend to her.</text:p>
      <text:p text:style-name="P4">
Yang Xinci said at a press conference: "Three calls, different people, obviously organized and offices. After opening the phone, I reported to my colleagues, knowing that I can call again, obviously calling for performance. It turned out that these united front funds were spent. Very casual, the candidates are not very good, there is no persuasion. "</text:p>
      <text:p text:style-name="P4">
<draw:frame draw:style-name="fr1" draw:name="Image106" text:anchor-type="as-char" svg:width="6.9236in" svg:height="4.597703in" draw:z-index="0">
<draw:image xlink:href="../Images/rfamandarin/2023-05-15T11-23-00-04-00/000002.png" xlink:type="simple" xlink:show="embed" xlink:actuate="onLoad" draw:mime-type="image/png"/>
</draw:frame>
The Taiwan Jiyin Party held a press conference to disclose that the Taiwanese Yang Xinci received a call from the United Front after buying a book after buying a book. (Provided by Taiwan Jiyin Party) <text:a xlink:type="simple" xlink:href="https://www.rfa.org/mandarin/yataibaodao/gangtai/hx1-05152023090516.html/4e8c.jpg" text:style-name="Internet_20_link" text:visited-style-name="Visited_20_Internet_20_Link">
</text:a>
Yang Xinci mentioned that when he saw the call number show "+28", he was suspicious, thinking that it was a general fraud, and he claimed that she asked her to refund more. However, the other party emphasized that the book she bought was "very sensitive" and "inappropriate content", which scared her a bit, "never heard of this after -sales service."</text:p>
      <text:p text:style-name="P4">
Yang Xinci said that the other party claimed to be "Taiwanese", but accents and words were like Chinese, and they were not clear about Taiwan's geography and current affairs.</text:p>
      <text:p text:style-name="P4">
She questioned Eslite leakage of subscribers, but Eslite did not respond.</text:p>
      <text:p text:style-name="P4">
<text:span text:style-name="T4">
 Independence: United Front City transferred to the island and entered the heart </text:span>
</text:p>
      <text:p text:style-name="P4">
Wu Xinyi, chairman of the party department of Taiwan Kizai Party, questioned: "How long have the United Front Fraud City Term in such a united front scam city? How many people have been exposed to? No one knows the real situation. Blue and white Chinese forces must be negative, but is it Do you not check it? "Wang Xinghuan, chairman of the Taiwan Kijin Party, said that this was an incident of "A community's fraud call to stubborn Taiwan independence elements". China ’s“ United Front Market Survey ”has entered the island. China has accurately grasped the consumer information of Taiwan society and conducts targeted cognitive war.</text:p>
      <text:p text:style-name="P4">
Zheng Wencan, deputy dean of the Taiwan Executive Yuan, responded to the incident on the 15th that according to regulations, administrative inspections must be completed within three days. If there is an individual leakage, it will also make administrative penalties according to the relevant leakage. At present, the personal capital law will also be amended, and there will be higher penalties.</text:p>
      <text:p text:style-name="P4">
<draw:frame draw:style-name="fr1" draw:name="Image107" text:anchor-type="as-char" svg:width="6.9236in" svg:height="4.608521in" draw:z-index="0">
<draw:image xlink:href="../Images/rfamandarin/2023-05-15T11-23-00-04-00/000003.png" xlink:type="simple" xlink:show="embed" xlink:actuate="onLoad" draw:mime-type="image/png"/>
</draw:frame>
Zheng Wencan (right), deputy dean of the Executive Yuan, responded to Eslite Personal leakage on the 16th. (Provided by the Taiwan Executive Yuan) <text:a xlink:type="simple" xlink:href="https://www.rfa.org/mandarin/yataibaodao/gangtai/hx1-05152023090516.html/4e5d.jpg" text:style-name="Internet_20_link" text:visited-style-name="Visited_20_Internet_20_Link">
</text:a>
Zheng Wencan said: "If there is a false and falsification, it is a new type of situation, and we will investigate and pay attention to the situation in the new state."</text:p>
      <text:p text:style-name="P4">
Eslite Bookstore stated that it would strengthen the security. Eslite also reminds the public on the official website that it is best not to answer and respond strange telephones and newsletters, and pointed out that unknown telephone such as "+", "+2", "+886" must be alert.</text:p>
      <text:p text:style-name="P4">
Reporter: Xia Xiaohua Responsible: Xu Shuting He Ping.com Editor: Ruizhe</text:p>
      <text:p text:style-name="P4">
News Source: <text:a xlink:type="simple" xlink:href="https://www.rfa.org/mandarin/yataibaodao/gangtai/hx1-05152023090516.html" text:style-name="Internet_20_link" text:visited-style-name="Visited_20_Internet_20_Link">
https://www.rfa.org/mandarin/yataibaodao/gangtai/hx1-05152023090516.html</text:a>
</text:p>
      <!--NEWS-->
      <text:h text:style-name="P10" text:outline-level="1">
<text:span text:style-name="T4">
Flying over the Russian airspace dispute to suppress the recovery of Europe and the United States to and from China route</text:span>
</text:h>
      <text:p text:style-name="P4">
Author: None (Language: zh)</text:p>
      <text:p text:style-name="P4">
Publisher: None</text:p>
      <text:p text:style-name="P4">
Time: 2023-05-15T11:24:00Z</text:p>
      <text:p text:style-name="P4">
Description: At present, the number of flights to and from China in Europe and the United States has not recovered before the epidemic. Some of the reasons are that some Western airlines are dissatisfied with "unfair competition": due to the continued use of Russian airspace, the flight time of Chinese flights is much shorter than its Western competitors. Several of the United States' largest airlines hope that the government will solve the problem.</text:p>
      <text:p text:style-name="P4">
Videos: []</text:p>
      <text:p text:style-name="P4">
Images: ["<text:a xlink:type="simple" xlink:href="https://static.dw.com/image/64198655_303.jpg" text:style-name="Internet_20_link" text:visited-style-name="Visited_20_Internet_20_Link">
64198655_303.jpg</text:a>
", "<text:a xlink:type="simple" xlink:href="https://static.dw.com/image/65571724_401.jpg" text:style-name="Internet_20_link" text:visited-style-name="Visited_20_Internet_20_Link">
65571724_401.jpg</text:a>
"]</text:p>
      <text:p text:style-name="P4">
Subject: 经济纵横</text:p>
      <text:p text:style-name="P4">
Subjects: ['俄罗斯', '乌克兰', '岛屿主权争端', '专题报道：全景观看“习马会”', '中国', '中共十九大', '德中关系', '普京', '俄罗斯入侵乌克兰']</text:p>
      <text:p text:style-name="P4">
Keywords: ['中国', '航司', '航班', '俄罗斯', '飞行', '航空公司', '绕道', '空域', '欧美']</text:p>
      <text:p text:style-name="P4">
Id: 65626622</text:p>
      <!--METADATA-->
      <text:p text:style-name="P4">
<text:a xlink:type="simple" xlink:href="https://www.dw.com/zh/overlay/image/article/65626622/64198655" text:style-name="Internet_20_link" text:visited-style-name="Visited_20_Internet_20_Link">
 <draw:frame draw:style-name="fr1" draw:name="Image108" text:anchor-type="as-char" svg:width="6.9236in" svg:height="3.896998in" draw:z-index="0">
<draw:image xlink:href="../Images/dwzh/2023-05-15T11-24-00Z/64198655_303.jpg" xlink:type="simple" xlink:show="embed" xlink:actuate="onLoad" draw:mime-type="image/jpeg"/>
</draw:frame>
</text:a>
After the invasion of Ukraine in Russia, Europe, the United States and Russia closed the airspace, which has continued to this day. Chinese airlines are allowed to continue to use Russian airspace</text:p>
      <text:p text:style-name="P4">
(Voice of Germany Chinese) If you take Hansha Airlines from Beijing directly to Frankfurt today, you will take 12 hours and 50 minutes; but if you are riding on Air China ’s flights, you only take 10 hours and 30 minutes. It takes more than 11 hours to fly from Frankfurt to Beijing, and it takes only 9 hours and 20 minutes by Air China. The reason for this flight time gap is that Chinese airlines are allowed to continue to use Russian airspace without bypassing.</text:p>
      <text:p text:style-name="P4">
<text:a xlink:type="simple" xlink:href="https://www.sueddeutsche.de/wirtschaft/china-luftverkehr-russland-sanktionen-1.5858754" text:style-name="Internet_20_link" text:visited-style-name="Visited_20_Internet_20_Link">
</text:a>
This situation is called "the new conflict about how China integrates into international aviation transportation is burning", saying that because there is no participation in the Western sanctions against Russia, Chinese airlines fly to North America and Europe can continue to fly over Russia. This has given the Chinese airline company a great competitive advantage compared to Western airlines -shorter flight time and lower fuel costs.</text:p>
      <text:h text:style-name="P12" text:outline-level="3">
<text:span text:style-name="T4">
US Airlines hopes that China will also stop flying over Russia</text:span>
</text:h>
      <text:p text:style-name="P4">
<text:a xlink:type="simple" xlink:href="https://www.bloomberg.com/news/articles/2023-05-10/us-airlines-are-sitting-out-china-s-reopening" text:style-name="Internet_20_link" text:visited-style-name="Visited_20_Internet_20_Link">
</text:a>
The largest airlines in the United States are under pressure to put pressure on Washington, hoping to prohibit Chinese flights from using Russian airspace when they go to the United States and leave the United States.</text:p>
      <text:p text:style-name="P4">
At present, the number of flights between China and the United States is far from returning to the level before the epidemic. In 2019, the direct flight between China and the United States reached an average of 340 times a week, and now there are only more than 20. And this is the early May of the Bayeng government allowed to increase Chinese flights to 12 per week (previously 8).</text:p>
      <text:p text:style-name="P4">
Bloomberg quoted people familiar with the matter and said that there were fewer flights during the new crown epidemic period, not because they expected weak demand, but because of controversy against Russian airspace.</text:p>
      <text:p text:style-name="P4">
According to Reuters, in February this year, the two US senators issued a letter urging the Biden government to prevent Chinese airlines and other non -US airlines flying over Russia on routes involving the United States because this made these non -United States non -United States. The airline has an advantage in fuel consumption and flight time.</text:p>
      <text:p text:style-name="P4">
The United States Airlines praised the letter of the two senators, saying that this reflects the industry's long -term concern for the Russian issue that has faced the disadvantages of US airlines.</text:p>
      <text:p text:style-name="P4">
Robertisom, CEO of the United States, recently said that he hopes to resolve this controversy in diplomacy. He told CNBC TV on April 27 that "it is not an unfair competitive environment", saying that before truly solving this problem, this will hinder increasing the work of flights.</text:p>
      <text:h text:style-name="P12" text:outline-level="3">
<text:span text:style-name="T4">
If Russia closed the lead ...</text:span>
</text:h>
      <text:h text:style-name="P12" text:outline-level="3">
<text:span text:style-name="T4">
"The possibility of China agreed to abandon the use of Russian airspace is zero"</text:span>
</text:h>
      <text:p text:style-name="P4">
This dispute happened in <text:a xlink:type="simple" xlink:href="https://www.dw.com/zh/zh/美中關係陷寒冰-秦剛籲美深刻反思/a-65556918" text:style-name="Internet_20_link" text:visited-style-name="Visited_20_Internet_20_Link">
</text:a>
In the context of the big background, the hope that the problem was solved by fast diplomacy was covered with a shadow. Bloomberg reported that Chinese airlines did not have any motivation to accompany the United States and make compromises.</text:p>
      <text:p text:style-name="P4">
The CEO of the CEO of the United States Politics and Financial Risk Consulting CEO of China Strategies Group said that China agrees to give up the possibility of giving up the use of Russian airspace "zero". He also said that this is not the top priority in Washington. The Biden government "has more important things to discuss with China."</text:p>
      <text:p text:style-name="P4">
At present, more than 30 countries including the United States are restricted to use the Russian airspace, while China, India and other countries have not been limited.</text:p>
      <text:p text:style-name="P4">
People familiar with the matter told Bloomberg that American airlines have not sought the same sanctions against airlines located in India and the Middle East. These airlines are also using Russia's airspace. Some reasons are partly because the governments of these countries have not given up with the United States during the epidemic period. Aviation Treaty. Prior to the new crown epidemic, flights between China and the United States were supervised by the aviation service treaties signed by the two countries. However, after China's unilateral restrictions on US airline services in 2020, the US Department of Transport took over the management of Chinese airlines' entry flights.</text:p>
      <text:p text:style-name="P4">
<draw:frame draw:style-name="fr1" draw:name="Image109" text:anchor-type="as-char" svg:width="6.9236in" svg:height="3.896998in" draw:z-index="0">
<draw:image xlink:href="../Images/dwzh/2023-05-15T11-24-00Z/65571724_401.jpg" xlink:type="simple" xlink:show="embed" xlink:actuate="onLoad" draw:mime-type="image/jpeg"/>
</draw:frame>
Hansha Airlines (pictured) is currently detouring to Beijing and Shanghai. It does not seem to oppose the increase in China -Germany's round -trip flights.</text:p>
      <text:h text:style-name="P12" text:outline-level="3">
<text:span text:style-name="T4">
The number of Chinese flights is expected to recover in this winter</text:span>
</text:h>
      <text:p text:style-name="P4">
The "South German will" reports that how this issue develops next is very important for all relevant parties. By 2030, China's domestic flight market is expected to be larger than the United States. For Airbus and Boeing, China is a market full of opportunities. European airports, tourism authorities, and businesses are also eager to return to Europe again. Under normal circumstances, China is also a favorable business for various airlines.</text:p>
      <text:p text:style-name="P4">
The report also pointed out that the number of Sino -German flights is expected to recover in this winter. Before the epidemic, Chinese airlines were allowed to operate 150 flights to the United States every week, 120 flights to France, and 55 flights to Germany. At present, Chinese airlines have 17 flights to Germany every week, 30 flights will be available in summer, and 55 flights will be available in the upcoming winter. "(Germany) Hansha Airlines has not publicly risen the number of flights, although Han Sa also has to detour when flying to Beijing and Shanghai."</text:p>
      <text:p text:style-name="P4">
(Nande will, Bloomberg, etc.)</text:p>
      <text:p text:style-name="P4">
News Source: <text:a xlink:type="simple" xlink:href="https://www.dw.com/zh/飞越俄空域争议-抑制欧美往返中国航线的复苏/a-65626622" text:style-name="Internet_20_link" text:visited-style-name="Visited_20_Internet_20_Link">
https://www.dw.com/zh/飞越俄空域争议-抑制欧美往返中国航线的复苏/a-65626622?maca=chi-rss-chi-all-1127-rdf</text:a>
</text:p>
      <!--NEWS-->
      <text:h text:style-name="P10" text:outline-level="1">
<text:span text:style-name="T4">
The euro zone is adjusted to 1.1% in economic growth in 2023</text:span>
</text:h>
      <text:p text:style-name="P4">
Publisher: 法新社</text:p>
      <text:p text:style-name="P4">
Published Time: 2023-05-15T11:32:09+00:00</text:p>
      <text:p text:style-name="P4">
Modified Time: 2023-05-15T11:05:01+00:00</text:p>
      <text:p text:style-name="P4">
Description: (AFP, 15th), the European Union Executive Committee (European Commission) today raised the euro zone economic growth forecast to 1.1%in 2023, and also predicted the inflation rate to 5.8%.</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5-15T11-32-09-00-00/000000.png" xlink:type="simple" xlink:show="embed" xlink:actuate="onLoad" draw:mime-type="image/png"/>
</draw:frame>
The Spring prediction results of the European Executive Committee are optimistic than the report released at the end of last year. However, although inflation has declined from a record high, it is still "tricky than expected."</text:p>
      <text:p text:style-name="P4">
The executive committee raised its economic growth forecast by 0.2 percentage points to 1.1%.</text:p>
      <text:p text:style-name="P4">
EU Economic Executive Committee Paolo Gentiloni said in a statement: "The current European economic situation is better than our prediction last fall."</text:p>
      <text:p text:style-name="P4">
"Thanks to our efforts to strengthen energy security, the extraordinary toughness of the labor market, and the relief of the supply of supply, we can avoid the decline in winter. It is expected that this year and next year will grow moderately."</text:p>
      <text:p text:style-name="P4">
The Executive Committee also raised a 0.1 percentage point of the euro zone composed of 20 countries in 2024 to 1.6%; the EU's economic growth forecast of 2023, composed of 27 countries, was also adjusted to about 1%, but it was still lower than the euro zone area Essence</text:p>
      <text:p text:style-name="P4">
In addition, the inflation prediction value of the euro zone in 2023 also increased from 5.6%of the previous forecast to 5.8%. It is expected that consumer prices will fall to 2.8%in 2024, but it is still higher than the 2%target of the European Central Bank (ECB).</text:p>
      <text:p text:style-name="P4">
The executive committee's statement alert: "The inflation rate is still very high, and the financing conditions are expected to be further tightened."</text:p>
      <text:p text:style-name="P4">
"Although the European Central Bank and other central EU central banks are expected to be close to ending the interest rate increase cycle, the recent turbulence of the financial industry may increase pressure and easily increase the cost and easyness of credit, and drag down investment growth, especially the impact of residential investment."</text:p>
      <text:p text:style-name="P4">
News Source: <text:a xlink:type="simple" xlink:href="https://www.rfi.fr/cn/%E8%B4%A2%E7%BB%8F%E5%BF%AB%E8%AE%AF/20230515-%E6%AC%A7%E5%85%83%E5%8C%BA2023%E5%B9%B4%E7%BB%8F%E6%B5%8E%E6%88%90%E9%95%BF%E9%A2%84%E6%B5%8B%E4%B8%8A%E8%B0%83%E8%87%B31-1" text:style-name="Internet_20_link" text:visited-style-name="Visited_20_Internet_20_Link">
https://www.rfi.fr/cn/%E8%B4%A2%E7%BB%8F%E5%BF%AB%E8%AE%AF/20230515-%E6%AC%A7%E5%85%83%E5%8C%BA2023%E5%B9%B4%E7%BB%8F%E6%B5%8E%E6%88%90%E9%95%BF%E9%A2%84%E6%B5%8B%E4%B8%8A%E8%B0%83%E8%87%B31-1</text:a>
</text:p>
      <!--NEWS-->
      <text:h text:style-name="P10" text:outline-level="1">
<text:span text:style-name="T4">
Germany returns the colonial cultural relics-good deeds?</text:span>
</text:h>
      <text:p text:style-name="P4">
Author: None (Language: zh)</text:p>
      <text:p text:style-name="P4">
Publisher: None</text:p>
      <text:p text:style-name="P4">
Time: 2023-05-15T11:41:00Z</text:p>
      <text:p text:style-name="P4">
Description: It is a good thing to return the cultural relics to correct the errors in the colonial period. However, if the countries receiving cultural relics may not be publicly displayed publicly, but what should I do if they are transferred to private hands? Germany returned the "Benin Bronze" to Nigeria. It was right or wrong, causing a fiery debate.</text:p>
      <text:p text:style-name="P4">
Videos: []</text:p>
      <text:p text:style-name="P4">
Images: ["<text:a xlink:type="simple" xlink:href="https://static.dw.com/image/64173789_303.jpg" text:style-name="Internet_20_link" text:visited-style-name="Visited_20_Internet_20_Link">
64173789_303.jpg</text:a>
", "<text:a xlink:type="simple" xlink:href="https://static.dw.com/image/65608272_401.jpg" text:style-name="Internet_20_link" text:visited-style-name="Visited_20_Internet_20_Link">
65608272_401.jpg</text:a>
", "<text:a xlink:type="simple" xlink:href="https://static.dw.com/image/64166838_401.jpg" text:style-name="Internet_20_link" text:visited-style-name="Visited_20_Internet_20_Link">
64166838_401.jpg</text:a>
", "<text:a xlink:type="simple" xlink:href="https://static.dw.com/image/64173731_401.jpg" text:style-name="Internet_20_link" text:visited-style-name="Visited_20_Internet_20_Link">
64173731_401.jpg</text:a>
"]</text:p>
      <text:p text:style-name="P4">
Subject: 文化经纬</text:p>
      <text:p text:style-name="P4">
Subjects: []</text:p>
      <text:p text:style-name="P4">
Keywords: ['尼日利亚']</text:p>
      <text:p text:style-name="P4">
Id: 65626915</text:p>
      <!--METADATA-->
      <text:p text:style-name="P4">
<text:a xlink:type="simple" xlink:href="https://www.dw.com/zh/overlay/image/article/65626915/64173789" text:style-name="Internet_20_link" text:visited-style-name="Visited_20_Internet_20_Link">
 <draw:frame draw:style-name="fr1" draw:name="Image111" text:anchor-type="as-char" svg:width="6.9236in" svg:height="3.896998in" draw:z-index="0">
<draw:image xlink:href="../Images/dwzh/2023-05-15T11-41-00Z/64173789_303.jpg" xlink:type="simple" xlink:show="embed" xlink:actuate="onLoad" draw:mime-type="image/jpeg"/>
</draw:frame>
</text:a>
(Voice of Germany) "" It is wrong to take away, it is not wrong. "German Foreign Minister Berbak returned the first batch of 20 precious Benin bronze cultural relics to Nigeria last December. In 125 years, about 1,100 plunder in the palace of the former Benin Kingdom was scattered in 20 Museum in Germany. Most of these cultural relics were sold after the British colonists were sold after Benin, which is now Nigeria today. Its material is copper, ivory, etc.</text:p>
      <text:p text:style-name="P4">
But now there is a problem: Will the Nigerian people have the opportunity to visit these copper wares returning to their homeland in a museum in the future?</text:p>
      <text:h text:style-name="P12" text:outline-level="3">
<text:span text:style-name="T4">
Nigerian President to the Benin Royal Heirs</text:span>
</text:h>
      <text:p text:style-name="P4">
The reason is that many African and international media reports that Nigeria's upcoming President Bukhari President Bukhari has put these [] on March 23(https://www.dw.com/zh/zh/德国计划归还被掠夺贝宁青铜器/a-57063663)Transfer to the former Benin royal heirs, Obaewuare II.</text:p>
      <text:p text:style-name="P4">
The President of Nigerian President said that Oba Evar II was the legal owner of these cultural relics and the inheritor of the traditional culture of Benin Kingdom. President of Nigeria said that as for how Eval II handles these cultural relics, it is the latter's decision.</text:p>
      <text:p text:style-name="P4">
This has caused a lot of problems. Because Eval II can collect cultural relics in its residence or other locations. These cultural relics may also be exhibited in a private palace museum. So, will he publicize these cultural relics to the Nigerian public? Or would it even sell it as a private property to collectors?</text:p>
      <text:p text:style-name="P4">
<draw:frame draw:style-name="fr1" draw:name="Image112" text:anchor-type="as-char" svg:width="6.9236in" svg:height="3.896998in" draw:z-index="0">
<draw:image xlink:href="../Images/dwzh/2023-05-15T11-41-00Z/65608272_401.jpg" xlink:type="simple" xlink:show="embed" xlink:actuate="onLoad" draw:mime-type="image/jpeg"/>
</draw:frame>
Eval II</text:p>
      <text:h text:style-name="P12" text:outline-level="3">
<text:span text:style-name="T4">
Criticism: Returning too much "drops with heart"</text:span>
</text:h>
      <text:p text:style-name="P4">
Swiss scholar, Brigitta Hauser-Schäublin, raised sharp questions in the Frankfurt Report: Is this the meaning of returning cultural relics? She criticized the agreement between the German government and Nigeria, "the wording is too light".</text:p>
      <text:p text:style-name="P4">
This has also become a topic of debate of the German Federal Parliament. In the Wild Party Options Party and Alliance Party (CDU, Cinnamon, Capital, Capital), the unconditional return of Benin Bronze made by the German government to Nigeria's decision. Dorotheebär, a politician of Kimin, said that if the world cultural heritage disappears in "private property", the effort to return cultural relics is a failure. She said that returning cultural relics is right, but should not be "at a cost." Bell believes that Germany is also responsible for these cultural relics. Helgelindh, a spokesman for the Social Democratic Party's Cultural Policy Policy, one of the ruling parties, emphasized that the return of cultural relics that returned the plunder can no longer be provided with attached conditions.</text:p>
      <text:h text:style-name="P12" text:outline-level="3">
<text:span text:style-name="T4">
Who has the right to decide the whereabouts of the cultural relics?</text:span>
</text:h>
      <text:p text:style-name="P4">
Dr. Oluwatoyin Sogbesan, a scholar in Nigeria's archeology, culture, and museum scholar, criticized: "This is a new colonialism. Do you decide the whereabouts of the cultural relics?" For those, because these cultural relics have belonged to the Benin kingdom no longer exist. The founding of Nigeria is the product of colonialism. The country consists of 250 ethnic groups. The Eduo group represented by the Oba royal family is the legal heirs of cultural relics.</text:p>
      <text:p text:style-name="P4">
Molemomoiloa, the founder of "Open RESTITUTION AFRICA", believes that the African museum industry is transforming a thinking on the ownership of cultural relics. She pointed out that the descendants of William II had a request to return to real estate and art not long ago.</text:p>
      <text:p text:style-name="P4">
<draw:frame draw:style-name="fr1" draw:name="Image113" text:anchor-type="as-char" svg:width="6.9236in" svg:height="3.896998in" draw:z-index="0">
<draw:image xlink:href="../Images/dwzh/2023-05-15T11-41-00Z/64166838_401.jpg" xlink:type="simple" xlink:show="embed" xlink:actuate="onLoad" draw:mime-type="image/jpeg"/>
</draw:frame>
In December last year, the Ministry of Culture, the Ministry of Culture (first from left) and Foreign Minister (second from left), who returned Binnin Bronze Inspection in December</text:p>
      <text:h text:style-name="P12" text:outline-level="3">
<text:span text:style-name="T4">
Bingin Copper Ware</text:span>
</text:h>
      <text:p text:style-name="P4">
Cologne Lounstrauch-Joest-Museum, the Cologne Schutra, said, "This is no longer our business." She believes that the return of cultural relics has produced positive positives. The effect, for example, under the framework of a cooperative project, a staff member of her museum will soon go to Lagos to communicate with the peers there, including the repair of copper, to the renovation of the copper ware.</text:p>
      <text:p text:style-name="P4">
Snow also frankly said that only three of the 92 Benin cultural relics of the museum were exhibited in public, and the rest were in "sleeping state". It is precisely the debate of this cultural relics that prompted the museum to numbers all Benin cultural relics.</text:p>
      <text:h text:style-name="P12" text:outline-level="3">
<text:span text:style-name="T4">
The German government: The meaning of returning cultural relics is unchanged</text:span>
</text:h>
      <text:p text:style-name="P4">
The German government insists that <text:a xlink:type="simple" xlink:href="https://www.dw.com/zh/zh/归还艺术品大英博物馆压力山大/a-64646026" text:style-name="Internet_20_link" text:visited-style-name="Visited_20_Internet_20_Link">
</text:a>
The meaning of itself is not doubtful. A spokesman for the Ministry of Culture stated that it would work with the Ministry of Foreign Affairs to clarify what the measures taken by Nigerian President Bukhari, who are about to leave. A spokesman for the Minister of Culture, the Minister of Culture, said that after the new Nigerian government came to power, Germany would immediately talk to him.</text:p>
      <text:p text:style-name="P4">
<draw:frame draw:style-name="fr1" draw:name="Image114" text:anchor-type="as-char" svg:width="6.9236in" svg:height="3.896998in" draw:z-index="0">
<draw:image xlink:href="../Images/dwzh/2023-05-15T11-41-00Z/64173731_401.jpg" xlink:type="simple" xlink:show="embed" xlink:actuate="onLoad" draw:mime-type="image/jpeg"/>
</draw:frame>
Part of the first batch of Benin copper wares returned by Germany</text:p>
      <text:h text:style-name="P12" text:outline-level="3">
<text:span text:style-name="T4">
"Benin Kingdom has participated in slavery" to return the cultural relics and has always been controversial</text:span>
</text:h>
      <text:p text:style-name="P4">
Germany's "Benin Bronze" has also been accompanied by controversy from the beginning. Deguang reporter reported from the United States that the "Return Cultural Relics Research Group" in New York(Restitution Study Group)It is a non -governmental organization founded by the descendants of the slave of West African. They said that the Kingdom of Benin had participated in cross -Atlantic slave trade in 300 years. The person in charge of the organization, Deadriafarmer-Paellmann, said that European slave merchants use a copper currency to sell transactions with Benin, and these copper currencies are cast into "Benin copper copper "Device". According to her, the Benin bronze in the 16th to 19th century was actually made of "blood with blood". She therefore called for only cultural relics from the 12-15 centuries, instead of returning the cultural relics of the 16th to 19th centuries, otherwise it would be a wrong signal issued by slave trade.</text:p>
      <text:p text:style-name="P4">
In addition, Famo Perman also said that these bronze wares are a ritual for employment to sacrifice. This ceremony stopped after the action of British colonists in 1897. She also pointed out that the incidents of Copper disappearance in Nigeria were constantly disappearing, and it was estimated that 150 copper wares were missing at the Benin National Museum alone. Therefore, all countries should first ask the whereabouts of Nigeria's missing cultural relics before returning cultural relics.</text:p>
      <text:h text:style-name="P12" text:outline-level="3">
<text:span text:style-name="T4">
Benin: Visit the cradle of mysterious witch venomism</text:span>
</text:h>
      <text:p text:style-name="P4">
(Comprehensive report)</text:p>
      <text:p text:style-name="P4">
News Source: <text:a xlink:type="simple" xlink:href="https://www.dw.com/zh/德国归还殖民时期文物-好心办坏事？/a-65626915" text:style-name="Internet_20_link" text:visited-style-name="Visited_20_Internet_20_Link">
https://www.dw.com/zh/德国归还殖民时期文物-好心办坏事？/a-65626915?maca=chi-rss-chi-all-1127-rdf</text:a>
</text:p>
      <!--NEWS-->
      <text:h text:style-name="P10" text:outline-level="1">
<text:span text:style-name="T4">
Chinese mobile phone OPPO dissolution chip company three thousand people losing their rice bowls</text:span>
</text:h>
      <text:p text:style-name="P4">
Author: None</text:p>
      <text:p text:style-name="P4">
Publisher: Radio Free Asia (Organization)</text:p>
      <text:p text:style-name="P4">
Published Time: 2023-05-15T12:01:00-04:00</text:p>
      <text:p text:style-name="P4">
Modified Time: 2023-05-15T13:03:00-04:00</text:p>
      <text:p text:style-name="P4">
Description: None</text:p>
      <text:p text:style-name="P4">
Videos: []</text:p>
      <text:p text:style-name="P4">
Audios: ["<text:a xlink:type="simple" xlink:href="https://www.rfa.org/mandarin/yataibaodao/jingmao/hx2-0515202309204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15" text:anchor-type="as-char" svg:width="6.9236in" svg:height="4.612011in" draw:z-index="0">
<draw:image xlink:href="../Images/rfamandarin/2023-05-15T12-01-00-04-00/000000.png" xlink:type="simple" xlink:show="embed" xlink:actuate="onLoad" draw:mime-type="image/png"/>
</draw:frame>
In a shopping mall in Shanghai, a lady walked through the OPPO logo <text:a xlink:type="simple" xlink:href="https://www.rfa.org/mandarin/yataibaodao/jingmao/hx2-05152023092042.html/@@images/image" text:style-name="Internet_20_link" text:visited-style-name="Visited_20_Internet_20_Link">
</text:a>
Reuters picture <text:a xlink:type="simple" xlink:href="https://www.rfa.org/mandarin/yataibaodao/jingmao/hx2-05152023092042.html/@@stream" text:style-name="Internet_20_link" text:visited-style-name="Visited_20_Internet_20_Link">
</text:a>
Recently, OPPO of China's mobile phone brand OPPO announced the dissolution of its Zheku Technology (ZEKU) business and terminate its own research chip. Thousands of high -tech employees in the company may be unemployed. Some experts pointed out that self -developed chips are very difficult, but whether Zheku really accepts or renames US sanctions is yet to be observed.</text:p>
      <text:p text:style-name="P4">
<text:a xlink:type="simple" xlink:href="https://www.rfa.org/mandarin/Xinwen/8-05122023161615.html" text:style-name="Internet_20_link" text:visited-style-name="Visited_20_Internet_20_Link">
<text:span text:style-name="T4">
 is difficult to make core!OPPO announced the termination of chip research and development </text:span>
</text:a>
The well -known Chinese mobile phone OPPO factory issued a statement on May 12 stating that in the face of uncertainty of the global economy and mobile phone market, after careful consideration, the company decided to terminate the Zheku business.</text:p>
      <text:p text:style-name="P4">
The company's 3,000 employees may not have warning without warning, and even half of the interview learned that the business closed. Another news revealed that OPPO's year -end bonus is generally discounted this year, and employees have even launched rights protection operations.</text:p>
      <text:p text:style-name="P4">
Mr. Wang, a retired teacher of Guangzhou University, accepted an interview with Liberty Asia, saying that after the central government stopped subsidizing the financial subsidy of the chip industry, these companies felt unable to be able to stop research and development, and it was estimated that the government's financial losses were tens of billions of yuan.</text:p>
      <text:p text:style-name="P4">
** The central government stopped the loss of the chip subsidy government to invest in OPPO.</text:p>
      <text:p text:style-name="P4">
Mr. Wang said: "OPPO overnight chip research and development institutions have locked the door, thousands of people are laid off, and tens of billions of yuan has been smashed in. In fact, they can't make high -end chips. Will you also give it money to smash the chip? Now it is the central government, smashing (money), they dig at the ground, dig out (money). Finally, ask the Hong Kong government to dig at high -end talents. Digging high -end talents? "</text:p>
      <text:p text:style-name="P4">
<draw:frame draw:style-name="fr1" draw:name="Image116" text:anchor-type="as-char" svg:width="6.9236in" svg:height="4.521976in" draw:z-index="0">
<draw:image xlink:href="../Images/rfamandarin/2023-05-15T12-01-00-04-00/000001.png" xlink:type="simple" xlink:show="embed" xlink:actuate="onLoad" draw:mime-type="image/png"/>
</draw:frame>
OPPO mobile phone (Reuters) <text:a xlink:type="simple" xlink:href="https://www.rfa.org/mandarin/yataibaodao/jingmao/hx2-05152023092042.html/2.jpg" text:style-name="Internet_20_link" text:visited-style-name="Visited_20_Internet_20_Link">
</text:a>
Mr. Wang mentioned that many chip companies lost the central government's financial subsidies not long ago, causing the company to fail. In fact, these companies are unable to develop high -end chips: "It is purely a clever name, deceive financial support, and finally these money falls to personal pockets."</text:p>
      <text:p text:style-name="P4">
Lin Zongnan, a professor at the Department of Electrical Engineering of Taiwan University, accepted an interview with Radio Free Asia that "OPPO is too negligible for the complexity of the semiconductor industry. The Chinese government's budget is not so abundant, and it cannot be affected by the subsidies of large coins in the past and the world's high -tech prosperity. OPPO In order to break the tail, take Zheku Technology. "</text:p>
      <text:p text:style-name="P4">
Lin Zongnan said that OPPO's establishment of Zheku Technology was mainly the so -called 2025 plan that the government had a large amount of funding support. It hired more than 3,000 IC related engineers. It is expected that related application processors will be launched this year.</text:p>
      <text:p text:style-name="P4">
According to a comprehensive media report, OPPO develops a high -performance processor by replicating the Huawei "Hisilicon" model. In 2019, it established a self -developed chip subsidiary and announced that it invested 50 billion yuan in RMB RMB 3 years. In the early days of the company, Intel's R &amp; D team in mobile phone base frequency chips, then recruited senior personnel such as chip companies such as Qualcomm and Ziguang Zhanrui. The commander of the operation disbanded four years later.</text:p>
      <text:p text:style-name="P4">
<text:span text:style-name="T4">
 OPPO to solicit high -tech talents for self -developed chips </text:span>
</text:p>
      <text:p text:style-name="P4">
Zheku mainly includes three chip centers of NPU, baseband, and WiFi Bluetooth. In 2021 and 2022, OPPO released the first and second self -developed chips, named Mariana X, Mariana Y, each with a special NPU chip and Bluetooth audio SOC chip.</text:p>
      <text:p text:style-name="P4">
Taiwan's scientific and technological columnist Lin Xiumin mentioned in an interview with Radio Free Asia. Among the top ten mobile phone brands in China, except for Apple and Samsung in South Korea, the other eight major brands are almost all Chinese mobile phones, such as Huawei, Xiaomi, OPPO, vivo, etc. Chinese companies hope that self -developed chips can narrow the gap and master their own technology. Now mobile phones can be taken, listening to music, etc., the more complex functions of mobile phone chips, the greater the cost.</text:p>
      <text:p text:style-name="P4">
<draw:frame draw:style-name="fr1" draw:name="Image117" text:anchor-type="as-char" svg:width="6.9236in" svg:height="4.608521in" draw:z-index="0">
<draw:image xlink:href="../Images/rfamandarin/2023-05-15T12-01-00-04-00/000002.png" xlink:type="simple" xlink:show="embed" xlink:actuate="onLoad" draw:mime-type="image/png"/>
</draw:frame>
Chinese mobile phone manufacturer OPPO is located in Shenzhen Office Building (Agence France -Presse) [] <text:a xlink:type="simple" xlink:href="https://www.rfa.org/mandarin/yataibaodao/jingmao/hx2-05152023092042.html/3.jpg" text:style-name="Internet_20_link" text:visited-style-name="Visited_20_Internet_20_Link">
</text:a>
<text:span text:style-name="T4">
 Zheku's annual salary cost burns more than 1.5 billion </text:span>
 **</text:p>
      <text:p text:style-name="P4">
Some Chinese media reports that the annual salary of chip design engineers is about 500,000 to 600,000 yuan. Zheku Technology Eighth has become a doctoral degree in famous schools at home and abroad. 80 % of engineers have more than 5 years of chip research experience. The company's annual salary cost is 1.5 billion to 1.8 billion yuan. Except for Shanghai headquarters, Beijing, Chengdu, Xi'an, Japan and the United States have design branches. OPPO evaluates that high costs are not as good as purchasing chips for external.</text:p>
      <text:p text:style-name="P4">
Lin Xiumin mentioned that China's mobile phone business situation is indeed not good. Samsung and Micron lost money in the fourth quarter of last year. The semiconductor chip terminal market also lost money.</text:p>
      <text:p text:style-name="P4">
Lin Xiumin said: "Affected by the influence of influence and war, the commercial consumption power is very weak. If OPPO continues to smash a lot of money, the industry will lose money. The foundry of the wafer is almost looking for TSMC. The cost is very high. The industry is no longer making money, and it is unsuccessful in business. "</text:p>
      <text:p text:style-name="P4">
Lin Xiumin analyzed that in addition to the large investment amount, the United States has become more and more stricter for Chinese semiconductor control measures. ZTE, Huawei, and Yangtze River storage have been included in the US control list. Whether the chip developed by OPPO is also risky by the US sanctions or falling into the US control list, it is worrying.</text:p>
      <text:p text:style-name="P4">
<text:span text:style-name="T4">
 Expert: Really disbanded? Renamed to avoid US surveillance? </text:span>
</text:p>
      <text:p text:style-name="P4">
Lin Xiumin used the metaphor of the Chinese cottage machine: "Is there a skepticism, is OPPO's possibility of turning into a dark? Knowing that the United States is watching very tightly, in order to avoid US surveillance? To observe one after another, does OPPO really dissolve people? Or is it just in it? Avoid US surveillance? "</text:p>
      <text:p text:style-name="P4">
In the first quarter of 2023, China's smartphone market shipments were about 65 million units, a year -on -year decrease of 11.8%; this year's shipments per quarter decreased by 10%year -on -year. Consumers gradually think that mobile phones do not need to be replaced frequently, and whether Xiaomi and vivo can still adhere to self -developed chips are also questionable.</text:p>
      <text:p text:style-name="P4">
Reporter: Xia Xiaohua Responsible: Xu Shuting He Ping.com Editor: Ruizhe</text:p>
      <text:p text:style-name="P4">
News Source: <text:a xlink:type="simple" xlink:href="https://www.rfa.org/mandarin/yataibaodao/jingmao/hx2-05152023092042.html" text:style-name="Internet_20_link" text:visited-style-name="Visited_20_Internet_20_Link">
https://www.rfa.org/mandarin/yataibaodao/jingmao/hx2-05152023092042.html</text:a>
</text:p>
      <!--NEWS-->
      <text:h text:style-name="P10" text:outline-level="1">
<text:span text:style-name="T4">
[Thai Election] Democratic Party leader Zhu Lin announced his resignation</text:span>
</text:h>
      <text:p text:style-name="P4">
Author: 联合早报 (Person)</text:p>
      <text:p text:style-name="P4">
Publisher: 联合早报 (Organization)</text:p>
      <text:p text:style-name="P4">
Published Time: 2023-05-15T12:14</text:p>
      <text:p text:style-name="P4">
Modified Time: 2023-05-15T12:49</text:p>
      <text:p text:style-name="P4">
Description: The Democratic Democratic Party of Thailand has performed miserable in parliamentary elections, and Democratic Party leader Zhu Lin announced his resignation. Thailand's "National Daily" reported that the results of the informal coupon results of the informal coupon at 1.45 am as of Monday (May 15), in the 97%votes that have been completed, the Democratic Party will be concluded ...</text:p>
      <text:p text:style-name="P4">
Videos: []</text:p>
      <text:p text:style-name="P4">
Audios: []</text:p>
      <text:p text:style-name="P4">
Images: []</text:p>
      <text:p text:style-name="P4">
Type: NewsArticle</text:p>
      <text:p text:style-name="P4">
Breadcrumbs: ['即时', '国际']</text:p>
      <text:p text:style-name="P4">
Keywords: ['泰国大选', '民主党', '辞职']</text:p>
      <!--METADATA-->
      <text:p text:style-name="P4">
Old Thai Democratic Party Democratic Party in Parliament <text:a xlink:type="simple" xlink:href="https://www.zaobao.com/special/thailand-election-2023" text:style-name="Internet_20_link" text:visited-style-name="Visited_20_Internet_20_Link">
</text:a>
The achievements were bleak, and the Democratic Party leader Zhu Lin announced his resignation.</text:p>
      <text:p text:style-name="P4">
Thailand's "National Daily" reported that as of Monday (May 15) at 1:45 am [] <text:a xlink:type="simple" xlink:href="https://www.zaobao.com/realtime/world/story20230515-1394662" text:style-name="Internet_20_link" text:visited-style-name="Visited_20_Internet_20_Link">
</text:a>
Among the 97%votes that have been completed, the Democratic Party won only 22 seats in the 400 seats in the house.</text:p>
      <text:p text:style-name="P4">
In terms of political party seats in the house, Democratic members also received only 2.27%of votes. The voting rate was ranked after the Qianxian Party, the Thai party, and the Thais united the founding of the country and the Thai party.</text:p>
      <text:p text:style-name="P4">
It is reported that at 11:30 on Sunday, Zhu Lin, a Democratic party talked post on the LINE social media platform, congratulated the elected party members, and encouraged all candidates who participated in the campaign.</text:p>
      <text:p text:style-name="P4">
Zhu Lin said: "To show my responsibility for the results of the election, I will resign from the party leader. I hope that every party member will continue to perform the duties within the party. No matter where I am, I will always stand on the Democratic Party. This is me. The whole political career is consistent. "</text:p>
      <text:p text:style-name="P4">
He also thanked the Son of the House of Speaker Chuan Lu Pei, the former Democratic Party leader Banah, former Prime Minister Abi, and all the Democratic Party executives.</text:p>
      <text:p text:style-name="P4">
Zhu Lin served as the Minister of Commerce and Deputy Prime Minister in the Bayu Cabinet. After the Democratic Party was defeated in the 2019 election, he replaced the former party leader Abi, leading the Democratic Party.</text:p>
      <text:p text:style-name="P4">
News Source: <text:a xlink:type="simple" xlink:href="https://www.zaobao.com.sg/realtime/world/story20230515-1394823" text:style-name="Internet_20_link" text:visited-style-name="Visited_20_Internet_20_Link">
https://www.zaobao.com.sg/realtime/world/story20230515-1394823</text:a>
</text:p>
      <!--NEWS-->
      <text:h text:style-name="P10" text:outline-level="1">
<text:span text:style-name="T4">
South Korean foreign aid Sun Junhao was investigated by the Ministry of Foreign Affairs of China: Do not master the relevant situation</text:span>
</text:h>
      <text:p text:style-name="P4">
Author: None</text:p>
      <text:p text:style-name="P4">
Publisher: Radio Free Asia (Organization)</text:p>
      <text:p text:style-name="P4">
Published Time: 2023-05-15T12:19:10-04:00</text:p>
      <text:p text:style-name="P4">
Modified Time: 2023-05-15T12:19: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4.276998in" draw:z-index="0">
<draw:image xlink:href="../Images/rfamandarin/2023-05-15T12-19-10-04-00/000000.png" xlink:type="simple" xlink:show="embed" xlink:actuate="onLoad" draw:mime-type="image/png"/>
</draw:frame>
South Korean foreign aid Sun Junhao, who played for the Taishan Football Club in Shandong <text:a xlink:type="simple" xlink:href="https://www.rfa.org/mandarin/Xinwen/4-05152023121758.html/@@images/image" text:style-name="Internet_20_link" text:visited-style-name="Visited_20_Internet_20_Link">
</text:a>
Web image</text:p>
      <text:p text:style-name="P4">
According to the Korean "Yonhap News Agency" reported on the 15th, the South Korean Embassy in China pointed out that Sun Junhao, a South Korean foreign aid in the Taishan Football Club in Shandong, was taken away by the Liaoning Provincial Police. The identity was checked. The consular area consul is provided by Sun Junhao's necessary consular assistance.</text:p>
      <text:p text:style-name="P4">
According to media reports, he was investigated by the police that it may be related to the fake ball case involved in Shandong Taishan team coach Hao Wei. This is also the first time that foreign aids were investigated in the Chinese men's football fake ball. In this regard, Wang Wenbin, a spokesman for the Chinese Ministry of Foreign Affairs, responded at a routine press conference on Monday: "No relevant situation is currently grasped."</text:p>
      <text:p text:style-name="P4">
According to the Korean media KBS news report, the South Korean Consulate General in Shenyang released news that Sun Junhao was arrested when he tried to go out at Shanghai Airport on the 12th. He is currently under investigation at the detention center of Chaoyang City Public Security Bureau of Liaoning Province. He is facing allegations of bribery with non -civil servants.</text:p>
      <text:p text:style-name="P4">
According to the Chinese media "Polar News" on the 15th, the Korean media Footballist reported that the investigation was related to Hao Wei, head coach of Shandong Taishan, but had nothing to do with the fake ball incident.</text:p>
      <text:p text:style-name="P4">
"Jimu News" reported that after the Shandong Taishan team ended in the first round of the Shanghai Shenhua team, the head coach Hao Wei was always out of contact. Many media people broke the news that Hao Wei seemed to be taken to Shenyang for investigation. The media person Ran Xiongfei also directly pointed out that Hao Wei was suspected of controlling the competition and hooking up his agent to seek personal interest.</text:p>
      <text:p text:style-name="P4">
In addition, the team's former national teaching Jin Jingdao and the current national foot Guo Tianyu have not appeared in many games, and they have been exposed to investigate, but there is no official information at present.</text:p>
      <text:p text:style-name="P4">
Born in 1992, Sun Junhao, was selected as the Best Player (MVP) in the K1 League in 2020, and was transferred to the Taishan Football Club in Shandong in 2021. In 2022, Sun Junhao also represented South Korea to the Qatar World Cup.</text:p>
      <text:p text:style-name="P4">
Editor -in -chief: Kaidi</text:p>
      <text:p text:style-name="P4">
News Source: <text:a xlink:type="simple" xlink:href="https://www.rfa.org/mandarin/Xinwen/4-05152023121758.html" text:style-name="Internet_20_link" text:visited-style-name="Visited_20_Internet_20_Link">
https://www.rfa.org/mandarin/Xinwen/4-05152023121758.html</text:a>
</text:p>
      <!--NEWS-->
      <text:h text:style-name="P10" text:outline-level="1">
<text:span text:style-name="T4">
China invested in the people? Hua Chunying tweeted and sent pictures by more than 10,000 netizens</text:span>
</text:h>
      <text:p text:style-name="P4">
Author: None</text:p>
      <text:p text:style-name="P4">
Publisher: Radio Free Asia (Organization)</text:p>
      <text:p text:style-name="P4">
Published Time: 2023-05-15T12:27:00-04:00</text:p>
      <text:p text:style-name="P4">
Modified Time: 2023-05-15T15:14: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88615in" draw:z-index="0">
<draw:image xlink:href="../Images/rfamandarin/2023-05-15T12-27-00-04-00/000000.png" xlink:type="simple" xlink:show="embed" xlink:actuate="onLoad" draw:mime-type="image/png"/>
</draw:frame>
Hua Chunying's Twitter on the 13th <text:a xlink:type="simple" xlink:href="https://www.rfa.org/mandarin/Xinwen/5-05152023122047.html/@@images/image" text:style-name="Internet_20_link" text:visited-style-name="Visited_20_Internet_20_Link">
</text:a>
Hua Chunying Twitter Screenshot</text:p>
      <text:p text:style-name="P4">
Hua Chunying, assistant to China Foreign Minister and Director of News, often flipped up by netizens. A few days ago, she sent a picture in Twitter, alleging "China Investment in the People", and "the United States invests in war." After reposting the official media ball network, the comment area turned over again. More than 10,000 netizens replied and asked "free medical treatment for the whole people." In the end, the webmaster had to make a shot and delete the message. According to the Central News Agency, there are currently only 60 left messages left by the Global Network Review Zone.</text:p>
      <text:p text:style-name="P4">
Hua Chunying's Twitter graphic on the 13th compared the data of the Xinhua News Agency and the Associated Press of China, saying that China had invested a total of US $ 246 billion in poverty alleviation from 2012 to 2020. At the same time, as of 2020, the United States has invested in the direct Afghanistan and Iraqi war. The cost is as high as $ 2 trillion.</text:p>
      <text:p text:style-name="P4">
Global.com posted a video on Weibo on the same day, forwarding Hua Chunying's Twitter, and further accusing the United States and praising Beijing.</text:p>
      <text:p text:style-name="P4">
In this regard, the Twitter account "Teacher Li is not your teacher" posted on the 14th: "Surprisingly, as many as 17,000 comment areas were covered by the public's call for" free medical care for the whole people ". The video was cleaned up to the comment area, and only 139 comments were left in 17478 comments. "</text:p>
      <text:p text:style-name="P4">
Editor -in -chief: Kaidi</text:p>
      <text:p text:style-name="P4">
News Source: <text:a xlink:type="simple" xlink:href="https://www.rfa.org/mandarin/Xinwen/5-05152023122047.html" text:style-name="Internet_20_link" text:visited-style-name="Visited_20_Internet_20_Link">
https://www.rfa.org/mandarin/Xinwen/5-05152023122047.html</text:a>
</text:p>
      <!--NEWS-->
      <text:h text:style-name="P10" text:outline-level="1">
<text:span text:style-name="T4">
Comments | He Qinglian: "Tsinghua Research" shows a kind of absurd era</text:span>
</text:h>
      <text:p text:style-name="P4">
Author: None</text:p>
      <text:p text:style-name="P4">
Publisher: Radio Free Asia (Organization)</text:p>
      <text:p text:style-name="P4">
Published Time: 2023-05-15T12:34:52-04:00</text:p>
      <text:p text:style-name="P4">
Modified Time: 2023-05-15T12:34: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897317in" draw:z-index="0">
<draw:image xlink:href="../Images/rfamandarin/2023-05-15T12-34-52-04-00/000000.png" xlink:type="simple" xlink:show="embed" xlink:actuate="onLoad" draw:mime-type="image/png"/>
</draw:frame>
 <text:a xlink:type="simple" xlink:href="https://www.rfa.org/mandarin/pinglun/heqinglian/hql-05152023123359.html/@@images/image" text:style-name="Internet_20_link" text:visited-style-name="Visited_20_Internet_20_Link">
</text:a>
Weibo</text:p>
      <text:p text:style-name="P4">
Recent There are really this "Tsinghua Research". After investigation, the basis of the so -called "Tsinghua Research" is actually a few words written on the letter paper with the head of Tsinghua University, and there is no evidence to confirm the existence of this study. But in China's current political situation, discussing this issue is quite interesting. This article wants to discuss this thing that has been existed in China for a long time, but it is difficult to pick.</text:p>
      <text:p text:style-name="P4">
<text:span text:style-name="T4">
 The group who knows half of the world does not really exist. </text:span>
</text:p>
      <text:p text:style-name="P4">
Xiao Haitang said that things were commented like this: "Tsinghua University has a research results showing that men are over -concerned about the international situation, military, finance, and social justice content, which can easily lead to poverty. There is indeed this situation in life: Some people who are not rich in life It is often keen to talk about the major events of the world and pay attention to international relations. "</text:p>
      <text:p text:style-name="P4">
The comment takes a middle -aged person who has made a living old neighbor as an old neighbor as an example. "" He has nothing to do in his life and does not want to do something. He will make some money. Tell your neighbors about your views on something that happened in the world. "</text:p>
      <text:p text:style-name="P4">
The conclusion is: "However, there should be no causal relationship between poverty and concern about the international situation." Middle -aged neighbors are actually not poverty in the international situation, but that they do not work hard to do things. Because they have nothing to do, they naturally have excess energy, and they have "idle" to care about international events.</text:p>
      <text:p text:style-name="P4">
Little Haitang's words are very poke, but they have not finished the problem yet: That is, this kind of concern has rarely constructive opinions on the discussion of the international situation, because the source of information is single, not China news network, or it is, or it is The biased information on overseas Chinese online, even Chinese who have never lived in the United States to teach Chinese people who have lived in the United States for many years. It is common.</text:p>
      <text:p text:style-name="P4">
However, the quality of speech and the right to speak is not the same thing after all, even if it is the A Q of the 1911 period, the Liberal Party regards the Liberal Party as the "Persimmon Party", and there is also the right to revolution. To put it bluntly, the emergence of such people has a lot to do with the national conditions of China. Speaking of this problem, then talk about the other two related issues.</text:p>
      <text:p text:style-name="P4">
<text:span text:style-name="T4">
 The Chinese Communist Party requires youth to care about politics is the tradition of party culture </text:span>
</text:p>
      <text:p text:style-name="P4">
I just saw the news that netizens reposted this news, and I instinctively did not believe it: All left organizations and political parties in the world, of course, including the Communist Party of China, almost from the date of birth, I have seized the two key points. One is the ideological work of teenagers, and the future success hopes to entrust the future of the younger generation (the Chinese Communist Party is commonly known as "starting from the baby"), and the second is the public opinion position. Tsinghua's survey has always been served for national political goals. How can there be such an investigation? Not to mention that this kind of investigation of a penny is not available, and those who can become the principal of Tsinghua will not let the school on the school try to offend the two officials.</text:p>
      <text:p text:style-name="P4">
The Chinese care about state affairs, as well as Confucian cultural traditions. The Confucian culture and the responsibility of the responsibility of the people have always encouraged people to care about national affairs. This tradition has not changed until the Mao era. At the moment of life and death in the country, even those who are not literate will say "the world is rising and the husband is responsible". The famous generation is a model of inspirational of Chinese scholars. In 1934, the film "Tao Li Jie" came out, and the song "Graduation Song" swept China. By 1935, the famous 13th and nine campaigns, this popular "Graduation Song" became the "war song" of the CCP's underground party mobilizing students; during the comprehensive anti -Japanese war, "Graduation Song" was a very loved by the big anti -Japanese youth behind the big rear. The song of the era also derived the "variants" of the anti -Japanese war propaganda. The CCP's ancestor Mao Zedong is good at encouraging young people to participate in various movements. She contains the famous "young man is vigorous, as if the sun in the morning at eight or nine o'clock, hopes to pin on you", and has been selected as before the Cultural Revolution Primary School. textbook. On August 10, 1966, Mao spoke to the red guards connected in series at the CPC Central Committee's reception station. It has always been fighting for the next generation as a lifelong mission with the Kuomintang, the US imperialism, and revisionism. Since Mao, the Chinese Communist Party's calendar Deng (Hu Zhao), Jiang, and Hu Chuan have attached importance to the intake and control of young people, but there are short -term variations in the Jiang Zemin era.</text:p>
      <text:p text:style-name="P4">
<text:span text:style-name="T4">
 In the mid -1990s, Jiang Zemin launched Chinese "milk nipple music" </text:span>
</text:p>
      <text:p text:style-name="P4">
Beginning in the mid -1990s, China had a short period of time "watching the whole people", and a generation of urban youths who were entertaining to death. All kinds of urban newspapers that satisfied the urban petty trend and guided them into modern life sprung up. This state is exactly the theory of "milk nipple music" in 1995 and echo the theory of "milk nipple music" in 1995.</text:p>
      <text:p text:style-name="P4">
The synthesis of "tittytainment" is synthesized by "titty" and "Entertainment" (entertainment). It is said that this was proposed at the "Globalization" conference at the Fermont Hotel in San Francisco in 1995. This meeting brings together 500 political elites in the world. Participants include the British Prime Minister Sachel, the founder of the US President Bush, CNN, Hewlett -Packard, Microsoft, etc. The theme of the meeting is to discuss the positive and negative impact of globalization, how Guide humans to the 21st century. These elites from the top of the society believe that with the rapid development of the world, social wealth will accelerate to 20%of the rich people. The remaining 80%of the people's wealth will shrink seriously, and the remaining 80%will become Loser. The times are left, and briefly, globalization will lead to the arrival of a "20:80 society".</text:p>
      <text:p text:style-name="P4">
The phenomenon of "20 to 80" appears, which is not enough to worry about the elites of the meeting. What really worried them is: If the 80%of them were angry and lost in frustration and loss, what should I do if I want to create a 20%of the people?</text:p>
      <text:p text:style-name="P4">
At this time, the geopolitical master of the United States and the designer of the Eurasian University strategy, Bu -Rejunsky, appeared. With his cold and realistic consideration, he made the following statements: Due to the continuous rise in productivity, most of the world in the world There will be no need to actively participate in the production of products and services. In order to comfort these "abandoned" people and avoid class conflicts, one of the methods is to create "nipples" and feed them with "nipples" -to make people intoxicating heritage entertainment and sensory stimulating products (such as the Internet, the Internet, the Internet, TV and games) fill people's lives, divert their attention and dissatisfaction, and immerse them in various "happiness", unknowingly lose their thinking ability, and unintentionally challenge the existing ruling class.Besides the domestic environment of China in the 1990s. In 1989, the "June 4th" Tiananmen slaughter harmed the CCP's international image. Of course, the senior officials of the Communist Party of China would also think about it. The result was that this was caused by the excessive concern of Chinese youths in the 1989th generation. Related to the Book of the Future. In the 1980s, there was a new enlightenment movement. Many of the series of western academic culture were the main carrier. One of the sets of "Towards the Future" series had a great impact on college students. Many of the editors of this set of books were elites in Chinese politics, culture, and academic circles in the 1990s to 2010. This set of books stopped publishing after June 4th. All kinds of urban newspapers and fashion magazines that satisfied the subtraction of urban middle -class were born. Internal speech, learn from the June 4th lesson, to guide Chinese youths to care about non -political and entertainment topics, and pursue materialistic enjoyment at the material level -this should be regarded as the Chinese version of "naked nipple music".</text:p>
      <text:p text:style-name="P4">
The two editions of the "nipple music" in the United States and China appeared similarly. It was impossible to verify whether Jiang Zemin was inspired by the Bu -Trezel, or "the heroes saw the same." But the Global Network on August 30, 2018 was the "terrible" nipple music "trap was set by the United States for China? "In the article, only the word" contributing "Jiang Zemin's" credit "of developing a generation of entertainment to dead Chinese youths was charged 100 % of the United States. Later, Jiang's theory was not born of the youth group, and was liked to be happy with Hu Jintao. After General Secretary Hu, he proposed that "comprehensively promotes the ideological and political education of college students and promotes the comprehensive development of college students in various aspects." The main focus of Chinese public opinion is Oppose youth decadent and entertain. After taking over, Xi Jinping explicitly stated: "Basic education is the cause of Lide Shushu people. It is necessary to clearly strengthen ideological and political education, moral education, and education of socialist core values ...", this is further more than Hu Jintao. A "basic education" stage.</text:p>
      <text:p text:style-name="P4">
In summary, my conclusion is: 1. The CCP will never give up the ideological (brainwashing) education of the young generation. Even Jiang Zemin's Chinese version of "milk nipple music" is a soft orientation of controlling young people's thoughts; 2. The CCP filtering information and controlling the ideological education of the school has cultivated three types of young mainstream people: the pink thought group, in the unemployment and poverty Political enthusiasts and extreme political opponents in the state. Of course, there will be a few rational thinkers, but the most optimistic estimation is about 5%.</text:p>
      <text:p text:style-name="P4">
(The article only represents the personal position and point of view of the special commentator)</text:p>
      <text:p text:style-name="P4">
News Source: <text:a xlink:type="simple" xlink:href="https://www.rfa.org/mandarin/pinglun/heqinglian/hql-05152023123359.html" text:style-name="Internet_20_link" text:visited-style-name="Visited_20_Internet_20_Link">
https://www.rfa.org/mandarin/pinglun/heqinglian/hql-05152023123359.html</text:a>
</text:p>
      <!--NEWS-->
      <text:h text:style-name="P10" text:outline-level="1">
<text:span text:style-name="T4">
Canada is worried that more politicians will be locked by the Chinese government</text:span>
</text:h>
      <text:p text:style-name="P4">
Author: None</text:p>
      <text:p text:style-name="P4">
Publisher: Radio Free Asia (Organization)</text:p>
      <text:p text:style-name="P4">
Published Time: 2023-05-15T12:50:00-04:00</text:p>
      <text:p text:style-name="P4">
Modified Time: 2023-05-15T12:53:42-04:00</text:p>
      <text:p text:style-name="P4">
Description: None</text:p>
      <text:p text:style-name="P4">
Videos: []</text:p>
      <text:p text:style-name="P4">
Audios: ["<text:a xlink:type="simple" xlink:href="https://www.rfa.org/mandarin/yataibaodao/junshiwaijiao/lf-0515202309433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1" text:anchor-type="as-char" svg:width="6.9236in" svg:height="5.1927in" draw:z-index="0">
<draw:image xlink:href="../Images/rfamandarin/2023-05-15T12-50-00-04-00/000000.png" xlink:type="simple" xlink:show="embed" xlink:actuate="onLoad" draw:mime-type="image/png"/>
</draw:frame>
Conservative MP Dalton(Marcdalton, one left)Attending the Canadian Indo -Pacific Strategy Forum, and the director of the Economic and Cultural Office of the Taipei Economic and Cultural Office in Vancouver, Liu Lixin, and former member of the Representative Zhao Jinrong(Kenny Chiu)Take a photo. <text:a xlink:type="simple" xlink:href="https://www.rfa.org/mandarin/yataibaodao/junshiwaijiao/lf-05152023094332.html/@@images/image" text:style-name="Internet_20_link" text:visited-style-name="Visited_20_Internet_20_Link">
</text:a>
Reporter Liu Fei shooting <text:a xlink:type="simple" xlink:href="https://www.rfa.org/mandarin/yataibaodao/junshiwaijiao/lf-05152023094332.html/@@stream" text:style-name="Internet_20_link" text:visited-style-name="Visited_20_Internet_20_Link">
</text:a>
Canada expands the investigation of China's intervention. Not only does the Minister of Public Safety say that there may be more Chinese police stations, and the Security Intelligence Agency has also found that more members of the National Assembly have been listed by China as targets. In addition to the Federal Government's plan to legislate and control foreign agents, some provincial government has also launched bills to prevent foreign intervention.</text:p>
      <text:p text:style-name="P4">
<text:a xlink:type="simple" xlink:href="https://www.rfa.org/mandarin/Xinwen/7-05142023170338.html" text:style-name="Internet_20_link" text:visited-style-name="Visited_20_Internet_20_Link">
<text:span text:style-name="T4">
 Canadian official warning: There may be more "China Police Station" </text:span>
</text:a>
<text:span text:style-name="T5">
<text:a xlink:type="simple" xlink:href="https://www.rfa.org/mandarin/yataibaodao/junshiwaijiao/lf-05022023101702.html" text:style-name="Internet_20_link" text:visited-style-name="Visited_20_Internet_20_Link">
<text:span text:style-name="T4">
 Reporting the Chinese Secret Police Station Putting Member in China to feel the risk of threats in China </text:span>
</text:a>
  * </text:span>
<text:span text:style-name="T5">
<text:a xlink:type="simple" xlink:href="https://www.rfa.org/mandarin/yataibaodao/junshiwaijiao/lf-03102023100846.html" text:style-name="Internet_20_link" text:visited-style-name="Visited_20_Internet_20_Link">
 </text:a>
</text:span>
**<text:a xlink:type="simple" xlink:href="https://www.rfa.org/mandarin/yataibaodao/junshiwaijiao/lf-10262022105144.html" text:style-name="Internet_20_link" text:visited-style-name="Visited_20_Internet_20_Link">
<text:span text:style-name="T4">
 Chinese police station Canadian police launch an investigation </text:span>
</text:a>
Since the Canadian member of the Canadian Councilor Zhuang Wenhao(MichaelChong)After the news of the Chinese authorities was listed as the object of intimidation by the Chinese authorities, many members of the Human Rights issues who had spoken for China also paid attention to whether they were listed as targets.</text:p>
      <text:p text:style-name="P4">
The Canadian Security Intelligence Agency has a list of pockets that list some members who may be affected by China, and have successively reported them one after another, including Ouur, who was once the Federal Conservative Party leader(Erin O'Toole)Guan Huizhen, a member of the Federal New Democratic Party(Jenny Kwan)Essence</text:p>
      <text:p text:style-name="P4">
At a young age, Guan Huizhen, who immigrated from Hong Kong from Hong Kong, has long spoiled human rights issues such as Hong Kong and Uyghur people for a long time. She confirmed that the Guoan institution had contacted her. Guan Huizhen's relatives are in Canada, and she is even more worried about other Canadians who are connected with China.</text:p>
      <text:p text:style-name="P4">
"I am on the radar of the Chinese government. What does this mean? I don't know. I pay more attention to those who are brave in the community. They are not elected officials. What would they do?"</text:p>
      <text:p text:style-name="P4">
Outtur criticized China Human Rights during his tenure while serving as a conservative party, and his sister and his husband worked and lived in Hong Kong.</text:p>
      <text:p text:style-name="P4">
Darton, a Conservative Party who once visited China(MarcDalton)He never criticized China. He said on the weekend that he attended a Canadian Indo -Pacific Strategy Forum that the Security Intelligence Agency had not contacted him, but whether he had or not in China or not, he acted with his conscience.</text:p>
      <text:p text:style-name="P4">
"We don't mean to make people unhappy, but we must first pay attention to the interests of all Canadians. Democratic and free human rights are the most concerned values in Canada. At this point, we and the Communist Party of China are different."</text:p>
      <text:p text:style-name="P4">
Ottawa is planning to set up a foreign agent registration system to prevent China and other countries from intervening in Canadian affairs. Public consultation has been concluded on May 9th. Now he is drafting legislation. He hopes that the bill will be issued soon this fall.</text:p>
      <text:p text:style-name="P4">
British Columbia Province, which has a high density of Chinese immigrants, also pays attention to China's interference. Last Thursday, the BC and United Party proposed a bill in the provincial council, hoping to block the vulnerabilities in the current election system to effectively counterattack the foreign government's threats of the political system. Essence</text:p>
      <text:p text:style-name="P4">
<draw:frame draw:style-name="fr1" draw:name="Image122" text:anchor-type="as-char" svg:width="6.9236in" svg:height="5.1927in" draw:z-index="0">
<draw:image xlink:href="../Images/rfamandarin/2023-05-15T12-50-00-04-00/000001.png" xlink:type="simple" xlink:show="embed" xlink:actuate="onLoad" draw:mime-type="image/png"/>
</draw:frame>
British Councilor Li Yaohua(MichaelLee)Explain the importance of preventing foreign intervention and supporting democratic human rights at the Canadian Indo -Pacific Strategic Forum.(Reporter Liu Fei shooting)  <text:a xlink:type="simple" xlink:href="https://www.rfa.org/mandarin/yataibaodao/junshiwaijiao/lf-05152023094332.html/pic-2.jpg" text:style-name="Internet_20_link" text:visited-style-name="Visited_20_Internet_20_Link">
</text:a>
"We have chosen a parliamentarian, of course, he should not be affected by any foreign government, so we have launched the" Control of Foreign Funding and Election Impact Act "to prohibit foreign government from influence our democracy in any way to influence our democracy in any way. ","</text:p>
      <text:p text:style-name="P4">
At the same time, the Canadian Public Security Minister publicly stated that more "China Police Department" may operate in Canada, but the Royal Mading Police is taking specific actions to prevent these improper behaviors.</text:p>
      <text:p text:style-name="P4">
Reporter: Liu Fei Responsible Editor: Jiayuan.com editor: Ruizhe</text:p>
      <text:p text:style-name="P4">
News Source: <text:a xlink:type="simple" xlink:href="https://www.rfa.org/mandarin/yataibaodao/junshiwaijiao/lf-05152023094332.html" text:style-name="Internet_20_link" text:visited-style-name="Visited_20_Internet_20_Link">
https://www.rfa.org/mandarin/yataibaodao/junshiwaijiao/lf-05152023094332.html</text:a>
</text:p>
      <!--NEWS-->
      <text:h text:style-name="P10" text:outline-level="1">
<text:span text:style-name="T4">
Yin Xiyue has determined to attend the Hiroshima G7 Summit, the United States, Japan and South Korea Summit, which is regarded as a major opportunity to fight against China</text:span>
</text:h>
      <text:p text:style-name="P4">
Author: chinese@voanews.com (美国之音)</text:p>
      <text:p text:style-name="P4">
Publisher: 美国之音中文网 (Type: NewsMediaOrganization)</text:p>
      <text:p text:style-name="P4">
Published Time: 2023-05-15T12:50:14+08:00</text:p>
      <text:p text:style-name="P4">
Modified Time: 2023-05-15 04:50:14Z</text:p>
      <text:p text:style-name="P4">
Description: The South Korean President's Office Sunday (May 14, 2023) announced that President Yin Xiyue will go to the Seventh -way Group Summit meeting where Hiroshima City, Japan will be held there, and hold a three -sided meeting with the United States and Japanese leaders.</text:p>
      <text:p text:style-name="P4">
Videos: []</text:p>
      <text:p text:style-name="P4">
Images: []</text:p>
      <text:p text:style-name="P4">
Categories: ['亚太', '美国', '中国', '全球议题']</text:p>
      <text:p text:style-name="P4">
Type: None</text:p>
      <!--METADATA-->
      <text:p text:style-name="P4">
Nonenone</text:p>
      <text:p text:style-name="P4">
News Source: <text:a xlink:type="simple" xlink:href="https://www.voachinese.com/a/south-korea-president-yoon-confirms-attending-g7-20230515/7093458.html" text:style-name="Internet_20_link" text:visited-style-name="Visited_20_Internet_20_Link">
https://www.voachinese.com/a/south-korea-president-yoon-confirms-attending-g7-20230515/7093458.html</text:a>
</text:p>
      <!--NEWS-->
      <text:h text:style-name="P10" text:outline-level="1">
<text:span text:style-name="T4">
What does the Palestinian "disaster day" mean today?</text:span>
</text:h>
      <text:p text:style-name="P4">
Author: None (Language: zh)</text:p>
      <text:p text:style-name="P4">
Publisher: None</text:p>
      <text:p text:style-name="P4">
Time: 2023-05-15T13:00:00Z</text:p>
      <text:p text:style-name="P4">
Description: May 15th is the "Disaster Day" of Palestinian people. Why about 700,000 Barstan people are displaced? Is there a practical solution for Pakistani?</text:p>
      <text:p text:style-name="P4">
Videos: []</text:p>
      <text:p text:style-name="P4">
Images: ["<text:a xlink:type="simple" xlink:href="https://static.dw.com/image/65518131_303.jpg" text:style-name="Internet_20_link" text:visited-style-name="Visited_20_Internet_20_Link">
65518131_303.jpg</text:a>
", "<text:a xlink:type="simple" xlink:href="https://static.dw.com/image/65517965_401.jpg" text:style-name="Internet_20_link" text:visited-style-name="Visited_20_Internet_20_Link">
65517965_401.jpg</text:a>
", "<text:a xlink:type="simple" xlink:href="https://static.dw.com/image/65363394_401.jpg" text:style-name="Internet_20_link" text:visited-style-name="Visited_20_Internet_20_Link">
65363394_401.jpg</text:a>
", "<text:a xlink:type="simple" xlink:href="https://static.dw.com/image/65518138_401.jpg" text:style-name="Internet_20_link" text:visited-style-name="Visited_20_Internet_20_Link">
65518138_401.jpg</text:a>
", "<text:a xlink:type="simple" xlink:href="https://static.dw.com/image/43112603_303.jpg" text:style-name="Internet_20_link" text:visited-style-name="Visited_20_Internet_20_Link">
43112603_303.jpg</text:a>
", "<text:a xlink:type="simple" xlink:href="https://static.dw.com/image/19327879_303.jpg" text:style-name="Internet_20_link" text:visited-style-name="Visited_20_Internet_20_Link">
19327879_303.jpg</text:a>
", "<text:a xlink:type="simple" xlink:href="https://static.dw.com/image/18379961_303.jpg" text:style-name="Internet_20_link" text:visited-style-name="Visited_20_Internet_20_Link">
18379961_303.jpg</text:a>
", "<text:a xlink:type="simple" xlink:href="https://static.dw.com/image/43112625_303.jpg" text:style-name="Internet_20_link" text:visited-style-name="Visited_20_Internet_20_Link">
43112625_303.jpg</text:a>
", "<text:a xlink:type="simple" xlink:href="https://static.dw.com/image/15824975_303.jpg" text:style-name="Internet_20_link" text:visited-style-name="Visited_20_Internet_20_Link">
15824975_303.jpg</text:a>
", "<text:a xlink:type="simple" xlink:href="https://static.dw.com/image/18570071_303.jpg" text:style-name="Internet_20_link" text:visited-style-name="Visited_20_Internet_20_Link">
18570071_303.jpg</text:a>
", "<text:a xlink:type="simple" xlink:href="https://static.dw.com/image/39055585_303.jpg" text:style-name="Internet_20_link" text:visited-style-name="Visited_20_Internet_20_Link">
39055585_303.jpg</text:a>
", "<text:a xlink:type="simple" xlink:href="https://static.dw.com/image/38117637_303.jpg" text:style-name="Internet_20_link" text:visited-style-name="Visited_20_Internet_20_Link">
38117637_303.jpg</text:a>
", "<text:a xlink:type="simple" xlink:href="https://static.dw.com/image/43112738_303.jpg" text:style-name="Internet_20_link" text:visited-style-name="Visited_20_Internet_20_Link">
43112738_303.jpg</text:a>
", "<text:a xlink:type="simple" xlink:href="https://static.dw.com/image/37138503_303.jpg" text:style-name="Internet_20_link" text:visited-style-name="Visited_20_Internet_20_Link">
37138503_303.jpg</text:a>
", "<text:a xlink:type="simple" xlink:href="https://static.dw.com/image/19549688_303.jpg" text:style-name="Internet_20_link" text:visited-style-name="Visited_20_Internet_20_Link">
19549688_303.jpg</text:a>
", "<text:a xlink:type="simple" xlink:href="https://static.dw.com/image/43113222_303.jpg" text:style-name="Internet_20_link" text:visited-style-name="Visited_20_Internet_20_Link">
43113222_303.jpg</text:a>
", "<text:a xlink:type="simple" xlink:href="https://static.dw.com/image/15971800_303.jpg" text:style-name="Internet_20_link" text:visited-style-name="Visited_20_Internet_20_Link">
15971800_303.jpg</text:a>
", "<text:a xlink:type="simple" xlink:href="https://static.dw.com/image/43124924_303.jpg" text:style-name="Internet_20_link" text:visited-style-name="Visited_20_Internet_20_Link">
43124924_303.jpg</text:a>
"]</text:p>
      <text:p text:style-name="P4">
Subject: 时政风云</text:p>
      <text:p text:style-name="P4">
Subjects: []</text:p>
      <text:p text:style-name="P4">
Keywords: ['巴勒斯坦', '以色列', '耶路撒冷']</text:p>
      <text:p text:style-name="P4">
Id: 65627880</text:p>
      <!--METADATA-->
      <text:p text:style-name="P4">
<text:a xlink:type="simple" xlink:href="https://www.dw.com/zh/overlay/image/article/65627880/65518131" text:style-name="Internet_20_link" text:visited-style-name="Visited_20_Internet_20_Link">
 <draw:frame draw:style-name="fr1" draw:name="Image123" text:anchor-type="as-char" svg:width="6.9236in" svg:height="3.896998in" draw:z-index="0">
<draw:image xlink:href="../Images/dwzh/2023-05-15T13-00-00Z/65518131_303.jpg" xlink:type="simple" xlink:show="embed" xlink:actuate="onLoad" draw:mime-type="image/jpeg"/>
</draw:frame>
</text:a>
At that time, more than 700,000 Palestinians were driven away, and they were displaced since then</text:p>
      <text:p text:style-name="P4">
(Voice of Germany) on May 15th is the "Disaster Day" of the Palestinian people. Let's review history, look at the cause and consequences of this "disaster", and the solution to the current solution.</text:p>
      <text:h text:style-name="P12" text:outline-level="3">
<text:span text:style-name="T4">
<text:span text:style-name="T4">
 "</text:span>
 <text:span text:style-name="T4">
 Disaster Day </text:span>
 <text:span text:style-name="T4">
" </text:span>
 <text:span text:style-name="T4">
 What does it mean? </text:span>
</text:span>
</text:h>
      <text:p text:style-name="P4">
Arabic "Nakba" means disaster or scourge. In the Baza conflict, the "Nakba" or "Al-Nakba" refers to the Palestinian displaced before and after the war in 1948.</text:p>
      <text:p text:style-name="P4">
It is said that in the current Israeli and Palestinian territory, about 700,000 people were either escaped from their homes or they were forced to be displaced. "Nakba" also means a heavy problem: Many Palestinian refugees in exile are still in a state of no nationality.</text:p>
      <text:h text:style-name="P12" text:outline-level="3">
<text:span text:style-name="T4">
<text:span text:style-name="T4">
 "Disaster Day" </text:span>
 <text:span text:style-name="T4">
 The origin of </text:span>
 **</text:span>
</text:h>
      <text:p text:style-name="P4">
May 15, 1948 was the beginning of Ah Is in the war. Since then, the Palestinian people will take this day as their discharge anniversary, and many people will go to the streets to participate in protests. The protesters held the Palestinian national flag, took their previous residence keys, or held banners with key symbols. These keys represent their hope of returning home and their right to return home. In the past, some protests have evolved into violent conflicts. Israel has accused Organizations such as the EU and other countries as terrorist organizations using this day to promote terrorist activities.</text:p>
      <text:p text:style-name="P4">
The word "Nakba Day" was created by the then Palestinian leader Arafat in 1998. He set this day as the official anniversary of the Palestinian lost his home.</text:p>
      <text:p text:style-name="P4">
<draw:frame draw:style-name="fr1" draw:name="Image124" text:anchor-type="as-char" svg:width="6.9236in" svg:height="3.896998in" draw:z-index="0">
<draw:image xlink:href="../Images/dwzh/2023-05-15T13-00-00Z/65517965_401.jpg" xlink:type="simple" xlink:show="embed" xlink:actuate="onLoad" draw:mime-type="image/jpeg"/>
</draw:frame>
During the Israeli Independence War in 1948, the Arabs fled to the home</text:p>
      <text:h text:style-name="P12" text:outline-level="3">
<text:span text:style-name="T4">
<text:span text:style-name="T4">
 Why did the Palestinian escape from home? </text:span>
</text:span>
</text:h>
      <text:p text:style-name="P4">
For hundreds of years in modern times, Palestine, a regional Palestinian, was part of the Ottoman Turkish Empire, and was occupied by Britain until the end of the First World War. In 1920, the International Alliance commissioned Britain to jurisdiction over the Palestine region. At this time, the anti -Jewie of Europe has intensified, and more and more Jews have moved from all over the world. For these Jews, it was the home of their ancestors and their "promise". They believe that the Jews have settled here since ancient times, although sometimes the population is not large.</text:p>
      <text:p text:style-name="P4">
After the Jews experienced the Nazi German massacre, the UN General Assembly passed the Palestinian divisional resolution in November 1947. The resolution proposed to establish two temporary countries, one was a Jewish country and the other was the Arab country. The Arab League refused to accept the plan. The Jewish organization in the Palestinian region accepted the resolution and announced the establishment of the Israeli country on May 14, 1948.</text:p>
      <text:p text:style-name="P4">
As a response to the Israeli State, the Arab League consisting of five countries launched a war, but was eventually defeated by Israel in 1949. Before the war, there were 200,000 to 300,000 Barstinians who left or were forced to leave their homes. During the war, this number increased by 300,000 to 400,000. The displaced Palestinians have a total of about 700,000.</text:p>
      <text:p text:style-name="P4">
The war destroyed more than 400 Arab villages. Although both parties in the war have made human rights violations, the Deliaxin Village Holocaust that occurred before the war (April 9, 19948) became the most painful memory of the Palestinians. In this massacre, at least 100 Arab villagers were killed, including women and children. The massacre of the Deliaxin Village made many Palestinians feel fear and prompted them to escape from their homes.</text:p>
      <text:p text:style-name="P4">
At the end of the war, Israel occupied about 40%of the land designated to the Palestinian in the United Nations division decision in 1947.</text:p>
      <text:p text:style-name="P4">
<draw:frame draw:style-name="fr1" draw:name="Image125" text:anchor-type="as-char" svg:width="6.9236in" svg:height="3.896998in" draw:z-index="0">
<draw:image xlink:href="../Images/dwzh/2023-05-15T13-00-00Z/65363394_401.jpg" xlink:type="simple" xlink:show="embed" xlink:actuate="onLoad" draw:mime-type="image/jpeg"/>
</draw:frame>
The first war ended in 1949, and Israel won</text:p>
      <text:h text:style-name="P12" text:outline-level="3">
<text:span text:style-name="T4">
<text:span text:style-name="T4">
 Millions of non -national refugees </text:span>
 **</text:span>
</text:h>
      <text:p text:style-name="P4">
Most Palestinians eventually became non -national refugees in the Arab country, and only a few people moved abroad.</text:p>
      <text:p text:style-name="P4">
To this day, there are still only a small part of the Palestinians who apply or obtain citizenship in other countries. At present, there are about 6.2 million Barstinians in the Middle East, most of which have been in a state of no nationality, from the first generation of the post -war to the third or fourth generation.</text:p>
      <text:h text:style-name="P12" text:outline-level="3">
<text:span text:style-name="T4">
<text:span text:style-name="T4">
 Palestinian refugees live? </text:span>
</text:span>
</text:h>
      <text:p text:style-name="P4">
According to the UN Palestinian refugee relief and UNRWA, most Palestinians in the region still live in refugee camps. Over time, these refugee camps have developed into refugee towns. They are mainly stationed in the Garha Strip, the west bank of the Jordan River, Lebanon, Syria, Jordan and East Jerusalem.</text:p>
      <text:p text:style-name="P4">
It is estimated that international Palestinians have increased to approximately 6 million to 7 million. If this number is accurate, the total number of Palestinians is close to 13 million. However, no global institutional investigation statistics have scattered Palestinians, so there is no accurate data.</text:p>
      <text:p text:style-name="P4">
<draw:frame draw:style-name="fr1" draw:name="Image126" text:anchor-type="as-char" svg:width="6.9236in" svg:height="3.896998in" draw:z-index="0">
<draw:image xlink:href="../Images/dwzh/2023-05-15T13-00-00Z/65518138_401.jpg" xlink:type="simple" xlink:show="embed" xlink:actuate="onLoad" draw:mime-type="image/jpeg"/>
</draw:frame>
The Palestinian's refugee camp has gradually become a "refugee city" in the past 75 years</text:p>
      <text:h text:style-name="P12" text:outline-level="3">
<text:span text:style-name="T4">
<text:span text:style-name="T4">
 What is the Palestinian's </text:span>
 <text:span text:style-name="T4">
 "</text:span>
 <text:span text:style-name="T4">
 return right </text:span>
 <text:span text:style-name="T4">
" </text:span>
 <text:span text:style-name="T4">
? </text:span>
</text:span>
</text:h>
      <text:p text:style-name="P4">
According to the UN General Assembly 1948 resolutions, as well as resolutions No. 3236 of 1974 and the 1951 "Refugee Status", Palestinian, a Palestinian refugee, enjoys "return rights".</text:p>
      <text:p text:style-name="P4">
However, Israel refused to acknowledge the Palestinian's "return right", claiming that it would mean that Israel was the end of the Jewish country. Israel has denied responsibility for the Palestinian's displacement, and pointed out that from 1948 to 1972, about 800,000 Jews were expelled or had to escape from Arab countries such as Morocco, Iraq, Egypt, Tunisia, and Yemen.</text:p>
      <text:h text:style-name="P12" text:outline-level="3">
<text:span text:style-name="T4">
<text:span text:style-name="T4">
 solution to the Palestinian issue </text:span>
</text:span>
</text:h>
      <text:p text:style-name="P4">
In the past 75 years, there have been various solutions to the Palestinian issue. The most important of which are the "two countries solutions". In this scheme, the Israeli and future Palestinian State divided Jerusalem into two capitals. However, both sides have doubts about whether this plan is reality.</text:p>
      <text:p text:style-name="P4">
Critics pointed out that more and more Jewish settlements occupied by the Jordan River occupied by Israel have basically excluded the possibility of the unity of Palestinian territory.</text:p>
      <text:p text:style-name="P4">
Other suggestions also include that Israel admits that the Palestinian's refugee status and give certain compensation, but they must not return, or restore resettlement, or implement two passport systems in a country.</text:p>
      <text:p text:style-name="P4">
However, no practical solutions are now visible.</text:p>
      <text:h text:style-name="P12" text:outline-level="3">
<text:span text:style-name="T4">
"Unprecedented Industry": Israel's past, present and future#####: Israeli resumed country</text:span>
</text:h>
      <text:h text:style-name="P12" text:outline-level="3">
<text:span text:style-name="T4">
Announcement</text:span>
</text:h>
      <text:p text:style-name="P4">
On May 14, 1948, Israel's first Prime Minister David Ben Gurian(David BenGurion)The Declaration of Israel was read out in the Jewish National Parliament to declare the rest of the country. The "Declaration" wrote: "The Jews were loyal to their homeland, and they always hoped to return to their homeland, where they re -obtain political freedom, and never stopped praying for this."</text:p>
      <text:p text:style-name="P4">
*<draw:frame draw:style-name="fr1" draw:name="Image127" text:anchor-type="as-char" svg:width="6.9236in" svg:height="3.896998in" draw:z-index="0">
<draw:image xlink:href="../Images/dwzh/2023-05-15T13-00-00Z/19327879_303.jpg" xlink:type="simple" xlink:show="embed" xlink:actuate="onLoad" draw:mime-type="image/jpeg"/>
</draw:frame>
#####: Israeli resumed country</text:p>
      <text:h text:style-name="P12" text:outline-level="3">
<text:span text:style-name="T4">
brand -new banner</text:span>
</text:h>
      <text:p text:style-name="P4">
In front of the United Nations headquarters in New York, the Israeli flag soon rose. For this ancient and young country, this is a diplomatic victory and a guarantee of security and freedom: the Jewish nation finally has an internationally recognized country.</text:p>
      <text:p text:style-name="P4">
*<draw:frame draw:style-name="fr1" draw:name="Image128" text:anchor-type="as-char" svg:width="6.9236in" svg:height="3.896998in" draw:z-index="0">
<draw:image xlink:href="../Images/dwzh/2023-05-15T13-00-00Z/18379961_303.jpg" xlink:type="simple" xlink:show="embed" xlink:actuate="onLoad" draw:mime-type="image/jpeg"/>
</draw:frame>
#####: Israeli resumed country</text:p>
      <text:h text:style-name="P12" text:outline-level="3">
<text:span text:style-name="T4">
Dark Age</text:span>
</text:h>
      <text:p text:style-name="P4">
Before Israel resumed, the Jews experienced a terrible massacre. During World War II, the Nazi regime killed about 6 million Jews. They used industrialized methods to systematically extinct European Jews. This picture was taken after the liberation of the Oswing concentration camp.</text:p>
      <text:p text:style-name="P4">
*<draw:frame draw:style-name="fr1" draw:name="Image129" text:anchor-type="as-char" svg:width="6.9236in" svg:height="3.896998in" draw:z-index="0">
<draw:image xlink:href="../Images/dwzh/2023-05-15T13-00-00Z/43112625_303.jpg" xlink:type="simple" xlink:show="embed" xlink:actuate="onLoad" draw:mime-type="image/jpeg"/>
</draw:frame>
#####: Israeli resumed country</text:p>
      <text:h text:style-name="P12" text:outline-level="3">
<text:span text:style-name="T4">
Pakistani conflict</text:span>
</text:h>
      <text:p text:style-name="P4">
For the Palestinians who originally lived on this land, Israel's recovery was a downright disaster. About 700,000 Barstinians had to leave their homes to make a place for Jews. The Palestinian -Israeli conflict has also continued for seventy years, so far.</text:p>
      <text:p text:style-name="P4">
*<draw:frame draw:style-name="fr1" draw:name="Image130" text:anchor-type="as-char" svg:width="6.9236in" svg:height="3.896998in" draw:z-index="0">
<draw:image xlink:href="../Images/dwzh/2023-05-15T13-00-00Z/15824975_303.jpg" xlink:type="simple" xlink:show="embed" xlink:actuate="onLoad" draw:mime-type="image/jpeg"/>
</draw:frame>
#####: Israeli resumed country</text:p>
      <text:h text:style-name="P12" text:outline-level="3">
<text:span text:style-name="T4">
Modernization</text:span>
</text:h>
      <text:p text:style-name="P4">
In 1950, the No. 2 highway of the vehicle connected Tel Aviv and Neitania. This highway symbolizes the vitality of the new country. The picture shows the then Prime Minister Mayu(GoldaMeir)主持通车典礼。梅厄规定以色列，坚定走经济及社会现代化之路。</text:p>
      <ul>
        <li>
<draw:frame draw:style-name="fr1" draw:name="Image131" text:anchor-type="as-char" svg:width="6.9236in" svg:height="3.896998in" draw:z-index="0">
<draw:image xlink:href="../Images/dwzh/2023-05-15T13-00-00Z/18570071_303.jpg" xlink:type="simple" xlink:show="embed" xlink:actuate="onLoad" draw:mime-type="image/jpeg"/>
</draw:frame>
#####: Israeli resumed country</li>
      </ul>
      <text:h text:style-name="P12" text:outline-level="3">
<text:span text:style-name="T4">
Collective agriculture</text:span>
</text:h>
      <text:p text:style-name="P4">
The meaning of "Kibbutz" in Hebrew is "collective agriculture". Most farmers were founded in the early days of the recovery. Many Jews with secular ideology or socialist positions practice their social philosophy here.</text:p>
      <text:p text:style-name="P4">
*<draw:frame draw:style-name="fr1" draw:name="Image132" text:anchor-type="as-char" svg:width="6.9236in" svg:height="3.896998in" draw:z-index="0">
<draw:image xlink:href="../Images/dwzh/2023-05-15T13-00-00Z/39055585_303.jpg" xlink:type="simple" xlink:show="embed" xlink:actuate="onLoad" draw:mime-type="image/jpeg"/>
</draw:frame>
#####: Israeli resumed country</text:p>
      <text:h text:style-name="P12" text:outline-level="3">
<text:span text:style-name="T4">
Six -Day War</text:span>
</text:h>
      <text:p text:style-name="P4">
From the day of the resurrection of Israel, conflicts with neighbor Arabia have never been interrupted. The "Six -Day War" in 1967 was the highest peak of conflict. First of all, Egypt, Jordan, and Syria, but the ultimate victims were Israel. In this war, Israel controlled the East Jerusalem and the west bank of the Jordan River, and became the fuse of subsequent conflicts and war.</text:p>
      <text:p text:style-name="P4">
*<draw:frame draw:style-name="fr1" draw:name="Image133" text:anchor-type="as-char" svg:width="6.9236in" svg:height="3.896998in" draw:z-index="0">
<draw:image xlink:href="../Images/dwzh/2023-05-15T13-00-00Z/38117637_303.jpg" xlink:type="simple" xlink:show="embed" xlink:actuate="onLoad" draw:mime-type="image/jpeg"/>
</draw:frame>
#####: Israeli resumed country</text:p>
      <text:h text:style-name="P12" text:outline-level="3">
<text:span text:style-name="T4">
never shaken</text:span>
</text:h>
      <text:p text:style-name="P4">
The policy of building Jewish settlements in Israel has continuously intensified conflict with Palestine. Pakistan has accused Israel of trying to completely cut off the hope of the founding of Palestine by building a settlement. Although the United Nations has also condemned the policy of building a Jewish settlement, Israel's position on this issue has never been shaken.</text:p>
      <text:p text:style-name="P4">
*<draw:frame draw:style-name="fr1" draw:name="Image134" text:anchor-type="as-char" svg:width="6.9236in" svg:height="3.896998in" draw:z-index="0">
<draw:image xlink:href="../Images/dwzh/2023-05-15T13-00-00Z/43112738_303.jpg" xlink:type="simple" xlink:show="embed" xlink:actuate="onLoad" draw:mime-type="image/jpeg"/>
</draw:frame>
#####: Israeli resumed country</text:p>
      <text:h text:style-name="P12" text:outline-level="3">
<text:span text:style-name="T4">
Six -year conflict</text:span>
</text:h>
      <text:p text:style-name="P4">
In the winter of 1987, the Palestinians launched a demonstration protest on the land occupied by Israel. The protests began in the city of Gaza, and soon spread to East Jerusalem and the west bank of the Jordan River. This conflict lasted for several years. It was not until 1993 that Baki and Israel stopped the conflict with the Oslo Agreement.</text:p>
      <text:p text:style-name="P4">
*<draw:frame draw:style-name="fr1" draw:name="Image135" text:anchor-type="as-char" svg:width="6.9236in" svg:height="3.896998in" draw:z-index="0">
<draw:image xlink:href="../Images/dwzh/2023-05-15T13-00-00Z/37138503_303.jpg" xlink:type="simple" xlink:show="embed" xlink:actuate="onLoad" draw:mime-type="image/jpeg"/>
</draw:frame>
#####: Israeli resumed country</text:p>
      <text:h text:style-name="P12" text:outline-level="3">
<text:span text:style-name="T4">
Heping not easy</text:span>
</text:h>
      <text:p text:style-name="P4">
Under the mediation of US President Clinton, Israeli Prime Minister Robin and the leader of the Palestinian Liberation Organization Arafat held peace talks. The two sides later reached the "Oslo Agreement", which was considered a milestone in the Palestinian and Palestinian peace process. However, two years later, Labin was assassinated by Israeli aggressives, resulting in the interruption of peace processes.</text:p>
      <text:p text:style-name="P4">
*<draw:frame draw:style-name="fr1" draw:name="Image136" text:anchor-type="as-char" svg:width="6.9236in" svg:height="3.896998in" draw:z-index="0">
<draw:image xlink:href="../Images/dwzh/2023-05-15T13-00-00Z/19549688_303.jpg" xlink:type="simple" xlink:show="embed" xlink:actuate="onLoad" draw:mime-type="image/jpeg"/>
</draw:frame>
#####: Israeli resumed country</text:p>
      <text:h text:style-name="P12" text:outline-level="3">
<text:span text:style-name="T4">
La Bin's death</text:span>
</text:h>
      <text:p text:style-name="P4">
The death of Robin reflects the splitting of Israeli society. Gentle, secular and extreme, devout Jewish doctors are becoming more and more powerful. Laibin was assassinated by an extreme college student at a rally on November 4, 1995. The next day, the Prime Minister Perece presided over the cabinet meeting with a dignified expression. The empty chair on his side was originally a seat of Laibin.</text:p>
      <text:p text:style-name="P4">
*<draw:frame draw:style-name="fr1" draw:name="Image137" text:anchor-type="as-char" svg:width="6.9236in" svg:height="3.896998in" draw:z-index="0">
<draw:image xlink:href="../Images/dwzh/2023-05-15T13-00-00Z/43113222_303.jpg" xlink:type="simple" xlink:show="embed" xlink:actuate="onLoad" draw:mime-type="image/jpeg"/>
</draw:frame>
#####: Israeli resumed country</text:p>
      <text:h text:style-name="P12" text:outline-level="3">
<text:span text:style-name="T4">
High wall</text:span>
</text:h>
      <text:p text:style-name="P4">
The policy of building a Jewish settlement in Israel has continued to be nervous. In 2002, Israel built a 107 -kilometer -long quarantine wall on the west bank of the Jordan. Although building a wall can prevent violence, it does not help eliminate conflicts of seventy years.</text:p>
      <text:p text:style-name="P4">
*<draw:frame draw:style-name="fr1" draw:name="Image138" text:anchor-type="as-char" svg:width="6.9236in" svg:height="3.896998in" draw:z-index="0">
<draw:image xlink:href="../Images/dwzh/2023-05-15T13-00-00Z/15971800_303.jpg" xlink:type="simple" xlink:show="embed" xlink:actuate="onLoad" draw:mime-type="image/jpeg"/>
</draw:frame>
#####: Israeli resumed country</text:p>
      <text:h text:style-name="P12" text:outline-level="3">
<text:span text:style-name="T4">
German responsibility</text:span>
</text:h>
      <text:p text:style-name="P4">
The Nazi slaughter of Jews still had a profound impact on the relationship between Germany and Israel to this day. In 2000, then the German Federal President Johneis Labor visited Israel and delivered a speech in Parliament. For the two countries, this is a major challenge, and it is also a sign of continuing reconciliation.</text:p>
      <text:p text:style-name="P4">
*<draw:frame draw:style-name="fr1" draw:name="Image139" text:anchor-type="as-char" svg:width="6.9236in" svg:height="3.896998in" draw:z-index="0">
<draw:image xlink:href="../Images/dwzh/2023-05-15T13-00-00Z/43124924_303.jpg" xlink:type="simple" xlink:show="embed" xlink:actuate="onLoad" draw:mime-type="image/jpeg"/>
</draw:frame>
#####: Israeli resumed country</text:p>
      <text:h text:style-name="P12" text:outline-level="3">
<text:span text:style-name="T4">
Continue traditionAuthor: kerten knipp</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巴勒斯坦人的-灾难日-在今天意味着什么？/a-65627880" text:style-name="Internet_20_link" text:visited-style-name="Visited_20_Internet_20_Link">
https://www.dw.com/zh/巴勒斯坦人的-灾难日-在今天意味着什么？/a-65627880?maca=chi-rss-chi-all-1127-rdf</text:a>
</text:p>
      <!--NEWS-->
      <text:h text:style-name="P10" text:outline-level="1">
<text:span text:style-name="T4">
Ukraine praise the Bachst's defense offensive and progress</text:span>
</text:h>
      <text:p text:style-name="P4">
Publisher: 法新社</text:p>
      <text:p text:style-name="P4">
Published Time: 2023-05-15T13:02:10+00:00</text:p>
      <text:p text:style-name="P4">
Modified Time: 2023-05-15T12:35:02+00:00</text:p>
      <text:p text:style-name="P4">
Description: (AFP 15, 15th) The offensive of the Ukrainian troops in the front line of the eastern front town has made progress. The Ukraine welcomes this. The Battle Battle was the most long -lasting and fierce battle between the two sides since Russia's invas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5-15T13-02-10-00-00/000000.png" xlink:type="simple" xlink:show="embed" xlink:actuate="onLoad" draw:mime-type="image/png"/>
</draw:frame>
Ukrainian ground force commander Oleksandrsyrskyi issued a statement in Telegram, "The progress of our army in Bacht was the first successful offensive of the Bacht's defense war."</text:p>
      <text:p text:style-name="P4">
"In the past few days, Cerusky said: Even in the case of extremely difficult circumstances, we can promote and destroy the enemy. We fight with less resource than the enemy. ","</text:p>
      <text:p text:style-name="P4">
Wudong Industrial City Bacht once had 70,000 residents, but after several months of fierce battles, it has been completely destroyed and has become the center of Russia's invasion.</text:p>
      <text:p text:style-name="P4">
The Russian mercenaries, Wagner Group, the head of the Russian group, Yevgenyprigozhin, previously claimed that the Russian regular army escaped the wing of Bachtt, which exposed his troops in the center of the town to danger. The Wagner Group is leading the Russian offensive against Bachst.</text:p>
      <text:p text:style-name="P4">
News Source: <text:a xlink:type="simple" xlink:href="https://www.rfi.fr/cn/%E5%9B%BD%E9%99%85%E6%8A%A5%E9%81%93/20230515-%E4%B9%8C%E5%85%8B%E5%85%B0%E8%B5%9E%E6%89%AC%E5%B7%B4%E8%B5%AB%E5%A7%86%E7%89%B9%E4%BF%9D%E5%8D%AB%E6%88%98%E6%94%BB%E5%8A%BF%E8%8E%B7%E5%BE%97%E8%BF%9B%E5%B1%95" text:style-name="Internet_20_link" text:visited-style-name="Visited_20_Internet_20_Link">
https://www.rfi.fr/cn/%E5%9B%BD%E9%99%85%E6%8A%A5%E9%81%93/20230515-%E4%B9%8C%E5%85%8B%E5%85%B0%E8%B5%9E%E6%89%AC%E5%B7%B4%E8%B5%AB%E5%A7%86%E7%89%B9%E4%BF%9D%E5%8D%AB%E6%88%98%E6%94%BB%E5%8A%BF%E8%8E%B7%E5%BE%97%E8%BF%9B%E5%B1%95</text:a>
</text:p>
      <!--NEWS-->
      <text:h text:style-name="P10" text:outline-level="1">
<text:span text:style-name="T4">
At the United Nations Conference on the China -Hong Kong Representative, denied the infringement of feminism</text:span>
</text:h>
      <text:p text:style-name="P4">
Author: None</text:p>
      <text:p text:style-name="P4">
Publisher: Radio Free Asia (Organization)</text:p>
      <text:p text:style-name="P4">
Published Time: 2023-05-15T13:45:00-04:00</text:p>
      <text:p text:style-name="P4">
Modified Time: 2023-05-15T15:26:55-04:00</text:p>
      <text:p text:style-name="P4">
Description: None</text:p>
      <text:p text:style-name="P4">
Videos: []</text:p>
      <text:p text:style-name="P4">
Audios: ["<text:a xlink:type="simple" xlink:href="https://www.rfa.org/mandarin/yataibaodao/gangtai/al-0515202311074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41" text:anchor-type="as-char" svg:width="6.9236in" svg:height="3.428299in" draw:z-index="0">
<draw:image xlink:href="../Images/rfamandarin/2023-05-15T13-45-00-04-00/000000.png" xlink:type="simple" xlink:show="embed" xlink:actuate="onLoad" draw:mime-type="image/png"/>
</draw:frame>
Huang Xiaowei, the head of the Chinese delegation and deputy director of the State Council Women's and Children's Working Committee. <text:a xlink:type="simple" xlink:href="https://www.rfa.org/mandarin/yataibaodao/gangtai/al-05152023110742.html/@@images/image" text:style-name="Internet_20_link" text:visited-style-name="Visited_20_Internet_20_Link">
</text:a>
Screenshot of the United Nations Live <text:a xlink:type="simple" xlink:href="https://www.rfa.org/mandarin/yataibaodao/gangtai/al-05152023110742.html/@@stream" text:style-name="Internet_20_link" text:visited-style-name="Visited_20_Internet_20_Link">
</text:a>
The United Nations eliminates the women's rights of women in Hong Kong, Macau and China on May 12. The non -governmental organization accused the Hong Kong police on women's violence and pointed out that the "National Security Law of the Hong Kong District" suppressed female human rights defenders. Hong Kong Government officials refuted the relevant allegations and pointed out that the centralized movement was "severe riots." In the face of the issues of Peng Shuai and the women's rights and interests of Xinjiang, the Chinese delegation avoided it while sneaking and disturbing human rights activities.</text:p>
      <text:p text:style-name="P4">
<text:span text:style-name="T4">
<text:span text:style-name="T5">
 <text:a xlink:type="simple" xlink:href="https://www.rfa.org/mandarin/yataibaodao/gangtai/al-02152023113641.html" text:style-name="Internet_20_link" text:visited-style-name="Visited_20_Internet_20_Link">
</text:a>
</text:span>
</text:span>
<text:a xlink:type="simple" xlink:href="https://www.rfa.org/mandarin/yataibaodao/gangtai/al-07082022103202.html" text:style-name="Internet_20_link" text:visited-style-name="Visited_20_Internet_20_Link">
<text:span text:style-name="T4">
 The United Nations members of the Human Rights of Hong Kong have approved the "National Security Law" and "inciting crime" to infringe human rights </text:span>
</text:a>
The United Nations eliminates a meeting in Geneva, Switzerland in Geneva, Switzerland to review the "Convention on Elimination of Women" in Geneva, Switzerland in Geneva, Switzerland. The Central and Hong Kong and Macau governments formed a magnificent Chinese delegation, and Huang Xiaowei, deputy director of the Women's and Children's Working Committee of the State Council, was the head of the team.</text:p>
      <text:p text:style-name="P4">
<text:span text:style-name="T4">
 Hong Kong Government officials bombarded non -governmental organizations to make false allegations </text:span>
</text:p>
      <text:p text:style-name="P4">
When the Hong Kong Civil Affairs and Youth Affairs Bureau's permanent secretary -general Lin Xueli led the Hong Kong delegation, Lin Xueli, who led the Hong Kong Civil Affairs and Youth Affairs Bureau, emphasized that Hong Kong has achieved great achievements in women's development in the past 10 years. After that, she turned sharply and pointed the spear head to the non -governmental organization: "I hope to respond to some non -governmental organizations in the report of the submission of the committee, and some comments made by the Hong Kong Special Administrative Region. Many of the views are based on unrealistic information and distorted narratives. Regardless of the facts, make an error comment on the status of Hong Kong. "</text:p>
      <text:p text:style-name="P4">
<draw:frame draw:style-name="fr1" draw:name="Image142" text:anchor-type="as-char" svg:width="6.9236in" svg:height="3.80942in" draw:z-index="0">
<draw:image xlink:href="../Images/rfamandarin/2023-05-15T13-45-00-04-00/000001.png" xlink:type="simple" xlink:show="embed" xlink:actuate="onLoad" draw:mime-type="image/png"/>
</draw:frame>
Lin Xueli, the permanent secretary -general of the Hong Kong Civil Affairs and Youth Affairs Bureau who led the Hong Kong delegation. (Screenshot of the United Nations Live) <text:a xlink:type="simple" xlink:href="https://www.rfa.org/mandarin/yataibaodao/gangtai/al-05152023110742.html/m0515al-2.jpg" text:style-name="Internet_20_link" text:visited-style-name="Visited_20_Internet_20_Link">
</text:a>
On the eve of the meeting, multiple non -governmental organizations submitted reports to the United Nations. Some reports mentioned that "gender -based violence" in Hong Kong also pointed out that after the implementation of the "National Security Law of the Port Area", female human rights defenders were suppressed.</text:p>
      <text:p text:style-name="P4">
Lin Xueli pointed out at the meeting and the campaign movement was "severe riots", refuting the allegations of "gender -based violent behavior" on the Hong Kong police. Effective "can ensure that the case of the complaint police officer is dealt with fairly and fairly.</text:p>
      <text:p text:style-name="P4">
She also "sang well" the "Hong Kong National Security Law", saying that the law allowed Hong Kong to change from chaos, and she knew that the Hong Kong government should respect and protect human rights when maintaining the national security, and emphasized that law enforcement operations have nothing to do with all political stance or gender.</text:p>
      <text:p text:style-name="P4">
The non -governmental organization "Hong Kongwatch" headquartered in London has previously submitted reports to the United Nations with the "Hong Kong people in the German Association". BENEDICTROGERS, the founder and executive director of the "Hong Kong Supervision" in Geneva, told the station that although Hong Kong government officials did not directly name the "Hong Kong Supervision", they made the arguments they were reporting in the report.</text:p>
      <text:p text:style-name="P4">
He criticized the Hong Kong Government officials to launch an attack on non -governmental organizations, but did not want to face the problem. "Her response is obviously ridiculous, which is actually some kind of disturbance of non -governmental organizations, because she is completely wrongly accusing non -governmental organizations spread false information, rather than seriously treat our allegations, and make responses based on content. . She charges us to spread false information, which is very wrong. "</text:p>
      <text:p text:style-name="P4">
<draw:frame draw:style-name="fr1" draw:name="Image143" text:anchor-type="as-char" svg:width="6.9236in" svg:height="5.160313in" draw:z-index="0">
<draw:image xlink:href="../Images/rfamandarin/2023-05-15T13-45-00-04-00/000002.png" xlink:type="simple" xlink:show="embed" xlink:actuate="onLoad" draw:mime-type="image/png"/>
</draw:frame>
The founder and executive director of the "Hong Kong Supervisory" (Hong Kong Supervision "(first from right), and other human rights defenders.("World Uyghur Congress" provided) [] <text:a xlink:type="simple" xlink:href="https://www.rfa.org/mandarin/yataibaodao/gangtai/al-05152023110742.html/m0515al-3.jpg" text:style-name="Internet_20_link" text:visited-style-name="Visited_20_Internet_20_Link">
</text:a>
<text:span text:style-name="T4">
 The Hong Kong Supervision Report Microex reporter reported that the gang rape incident </text:span>
</text:p>
      <text:p text:style-name="P4">
The report submitted by the "Hong Kong Supervision" comprehensively comprehensively the testimony and cases of a number of witnesses, and explained that in the 2019 counter -seminar, the female demonstrators were arrested by the Hong Kong alarm and speech. Essence Including the accusation of the male policeman searched for the body of the female demonstrator with the wishes of the parties, and touched the surroundings of his private parts without necessary, and even threatened rape.</text:p>
      <text:p text:style-name="P4">
The "Hong Kong Supervision" report mentioned that during the reaction of the Central Movement in 2019, a 18 -year -old woman reported the case through a lawyer and stated that she was gang raped by a number of police officers at the police station after being arrested and then pregnant. Wanted, accusing her "reporting fake cases", the incident was not available.</text:p>
      <text:p text:style-name="P4">
The report also states that the CCP ’s official media and pro -China forces have continued to insult the female demonstrators and female politicians, including calling them“ yellow angels ”and“ prostitutes ”, and discredited them to provide sex services to male demonstrators. The report also listed the proposals of female issues such as Zou Xingtong and He Guilan, all of which were imprisoned after the implementation of the National Security Law of the Port Area. The Hong Kong Women's Labor Association originally scheduled to hold the "March 8th Women's Day" parade this year, which was under pressure from the Hong Kong police and was forced to cancel.</text:p>
      <text:p text:style-name="P4">
<text:span text:style-name="T4">
 A non -governmental organization is concerned about the Hong Kong Government Revenge </text:span>
</text:p>
      <text:p text:style-name="P4">
Some of the "Hong Kong Human Rights Information Center" submitted to the report issued a statement that the Hong Kong government tried the credibility of citizen groups, and was more worried that the citizen group would be retaliated: "The government has never specifically pointed out which report or paragraph is false information. It did not provide any substantial evidence to refute, but it was very disappointing to make such serious allegations to the United Nations members. We urged the committee and the public to pay attention to the citizen group who participated in the review and submitting the report. Agent from the government. "</text:p>
      <text:p text:style-name="P4">
The center refutes that the "gender -based violence" made by the Hong Kong police during the delivery of the campaign has been reported by news reports and a detailed record of citizen groups. The current complaint police system in Hong Kong has also been questioned by the United Nations Human Rights Agency for its independence and effectiveness, but the Hong Kong Government has refused to modify.</text:p>
      <text:p text:style-name="P4">
<text:span text:style-name="T4">
 Chinese representative sneak shot human rights activist: pretend to shoot scenery </text:span>
He said that the United Nations officials in the same field have long been weird and said they would report the incident to the United Nations.</text:p>
      <text:p text:style-name="P4">
During the meeting, a number of members of the United Nations eliminated the whereabouts of Peng Shuai's whereabouts to ask the Women's Discrimination Committee, and asked the Chinese side to have sexual violence, forced labor to produce cotton in the concentration camp, and forced to marry the Han people and the birth rate of birth rates in the concentration camp. A response is made. Chinese officials evade the problem and touted China's "historical achievements" that China is promoting equality and women's comprehensive development of men and women in advance. The official draft of the official Xinhua News Agency also did not mention the doubts of UN experts, only saying that experts "affirmed the achievement of the development of Chinese women's cause.</text:p>
      <text:p text:style-name="P4">
Reporter: Lu Xi (London) Editor: Jiayuan.com Editor: Ruizhe</text:p>
      <text:p text:style-name="P4">
News Source: <text:a xlink:type="simple" xlink:href="https://www.rfa.org/mandarin/yataibaodao/gangtai/al-05152023110742.html" text:style-name="Internet_20_link" text:visited-style-name="Visited_20_Internet_20_Link">
https://www.rfa.org/mandarin/yataibaodao/gangtai/al-05152023110742.html</text:a>
</text:p>
      <!--NEWS-->
      <text:h text:style-name="P10" text:outline-level="1">
<text:span text:style-name="T4">
At the beginning of the Hamburg Port, the profit at the beginning of the year has reduced the "blessing" pier to help?</text:span>
</text:h>
      <text:p text:style-name="P4">
Author: None (Language: zh)</text:p>
      <text:p text:style-name="P4">
Publisher: None</text:p>
      <text:p text:style-name="P4">
Time: 2023-05-15T13:53:00Z</text:p>
      <text:p text:style-name="P4">
Description: Affected by economic downturn, Hamburg Port and Logistics Company decreased in revenue in the first quarter of this year and the profits declined sharply. The company said that the main reason for its container throughput was a significant decline in the decline in Chinese business. At present, Hamburg Port is selling some shares of a container terminal to China, hoping to attract more Chinese business.</text:p>
      <text:p text:style-name="P4">
Videos: []</text:p>
      <text:p text:style-name="P4">
Images: ["<text:a xlink:type="simple" xlink:href="https://static.dw.com/image/63870201_303.jpg" text:style-name="Internet_20_link" text:visited-style-name="Visited_20_Internet_20_Link">
63870201_303.jpg</text:a>
", "<text:a xlink:type="simple" xlink:href="https://static.dw.com/image/63564330_401.jpg" text:style-name="Internet_20_link" text:visited-style-name="Visited_20_Internet_20_Link">
63564330_401.jpg</text:a>
"]</text:p>
      <text:p text:style-name="P4">
Subject: 经济纵横</text:p>
      <text:p text:style-name="P4">
Subjects: ['经济疲软', '德国经济', '不景气', '汉堡港', '汉堡港口与物流公司', 'HHLA', '福地码头', '中国业务', '集装箱', '码头', '集装箱吞吐量']</text:p>
      <text:p text:style-name="P4">
Keywords: ['意见反馈']</text:p>
      <text:p text:style-name="P4">
Id: 65628820</text:p>
      <!--METADATA-->
      <text:p text:style-name="P4">
<text:a xlink:type="simple" xlink:href="https://www.dw.com/zh/overlay/image/article/65628820/63870201" text:style-name="Internet_20_link" text:visited-style-name="Visited_20_Internet_20_Link">
 <draw:frame draw:style-name="fr1" draw:name="Image144" text:anchor-type="as-char" svg:width="6.9236in" svg:height="3.896998in" draw:z-index="0">
<draw:image xlink:href="../Images/dwzh/2023-05-15T13-53-00Z/63870201_303.jpg" xlink:type="simple" xlink:show="embed" xlink:actuate="onLoad" draw:mime-type="image/jpeg"/>
</draw:frame>
</text:a>
The picture shows the aerial picture of the EUROGate container terminal in Burger Port</text:p>
      <text:p text:style-name="P4">
(Voice of Germany)) Due to the decline in container throughput and its closure of its closure at the Odessa Wharf in Ukraine, the income of Hamburg Port and Logistics Company (HHLA) has decreased by 5.6%in the first quarter of this year to about 365 million euros. The profit after tax was only 2.8 million euros, which was almost 88%compared with the same period last year.</text:p>
      <text:p text:style-name="P4">
Hamburg Port and Logistics Company announced the news on Monday (May 15). However, this development is not surprising for this company. The company's head of the company Angelatitzrath said: "The significant weakening of the demand for logistics services was obviously appeared at the end of 2022."</text:p>
      <text:p text:style-name="P4">
Titzlat said that Russia's aggression war, high inflation, and corresponding consumption of European aggression warfare in Ukraine have led to a global weakened global economy. However, Hamburg Port is expected to rise in spring.</text:p>
      <text:p text:style-name="P4">
From January to March this year, the total throughput of the Hamburg Port and Logistics Company fell by 18.6%to 1.4 million standard boxes (TEU). In Germany's largest harbor Burger Port, container throughput decreased by 16%compared with the previous year, a 1.36 million standard box.</text:p>
      <text:p text:style-name="P4">
The Hamburg Port and Logistics Company said that the main reason for the decline in container throughput is "the trading volume of the Far East has decreased significantly, especially China."</text:p>
      <text:p text:style-name="P4">
So far, trade with China is the largest source of income from Hamburg Port. In order to ensure an important Chinese freight business, the Hamburg Port and Logistics Company will soon sell the Hamburg Port "Tollerort" container terminal with a slightly lower than 25%of the Hamburg Port.</text:p>
      <text:p text:style-name="P4">
<draw:frame draw:style-name="fr1" draw:name="Image145" text:anchor-type="as-char" svg:width="6.9236in" svg:height="3.896998in" draw:z-index="0">
<draw:image xlink:href="../Images/dwzh/2023-05-15T13-53-00Z/63564330_401.jpg" xlink:type="simple" xlink:show="embed" xlink:actuate="onLoad" draw:mime-type="image/jpeg"/>
</draw:frame>
The picture shows the "Tollerort" container terminal of the Hamburg Port</text:p>
      <text:h text:style-name="P12" text:outline-level="3">
<text:span text:style-name="T4">
</text:span>
</text:h>
      <text:p text:style-name="P4">
<text:a xlink:type="simple" xlink:href="https://www.dw.com/zh/zh/德国政府批准中远入股汉堡港-最高参股2499/a-65589368" text:style-name="Internet_20_link" text:visited-style-name="Visited_20_Internet_20_Link">
</text:a>
The highest share participation shares are 24.99%. Earlier around this acquisition case, <text:a xlink:type="simple" xlink:href="https://www.dw.com/zh/zh/中远入股汉堡港波折不断/a-65462312" text:style-name="Internet_20_link" text:visited-style-name="Visited_20_Internet_20_Link">
</text:a>
Essence</text:p>
      <text:p text:style-name="P4">
Hamburg Port is an important logistics hub for cargo transportation between China and Europe. The "Futian" terminal is one of the four container docks in Hamburg Port. It is currently the smallest. The operator so far is the Hamburg port and warehousing logistics company controlled by the Hamburg City Government.</text:p>
      <text:p text:style-name="P4">
COSCO intends to build the "Fu Di" terminal of Hamburg Port into the main transport hub in Europe. In September last year, it signed a preliminary agreement with the acquisition of equity in Hamburg Port. COSCO Group initially plans to acquire 35%of the shares of the "Fu Di" terminal. <text:a xlink:type="simple" xlink:href="https://www.dw.com/zh/zh/德国内阁批准中资入股汉堡港-警告声不绝于耳/a-63562744" text:style-name="Internet_20_link" text:visited-style-name="Visited_20_Internet_20_Link">
</text:a>
Essence In late October last year, the German government approved a compromise plan that agreed that COSCO entered the "Fu Di" terminal at a slightly lower than 25%ratio -the shrinking version of the acquisition plan means that Zhongyuan will not obtain the veto of the pier board, and also Do not participate in the strategic decision -making of port. In April of this year, the German Information Technology Security Agency (BSI) listed the "blessing" dock as a key infrastructure. Later on May 10, the German government approved the shares in the long distance.</text:p>
      <text:p text:style-name="P4">
After the acquisition was approved, the Hamburg Port and Warehouse Logistics Company stated that the "Fu Di" container terminal can now be expanded as a transit point for COSCO Group. Logistics between Asia and Europe will concentrate here. The Hamburg Port also stated that a few equity of Chinese companies will ensure the employment of the port, <text:a xlink:type="simple" xlink:href="https://www.dw.com/zh/zh/欧盟商会中国参股汉堡港利于德国经济/a-63607351" text:style-name="Internet_20_link" text:visited-style-name="Visited_20_Internet_20_Link">
</text:a>
Essence</text:p>
      <text:p text:style-name="P4">
(DUST, etc.)</text:p>
      <text:p text:style-name="P4">
News Source: <text:a xlink:type="simple" xlink:href="https://www.dw.com/zh/汉堡港年初利润锐减-福地-码头来帮忙？/a-65628820" text:style-name="Internet_20_link" text:visited-style-name="Visited_20_Internet_20_Link">
https://www.dw.com/zh/汉堡港年初利润锐减-福地-码头来帮忙？/a-65628820?maca=chi-rss-chi-all-1127-rdf</text:a>
</text:p>
      <!--NEWS-->
      <text:h text:style-name="P10" text:outline-level="1">
<text:span text:style-name="T4">
Turkish Presidential Election: The second round of voting will be held two weeks later</text:span>
</text:h>
      <text:p text:style-name="P4">
Author: None (Language: zh)</text:p>
      <text:p text:style-name="P4">
Publisher: None</text:p>
      <text:p text:style-name="P4">
Time: 2023-05-15T13:54:00Z</text:p>
      <text:p text:style-name="P4">
Description: On the 14th, the presidential and parliament elections were held on the 14th. Six opposition parties formed a united front to launch presidential candidates, hoping to compete with the current President Erdogan. However, the statistics show that the votes of both parties have not received more than half, and the Native Presidential Election will enter the second round of the "Finals".</text:p>
      <text:p text:style-name="P4">
Videos: []</text:p>
      <text:p text:style-name="P4">
Images: ["<text:a xlink:type="simple" xlink:href="https://static.dw.com/image/65621967_303.jpg" text:style-name="Internet_20_link" text:visited-style-name="Visited_20_Internet_20_Link">
65621967_303.jpg</text:a>
", "<text:a xlink:type="simple" xlink:href="https://static.dw.com/image/65616513_401.jpg" text:style-name="Internet_20_link" text:visited-style-name="Visited_20_Internet_20_Link">
65616513_401.jpg</text:a>
", "<text:a xlink:type="simple" xlink:href="https://static.dw.com/image/65619653_401.jpg" text:style-name="Internet_20_link" text:visited-style-name="Visited_20_Internet_20_Link">
65619653_401.jpg</text:a>
", "<text:a xlink:type="simple" xlink:href="https://static.dw.com/image/65617739_401.jpg" text:style-name="Internet_20_link" text:visited-style-name="Visited_20_Internet_20_Link">
65617739_401.jpg</text:a>
", "<text:a xlink:type="simple" xlink:href="https://static.dw.com/image/43781033_401.jpg" text:style-name="Internet_20_link" text:visited-style-name="Visited_20_Internet_20_Link">
43781033_401.jpg</text:a>
"]</text:p>
      <text:p text:style-name="P4">
Subject: 时政风云</text:p>
      <text:p text:style-name="P4">
Subjects: ['埃尔多安']</text:p>
      <text:p text:style-name="P4">
Keywords: ['总统大选', '国会选举', '土耳其政治', '埃尔多安', '正义与发展党', '共和人民党', '土耳其大地震']</text:p>
      <text:p text:style-name="P4">
Id: 65620135</text:p>
      <!--METADATA-->
      <text:p text:style-name="P4">
<text:a xlink:type="simple" xlink:href="https://www.dw.com/zh/overlay/image/article/65620135/65621967" text:style-name="Internet_20_link" text:visited-style-name="Visited_20_Internet_20_Link">
 <draw:frame draw:style-name="fr1" draw:name="Image146" text:anchor-type="as-char" svg:width="6.9236in" svg:height="3.896998in" draw:z-index="0">
<draw:image xlink:href="../Images/dwzh/2023-05-15T13-54-00Z/65621967_303.jpg" xlink:type="simple" xlink:show="embed" xlink:actuate="onLoad" draw:mime-type="image/jpeg"/>
</draw:frame>
</text:a>
Türkiye held the president and Congress election on the 14th</text:p>
      <text:p text:style-name="P4">
(Voice of Germany Chinese Network) Turkey held the president and Congress election on Sunday (May 14). On Monday statistics, whether it is Tayyiperdogan, the current President of Turkitus, or its most powerful competitors Kiricians Kemalkilicdaroglu has not won a complete victory through a 50%threshold. The Turkish presidential election will hold the second round of finals on May 28.</text:p>
      <text:p text:style-name="P4">
This voting is regarded as a major test of the current President Erdogan, and voters will also select 600 parliamentarians with a term of 5 years from 87 constituencies.</text:p>
      <text:p text:style-name="P4">
Reuters quoted Turkish state -owned media Anadoluagence that Erdogan is currently leading 49.5%of the votes, while Kiricidallutu follows 44.9%. However, the country's opposition claims that the data is falsely reported and deliberately rushed to Erdogan.</text:p>
      <text:p text:style-name="P4">
The report states that the two camps currently claim to be the lead. In the case of Turkey's "severe polarization", it is not advisable to make any conclusions.</text:p>
      <text:p text:style-name="P4">
Erdogan told its supporters earlier on the 15th that the votes of Turkish overseas citizens have not been counted. , But if you need to vote within two weeks, he will respect the country's decision.</text:p>
      <text:p text:style-name="P4">
Pre -election polls showed that the competition was very fierce, but Kiricidalulu, who led the opposition to the Sixth Party League, was slightly leading. The two polls on the 12th even showed that he crossed the threshold of 50%.</text:p>
      <text:p text:style-name="P4">
<draw:frame draw:style-name="fr1" draw:name="Image147" text:anchor-type="as-char" svg:width="6.9236in" svg:height="3.896998in" draw:z-index="0">
<draw:image xlink:href="../Images/dwzh/2023-05-15T13-54-00Z/65616513_401.jpg" xlink:type="simple" xlink:show="embed" xlink:actuate="onLoad" draw:mime-type="image/jpeg"/>
</draw:frame>
About 61 million Turkish citizens have voting qualifications for this election</text:p>
      <text:p text:style-name="P4">
About 61 million Turkish citizens have voting qualifications, including nearly 5 million first voters. The voting stations from all over the country are open at 8 am local time and closed at 5 pm. According to laws, Turkish media prohibit reporting of votes from various places before 9 pm on the 14th.</text:p>
      <text:p text:style-name="P4">
Erdogan said earlier on a primary school in Istanbul in Skandan, Sunday, and said that after the voting at night, he hoped that the voting result was "for the future of our country and the democracy of Turkey. "". The last time Erdogan won 52.6%votes in the first round of presidential elections in 2018. The current public opinion survey shows that its support is hovering around 44-45%.</text:p>
      <text:p text:style-name="P4">
On the other hand, Kiric Darroglu told the media after voting the vote that he would be committed to restoring democracy. He said, "You will see that the spring of Heaven will be blessed. The spring of this country will come."</text:p>
      <text:p text:style-name="P4">
The opposition competitor is the chairman of the Republican Party (CHP), which was established by the founder of modern Turkey Mustafa Kemalaturk. Kiricidallu said that he and his six -party alliance plan to "realize the people's desire for democracy."</text:p>
      <text:p text:style-name="P4">
<draw:frame draw:style-name="fr1" draw:name="Image148" text:anchor-type="as-char" svg:width="6.9236in" svg:height="3.896998in" draw:z-index="0">
<draw:image xlink:href="../Images/dwzh/2023-05-15T13-54-00Z/65619653_401.jpg" xlink:type="simple" xlink:show="embed" xlink:actuate="onLoad" draw:mime-type="image/jpeg"/>
</draw:frame>
Kirichidallu, one of the presidential candidates, said it will be committed to restoring democracy</text:p>
      <text:h text:style-name="P12" text:outline-level="3">
<text:span text:style-name="T4">
What are the presidential candidates?</text:span>
</text:h>
      <text:p text:style-name="P4">
The current president and 69 -year -old Erdogan is the founder and leader of the Rights and Development Party (AKP) of the Right -wing Party (AKP). He served as the mayor of Istanbul from 1994 to 1998, and then promoted to the highest position of the country. From 2003 to 2014, he served as the Prime Minister, and then won the first direct election of Turkey as a president in August 2014.</text:p>
      <text:p text:style-name="P4">
<text:a xlink:type="simple" xlink:href="https://www.dw.com/zh/zh/公投通过-埃尔多安获更多权力/a-38450146" text:style-name="Internet_20_link" text:visited-style-name="Visited_20_Internet_20_Link">
</text:a>
His critics said that Erdogan made Turkey's long -term advocacy of evidence to get rid of religion to religious conservatives.</text:p>
      <text:p text:style-name="P4">
<draw:frame draw:style-name="fr1" draw:name="Image149" text:anchor-type="as-char" svg:width="6.9236in" svg:height="3.896998in" draw:z-index="0">
<draw:image xlink:href="../Images/dwzh/2023-05-15T13-54-00Z/65617739_401.jpg" xlink:type="simple" xlink:show="embed" xlink:actuate="onLoad" draw:mime-type="image/jpeg"/>
</draw:frame>
The current President Erdogan said: I hope the results of the voting are "good for Turkey's democracy."</text:p>
      <text:p text:style-name="P4">
In order to compete with it, the six opposition parties in Turkish politics formed a united front to overthrow Erdogan's leader. Among them, Kiric Dalogulu became the presidential candidate launched by the Six Party Opposition Alliance. The 74 -year -old Kilic Darroglu has been the Chairman of the Republican Party since 2007. He and the opposition alliance hopes to revoke the constitutional provisions that Erdogan's previous amendments can be revised as much as possible.</text:p>
      <text:p text:style-name="P4">
Two politicians are running for the president, but one of them will temporarily withdrawn from the election on May 11th, which may be able to add some chances of winning for the opposition candidate Kiriqidalu. The last candidate was Sinanogan, but the opportunity to win the presidential election may be the most slim. He received the support of a small extreme nationalist party alliance.</text:p>
      <text:h text:style-name="P12" text:outline-level="3">
<text:span text:style-name="T4">
Inflation, Türkiye is ushered in a general election</text:span>
</text:h>
      <text:h text:style-name="P12" text:outline-level="3">
<text:span text:style-name="T4">
How to view this election</text:span>
</text:h>
      <text:p text:style-name="P4">
Turkey is in the economic collapse, and its currency Turkish lira plunged to the lowest point in history, while inflation was rampant. In February this year, the Erdogan government's treatment of the Great Earthquake also caused criticism and harmed his re -election prospect.</text:p>
      <text:p text:style-name="P4">
<text:a xlink:type="simple" xlink:href="https://www.dw.com/zh/zh/屡遭强震为何土耳其的地质如此不稳定/a-64630253" text:style-name="Internet_20_link" text:visited-style-name="Visited_20_Internet_20_Link">
</text:a>
According to official data, more than 50,000 people were killed in Türkiye alone. However, many people have not been settled three months after the earthquake, and many regions have not restored basic livelihood supply such as hydropower.</text:p>
      <text:p text:style-name="P4">
However, DW found that two cities in the "Earthquake Area" have a very different view on Sunday elections. Kahramanmaras, a city in southeast Turkey, is located in the earthquake in February. The region is considered to be the base of justice and the development of the party. Therefore It may weaken because of the earthquake.</text:p>
      <text:p text:style-name="P4">
The situation seems to be different in Hatiei, a city near the Syrian border. Many local people have criticized the government that they believe that other cities have received more assistance after the earthquake. So far, many residents of Hatiei still lack clean water, clothing and sanitary products.</text:p>
      <text:h text:style-name="P12" text:outline-level="3">
<text:span text:style-name="T4">
Most Germans want Erdogan to step down</text:span>
</text:h>
      <text:p text:style-name="P4">
A survey showed that two -thirds of the Germans were happy to see Erdogan's elimination after 20 years in power. The national study by the market survey agency YOUGOV asked: "This Sunday, Turkey will hold a presidential election. Do you want the current President Erdogan to be re -elected or was eliminated?" About 70%of the respondents believe that Erdogan should should He stepped down, and 10%believed that he should be re -elected, and another 20%said he did not know or did not give the answer.</text:p>
      <text:p text:style-name="P4">
<draw:frame draw:style-name="fr1" draw:name="Image150" text:anchor-type="as-char" svg:width="6.9236in" svg:height="3.896998in" draw:z-index="0">
<draw:image xlink:href="../Images/dwzh/2023-05-15T13-54-00Z/43781033_401.jpg" xlink:type="simple" xlink:show="embed" xlink:actuate="onLoad" draw:mime-type="image/jpeg"/>
</draw:frame>
</text:p>
      <text:p text:style-name="P4">
<text:a xlink:type="simple" xlink:href="https://www.dw.com/zh/zh/他乡故乡土耳其劳工在德国的60年/a-59673485" text:style-name="Internet_20_link" text:visited-style-name="Visited_20_Internet_20_Link">
 </text:a>
Although Erdogan's supporters of Justice and the Development Party often caused controversy in Germany, the Turkish leader did have a strong support foundation in Germany.</text:p>
      <text:h text:style-name="P12" text:outline-level="3">
<text:span text:style-name="T4">
Democratic "Last Opportunity"</text:span>
</text:h>
      <text:p text:style-name="P4">
Michaelroth, chairman of the Federal House of Federal House of Federal House, pointed out that the election may be the "last opportunity" of the Turkish opposition to drive Erdogan's justice and the Development Party in a democratic way after 20 years.</text:p>
      <text:p text:style-name="P4">
Ross told the media that the "German Editorial Department Network" may be free, although the president and parliamentary elections may be free, they may not be fair, because Erdogan and its supporters are stepping up their control of media, election committees and judicial agencies. Rose also pointed out that at the same time, Russia seemed to be trying to publicize Turkish opposition through false information.</text:p>
      <text:p text:style-name="P4">
(Comprehensive report)</text:p>
      <text:p text:style-name="P4">
News Source: <text:a xlink:type="simple" xlink:href="https://www.dw.com/zh/土耳其总统大选：第二轮投票将于两周后举行/a-65620135" text:style-name="Internet_20_link" text:visited-style-name="Visited_20_Internet_20_Link">
https://www.dw.com/zh/土耳其总统大选：第二轮投票将于两周后举行/a-65620135?maca=chi-rss-chi-all-1127-rdf</text:a>
</text:p>
      <!--NEWS-->
      <text:h text:style-name="P10" text:outline-level="1">
<text:span text:style-name="T4">
Well -known online media Vice Media scene</text:span>
</text:h>
      <text:p text:style-name="P4">
Publisher: 法新社</text:p>
      <text:p text:style-name="P4">
Published Time: 2023-05-15T14:02:09+00:00</text:p>
      <text:p text:style-name="P4">
Modified Time: 2023-05-15T13:50:02+00:00</text:p>
      <text:p text:style-name="P4">
Description: (Agence France -Presse, New York, 15th) Vice Media, which was the darling of the Internet media industry, announced today that it has been invited to the bankruptcy law Chapter 11 (Chapter 11) bankruptcy procedure to facilitate the promotion of subsequent sale pla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5-15T14-02-09-00-00/000000.png" xlink:type="simple" xlink:show="embed" xlink:actuate="onLoad" draw:mime-type="image/png"/>
</draw:frame>
Agence France -Presse reported that the VICE, which was welcomed by the millennium, was the hottest digital media startup, which was welcomed by the millennium, but now it has shrunk with advertising revenue to fall into trouble.</text:p>
      <text:p text:style-name="P4">
VICE said it had agreed to reach an asset acquisition agreement with the creditors group, including the Group's Fortress InvestmentGroup, Soros Fund Management, and Monroe Capital.</text:p>
      <text:p text:style-name="P4">
VICE confirmed that the group has submitted about $ 225 million in credit bids, "including the acquisition of almost all assets of the company."</text:p>
      <text:p text:style-name="P4">
The company said through a statement: "In order to accelerate the sale, VICE has submitted a voluntary reorganization for the Bankruptcy Court of New York in accordance with Chapter 11 of the Bankruptcy Law."</text:p>
      <text:p text:style-name="P4">
VICE, headquartered in New York, said in the sound of bankruptcy that the company estimates that assets are between 500 million and $ 1 billion and currently have more than 5,000 creditors.</text:p>
      <text:p text:style-name="P4">
As early as 2017, VICE Media's value was estimated to be US $ 5.7 billion, which was higher than the market value of the New York Times at the time.</text:p>
      <text:p text:style-name="P4">
Earlier, BUZZFEED, which is also one of the new media pioneers, also announced the dismissal of the news department BUZZFEEDNEWS at the end of April because of advertising revenue. Both companies have worked hard to attract new investment, and even bear the debts to maintain their livelihood.</text:p>
      <text:p text:style-name="P4">
VICE, which has attracted Disney and Fox, was founded in 1994. It was originally a Canadian magazine company and later developed into an online media group with news websites and TV services.</text:p>
      <text:p text:style-name="P4">
VICE has attracted evil reviews because of arranging retired NBA basketball star "Little Worm" to visit North Korea, and has won praise for a documentary that exposes the internal operation of Islamic State.</text:p>
      <text:p text:style-name="P4">
News Source: <text:a xlink:type="simple" xlink:href="https://www.rfi.fr/cn/%E8%B4%A2%E7%BB%8F%E5%BF%AB%E8%AE%AF/20230515-%E7%9F%A5%E5%90%8D%E7%BD%91%E5%AA%92vice-media%E9%A3%8E%E5%85%89%E4%B8%8D%E5%86%8D-%E5%A3%B0%E8%AF%B7%E7%A0%B4%E4%BA%A7%E4%BF%9D%E6%8A%A4%E4%BB%A5%E5%88%A9%E5%87%BA%E5%94%AE" text:style-name="Internet_20_link" text:visited-style-name="Visited_20_Internet_20_Link">
https://www.rfi.fr/cn/%E8%B4%A2%E7%BB%8F%E5%BF%AB%E8%AE%AF/20230515-%E7%9F%A5%E5%90%8D%E7%BD%91%E5%AA%92vice-media%E9%A3%8E%E5%85%89%E4%B8%8D%E5%86%8D-%E5%A3%B0%E8%AF%B7%E7%A0%B4%E4%BA%A7%E4%BF%9D%E6%8A%A4%E4%BB%A5%E5%88%A9%E5%87%BA%E5%94%AE</text:a>
</text:p>
      <!--NEWS-->
      <text:h text:style-name="P10" text:outline-level="1">
<text:span text:style-name="T4">
Macron attracted foreign investment successfully Taiwan and the battery plant settled in France</text:span>
</text:h>
      <text:p text:style-name="P4">
Author: None (Language: zh)</text:p>
      <text:p text:style-name="P4">
Publisher: None</text:p>
      <text:p text:style-name="P4">
Time: 2023-05-15T14:05:00Z</text:p>
      <text:p text:style-name="P4">
Description: Two car battery manufacturers in Taiwan and China will invest in Dunkirk, France. This is the two largest investment in Macron's "Choose France" annual summit to attract foreign capital. In addition, Tesla President Musk will become a guest at the Palace of Elysee.</text:p>
      <text:p text:style-name="P4">
Videos: []</text:p>
      <text:p text:style-name="P4">
Images: ["<text:a xlink:type="simple" xlink:href="https://static.dw.com/image/64457457_303.jpg" text:style-name="Internet_20_link" text:visited-style-name="Visited_20_Internet_20_Link">
64457457_303.jpg</text:a>
"]</text:p>
      <text:p text:style-name="P4">
Subject: 经济纵横</text:p>
      <text:p text:style-name="P4">
Subjects: ['选择法国', '马克龙', '投资', '汽车电池', '敦刻尔克']</text:p>
      <text:p text:style-name="P4">
Keywords: ['意见反馈']</text:p>
      <text:p text:style-name="P4">
Id: 65628858</text:p>
      <!--METADATA-->
      <text:p text:style-name="P4">
<text:a xlink:type="simple" xlink:href="https://www.dw.com/zh/overlay/image/article/65628858/64457457" text:style-name="Internet_20_link" text:visited-style-name="Visited_20_Internet_20_Link">
 <draw:frame draw:style-name="fr1" draw:name="Image152" text:anchor-type="as-char" svg:width="6.9236in" svg:height="3.896998in" draw:z-index="0">
<draw:image xlink:href="../Images/dwzh/2023-05-15T14-05-00Z/64457457_303.jpg" xlink:type="simple" xlink:show="embed" xlink:actuate="onLoad" draw:mime-type="image/jpeg"/>
</draw:frame>
</text:a>
(Voice of Germany in Chinese) The Palace of Versailles in the suburbs of Paris is about to gather: Presidents of major companies will go to the annual "Select France" summit. On the eve of the summit, the participants have promised to invest a total of 13 billion euros, which is the first time Macron has held the summit in 2018 the highest amount.</text:p>
      <text:p text:style-name="P4">
For French President Macron, which has declined due to retirement reform, the annual "Choosing the French" Summit is an opportunity to show its power to support business and promote the reform of low -carbon industries such as electric vehicles.</text:p>
      <text:p text:style-name="P4">
The VIP Tesla president Musk will be met in the Elysee Palace of Macron's official residence. Musk will also have lunch with French Finance Minister Lermel. The French Ministry of Finance told Reuters that Lermel would introduce Mask to Macron's tax preferential tax preferential policies for Green Technology's Green Technology Last week. In the past, France tried to persuade Musk to build its European giant factories in the country. However, Musk did not "choose France", <text:a xlink:type="simple" xlink:href="https://www.dw.com/zh/zh/马斯克柏林和德克萨斯州的特斯拉工厂是巨大的钱坑/a-62229371" text:style-name="Internet_20_link" text:visited-style-name="Visited_20_Internet_20_Link">
</text:a>
Essence</text:p>
      <text:p text:style-name="P4">
As for whether Musk will invest in France this time, in an interview with a television station, Lermer only stated: "All today's investment is the result of several months or even years." Tesla did not understand the response to the Reuters' interview ask.</text:p>
      <text:h text:style-name="P12" text:outline-level="3">
<text:span text:style-name="T4">
</text:span>
</text:h>
      <text:p text:style-name="P4">
Taiwan Huineng Technology announced the construction of Dunkirk in the port city in northern France. This will become the first car battery factory of Huineng Technology overseas. Reuters reports that Macron has done persuasive work so that this Taiwanese company is not to choose Germany or the Netherlands, but to choose France.</text:p>
      <text:p text:style-name="P4">
Hui Neng Technology's investment is worth 5.2 billion euros. China Xiamen Tungsten New Energy and French Energy Giant Oianno will set up a joint venture company with an investment worth 1.5 billion euros. These two investments are expected to create 3,000 and 1,700 jobs in the region.</text:p>
      <text:p text:style-name="P4">
Over the past five years, Macron has invited a top company CEO to the Gorgeous Palace of Versailles every year to attract investment for France. Macron, who is an investment banker, will not be able to run for the president in 2027 because he has two terminals. Recently, <text:a xlink:type="simple" xlink:href="https://www.dw.com/zh/zh/马克龙签署争议性养老金改革法案/a-65334377" text:style-name="Internet_20_link" text:visited-style-name="Visited_20_Internet_20_Link">
</text:a>
Protesting from all over France.</text:p>
      <text:p text:style-name="P4">
at the same time, <text:a xlink:type="simple" xlink:href="https://www.dw.com/zh/zh/中国对欧投资规模减小-绿地投资占比激增/a-65593312" text:style-name="Internet_20_link" text:visited-style-name="Visited_20_Internet_20_Link">
 </text:a>
And the United States has become a magnet that attracts green investment because of the Angle Act.</text:p>
      <text:p text:style-name="P4">
France is currently expected to attract 28 investment projects, including American Pharmaceutical Company Pfizer, Swedish Furniture Merchant IKEA, and investment bank Morgan Stanley. These projects are generally expected to create 8,000 jobs.</text:p>
      <text:p text:style-name="P4">
In addition to Taiwan and Chinese battery manufacturers, which are ranked in the top two investment amounts, IKEA Home Furnishing plans to invest 906 million euros by 2026. Pfizer plans to invest 500 million euros in the same period to expand its business in France. 100 million euros. Morgan Stanley is expected to announce an additional 200 banking positions in Paris.</text:p>
      <text:p text:style-name="P4">
(Reuters, Agence France -Presse)</text:p>
      <text:p text:style-name="P4">
News Source: <text:a xlink:type="simple" xlink:href="https://www.dw.com/zh/马克龙吸引外资成功-台、中电池厂落户法国/a-65628858" text:style-name="Internet_20_link" text:visited-style-name="Visited_20_Internet_20_Link">
https://www.dw.com/zh/马克龙吸引外资成功-台、中电池厂落户法国/a-65628858?maca=chi-rss-chi-all-1127-rdf</text:a>
</text:p>
      <!--NEWS-->
      <text:h text:style-name="P10" text:outline-level="1">
<text:span text:style-name="T4">
[Thailand Election] The Five Party of the Party Party invited the five opposition party to form a ruling alliance</text:span>
</text:h>
      <text:p text:style-name="P4">
Author: 联合早报 (Person)</text:p>
      <text:p text:style-name="P4">
Publisher: 联合早报 (Organization)</text:p>
      <text:p text:style-name="P4">
Published Time: 2023-05-15T14:14</text:p>
      <text:p text:style-name="P4">
Modified Time: 2023-05-15T17:29</text:p>
      <text:p text:style-name="P4">
Description: The most voting opposition party in the Thai parliament election has invited five opposition parties to form a ruling alliance. Reuters reported that the 43 -year -old head leader of the party on Monday (May 15) said that he also sent an invitation to the Thai party to the Prime Minister Daisha, Pittan, and ...</text:p>
      <text:p text:style-name="P4">
Videos: []</text:p>
      <text:p text:style-name="P4">
Audios: []</text:p>
      <text:p text:style-name="P4">
Images: []</text:p>
      <text:p text:style-name="P4">
Type: NewsArticle</text:p>
      <text:p text:style-name="P4">
Breadcrumbs: ['即时', '国际']</text:p>
      <text:p text:style-name="P4">
Keywords: ['泰国大选', '前进党', '披塔', '为泰党', '佩通坦']</text:p>
      <!--METADATA-->
      <text:p text:style-name="P4">
exist <text:a xlink:type="simple" xlink:href="https://www.zaobao.com/special/thailand-election-2023" text:style-name="Internet_20_link" text:visited-style-name="Visited_20_Internet_20_Link">
 </text:a>
The highest voting opposition party has invited five opposition parties to form a ruling alliance together.</text:p>
      <text:p text:style-name="P4">
Reuters reported that the 43 -year -old leader of the Party Director of the Party on Monday (May 15) said that he also invited the Thai Party to the Prime Minister Daxin's daughter Peitan, and once again stated that he had done a good job in serving as a good job. Prime Minister's preparation.</text:p>
      <text:p text:style-name="P4">
The pagoda also warned that if someone tries to interfere with the results of the Sunday election, which leads to the generation of a few governments, it will pay a heavy price for this.</text:p>
      <text:p text:style-name="P4">
In addition, the Pagoda said that the APIC will promote the plan to modify the law of offensive monarchy. Thai law strictly prohibits anyone from slandering, humiliating, threatening the king, queen or other legal heirs and regiments of Thailand, and the offender may face the longest 15 years of imprisonment.</text:p>
      <text:p text:style-name="P4">
There are hundreds of people in Thailand facing the charges of offensive monarchy, and some of them are detained before trial.</text:p>
      <text:p text:style-name="P4">
According to the Parliament, the parliamentary hall will be the right place to seek the sin of the offending the monarchy. He said: "We will ensure how we can promote the relationship between the royal family and the people through the Parliament, and start a mature and transparent discussion."</text:p>
      <text:p text:style-name="P4">
The chairman of the Election Commission, Wen Baizong, said at a press conference on Monday that according to 99.18%of the computing votes, the two major opposition parties, the APPC and the Thai Party, won 112 seats in the 400 election seats in the next House.</text:p>
      <text:p text:style-name="P4">
Among the 100 political party seats in the house, the Qianjin Party and the Thai Party also won about two -thirds of the seats.</text:p>
      <text:p text:style-name="P4">
This means that these two democratic parties have far exceeded the simple majority of 250 seats in the house.</text:p>
      <text:p text:style-name="P4">
Thailand held a national election on May 14th, and about 52.28 million voters voted to the lower house seats and political party seats. The 500 seats in Thailand include 400 constituency seats and 100 political party seats; there are 250 seats in the House of House, of which 244 are led by the military governance regiment, and 6 of the 6 seats are retained to military leaders.</text:p>
      <text:p text:style-name="P4">
Because 250 members of the House of House ofhere in Thailand are assigned by the military, even if the democratic parties have won most of the seats in the House of Commons, they may not be able to successfully win the prime minister after the election. The Prime Minister candidate must get more than half of the support votes in the upper and lower courtyards, that is, at least 376 votes to be elected to the Prime Minister.</text:p>
      <text:p text:style-name="P4">
News Source: <text:a xlink:type="simple" xlink:href="https://www.zaobao.com.sg/realtime/world/story20230515-1394838" text:style-name="Internet_20_link" text:visited-style-name="Visited_20_Internet_20_Link">
https://www.zaobao.com.sg/realtime/world/story20230515-1394838</text:a>
</text:p>
      <!--NEWS-->
      <text:h text:style-name="P10" text:outline-level="1">
<text:span text:style-name="T4">
Rights defenders were smashed and forced to move by the rental office of the "709" lawyer of Beijing</text:span>
</text:h>
      <text:p text:style-name="P4">
Author: chinese@voanews.com (金谷)</text:p>
      <text:p text:style-name="P4">
Publisher: 美国之音中文网 (Type: NewsMediaOrganization)</text:p>
      <text:p text:style-name="P4">
Published Time: 2023-05-15T14:20:37+08:00</text:p>
      <text:p text:style-name="P4">
Modified Time: 2023-05-15 10:31:54Z</text:p>
      <text:p text:style-name="P4">
Description: Recently, the Beijing authorities have been suspected of further suppressing and driving the rights protection. On Sunday (May 14), Wang Qiaoling, the wife of the famous rights protection lawyer Li Heping, released tweets and videos, revealing that Li Heping's personal safety was threatened by the CCP.</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human-rights-lawyers-harassment-20230514/7093475.html" text:style-name="Internet_20_link" text:visited-style-name="Visited_20_Internet_20_Link">
https://www.voachinese.com/a/china-human-rights-lawyers-harassment-20230514/7093475.html</text:a>
</text:p>
      <!--NEWS-->
      <text:h text:style-name="P10" text:outline-level="1">
<text:span text:style-name="T4">
German media: policy to China -tough but not arrogant</text:span>
</text:h>
      <text:p text:style-name="P4">
Author: None (Language: zh)</text:p>
      <text:p text:style-name="P4">
Publisher: None</text:p>
      <text:p text:style-name="P4">
Time: 2023-05-15T14:30:00Z</text:p>
      <text:p text:style-name="P4">
Description: This weekend will be held in Japan. It is generally believed that the situation in the Taiwan Strait and China's pro -Russian positions will also be an important issue in this meeting. At this point, the seven -way Group Foreign Minister Meeting in April this year has been clearly reflected in the statement.</text:p>
      <text:p text:style-name="P4">
Videos: []</text:p>
      <text:p text:style-name="P4">
Images: ["<text:a xlink:type="simple" xlink:href="https://static.dw.com/image/65561331_303.jpg" text:style-name="Internet_20_link" text:visited-style-name="Visited_20_Internet_20_Link">
65561331_303.jpg</text:a>
", "<text:a xlink:type="simple" xlink:href="https://static.dw.com/image/61460618_401.jpg" text:style-name="Internet_20_link" text:visited-style-name="Visited_20_Internet_20_Link">
61460618_401.jpg</text:a>
"]</text:p>
      <text:p text:style-name="P4">
Subject: 评论分析</text:p>
      <text:p text:style-name="P4">
Subjects: ['德中关系', '欧债危机', '欧盟', '德国', '留学德国', '留学德国', '德国联邦大选', '默克尔']</text:p>
      <text:p text:style-name="P4">
Keywords: ['对华政策', '西方七国集团', '德国', '德中关系', '林德纳', '汉堡港']</text:p>
      <text:p text:style-name="P4">
Id: 65629014</text:p>
      <!--METADATA-->
      <text:p text:style-name="P4">
<text:a xlink:type="simple" xlink:href="https://www.dw.com/zh/overlay/image/article/65629014/65561331" text:style-name="Internet_20_link" text:visited-style-name="Visited_20_Internet_20_Link">
 <draw:frame draw:style-name="fr1" draw:name="Image153" text:anchor-type="as-char" svg:width="6.9236in" svg:height="3.896998in" draw:z-index="0">
<draw:image xlink:href="../Images/dwzh/2023-05-15T14-30-00Z/65561331_303.jpg" xlink:type="simple" xlink:show="embed" xlink:actuate="onLoad" draw:mime-type="image/jpeg"/>
</draw:frame>
</text:a>
(Voice of Germany in Chinese) The "Mirror" weekly commented that Western countries seemed to be more and more united and tough on the position of Russia and China. The arrogance is insufficient. The comments entitled "To Tough, But Don't Pride" wrote:</text:p>
      <text:p text:style-name="P4">
"no doubt, <text:a xlink:type="simple" xlink:href="https://www.dw.com/zh/zh/德语媒体乌克兰战争与台海局势/a-65362852" text:style-name="Internet_20_link" text:visited-style-name="Visited_20_Internet_20_Link">
 </text:a>
Essence Although former German Prime Minister Merkel's careful diplomatic route for the two countries is good, it directly leads to our embarrassing situation. In view of this, it is necessary to change the strategy.</text:p>
      <text:p text:style-name="P4">
But what the representatives of the Western world should not ignore are that there are also many people who think they are arrogant. This includes not only the people of Russia and China, the allies of China and Russia, but also the number of people who hold this view among the Western people. It is believed that the pride of Western attitude has become a worldwide inherent concept.</text:p>
      <text:p text:style-name="P4">
Of course, people who can also think that this view is some people who cannot tolerate reasonable criticism. But why can't the West take this accusation seriously? Why not discuss it carefully? After all, it is not difficult to find Western arrogant examples.</text:p>
      <text:p text:style-name="P4">
There have been examples a few days ago: German Finance Minister Lindona said in an interview with the Pioneer that the West must assume the mission of spreading civilization in China '. This sounds like a colonial person's self -righteous meaning. The impression on the other party should be tried to avoid it. After all, Western countries like Germany have colonial history. "</text:p>
      <text:p text:style-name="P4">
Comments pointed out that Westerners certainly have the right to be proud and confident for their democracy and the rule of law, but they should not contain arrogance and self -confidence should not evolve into high. Comments:</text:p>
      <text:p text:style-name="P4">
"In countries like Germany, the establishment of a system of democracy and the rule of law is not because of the ingenuity of the Germans, but after a dictatorship of an autocracy, they have learned to master it."</text:p>
      <text:p text:style-name="P4">
Last week, <text:a xlink:type="simple" xlink:href="https://www.dw.com/zh/zh/德国政府批准中远入股汉堡港-最高参股2499/a-65589368" text:style-name="Internet_20_link" text:visited-style-name="Visited_20_Internet_20_Link">
</text:a>
Capital magazine commented and disappointed the federal government's decision. This comment writes:</text:p>
      <text:p text:style-name="P4">
"From now on, the so -called Hamburg Port Syndrome will frequently occur. From China, Federal Germany is an important card in its strategic chain. Beijing believes that once Germany falls, it will trigger the Domino effect of other countries in other countries. The United States will fail to cut off the connection between China and the West through chips and other measures. The Communist Party of China also knows how to control Germany: that is, through economic coercion. In view of this, the German government's decision -making decision on Hamburg Port is issued in the error time. Error signal.</text:p>
      <text:p text:style-name="P4">
<draw:frame draw:style-name="fr1" draw:name="Image154" text:anchor-type="as-char" svg:width="6.9236in" svg:height="3.896998in" draw:z-index="0">
<draw:image xlink:href="../Images/dwzh/2023-05-15T14-30-00Z/61460618_401.jpg" xlink:type="simple" xlink:show="embed" xlink:actuate="onLoad" draw:mime-type="image/jpeg"/>
</draw:frame>
Last week, the German government approved the plan to invest Chinese capital to invest in Hamburg Port.</text:p>
      <text:p text:style-name="P4">
Western countries have only expressed their indignation of human rights trampled on human rights, but in the past two years, China has realized that the Western position on China is undergoing turns. The Russian invasion of Urotic War brought the considerations of geopolitical politics to European political thinking, and also attracted great attention to Europe's economic dependence on China.</text:p>
      <text:p text:style-name="P4">
On a large political stage, China has not yet fully effective to implement Xi Jinping's willingness. Because of this, the CCP will be more keen on small projects such as Hamburg Port. And we will only bring more stress on any bowing of coercion. "</text:p>
      <text:p text:style-name="P4">
<text:span text:style-name="T5">
Inding the content of other media, does not represent the position or view of the Voice of Germany. _ </text:span>
 _ 吧 _</text:p>
      <text:p text:style-name="P4">
News Source: <text:a xlink:type="simple" xlink:href="https://www.dw.com/zh/德语媒体：对华政策-强硬但不应傲慢/a-65629014" text:style-name="Internet_20_link" text:visited-style-name="Visited_20_Internet_20_Link">
https://www.dw.com/zh/德语媒体：对华政策-强硬但不应傲慢/a-65629014?maca=chi-rss-chi-all-1127-rdf</text:a>
</text:p>
      <!--NEWS-->
      <text:h text:style-name="P10" text:outline-level="1">
<text:span text:style-name="T4">
Messi and Ligue 1 contract will soon expire that Barcelona is signed back to the former star</text:span>
</text:h>
      <text:p text:style-name="P4">
Publisher: 法新社</text:p>
      <text:p text:style-name="P4">
Published Time: 2023-05-15T14:32:09+00:00</text:p>
      <text:p text:style-name="P4">
Modified Time: 2023-05-15T14:05:03+00:00</text:p>
      <text:p text:style-name="P4">
Description: (Agence France -Presse Barcelona, 15th) Joan Laporta, chairman of the Barcelona League Barcelona League in Spain, announced today that he will "do everything possible" and signed back to Argentine Super superstar Messi ( Lione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5-15T14-32-09-00-00/000000.png" xlink:type="simple" xlink:show="embed" xlink:actuate="onLoad" draw:mime-type="image/png"/>
</draw:frame>
Agence France -Presse reported that Messi is currently serving as a striker in the Paris Saint Jendan (PSG) of the French League A League, and all walks of life expects that his contract will leave the team this summer. Although the Saudi Arabian team intentionally signed him, the new La Liga champion FCBarcelona (Barcelona) still hopes to recover the team's scoring King Messi.</text:p>
      <text:p text:style-name="P4">
Messi has spent two seasons in St. Jendan's lack of goodness, and he has had glory in Barcelona in the past. He led the team to win 4 Champions League and 10 La La Champions. So far, Barcelona fans are still worshiped.</text:p>
      <text:p text:style-name="P4">
However, Messi left Barcelona in 2021. At that time, he wanted to stay on the team, but Barcelona was unable to retain him due to liabilities over 1 billion euros.</text:p>
      <text:p text:style-name="P4">
Lataba said today that he has talked to Messi to try to repair the relationship between the two sides.</text:p>
      <text:p text:style-name="P4">
He told the Gataronian public television station TV3: "I have talked to Leo (Messi) and tried to change what happened in the past in some way. Even if he was the best player in the world, I still had to go to the ball at that time. The team is given priority. "</text:p>
      <text:p text:style-name="P4">
News Source: <text:a xlink:type="simple" xlink:href="https://www.rfi.fr/cn/%E8%BF%90%E5%8A%A8%E5%A4%A9%E5%9C%B0/20230515-%E6%A2%85%E8%A5%BF%E4%B8%8E%E6%B3%95%E7%94%B2%E5%90%88%E7%BA%A6%E5%8D%B3%E5%B0%86%E5%88%B0%E6%9C%9F-%E5%B7%B4%E8%90%A8%E5%8A%9B%E5%9B%BE%E7%AD%BE%E5%9B%9E%E6%98%94%E6%97%A5%E5%BD%93%E5%AE%B6%E7%90%83%E6%98%9F" text:style-name="Internet_20_link" text:visited-style-name="Visited_20_Internet_20_Link">
https://www.rfi.fr/cn/%E8%BF%90%E5%8A%A8%E5%A4%A9%E5%9C%B0/20230515-%E6%A2%85%E8%A5%BF%E4%B8%8E%E6%B3%95%E7%94%B2%E5%90%88%E7%BA%A6%E5%8D%B3%E5%B0%86%E5%88%B0%E6%9C%9F-%E5%B7%B4%E8%90%A8%E5%8A%9B%E5%9B%BE%E7%AD%BE%E5%9B%9E%E6%98%94%E6%97%A5%E5%BD%93%E5%AE%B6%E7%90%83%E6%98%9F</text:a>
</text:p>
      <!--NEWS-->
      <text:h text:style-name="P10" text:outline-level="1">
<text:span text:style-name="T4">
After more than 10 years, Syria participated in the Arab League meeting for the first time</text:span>
</text:h>
      <text:p text:style-name="P4">
Publisher: 法新社</text:p>
      <text:p text:style-name="P4">
Published Time: 2023-05-15T14:32:10+00:00</text:p>
      <text:p text:style-name="P4">
Modified Time: 2023-05-15T16:05:02+00:00</text:p>
      <text:p text:style-name="P4">
Description: (France -France -France -France, Liyard, 15th) Syria returned to the league after being suspended for more than 10 years by the Arab League. Syrian officials participated in a preparation meeting held on the 19th Arabian Arabian Arabia on the 19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5-15T14-32-10-00-00/000000.png" xlink:type="simple" xlink:show="embed" xlink:actuate="onLoad" draw:mime-type="image/png"/>
</draw:frame>
According to the Syrian State-owned Television (Al Ekhbariya) on-site broadcast, Saudi Arabian Finance Minister Mohammed Al-Jadaan stated at the meeting: "I use this opportunity to welcome the Syrian Arabic Republic to return to the League of Arab States of the Arabic Republic of Arabia. ","</text:p>
      <text:p text:style-name="P4">
When the camera turned to the Syrian delegation, Jia Dan said that he "looked forward to cooperating with you to complete our business."</text:p>
      <text:p text:style-name="P4">
Syria violently suppressed domestic protests to become conflicts of civil war, causing more than 500,000 people to die, and millions of people have been displaced. Therefore, they were suspended by the Arab Union in November 2011. This was the first time that Syrian officials participated in the Arab League meeting.</text:p>
      <text:p text:style-name="P4">
The Arab League welcomed Syria to return to the league earlier this month, which also made Syrian President Bashar Al-Assad have been isolated for many years, and once again received the Arab country accepted.</text:p>
      <text:p text:style-name="P4">
Salman Bin Abdulaziz ALSAUD invites Arabad to participate in the Arab League summit held on the 19th. This will be the first time that Arded has attended the summit in Libya in 2010.</text:p>
      <text:p text:style-name="P4">
With the key assistance of Iran and Russia, the Aceride government has stabilized the regime, gradually recovered the land loss, and finally regained the acceptance of regional countries.</text:p>
      <text:p text:style-name="P4">
News Source: <text:a xlink:type="simple" xlink:href="https://www.rfi.fr/cn/%E5%9B%BD%E9%99%85%E6%8A%A5%E9%81%93/20230515-%E6%97%B6%E9%9A%9410%E4%BD%99%E5%B9%B4-%E5%8F%99%E5%88%A9%E4%BA%9A%E9%A6%96%E5%BA%A6%E5%8F%82%E5%8A%A0%E9%98%BF%E6%8B%89%E4%BC%AF%E8%81%94%E7%9B%9F%E4%BC%9A%E8%AE%AE" text:style-name="Internet_20_link" text:visited-style-name="Visited_20_Internet_20_Link">
https://www.rfi.fr/cn/%E5%9B%BD%E9%99%85%E6%8A%A5%E9%81%93/20230515-%E6%97%B6%E9%9A%9410%E4%BD%99%E5%B9%B4-%E5%8F%99%E5%88%A9%E4%BA%9A%E9%A6%96%E5%BA%A6%E5%8F%82%E5%8A%A0%E9%98%BF%E6%8B%89%E4%BC%AF%E8%81%94%E7%9B%9F%E4%BC%9A%E8%AE%AE</text:a>
</text:p>
      <!--NEWS-->
      <text:h text:style-name="P10" text:outline-level="1">
<text:span text:style-name="T4">
The Ministry of Internal Affairs: I believe that China still has two police service stations in Germany</text:span>
</text:h>
      <text:p text:style-name="P4">
Author: None (Language: zh)</text:p>
      <text:p text:style-name="P4">
Publisher: None</text:p>
      <text:p text:style-name="P4">
Time: 2023-05-15T14:38:00Z</text:p>
      <text:p text:style-name="P4">
Description: The German security authorities believe that China still conducts police activities on German territory, although Beijing guarantees that these activities have stopped in February.</text:p>
      <text:p text:style-name="P4">
Videos: []</text:p>
      <text:p text:style-name="P4">
Images: ["<text:a xlink:type="simple" xlink:href="https://static.dw.com/image/65435907_303.jpg" text:style-name="Internet_20_link" text:visited-style-name="Visited_20_Internet_20_Link">
65435907_303.jpg</text:a>
"]</text:p>
      <text:p text:style-name="P4">
Subject: 时政风云</text:p>
      <text:p text:style-name="P4">
Subjects: ['岛屿主权争端', '专题报道：全景观看“习马会”', '中国', '中共十九大', '德中关系']</text:p>
      <text:p text:style-name="P4">
Keywords: ['警侨服务站', '中国', '海外', '警察', '电信诈骗', '犯罪', '劝返', '保护卫士']</text:p>
      <text:p text:style-name="P4">
Id: 65629520</text:p>
      <!--METADATA-->
      <text:p text:style-name="P4">
<text:a xlink:type="simple" xlink:href="https://www.dw.com/zh/overlay/image/article/65629520/65435907" text:style-name="Internet_20_link" text:visited-style-name="Visited_20_Internet_20_Link">
 <draw:frame draw:style-name="fr1" draw:name="Image157" text:anchor-type="as-char" svg:width="6.9236in" svg:height="3.896998in" draw:z-index="0">
<draw:image xlink:href="../Images/dwzh/2023-05-15T14-38-00Z/65435907_303.jpg" xlink:type="simple" xlink:show="embed" xlink:actuate="onLoad" draw:mime-type="image/jpeg"/>
</draw:frame>
</text:a>
"Protect the Guard" said that China has more than 100 overseas police service stations overseas</text:p>
      <text:p text:style-name="P4">
(Voice of Germany Chinese) said at a routine news meeting on Monday (May 15th), a spokesman for the German Ministry of Internal Reerection, saying that "the security authorities still believe that China has two so -called overseas police service stations in Germany. "He said that these police service stations are not offices with fixed locations, but" mobile facilities ". There are Chinese citizens and non -Chinese citizens on behalf of the Chinese government to implement" official duties. "</text:p>
      <text:p text:style-name="P4">
Reuters reports that the Chinese Embassy in Berlin did not immediately respond to its comment request.</text:p>
      <text:p text:style-name="P4">
A spokesman for the German Ministry of Foreign Affairs said, "China responded to us in early February that these so -called 'service stations' have been closed."</text:p>
      <text:p text:style-name="P4">
In September last year, the "Guardian", which is headquartered in Spain(Safeguard Defenders)The report was published in "Overseas 110: Unprecedented Chinese Transnational Criminal Crime Crimination" report, saying that the public security departments of some provinces in China set up 54 "police service stations" in 21 countries on the five continents, including Frankfurt in Germany. The report said that these overseas services stood in the "persuasion" of overseas criminal suspects to play a direct role; the Chinese police said that from April 2021 to July 2022, "persuading" 230,000 individuals living overseas "voluntary" back to China.</text:p>
      <text:p text:style-name="P4">
"Protect the Guardian" believes that this action in China is to use irregular methods for overseas Chinese or their families who stay in China. The legitimate legal procedure and the basic rights of the suspect also avoided the official bilateral police cooperation and judicial cooperation, violated international regulations, and also allowed the CCP authorities to extend the Chinese border.</text:p>
      <text:h text:style-name="P12" text:outline-level="3">
<text:span text:style-name="T4">
The German government said in November last year that he was negotiating with the Chinese Embassy</text:span>
</text:h>
      <text:p text:style-name="P4">
In November last year, Berlin called on Beijing to close in <text:a xlink:type="simple" xlink:href="https://www.dw.com/zh/zh/德境内设有两家中国海外警务站/a-64045062" text:style-name="Internet_20_link" text:visited-style-name="Visited_20_Internet_20_Link">
</text:a>
Essence The German government said in the relevant inquiry of the party member Joanacotar, "According to the information held by the German government, there are two so -called police service stations in Germany." The so -called police also said that the so -called police The overseas Chinese service station is usually responsible for private persons from traditional Chinese immigration provinces, and Chinese officials have absolutely no law enforcement in German territory. The German government is negotiating with the Chinese Embassy.</text:p>
      <text:p text:style-name="P4">
China's allegations to the establishment of overseas police stations, China will refute. Zhao Lijian, then a spokesman for the Ministry of Foreign Affairs of China, said at a regular press conference on November 2 last year that these institutions are not the "police station" or "police service center". The activities they engage in is to help local Chinese citizens need online handling online. The medical examination service of the China driving license period is full. Relevant activities are provided by enthusiastic overseas Chinese groups. Volunteer service staff are local enthusiastic overseas Chinese, not Chinese police officers.</text:p>
      <text:p text:style-name="P4">
On December 5 last year, the "Protecting Guard" organized the update of relevant survey data to increase the number of "overseas police service stations" counted in the Chinese "overseas police service station" to 102, add 48 newly increased; A country.(Reuters, etc.)</text:p>
      <text:p text:style-name="P4">
News Source: <text:a xlink:type="simple" xlink:href="https://www.dw.com/zh/德内政部：相信中国在德国仍有两个警侨服务站/a-65629520" text:style-name="Internet_20_link" text:visited-style-name="Visited_20_Internet_20_Link">
https://www.dw.com/zh/德内政部：相信中国在德国仍有两个警侨服务站/a-65629520?maca=chi-rss-chi-all-1127-rdf</text:a>
</text:p>
      <!--NEWS-->
      <text:h text:style-name="P10" text:outline-level="1">
<text:span text:style-name="T4">
The United States issued the "International Religious Freedom Report": the Chinese authorities have loyalty politics with religion</text:span>
</text:h>
      <text:p text:style-name="P4">
Author: None</text:p>
      <text:p text:style-name="P4">
Publisher: Radio Free Asia (Organization)</text:p>
      <text:p text:style-name="P4">
Published Time: 2023-05-15T14:41:00-04:00</text:p>
      <text:p text:style-name="P4">
Modified Time: 2023-05-15T15:29:19-04:00</text:p>
      <text:p text:style-name="P4">
Description: None</text:p>
      <text:p text:style-name="P4">
Videos: []</text:p>
      <text:p text:style-name="P4">
Audios: ["<text:a xlink:type="simple" xlink:href="https://www.rfa.org/mandarin/yataibaodao/junshiwaijiao/cm-0515202310455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58" text:anchor-type="as-char" svg:width="6.9236in" svg:height="3.88615in" draw:z-index="0">
<draw:image xlink:href="../Images/rfamandarin/2023-05-15T14-41-00-04-00/000000.png" xlink:type="simple" xlink:show="embed" xlink:actuate="onLoad" draw:mime-type="image/png"/>
</draw:frame>
U.S. Secretary of State Brillings publicly condemned the persecution of the freedom of religious belief at the report conference on May 15th and criticized the Chinese authorities' suppression of Muslim ethnic minorities such as Uyghur. <text:a xlink:type="simple" xlink:href="https://www.rfa.org/mandarin/yataibaodao/junshiwaijiao/cm-05152023104558.html/@@images/image" text:style-name="Internet_20_link" text:visited-style-name="Visited_20_Internet_20_Link">
</text:a>
YouTube Live Screenshot/U.S. State Department Video <text:a xlink:type="simple" xlink:href="https://www.rfa.org/mandarin/yataibaodao/junshiwaijiao/cm-05152023104558.html/@@stream" text:style-name="Internet_20_link" text:visited-style-name="Visited_20_Internet_20_Link">
</text:a>
On Monday, the US State Department issued the "2022 International Religious Freedom Report". The report criticized the CCP authorities to continue to oppress various religious groups in the country, and even led many religious believers to escape from China due to abuse.</text:p>
      <text:p text:style-name="P4">
<text:span text:style-name="T4">
<text:span text:style-name="T5">
 <text:a xlink:type="simple" xlink:href="https://www.rfa.org/mandarin/yataibaodao/junshiwaijiao/kw-05012023114226.html" text:style-name="Internet_20_link" text:visited-style-name="Visited_20_Internet_20_Link">
</text:a>
</text:span>
</text:span>
<text:a xlink:type="simple" xlink:href="https://www.rfa.org/mandarin/yataibaodao/junshiwaijiao/cm-06022022141528.html" text:style-name="Internet_20_link" text:visited-style-name="Visited_20_Internet_20_Link">
<text:span text:style-name="T4">
 The United States released the "International Religious Freedom Report" in China again </text:span>
</text:a>
U.S. Secretary of State Brillings publicly condemned the persecution of the freedom of religious belief at the report conference on May 15th and criticized the Chinese authorities' suppression of Muslim ethnic minorities such as Uyghur.</text:p>
      <text:p text:style-name="P4">
"Many governments in the world continue to (oppress) a few religious groups, including torture, beating, illegal surveillance, and so -called re -education. This report records these behaviors. In some cases, this trend is deteriorating. . "Brinken said," Our human rights groups and non -governmental organizations are recording racial extinction and harmful human crimes against Xinjiang Uygur Muslims in China. "</text:p>
      <text:p text:style-name="P4">
<text:span text:style-name="T4">
 Report Pay attention to Xinjiang Uyghur persecution </text:span>
</text:p>
      <text:p text:style-name="P4">
The above reports from the US State Department conducted a comprehensive review of the freedom of religious freedom in nearly 200 countries and regions around the world, and submitted to Congress this year's "International Religious Free Report" on Monday.</text:p>
      <text:p text:style-name="P4">
Part of the report on China pointed out that the CCP authorities have clearly required religious activities to "do not endanger national security", and even religious clothing and religious activities are included in Xinjiang's "religious extremism" category; Hu, wearing veils or wearing religious clothing, and even interfere with the people's fertility, education, marriage and funeral or inheritance.</text:p>
      <text:p text:style-name="P4">
The United Nations Human Rights High Specialty Office released the "Xinjiang Report" that has attracted much attention last year to criticize the Chinese government's large -scale detention of the Uighurs in Xinjiang and other Muslim groups "may constitute international crimes, especially anti -human crimes."</text:p>
      <text:p text:style-name="P4">
At the earlier media briefing on Monday, a senior official of the State Department of the United States said that the outside world seemed to see China's freedom of religion continued to deteriorate. It will continue to cooperate with allies from all over the world, including Islamic countries to strengthen related actions to China, especially China for religious groups. "</text:p>
      <text:p text:style-name="P4">
The above -mentioned unknown American officials also stated that the United States has determined that China's treatment of Uighurs constituted racial extinction and anti -human crimes. Persecution of the people.</text:p>
      <text:p text:style-name="P4">
<draw:frame draw:style-name="fr1" draw:name="Image159" text:anchor-type="as-char" svg:width="6.9236in" svg:height="3.894525in" draw:z-index="0">
<draw:image xlink:href="../Images/rfamandarin/2023-05-15T14-41-00-04-00/000001.png" xlink:type="simple" xlink:show="embed" xlink:actuate="onLoad" draw:mime-type="image/png"/>
</draw:frame>
Rashadhussain, the US State Council's international religious freedom Ambassador, said at the press conference: "China continues to suppress Tibetan Buddhists, Chinese Christians and Falun Gong practitioners, and many of them escape from China because of unspeakable abuse." (YouTube live broadcast Screenshot/US State Department Video) [] <text:a xlink:type="simple" xlink:href="https://www.rfa.org/mandarin/yataibaodao/junshiwaijiao/cm-05152023104558.html/untitled-1.jpg" text:style-name="Internet_20_link" text:visited-style-name="Visited_20_Internet_20_Link">
</text:a>
<text:span text:style-name="T4">
 Report shows that religious believers escaped from China due to persecution </text:span>
</text:p>
      <text:p text:style-name="P4">
Rashadhussain, the US State Council's international religious freedom Ambassador, said at the press conference: "China continues to suppress Tibetan Buddhists, Chinese Christians and Falun Gong practitioners, and many of them fled China because of unspeakable abuse."</text:p>
      <text:p text:style-name="P4">
The report pointed out that the Chinese government recognizes five official religions, including Buddhism, Taoism, Islam, Protestant and Catholicism. However, the regulations of the authorities require religious organizations to register with the government. Only religious groups that belong to the five official religious associations approved by the state are allowed to register, and only these organizations can legally hold worship activities. Under the guidance of the Communist Party of China, the above five official associations are the Chinese Buddhist Association, the Chinese Taoist Association, the Chinese Islamic Association, the Three -Zi Patriotic Movement and the Chinese Patriotic Association.</text:p>
      <text:p text:style-name="P4">
This station has previously reported that many of the Chinese people in the United States are a group that has been oppressed by religion in China. The latest report from the US State Department shows that in 2022, the Chinese government used the new crown epidemic to strengthen the control of "non -necessary" travel travel abroad, and conducted a stricter review of the citizen passport application. For example, a number of Chinese Christian students applied for studying abroad, but the authorities refused to apply for passports on the grounds of the new crown epidemic.</text:p>
      <text:p text:style-name="P4">
The report also pointed out that in 2022, the Chinese government amended a number of relevant laws and implemented a stricter management and control of the public's freedom of religious belief. On March 1 last year, the "Administrative Measures for Internet Religious Information Services" in China took effect. The authorities prohibited non -official religious groups on the grounds of national security, and the unofficial religious groups were used to mission or raise funds online. On June 1 of the same year, the "Financial Management Measures of Religious Activities" officially on the road. If the place of religious activities in various places accept donations, it is necessary to issue a receipt of the uniformly printed number by the provincial government ’s religious affairs department, which may lead to restrictions on religious donations.</text:p>
      <text:p text:style-name="P4">
Vedantpate, deputy spokesperson for the US State Department, emphasized at the reporter briefing on Monday day that the US government continued to pay attention to China's human rights situation, and the issue of human rights was also a very important part of the United States and China in bilateral exchanges.</text:p>
      <text:p text:style-name="P4">
In addition, China has recently been listed as a "special concern country" in the "2023 Global Religious Freedom Report" recently released by the USCirf.</text:p>
      <text:p text:style-name="P4">
Reporter: Chen Pinjie Responsible: He Ping.com editor: Hong Wei</text:p>
      <text:p text:style-name="P4">
News Source: <text:a xlink:type="simple" xlink:href="https://www.rfa.org/mandarin/yataibaodao/junshiwaijiao/cm-05152023104558.html" text:style-name="Internet_20_link" text:visited-style-name="Visited_20_Internet_20_Link">
https://www.rfa.org/mandarin/yataibaodao/junshiwaijiao/cm-05152023104558.html</text:a>
</text:p>
      <!--NEWS-->
      <text:h text:style-name="P10" text:outline-level="1">
<text:span text:style-name="T4">
Chinese mobile phone brand OPPO independent chip business is expected to benefit from Taiwan companies</text:span>
</text:h>
      <text:p text:style-name="P4">
Author: chinese@voanews.com (杨安)</text:p>
      <text:p text:style-name="P4">
Publisher: 美国之音中文网 (Type: NewsMediaOrganization)</text:p>
      <text:p text:style-name="P4">
Published Time: 2023-05-15T14:58:42+08:00</text:p>
      <text:p text:style-name="P4">
Modified Time: 2023-05-15 06:58:42Z</text:p>
      <text:p text:style-name="P4">
Description: OPPO, the fourth largest smartphone factory in the world, to drama the drama of its own self -developed mobile phone chip business Zheu (ZEKU) technology. In the future, all mobile phone chips depends on foreign purchases, which will affect a series of supply chain ecosystems. The industry estimates that the Taiwan chip design dealer of Taiwan chip design with OPPO is expected to benefit.</text:p>
      <text:p text:style-name="P4">
Videos: []</text:p>
      <text:p text:style-name="P4">
Images: []</text:p>
      <text:p text:style-name="P4">
Categories: ['科技', '中国', '台湾']</text:p>
      <text:p text:style-name="P4">
Type: None</text:p>
      <!--METADATA-->
      <text:p text:style-name="P4">
Nonenone</text:p>
      <text:p text:style-name="P4">
News Source: <text:a xlink:type="simple" xlink:href="https://www.voachinese.com/a/china-taiwan-semiconductors-20230514/7093479.html" text:style-name="Internet_20_link" text:visited-style-name="Visited_20_Internet_20_Link">
https://www.voachinese.com/a/china-taiwan-semiconductors-20230514/7093479.html</text:a>
</text:p>
      <!--NEWS-->
      <text:h text:style-name="P10" text:outline-level="1">
<text:span text:style-name="T4">
Macron promised to provide more tanks and training for Wu</text:span>
</text:h>
      <text:p text:style-name="P4">
Author: 联合早报 (Person)</text:p>
      <text:p text:style-name="P4">
Publisher: 联合早报 (Organization)</text:p>
      <text:p text:style-name="P4">
Published Time: 2023-05-15T15:11</text:p>
      <text:p text:style-name="P4">
Modified Time: 2023-05-15T15:14</text:p>
      <text:p text:style-name="P4">
Description: France will provide Ukraine with dozens of light tanks and armored vehicles, and provide related training for the Ukraine. Comprehensive Agence France -Presse and Bloomberg reported that French President Macron Sunday (May 14th) went to the Ukrainian President Zelegiski in Paris in the evening. The two discussed Russia ...</text:p>
      <text:p text:style-name="P4">
Videos: []</text:p>
      <text:p text:style-name="P4">
Audios: []</text:p>
      <text:p text:style-name="P4">
Images: []</text:p>
      <text:p text:style-name="P4">
Type: NewsArticle</text:p>
      <text:p text:style-name="P4">
Breadcrumbs: ['即时', '国际']</text:p>
      <text:p text:style-name="P4">
Keywords: ['法国', '马克龙', '泽连斯基', '坦克', '俄乌战争']</text:p>
      <!--METADATA-->
      <text:p text:style-name="P4">
France will provide Ukraine with dozens of light tanks and armored vehicles, and provide related training for the Ukraine.</text:p>
      <text:p text:style-name="P4">
Comprehensive Agence France -Presse and Bloomberg reported that French President Macron Sunday (May 14th) went to the Ukrainian President Zelegiski in Paris in the evening. Military support required for war.</text:p>
      <text:p text:style-name="P4">
The Macron and Zeleiski issued a joint statement after the meeting that in the next few weeks, France will provide Ukraine with training and equipment military units, and provide dozens of armored vehicles including AMX-10RC, including light wheeled reconnaissance armored vehicles.</text:p>
      <text:p text:style-name="P4">
Both agreed that it is necessary to impose new sanctions against Russia, increase the collective pressure on Moscow to weaken the Russian army's ability to continue war.</text:p>
      <text:p text:style-name="P4">
Zelei Sky said he sequel to London on Monday to meet with British Prime Minister Sonak.</text:p>
      <text:p text:style-name="P4">
Zelezzky started a whirlwind trip to Europe on weekends. Before Paris, he visited Rome, Vatican and Berlin, and met with Italian Prime Minister Melonony, Roman Catholic Pope Francis and German Chancellor, Tsugs.</text:p>
      <text:p text:style-name="P4">
News Source: <text:a xlink:type="simple" xlink:href="https://www.zaobao.com.sg/realtime/world/story20230515-1394947" text:style-name="Internet_20_link" text:visited-style-name="Visited_20_Internet_20_Link">
https://www.zaobao.com.sg/realtime/world/story20230515-1394947</text:a>
</text:p>
      <!--NEWS-->
      <text:h text:style-name="P10" text:outline-level="1">
<text:span text:style-name="T4">
[Thai Election] The Thai party agrees to join the governing alliance led by the Party</text:span>
</text:h>
      <text:p text:style-name="P4">
Author: 联合早报 (Person)</text:p>
      <text:p text:style-name="P4">
Publisher: 联合早报 (Organization)</text:p>
      <text:p text:style-name="P4">
Published Time: 2023-05-15T15:17</text:p>
      <text:p text:style-name="P4">
Modified Time: 2023-05-15T17:23</text:p>
      <text:p text:style-name="P4">
Description: The Thai Democratic opposition party agreed to join the Thai party to join the governing alliance led by the advanced party. Agence France -Presse reported that former Thai Prime Minister Daisin's daughter Peitan, which belongs to the Thai party on Monday (May 15), announced that he agreed to join the governing alliance led by another opposition party. Leader of the Party ...</text:p>
      <text:p text:style-name="P4">
Videos: []</text:p>
      <text:p text:style-name="P4">
Audios: []</text:p>
      <text:p text:style-name="P4">
Images: []</text:p>
      <text:p text:style-name="P4">
Type: NewsArticle</text:p>
      <text:p text:style-name="P4">
Breadcrumbs: ['即时', '国际']</text:p>
      <text:p text:style-name="P4">
Keywords: ['泰国大选', '为泰党', '前进党', '佩通坦', '披塔']</text:p>
      <!--METADATA-->
      <text:p text:style-name="P4">
The Thai Democratic opposition party agreed to join the Thai party to join the governing alliance led by the advanced party.</text:p>
      <text:p text:style-name="P4">
Agence France -Presse reported that former Thai Prime Minister Daisin's daughter Peitan, which belongs to the Thai party on Monday (May 15), announced that he agreed to join the governing alliance led by another opposition party.</text:p>
      <text:p text:style-name="P4">
<text:a xlink:type="simple" xlink:href="https://www.zaobao.com.sg/realtime/world/story20230515-1394838" text:style-name="Internet_20_link" text:visited-style-name="Visited_20_Internet_20_Link">
</text:a>
He has invited five opposition parties to include the establishment of a governing alliance for the Thai party. In Sunday's parliamentary elections, the advanced party has the highest votes.</text:p>
      <text:p text:style-name="P4">
The 43 -year -old Tower showed that he was ready to be the Prime Minister.</text:p>
      <text:p text:style-name="P4">
At a press conference, the Pagoda warned that if someone tried to interfere with the results of the Sunday's election, which led to the generation of a few governments, it would pay a heavy price for this.</text:p>
      <text:p text:style-name="P4">
The chairman of the Election Commission, Wen Baizong, said at a press conference on Monday that according to 99.18%of the computing votes, the Qianjin Party and the Thai Party won 112 seats in the 400 election seats of the next House of Faces, and in the 100 political party seats of the houses in the house, the Thai party The APPC and the Thai Party also won about two -thirds of the seats.</text:p>
      <text:p text:style-name="P4">
This means that these two democratic parties have far exceeded the simple majority of 250 seats in the house.</text:p>
      <text:p text:style-name="P4">
<text:a xlink:type="simple" xlink:href="https://www.zaobao.com/special/thailand-election-2023" text:style-name="Internet_20_link" text:visited-style-name="Visited_20_Internet_20_Link">
</text:a>
About 52.28 million voters voted for the number of houses in the house and party seats in the house. The 500 seats in Thailand include 400 constituency seats and 100 political party seats; there are 250 seats in the House of House, of which 244 are led by the military governance regiment, and 6 of the 6 seats are retained to military leaders.</text:p>
      <text:p text:style-name="P4">
Because 250 members of the House of House ofhere in Thailand are assigned by the military, even if the democratic parties have won most of the seats in the House of Commons, they may not be able to successfully win the prime minister after the election. The Prime Minister candidate must get more than half of the support votes in the upper and lower courtyards, that is, at least 376 votes to be elected to the Prime Minister.</text:p>
      <text:p text:style-name="P4">
News Source: <text:a xlink:type="simple" xlink:href="https://www.zaobao.com.sg/realtime/world/story20230515-1394948" text:style-name="Internet_20_link" text:visited-style-name="Visited_20_Internet_20_Link">
https://www.zaobao.com.sg/realtime/world/story20230515-1394948</text:a>
</text:p>
      <!--NEWS-->
      <text:h text:style-name="P10" text:outline-level="1">
<text:span text:style-name="T4">
Liang Chengyun was sentenced to a spy case in the United States: Strive to provide all appropriate assistance</text:span>
</text:h>
      <text:p text:style-name="P4">
Author: None</text:p>
      <text:p text:style-name="P4">
Publisher: Radio Free Asia (Organization)</text:p>
      <text:p text:style-name="P4">
Published Time: 2023-05-15T15:20:00-04:00</text:p>
      <text:p text:style-name="P4">
Modified Time: 2023-05-15T15:36: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5.349039in" draw:z-index="0">
<draw:image xlink:href="../Images/rfamandarin/2023-05-15T15-20-00-04-00/000000.png" xlink:type="simple" xlink:show="embed" xlink:actuate="onLoad" draw:mime-type="image/png"/>
</draw:frame>
The 78 -year -old US and Hong Kong citizen Liang Chengyun crime of spy, sentenced to life imprisonment, deprived of political rights for life, and confiscated 500,000 yuan in personal property. Online screenshot. The Intermediate People's Court of Suzhou City, Jiangsu Province, China was sentenced on Monday (15th) that 78 -year -olds in the United States and Hong Kong</text:p>
      <text:p text:style-name="P4">
In response to the crime of the Chinese court's conviction of Liang Chengyun, a Chinese Hong Kong -Hong Kong person, Vedantpatel, chief deputy deputy spokesperson of the US State Council, said on Monday that he had noticed that Liang Chengyun was sentenced to spy in China. For U.S. citizens detained overseas, the U.S. State Department is trying to provide all appropriate assistance, including related consuls to visit. For the State Department, there is no more important priority than the security of American citizens, but for privacy, he cannot provide more details.</text:p>
      <text:p text:style-name="P4">
When the reporter asked whether the case involved an error detention, Patt said that in a broad sense, the identification of error detention requires a review process. He did not have any new mistakes to be provided.</text:p>
      <text:p text:style-name="P4">
According to earlier reports, the Intermediate People's Court of Suzhou City, Jiangsu Province, China was sentenced to a 78 -year -old man Liang Chengyun, who holds American passports and Hong Kong permanent resident identity, was sentenced to life imprisonment for spy and depriving political rights to deprive political rights Lifetime, confiscated personal property RMB 500,000.</text:p>
      <text:p text:style-name="P4">
China's official report revealed that Liang Chengyun was suspected of being engaged in spy activities. On April 15, 2021, he was adopted by the Suzhou National Security Bureau of Jiangsu Province and conducted a trial in accordance with the law. After more than 2 years, the case was completed on Monday.</text:p>
      <text:p text:style-name="P4">
Online information shows that Liang Chengyun is the president of the American -China Friendship Promotion Association. After the implementation of the "National Security Law of the Port Area" in 2020, the association issued a supporting legislative statement. He also holds a position among many American overseas Chinese groups such as the Nanjing Friendship Association of Houston, and often attended local pro -Chinese activities. He has taken a photo with a number of high -level CCP and political celebrities, including former Chinese Foreign Minister Yang Jiechi.</text:p>
      <text:p text:style-name="P4">
Editor -in -chief: Kaidi</text:p>
      <text:p text:style-name="P4">
News Source: <text:a xlink:type="simple" xlink:href="https://www.rfa.org/mandarin/Xinwen/6-05152023151813.html" text:style-name="Internet_20_link" text:visited-style-name="Visited_20_Internet_20_Link">
https://www.rfa.org/mandarin/Xinwen/6-05152023151813.html</text:a>
</text:p>
      <!--NEWS-->
      <text:h text:style-name="P10" text:outline-level="1">
<text:span text:style-name="T4">
China-Central Asia Summit Synchronous G7 to international demonstrations?</text:span>
</text:h>
      <text:p text:style-name="P4">
Author: None</text:p>
      <text:p text:style-name="P4">
Publisher: Radio Free Asia (Organization)</text:p>
      <text:p text:style-name="P4">
Published Time: 2023-05-15T15:21:00-04:00</text:p>
      <text:p text:style-name="P4">
Modified Time: 2023-05-15T15:31:05-04:00</text:p>
      <text:p text:style-name="P4">
Description: None</text:p>
      <text:p text:style-name="P4">
Videos: []</text:p>
      <text:p text:style-name="P4">
Audios: ["<text:a xlink:type="simple" xlink:href="https://www.rfa.org/mandarin/yataibaodao/junshiwaijiao/tj-051520231034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4.612011in" draw:z-index="0">
<draw:image xlink:href="../Images/rfamandarin/2023-05-15T15-21-00-04-00/000000.png" xlink:type="simple" xlink:show="embed" xlink:actuate="onLoad" draw:mime-type="image/png"/>
</draw:frame>
On April 20, 2023, Japanese Prime Minister Kishita Kishita talked to foreign journalists in Tokyo and will be held on May 19th. <text:a xlink:type="simple" xlink:href="https://www.rfa.org/mandarin/yataibaodao/junshiwaijiao/tj-05152023103400.html/@@images/image" text:style-name="Internet_20_link" text:visited-style-name="Visited_20_Internet_20_Link">
</text:a>
Eugene Hoshiko, File/Associated Press picture [] <text:a xlink:type="simple" xlink:href="https://www.rfa.org/mandarin/yataibaodao/junshiwaijiao/tj-05152023103400.html/@@stream" text:style-name="Internet_20_link" text:visited-style-name="Visited_20_Internet_20_Link">
</text:a>
The Summit of the Seventh Kingdom Group is expected to be held on Hiroshima, Japan on Friday. At the same time, the heads of state and diplomatic representatives of the five Central Asian countries will also go to Xi'an to participate in the China-Central Asian Summit. Why are the two large international summits held simultaneously? What is the purpose of China?</text:p>
      <text:p text:style-name="P4">
<text:span text:style-name="T4">
<text:span text:style-name="T5">
 <text:a xlink:type="simple" xlink:href="https://www.rfa.org/mandarin/yataibaodao/junshiwaijiao/tj-05122023093625.html" text:style-name="Internet_20_link" text:visited-style-name="Visited_20_Internet_20_Link">
</text:a>
 </text:span>
*  * </text:span>
<text:a xlink:type="simple" xlink:href="https://www.rfa.org/mandarin/yataibaodao/junshiwaijiao/jw-05112023114552.html" text:style-name="Internet_20_link" text:visited-style-name="Visited_20_Internet_20_Link">
 </text:a>
 <text:span text:style-name="T4">
  * </text:span>
<text:a xlink:type="simple" xlink:href="https://www.rfa.org/mandarin/yataibaodao/junshiwaijiao/hx-05082023104148.html" text:style-name="Internet_20_link" text:visited-style-name="Visited_20_Internet_20_Link">
 </text:a>
 <text:span text:style-name="T4">
  * </text:span>
<text:a xlink:type="simple" xlink:href="https://www.rfa.org/mandarin/Xinwen/5-05082023112702.html" text:style-name="Internet_20_link" text:visited-style-name="Visited_20_Internet_20_Link">
 </text:a>
***<text:a xlink:type="simple" xlink:href="https://www.rfa.org/mandarin/Xinwen/4-05042023110317.html" text:style-name="Internet_20_link" text:visited-style-name="Visited_20_Internet_20_Link">
<text:span text:style-name="T4">
 The United States releases the US -Philippine bilateral defense standard Chinese jumping feet </text:span>
</text:a>
On Friday, the Summit (G7) of the Seventh Kingdom Group will be held in Japan. Leaders of the United States, Japan, the United Kingdom, France, Germany, Canada, and Italy will fly to Hiroshima to discuss and discuss specific international issues. The outside world estimates that this summit will focus on discussing China's issue and issued a statement on response to China's "economic coercion" in response to China.</text:p>
      <text:p text:style-name="P4">
At the same time, the China-Central Asian Summit will also launch a two-day meeting in Xi'an this Thursday. According to the Taiwan Central News Agency, Chinese President Xi Jinping will attend the summit with Kazakhstan, Uzbekistan, Kyrgyzstan, Turkmenistan, and Tajikistan to attend the summit. Except for President Turkmenistan, the remaining four presidents will have a state visit to China at the same time.</text:p>
      <text:p text:style-name="P4">
** Scholars: The two summits simultaneously show that the country and the land power state confront the state against the country.</text:p>
      <text:p text:style-name="P4">
According to the outside world, the China-Central Asian Summit was selected at the same time as the Seventh National Group Summit. What does it mean behind it? Professor Wang Weizheng, Dean of the School of Arts and Sciences, Adelphiuniversity, told reporters in an interview that after the 911 incident in 2001, China and Central Asia have organized Shanghai International Organization to deal with the so -called terrorism. The spread of Xinjiang; and after Xi Jinping served as the President of China, the "Belt and Road" project has invested in a large number of Central Asia countries, which has given China and Central Asia more geographical political connection. In Central Asian countries, they also want to gain a more independent status between Russia and China.</text:p>
      <text:p text:style-name="P4">
Wang Weizheng said: "In addition to the historical background, the special selection is selected from May 18th (summit). Obviously, it is obvious that the sumal of the sumal meeting in the Hiroshima of Japan. , Ocean countries, another China and Central Asia, are mainly authoritarian countries and land power countries. From the map, there is a feeling of the confrontation between marine countries and land power countries. "</text:p>
      <text:p text:style-name="P4">
Wang Weizheng analyzed that for China, Beijing also wanted to take advantage of Russia to take care of its influence in Central Asia while Russia was overwhelmed: "China hopes to stabilize a site, this site is Eurasia. People who have studied geopolitics in the past It is said that who can control the Eurasian mainland can control the world. I think China is from this focus. On the other hand, China's economic development is quite rapid, and it is always concerned about energy security. Land, do not through the ocean, you can buy oil in the inland, and even have oil pipes. "</text:p>
      <text:p text:style-name="P4">
<text:span text:style-name="T4">
 Scholars: Chinese foreign policy prompts South Korea to turn </text:span>
</text:p>
      <text:p text:style-name="P4">
At the same time, South Korean President Yin Xiyue and US President Biden and Japanese Prime Minister Kishida will also hold the Summit of the United States, Japan, and South Korea during the G7 meeting. Yin Xiyue visited Washington at the end of April. The outside world is concerned about frequent interaction between South Korea and the United States. Does it mean that South Korea has a trend of increasingly closer to the United States?</text:p>
      <text:p text:style-name="P4">
On Monday, the Washington Think Tank Strategy and International Research Center (CENTER for Strategic and InternationalStudies) held a discussion on the reasons for the transformation of South Korea's policy on Chinese policy.</text:p>
      <text:p text:style-name="P4">
Ramon Pachecopardo, a part -time researcher at the think tank, pointed out that when Yin Xiyue visited the United States, the joint statement between Biden and Yin Xiyue talked about Taiwan, the South China Sea, and China about South Korea's economic stress. South Korea's defense, diplomacy, and economic policies have publicly expressed criticism. Interestingly, China has expressed dissatisfaction with South Korea in the past, but now China has a very public criticism of South Korea. The same is true of attitude .... What is more interesting is that South Korea will attack China's criticism instead of bowing heads or apologies. "</text:p>
      <text:p text:style-name="P4">
Victorcha, senior vice president of Asian Affairs of Strategy and International Research Center, also said that because South Korea believes that Taiwan's issue is an international issue, this is a great difference with the Beijing authorities that Taiwan's problem belongs to the internal affairs: "China believes that South Korea thinks of Taiwan to Taiwan to Taiwan The issue of the issue offended to China, but South Korea's position in this matter is firm. "</text:p>
      <text:p text:style-name="P4">
<text:span text:style-name="T4">
 Scholars: Chinese invasion ambitions cause Korean public opinion to cause disgusting </text:span>
</text:p>
      <text:p text:style-name="P4">
Pado said at the meeting that South Korea's attitude towards China is becoming more tough because China is increasingly threatened and aggressive in the Indo -Pacific region: "China has made some territorial sovereignty claims, but these territories have long been owned by South Korea for a long time. This makes people from all generations of South Korea have a negative view of China. This is important because public opinion will affect the foreign policy of democratic countries. ... And many Koreans are worried about Taiwan. They are worried about what happened in Hong Kong. They are worried about what happened in Hong Kong. There will be an encounter with Hong Kong in Taiwan, so the public's impression of China is even more negative. "Reporter: Tang Yuanyuan Responsible: He Ping.com Editor: Hong Wei</text:p>
      <text:p text:style-name="P4">
News Source: <text:a xlink:type="simple" xlink:href="https://www.rfa.org/mandarin/yataibaodao/junshiwaijiao/tj-05152023103400.html" text:style-name="Internet_20_link" text:visited-style-name="Visited_20_Internet_20_Link">
https://www.rfa.org/mandarin/yataibaodao/junshiwaijiao/tj-05152023103400.html</text:a>
</text:p>
      <!--NEWS-->
      <text:h text:style-name="P10" text:outline-level="1">
<text:span text:style-name="T4">
Poland will be deployed near the Russian Flying Land</text:span>
</text:h>
      <text:p text:style-name="P4">
Publisher: 法新社</text:p>
      <text:p text:style-name="P4">
Published Time: 2023-05-15T15:32:10+00:00</text:p>
      <text:p text:style-name="P4">
Modified Time: 2023-05-15T15:20:03+00:00</text:p>
      <text:p text:style-name="P4">
Description: (Agence France -Presse, Warsaw, 15th) Polish Minister of Defense Brazak said today that Poland has received the first batch of US -made high -mobility multi -tube rocket systems (HIMARS, referred to as Hermians), and plans to deploy to fly with Russia. Grand Garninraded areas border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617581in" draw:z-index="0">
<draw:image xlink:href="../Images/rficn/2023-05-15T15-32-10-00-00/000000.png" xlink:type="simple" xlink:show="embed" xlink:actuate="onLoad" draw:mime-type="image/png"/>
</draw:frame>
Mariusz Blaszczak told the media reporter: "This weapon will be deployed in the northeast of our country ... its task is to deter the invaders."</text:p>
      <text:p text:style-name="P4">
In March of this year, the Polish Ministry of Defense announced that it would deploy the long -range precision rocket system Hermes at the Army base in Olsztyn, about 80 kilometers from the Russian Flying territory.</text:p>
      <text:p text:style-name="P4">
Blachak said that these rocket launchers will "strengthen the military combat power on the east side of Poland and the East of the North Atlantic Convention (NATO)."</text:p>
      <text:p text:style-name="P4">
Poland has firmly supported Ukraine, which borders it, and purchased 20 sets of Hemans from the United States as early as 2019. At present, the first batch of delivery has been received. But Warsaw said it has been negotiated with the United States to buy more sets.</text:p>
      <text:p text:style-name="P4">
"The U.S. Congress has approved the sale of nearly 500 transmitters to Poland. These transmitters will be transported to Poland as soon as possible."</text:p>
      <text:p text:style-name="P4">
Blachak also said: "We want to ensure that the new contracts after the negotiation allows the work of joint production of sea -Maria launchers and rockets in Poland. This is the goal we set for ourselves."</text:p>
      <text:p text:style-name="P4">
Poland announced at the end of January this year that it will significantly increase national defense expenditure to 4%of domestic production hair (GDP). At that time, Polish Prime Minister said that Poland was necessary to "speed up" forces in view of Russia's war on Ukraine.</text:p>
      <text:p text:style-name="P4">
News Source: <text:a xlink:type="simple" xlink:href="https://www.rfi.fr/cn/%E5%9B%BD%E9%99%85%E6%8A%A5%E9%81%93/20230515-%E6%B3%A2%E5%85%B0%E8%8E%B7%E9%A6%96%E6%89%B9%E6%B5%B7%E9%A9%AC%E5%A3%AB%E4%BA%A4%E8%B4%A7-%E5%B0%86%E9%83%A8%E7%BD%B2%E5%9C%A8%E4%BF%84%E9%A3%9E%E5%9C%B0%E9%99%84%E8%BF%91" text:style-name="Internet_20_link" text:visited-style-name="Visited_20_Internet_20_Link">
https://www.rfi.fr/cn/%E5%9B%BD%E9%99%85%E6%8A%A5%E9%81%93/20230515-%E6%B3%A2%E5%85%B0%E8%8E%B7%E9%A6%96%E6%89%B9%E6%B5%B7%E9%A9%AC%E5%A3%AB%E4%BA%A4%E8%B4%A7-%E5%B0%86%E9%83%A8%E7%BD%B2%E5%9C%A8%E4%BF%84%E9%A3%9E%E5%9C%B0%E9%99%84%E8%BF%91</text:a>
</text:p>
      <!--NEWS-->
      <text:h text:style-name="P10" text:outline-level="1">
<text:span text:style-name="T4">
German government: China is still conducting police activities in Germany</text:span>
</text:h>
      <text:p text:style-name="P4">
Author: None</text:p>
      <text:p text:style-name="P4">
Publisher: Radio Free Asia (Organization)</text:p>
      <text:p text:style-name="P4">
Published Time: 2023-05-15T15:34:39-04:00</text:p>
      <text:p text:style-name="P4">
Modified Time: 2023-05-15T15:34: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88615in" draw:z-index="0">
<draw:image xlink:href="../Images/rfamandarin/2023-05-15T15-34-39-04-00/000000.png" xlink:type="simple" xlink:show="embed" xlink:actuate="onLoad" draw:mime-type="image/png"/>
</draw:frame>
According to the report of protecting the Guardian Human Rights Foundation, China has many overseas police stations in Europe <text:a xlink:type="simple" xlink:href="https://www.rfa.org/mandarin/Xinwen/7-05152023152119.html/@@images/image" text:style-name="Internet_20_link" text:visited-style-name="Visited_20_Internet_20_Link">
</text:a>
"Protection Guard" "Overseas 110: Unprecedented Chinese Transnational Crime Strike" reports on the cover screenshot</text:p>
      <text:p text:style-name="P4">
German Foreign Ministry and the Ministry of the Interior Monday(15th day)It is said that the German security authorities believe that China is still conducting police activities on German territory, although Beijing guarantees that it has stopped doing so to Germany in February.</text:p>
      <text:p text:style-name="P4">
Recently, the U.S. government sued two Chinese people who were suspected of operating the Chinese Overseas Police Department, which set off a chain effect worldwide. The British Parliament raised an emergency inquiry to the government, and officials confirmed that the law enforcement department had investigated the "overseas police station" in China. South Korea and many European governments have carried out different degrees of actions on China ’s local Chinese police station.</text:p>
      <text:p text:style-name="P4">
According to Reuters, Germany called on Beijing last November to close the overseas police station in the country, but a spokesman for the Ministry of Political Affairs in Germany said at a regular press conference on Monday: "The security authorities still believe that there are two in Germany in Germany The so -called (China) Overseas Police Department. "</text:p>
      <text:p text:style-name="P4">
A spokesman for the German Ministry of Foreign Affairs said: "China replied to us in early February that these so -called" service stations ", such as China, have been closed", and Berlin is still negotiating with Beijing to solve this problem.</text:p>
      <text:p text:style-name="P4">
A spokesman for the Ministry of the Interior clarified that the questioned police station was "not a fixed place, but a mobile facility." Chinese citizens and non -Chinese citizens extended "official duties" on behalf of Beijing.</text:p>
      <text:p text:style-name="P4">
Germany is re -evaluating bilateral relations with China. Although China is still the biggest trading partner in Germany, people are increasingly worried that China will become strategic competitors.</text:p>
      <text:p text:style-name="P4">
Editor -in -chief: Kaidi</text:p>
      <text:p text:style-name="P4">
News Source: <text:a xlink:type="simple" xlink:href="https://www.rfa.org/mandarin/Xinwen/7-05152023152119.html" text:style-name="Internet_20_link" text:visited-style-name="Visited_20_Internet_20_Link">
https://www.rfa.org/mandarin/Xinwen/7-05152023152119.html</text:a>
</text:p>
      <!--NEWS-->
      <text:h text:style-name="P10" text:outline-level="1">
<text:span text:style-name="T4">
The U.S. reconnaissance aircraft flew to the Korean Peninsula for two consecutive days to monitor the North Korean Peninsula</text:span>
</text:h>
      <text:p text:style-name="P4">
Author: 联合早报 (Person)</text:p>
      <text:p text:style-name="P4">
Publisher: 联合早报 (Organization)</text:p>
      <text:p text:style-name="P4">
Published Time: 2023-05-15T15:53</text:p>
      <text:p text:style-name="P4">
Modified Time: 2023-05-15T15:53</text:p>
      <text:p text:style-name="P4">
Description: The US military reconnaissance aircraft flew to the Korean Peninsula for two consecutive days to reconnaissance North Korea. Yonhap News Agency reported that according to the track tracking website and the South Korean military on Monday (May 15), the US military RC-135S "Snake Snake Ball" reconnaissance aircraft was from the Kaisa Air Force Base in Okinawa Prefecture, Japan ...</text:p>
      <text:p text:style-name="P4">
Videos: []</text:p>
      <text:p text:style-name="P4">
Audios: []</text:p>
      <text:p text:style-name="P4">
Images: []</text:p>
      <text:p text:style-name="P4">
Type: NewsArticle</text:p>
      <text:p text:style-name="P4">
Breadcrumbs: ['即时', '国际']</text:p>
      <text:p text:style-name="P4">
Keywords: ['美军', '朝鲜半岛', '七国集团', '广岛']</text:p>
      <!--METADATA-->
      <text:p text:style-name="P4">
The US military reconnaissance aircraft flew to the Korean Peninsula for two consecutive days to reconnaissance North Korea.</text:p>
      <text:p text:style-name="P4">
Yonhap reported that according to the track tracking website and the South Korean military on Monday (May 15), the US military RC-135S "Snake Snake Ball" reconnaissance aircraft took off from the Kaisa Air Force Base in Okinawa Prefecture, Japan to Carry out reconnaissance flight.</text:p>
      <text:p text:style-name="P4">
The reconnaissance aircraft has been flying over the western waters for two consecutive days.</text:p>
      <text:p text:style-name="P4">
The U.S. Air Force has three RC-135S reconnaissance aircraft. Generally, it launches missiles in North Korea to fly over and after the North Korean Peninsula, and surveillance is performed on the North Korean Peninsula.</text:p>
      <text:p text:style-name="P4">
U.S. reconnaissance aircraft can capture relevant information before the North Korean bomb through cutting -edge optical equipment and infrared sensors, and detect the missile flight trajectory and falling point after the missile launch. According to observations, North Korea may launch a provocative during the Hiroshima Summit of the Seventh Kingdom Group (G7), and the RC-135S thus flew to the Korean Peninsula to conduct reconnaissance against the DPRK.</text:p>
      <text:p text:style-name="P4">
In addition, the Korean Army said that there have been no abnormal movements in North Korea. Relevant persons from the United Staff Headquarters said on Monday that the Korean and American intelligence department is paying close attention to related regions of (North Korea) based on close cooperation, and there is no more information to provide.</text:p>
      <text:p text:style-name="P4">
The G7 Summit was held in Hiroshima, Japan from May 19th to 21st.</text:p>
      <text:p text:style-name="P4">
News Source: <text:a xlink:type="simple" xlink:href="https://www.zaobao.com.sg/realtime/world/story20230515-1394952" text:style-name="Internet_20_link" text:visited-style-name="Visited_20_Internet_20_Link">
https://www.zaobao.com.sg/realtime/world/story20230515-1394952</text:a>
</text:p>
      <!--NEWS-->
      <text:h text:style-name="P10" text:outline-level="1">
<text:span text:style-name="T4">
Wagner's head of Huahua Post Report denied that he proposed to leak Russian military conditions to Ukraine</text:span>
</text:h>
      <text:p text:style-name="P4">
Publisher: 法新社</text:p>
      <text:p text:style-name="P4">
Published Time: 2023-05-15T16:02:09+00:00</text:p>
      <text:p text:style-name="P4">
Modified Time: 2023-05-15T15:35:02+00:00</text:p>
      <text:p text:style-name="P4">
Description: (AFC, Moscow, 15th) U.S. media reported that the head of the Russian mercenary Organization Wagner Group Progetin had proposed to provide the Russian position to Ukraine. Porigjin refuted the relevant report today "ridiculous", and said that this may come from the discredit operation of Russia's elite circ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5-15T16-02-09-00-00/000000.png" xlink:type="simple" xlink:show="embed" xlink:actuate="onLoad" draw:mime-type="image/png"/>
</draw:frame>
The founder of Wagner Group, Yevgenyprigozhin, has recently aggravated criticism of the Russian Ministry of Defense and released some films that criticize the Russian general. Wagner's soldiers took the lead in attacking Bakhmut, eastern Ukraine, and since its offensive in Russia, the influence of Prigzin has soared.</text:p>
      <text:p text:style-name="P4">
The WashingtonPost (The Washingtonpost) quoted an American EQ yesterday that Perigzin had contacted the Ukraine intelligence agency in January this year, expressing his willingness to provide information on the Russian army to exchange the Urban evacuation of the area near Bachmart. Essence</text:p>
      <text:p text:style-name="P4">
Agence France -Presse cannot confirm the authenticity of the report.</text:p>
      <text:p text:style-name="P4">
Porigjin published a voice message refutation report on the social media Telegram today. He said: "This report looks really good, indicating that I am not only fighting for Russia, but also Volodymyrzlenskyy (President Ukraine) will also satisfy my order. This is really ridiculous."</text:p>
      <text:p text:style-name="P4">
Porigjin also pointed out that "people in Rublevka" may be the behind -the -scenes maker of the report. Rubileva is a high -end suburbs of Moscow, where the Russian elite circle lives. He said: "Of course they will pour me dung at me as much as possible."</text:p>
      <text:p text:style-name="P4">
Porigjin accused the Russian regular army from "escape" Bacht's surrounding positions last week. He has repeatedly claimed that the Russian Ministry of Defense refused to provide ammunition to Wagner soldiers.</text:p>
      <text:p text:style-name="P4">
News Source: <text:a xlink:type="simple" xlink:href="https://www.rfi.fr/cn/%E5%9B%BD%E9%99%85%E6%8A%A5%E9%81%93/20230515-%E7%93%A6%E6%A0%BC%E7%BA%B3%E9%A6%96%E8%84%91%E9%A9%B3%E5%8D%8E%E9%82%AE%E6%8A%A5%E5%AF%BC-%E5%90%A6%E8%AE%A4%E6%8F%90%E8%AE%AE%E6%B3%84%E4%BF%84%E5%86%9B%E6%83%85%E7%BB%99%E4%B9%8C%E5%85%8B%E5%85%B0" text:style-name="Internet_20_link" text:visited-style-name="Visited_20_Internet_20_Link">
https://www.rfi.fr/cn/%E5%9B%BD%E9%99%85%E6%8A%A5%E9%81%93/20230515-%E7%93%A6%E6%A0%BC%E7%BA%B3%E9%A6%96%E8%84%91%E9%A9%B3%E5%8D%8E%E9%82%AE%E6%8A%A5%E5%AF%BC-%E5%90%A6%E8%AE%A4%E6%8F%90%E8%AE%AE%E6%B3%84%E4%BF%84%E5%86%9B%E6%83%85%E7%BB%99%E4%B9%8C%E5%85%8B%E5%85%B0</text:a>
</text:p>
      <!--NEWS-->
      <text:h text:style-name="P10" text:outline-level="1">
<text:span text:style-name="T4">
China sentenced the overseas Chinese leader Liang Chengyun to the life imprisonment of the American overseas Chinese</text:span>
</text:h>
      <text:p text:style-name="P4">
Author: chinese@voanews.com (杨安)</text:p>
      <text:p text:style-name="P4">
Publisher: 美国之音中文网 (Type: NewsMediaOrganization)</text:p>
      <text:p text:style-name="P4">
Published Time: 2023-05-15T16:17:21+08:00</text:p>
      <text:p text:style-name="P4">
Modified Time: 2023-05-15 08:17:21Z</text:p>
      <text:p text:style-name="P4">
Description: The Suzhou Intermediate People's Court of China sentenced John Shing-Wan Leung, a 78-year-old man who had the dual citizenship of Hong Kong and the United States on Monday (May 15) that he was sentenced to life imprisonment for spy. The court did not provide the details of Liang Chengyun's sentence. However, public information shows that Liang Chengyun is the leader of the Overseas Chinese community in the United States, and once has a lot of interaction in the United States and Chinese officials.</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us-china-espionage-20230515/7093508.html" text:style-name="Internet_20_link" text:visited-style-name="Visited_20_Internet_20_Link">
https://www.voachinese.com/a/us-china-espionage-20230515/7093508.html</text:a>
</text:p>
      <!--NEWS-->
      <text:h text:style-name="P10" text:outline-level="1">
<text:span text:style-name="T4">
Anwar: The government extend the anti -corruption meeting and the chief prosecutor's term.</text:span>
</text:h>
      <text:p text:style-name="P4">
Author: 联合早报 (Person)</text:p>
      <text:p text:style-name="P4">
Publisher: 联合早报 (Organization)</text:p>
      <text:p text:style-name="P4">
Published Time: 2023-05-15T16:20</text:p>
      <text:p text:style-name="P4">
Modified Time: 2023-05-15T16:26</text:p>
      <text:p text:style-name="P4">
Description: Malaysian Prime Minister Anhua said that the government's extended the president of the Anti -Corruption Commission, Azhan Bakki, and the chief prosecutor Edrus Haron's term is the correct approach. He said the government is satisfied with the ability and performance of the two. Both Azaka and Edruz Haron were appointed by former Prime Minister Mu Yuding ...</text:p>
      <text:p text:style-name="P4">
Videos: []</text:p>
      <text:p text:style-name="P4">
Audios: []</text:p>
      <text:p text:style-name="P4">
Images: []</text:p>
      <text:p text:style-name="P4">
Type: NewsArticle</text:p>
      <text:p text:style-name="P4">
Breadcrumbs: ['即时', '国际']</text:p>
      <text:p text:style-name="P4">
Keywords: ['安华', '反贪污委员会', '总检察署']</text:p>
      <!--METADATA-->
      <text:p text:style-name="P4">
Malaysian Prime Minister Anhua said that the government's extended the president of the Anti -Corruption Commission, Azhan Bakki, and the chief prosecutor Edrus Haron's term is the correct approach. He said the government is satisfied with the ability and performance of the two.</text:p>
      <text:p text:style-name="P4">
Both Azaka and Edruz Haron were appointed when the former Prime Minister Mu Yuding was in power. Social media had previously rumored that the two would be replaced after Anhua came to power.</text:p>
      <text:p text:style-name="P4">
Anwar on Monday (May 15th) after a press conference after the National Economic Action Director Conference, he said that he allowed Azha Pakistan and Edrus Haron to have absolute flexibility to perform his duties. "As far as I see, their work is satisfactory. When he takes action, he does not favor any party or faction."</text:p>
      <text:p text:style-name="P4">
Anwar said that some of the fierce actions of Azhan Pakistan during the investigation were unprecedented, including locking and searching for several ministers' offices. He said that these performances of Azhan Bucky made the government decide to extend his term.</text:p>
      <text:p text:style-name="P4">
At the end of February 2020, after the "Sheraton Incident" led to the collapse of the Pakatan Harapan government, former Prime Minister Mu Yuding took the oath on March 1, 2020. Muyudin announced on March 9 of the same year that the head of state agreed that the President of the Anti -Corruption Club appointed by the Pakatan Harapan government to shorten the term, and was promoted to the chairman of the chairman of the time of the anti -corruption association.</text:p>
      <text:p text:style-name="P4">
The government's chief secretary Mohamad Zuki issued a statement last Wednesday (10th) that the government agreed that Azhan Pakista continued to serve as the chairman of the Anti -Corruption Association, which was appointed to take effect on Friday (12th) last Friday (12th).</text:p>
      <text:p text:style-name="P4">
The chief prosecutor Edruus Haron is the elder brother of Azhahalun, a former Speaker of the House of Representatives. The Muyudin government announced on March 6, 2020 that he appointed Edruz as the chief prosecutor, with a term of two years. The former chief prosecutor Tomomas, who replaced the Pakatan Harapan government at the time, replaced the Pakatan Harapan government. The Issima government announced on March 6, 2022 that Edruz's term will be extended for one year.</text:p>
      <text:p text:style-name="P4">
<text:a xlink:type="simple" xlink:href="https://www.zaobao.com/realtime/world/story20230208-1361105" text:style-name="Internet_20_link" text:visited-style-name="Visited_20_Internet_20_Link">
</text:a>
Essence After the authorities, the authorities announced the extension of the term of Edrus Haron.</text:p>
      <text:p text:style-name="P4">
News Source: <text:a xlink:type="simple" xlink:href="https://www.zaobao.com.sg/realtime/world/story20230515-1394956" text:style-name="Internet_20_link" text:visited-style-name="Visited_20_Internet_20_Link">
https://www.zaobao.com.sg/realtime/world/story20230515-1394956</text:a>
</text:p>
      <!--NEWS-->
      <text:h text:style-name="P10" text:outline-level="1">
<text:span text:style-name="T4">
British media: Tellas will call on the UK to support the Taiwan anti -China</text:span>
</text:h>
      <text:p text:style-name="P4">
Author: None</text:p>
      <text:p text:style-name="P4">
Publisher: Radio Free Asia (Organization)</text:p>
      <text:p text:style-name="P4">
Published Time: 2023-05-15T16:23:55-04:00</text:p>
      <text:p text:style-name="P4">
Modified Time: 2023-05-15T16:23: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4.612011in" draw:z-index="0">
<draw:image xlink:href="../Images/rfamandarin/2023-05-15T16-23-55-04-00/000000.png" xlink:type="simple" xlink:show="embed" xlink:actuate="onLoad" draw:mime-type="image/png"/>
</draw:frame>
Former British Prime Minister Trasse will visit Taiwan. Reuters information picture</text:p>
      <text:p text:style-name="P4">
Former British Prime Minister Liztruss is about to visit Taiwan on the 16th, and plans to give a speech on Wednesday (17th) at the Taiwan Think Tank's "Cross -Strait Exchange Vision Foundation". The British "Daily Telegraph" first disclosed its speech on Sunday. It is reported that Tellas will call on the United Kingdom to support Taiwan's confrontation against China with "hard power".</text:p>
      <text:p text:style-name="P4">
Tellas has advocated a strong policy position for China during his as Prime Minister and after his resignation. When I went to Japan and the United States after I stepped down, they also expressed their positions that were anti -China. This time, she will also be the first British Prime Minister who visited Taiwan after Mrsgaretthatcher, who visited Taiwan, and received international attention.</text:p>
      <text:p text:style-name="P4">
"Daily Telegraph" pointed out that Tras will emphasize in his speech that Britain must strengthen defense cooperation with Taiwan and use "hard power" to protect Taiwan from China. " Effective deterrence in China. " She will also call on Western countries that "if she wants to avoid war in the Taiwan Strait, she must seriously consider the possibility of military cooperation with Taiwan, and coordinate with each other which weapons to provide Taiwan."</text:p>
      <text:p text:style-name="P4">
"Daily Telegraph" said that Trasse will also tell the audience of Taiwan that she visited Taiwan because she believed that "this is the most important place in the world, and this is the front line of the world of freedom." She will also emphasize that "the Communist Party of China is fighting ideological confrontation with the free world, which is a battle of thought."</text:p>
      <text:p text:style-name="P4">
Editor -in -chief: Kaidi</text:p>
      <text:p text:style-name="P4">
News Source: <text:a xlink:type="simple" xlink:href="https://www.rfa.org/mandarin/Xinwen/8-05152023162207.html" text:style-name="Internet_20_link" text:visited-style-name="Visited_20_Internet_20_Link">
https://www.rfa.org/mandarin/Xinwen/8-05152023162207.html</text:a>
</text:p>
      <!--NEWS-->
      <text:h text:style-name="P10" text:outline-level="1">
<text:span text:style-name="T4">
Argentine ’s annual increase of 108% increased interest rates to 97%</text:span>
</text:h>
      <text:p text:style-name="P4">
Publisher: 法新社</text:p>
      <text:p text:style-name="P4">
Published Time: 2023-05-15T16:32:10+00:00</text:p>
      <text:p text:style-name="P4">
Modified Time: 2023-05-15T16:05:03+00:00</text:p>
      <text:p text:style-name="P4">
Description: (France -France -France -France -France -France, Buenos Aires, 15th) Argentina's Central Bank will increase their basic interest rates by 6 percentage points to 97%today. In order to fight against soaring inflation, the Argentine government is preparing to announce a series of measur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617581in" draw:z-index="0">
<draw:image xlink:href="../Images/rficn/2023-05-15T16-32-10-00-00/000000.png" xlink:type="simple" xlink:show="embed" xlink:actuate="onLoad" draw:mime-type="image/png"/>
</draw:frame>
This is the second time the Argentine Central Bank raised interest rates in less than a month. Previously, Argentina's annual inflation annual growth rate was as high as 108%.</text:p>
      <text:p text:style-name="P4">
The Argentine Central Bank issued a statement that the interest rate hike aims to "prevent financial fluctuations from becoming a driving factor for inflation expectations."</text:p>
      <text:p text:style-name="P4">
News Source: <text:a xlink:type="simple" xlink:href="https://www.rfi.fr/cn/%E5%9B%BD%E9%99%85%E6%8A%A5%E9%81%93/20230515-%E9%98%BF%E6%A0%B9%E5%BB%B74%E6%9C%88%E9%80%9A%E8%86%A8%E5%B9%B4%E5%A2%9E108-%E5%A4%AE%E8%A1%8C%E5%B0%86%E5%88%A9%E7%8E%87%E8%B0%83%E9%AB%98%E8%87%B397" text:style-name="Internet_20_link" text:visited-style-name="Visited_20_Internet_20_Link">
https://www.rfi.fr/cn/%E5%9B%BD%E9%99%85%E6%8A%A5%E9%81%93/20230515-%E9%98%BF%E6%A0%B9%E5%BB%B74%E6%9C%88%E9%80%9A%E8%86%A8%E5%B9%B4%E5%A2%9E108-%E5%A4%AE%E8%A1%8C%E5%B0%86%E5%88%A9%E7%8E%87%E8%B0%83%E9%AB%98%E8%87%B397</text:a>
</text:p>
      <!--NEWS-->
      <text:h text:style-name="P10" text:outline-level="1">
<text:span text:style-name="T4">
"Asia -Pacific Report" May 15, 2023 Audio</text:span>
</text:h>
      <text:p text:style-name="P4">
Author: None</text:p>
      <text:p text:style-name="P4">
Publisher: Radio Free Asia (Organization)</text:p>
      <text:p text:style-name="P4">
Published Time: 2023-05-15T16:33:22-04:00</text:p>
      <text:p text:style-name="P4">
Modified Time: 2023-05-15T16:33:22-04:00</text:p>
      <text:p text:style-name="P4">
Description: None</text:p>
      <text:p text:style-name="P4">
Videos: []</text:p>
      <text:p text:style-name="P4">
Audios: ["<text:a xlink:type="simple" xlink:href="https://www.rfa.org/mandarin/apr-audio/yp-051520230944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88615in" draw:z-index="0">
<draw:image xlink:href="../Images/rfamandarin/2023-05-15T16-33-22-04-00/000000.png" xlink:type="simple" xlink:show="embed" xlink:actuate="onLoad" draw:mime-type="image/png"/>
</draw:frame>
 <text:a xlink:type="simple" xlink:href="https://www.rfa.org/mandarin/apr-audio/yp-05152023094459.html/@@images/image" text:style-name="Internet_20_link" text:visited-style-name="Visited_20_Internet_20_Link">
</text:a>
Free Asia Radio Drawing <text:a xlink:type="simple" xlink:href="https://www.rfa.org/mandarin/apr-audio/yp-05152023094459.html/@@stream" text:style-name="Internet_20_link" text:visited-style-name="Visited_20_Internet_20_Link">
</text:a>
The main content of this show:</text:p>
      <text:p text:style-name="P4">
1 . The population of the north, Shanghai, Guangzhou and Shenzhen declined, and scholars believe that China's "first -tier cities" have entered the recession period;</text:p>
      <text:p text:style-name="P4">
2 . The mobile phone manufacturer OPPO announced the termination of chip research and development, and thousands of employees are facing unemployment;</text:p>
      <text:p text:style-name="P4">
3 . "Case 709" Human rights lawyer Li Heping was forced to move again, and the Beijing police refused to enforce the law;</text:p>
      <text:p text:style-name="P4">
4 . The United States issued an international religious freedom report to highlight the political loyalty politics of the CCP authorities;</text:p>
      <text:p text:style-name="P4">
5 . "Patriotic Overseas Chinese Leader" Liang Chengyun was sentenced to life imprisonment by the Suzhou Court for a spy.</text:p>
      <text:p text:style-name="P4">
News Source: <text:a xlink:type="simple" xlink:href="https://www.rfa.org/mandarin/apr-audio/yp-05152023094459.html" text:style-name="Internet_20_link" text:visited-style-name="Visited_20_Internet_20_Link">
https://www.rfa.org/mandarin/apr-audio/yp-05152023094459.html</text:a>
</text:p>
      <!--NEWS-->
      <text:h text:style-name="P10" text:outline-level="1">
<text:span text:style-name="T4">
Han expert: do not rule out a stronger earthquake in the East China Sea</text:span>
</text:h>
      <text:p text:style-name="P4">
Author: 联合早报 (Person)</text:p>
      <text:p text:style-name="P4">
Publisher: 联合早报 (Organization)</text:p>
      <text:p text:style-name="P4">
Published Time: 2023-05-15T16:49</text:p>
      <text:p text:style-name="P4">
Modified Time: 2023-05-15T17:19</text:p>
      <text:p text:style-name="P4">
Description: In the past three weeks of the eastern part of South Korea, there have been 30 earthquakes below 4.5 times in the past three weeks. Experts point out that although the possibility is less, it cannot completely rule out the possibility of a larger -scale earthquake in this sea area, and the monitoring and tracking of earthquakes should be strengthened. Yonhap News Agency reported that the South Korean Meteorological Agency on Monday ...</text:p>
      <text:p text:style-name="P4">
Videos: []</text:p>
      <text:p text:style-name="P4">
Audios: []</text:p>
      <text:p text:style-name="P4">
Images: []</text:p>
      <text:p text:style-name="P4">
Type: NewsArticle</text:p>
      <text:p text:style-name="P4">
Breadcrumbs: ['即时', '国际']</text:p>
      <text:p text:style-name="P4">
Keywords: ['韩国', '地震']</text:p>
      <!--METADATA-->
      <text:p text:style-name="P4">
In the past three weeks of the eastern part of South Korea, there have been 30 earthquakes below 4.5 times in the past three weeks. Experts point out that although the possibility is less, it cannot completely rule out the possibility of a larger -scale earthquake in this sea area, and the monitoring and tracking of earthquakes should be strengthened.</text:p>
      <text:p text:style-name="P4">
The Yonhap News Agency reported that the South Korean Meteorological Agency held an expert meeting on Monday (May 15) and last Friday (12th) to discuss the recent earthquakes on the waters of the northeast of Donghai City, Jiangyuan Road.</text:p>
      <text:p text:style-name="P4">
<text:a xlink:type="simple" xlink:href="https://www.zaobao.com/realtime/world/story20230515-1394815" text:style-name="Internet_20_link" text:visited-style-name="Visited_20_Internet_20_Link">
</text:a>
Essence This is the largest magnitude of about 30 earthquakes recorded in this sea area from April 23, and it is also the strongest earthquake that has occurred in the Korean Peninsula and the surrounding waters this year.</text:p>
      <text:p text:style-name="P4">
Experts speculated that the earthquake occurred in the reverse layer, which was similar to the magnitude 4.2 earthquake on January 24, 1996 and the magnitude 4.3 earthquake characteristics that occurred on April 19, 2019. Experts point out that due to the large errors in the detection results of the marine earthquake, it is necessary to further analyze it. According to the preliminary observation of experts, the possibility of a larger -scale earthquake in this sea area is less likely, but it cannot be completely ruled out.</text:p>
      <text:p text:style-name="P4">
The South Korean Meteorological Agency said that it would strengthen the monitoring of earthquakes through research projects centered on the Jiangyuan and the central part of the East China Sea to find out the cause of the earthquake. Yu Yudong, director of the Meteorological Department, said that he would do his best to monitor and report all -weather earthquakes and effectively cope with the risk of strong earthquakes.</text:p>
      <text:p text:style-name="P4">
News Source: <text:a xlink:type="simple" xlink:href="https://www.zaobao.com.sg/realtime/world/story20230515-1394959" text:style-name="Internet_20_link" text:visited-style-name="Visited_20_Internet_20_Link">
https://www.zaobao.com.sg/realtime/world/story20230515-1394959</text:a>
</text:p>
      <!--NEWS-->
      <text:h text:style-name="P10" text:outline-level="1">
<text:span text:style-name="T4">
China has pushed the "new era marriage and education culture" netizens: wedding leave and maternity leave are not given. What is born?</text:span>
</text:h>
      <text:p text:style-name="P4">
Author: chinese@voanews.com (金谷)</text:p>
      <text:p text:style-name="P4">
Publisher: 美国之音中文网 (Type: NewsMediaOrganization)</text:p>
      <text:p text:style-name="P4">
Published Time: 2023-05-15T16:58:43+08:00</text:p>
      <text:p text:style-name="P4">
Modified Time: 2023-05-15 08:58:43Z</text:p>
      <text:p text:style-name="P4">
Description: May 15th is the "International Family Day" designated by the United Nations. The China Family Planning Association has recently announced that it will carry out the second batch of "pilot projects for new era wedding culture construction" in more than 20 cities to vigorously create a friendly social environment. This It is the latest initiative promoted by the authorities for the decline in China's birth rate.</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new-childbearing-and-marriage-culture-20230515/7093519.html" text:style-name="Internet_20_link" text:visited-style-name="Visited_20_Internet_20_Link">
https://www.voachinese.com/a/china-new-childbearing-and-marriage-culture-20230515/7093519.html</text:a>
</text:p>
      <!--NEWS-->
      <text:h text:style-name="P10" text:outline-level="1">
<text:span text:style-name="T4">
The Chinese envoy Li Hui has visited all sectors of Ukraine to pay attention to whether to talk about peace</text:span>
</text:h>
      <text:p text:style-name="P4">
Author: chinese@voanews.com (杨安)</text:p>
      <text:p text:style-name="P4">
Publisher: 美国之音中文网 (Type: NewsMediaOrganization)</text:p>
      <text:p text:style-name="P4">
Published Time: 2023-05-15T17:54:45+08:00</text:p>
      <text:p text:style-name="P4">
Modified Time: 2023-05-15 13:40:47Z</text:p>
      <text:p text:style-name="P4">
Description: The Chinese government Eurasian Affairs, a special representative of Eurasian Affairs Li Hui (May 15), set off for Ukraine, Russia and other European cities. According to two people familiar with the matter, Ukraine will be Li Hui's first stop.</text:p>
      <text:p text:style-name="P4">
Videos: []</text:p>
      <text:p text:style-name="P4">
Images: []</text:p>
      <text:p text:style-name="P4">
Categories: ['中国', '乌克兰局势']</text:p>
      <text:p text:style-name="P4">
Type: None</text:p>
      <!--METADATA-->
      <text:p text:style-name="P4">
Nonenone</text:p>
      <text:p text:style-name="P4">
News Source: <text:a xlink:type="simple" xlink:href="https://www.voachinese.com/a/7093554.html" text:style-name="Internet_20_link" text:visited-style-name="Visited_20_Internet_20_Link">
https://www.voachinese.com/a/7093554.html</text:a>
</text:p>
      <!--NEWS-->
      <text:h text:style-name="P10" text:outline-level="1">
<text:span text:style-name="T4">
Malaysian Unity Government Conference: Esima and Xishan's absences caused discussion</text:span>
</text:h>
      <text:p text:style-name="P4">
Author: 联合早报 (Person)</text:p>
      <text:p text:style-name="P4">
Publisher: 联合早报 (Organization)</text:p>
      <text:p text:style-name="P4">
Published Time: 2023-05-15T18:32</text:p>
      <text:p text:style-name="P4">
Modified Time: 2023-05-15T19:16</text:p>
      <text:p text:style-name="P4">
Description: The unity government led by the Malaysian Prime Minister Anhua held the first congress on Sunday (May 14). The former Prime Minister of UMNO, Esmemi Billi, and former Ministry of Defense Senior Minister Hishan Mu Ding's absence of the conference and caused discussion. After they passed, the reason for the absence was that they were abroad at the time. install...</text:p>
      <text:p text:style-name="P4">
Videos: []</text:p>
      <text:p text:style-name="P4">
Audios: []</text:p>
      <text:p text:style-name="P4">
Images: []</text:p>
      <text:p text:style-name="P4">
Type: NewsArticle</text:p>
      <text:p text:style-name="P4">
Breadcrumbs: ['即时', '国际']</text:p>
      <text:p text:style-name="P4">
Keywords: ['安华', '巫统', '依斯迈沙比里', '希山慕丁']</text:p>
      <!--METADATA-->
      <text:p text:style-name="P4">
The unity government led by the Malaysian Prime Minister Anhua held the first congress on Sunday (May 14). The former Prime Minister of UMNO, Esmemi Billi, and former Ministry of Defense Senior Minister Hishan Mu Ding's absence of the conference and caused discussion. After they passed, the reason for the absence was that they were abroad at the time.</text:p>
      <text:p text:style-name="P4">
The Sunday of Anhua's unity government concludes successfully concluded, and 19 member leaders also unanimously supported Anwar's leadership. However, at least three UMNO parliamentarians were absent from the conference. They include Esmai and Hishan Mu Ding, as well as former Johor Ministers Hasney. These three are not UMNO leaders.</text:p>
      <text:p text:style-name="P4">
Esmai is also a parliamentarian of Pahang's UMNO Belle District. He told the Singapore Daily on Monday (15th): "I did not attend (the conference). I (at the time) in Jakarta." Isemi has repeatedly opposed UMNO and the united government led by the Pakatan Harapan. He has criticized the unity government as "<text:a xlink:type="simple" xlink:href="https://www.zaobao.com/news/sea/story20230417-1384167" text:style-name="Internet_20_link" text:visited-style-name="Visited_20_Internet_20_Link">
</text:a>
"And pointed out that all political parties have publicly attacked each other and cracks, and said that this" forced marriage "may be over.</text:p>
      <text:p text:style-name="P4">
In addition, Hishan Mu Ding's assistant Harfz also confirmed to the Star Chau Daily that the former people of Heshan Mu Ding were abroad, so they were absent from the Sunday's unity government conference.</text:p>
      <text:p text:style-name="P4">
The UMNO Council announced on January 27 this year that he was expelled from 44 party members, including the former Wuqing Regiment Kelly and the former Chairman of the UN UMNO Selangor State Committee, Noroma. UMNO also announced at the time that four people such as Hishan Mu Ding, UMNO Propaganda Director Sharier Handan, and former members of Renbao Parliament frozen the party for six years.</text:p>
      <text:p text:style-name="P4">
From time to time, Hishan Mu Ding posted a photo of himself with Kelly in social media, and stated that he, Kelly and Sharil Handan were the same destiny, but would continue to work together.</text:p>
      <text:p text:style-name="P4">
Former Johor Minister Hasney is also a member of the Parliament of Johor UMNO New State Lingjin District. He shared on Facebook on Sunday to share photos of himself in the morning in Johor, Jurisse in Johor, the afternoon of Batu, and to attend three events in Ayan in the evening, but he did not post any posts related to the unity government conference.</text:p>
      <text:p text:style-name="P4">
The first Solidarity Government Conference was held at the UMNO headquarters at the Kuala Lumpur World Trade Center. At the meeting, Anhua stated that the current government is not only stable, but also will be fulfilled.</text:p>
      <text:p text:style-name="P4">
News Source: <text:a xlink:type="simple" xlink:href="https://www.zaobao.com.sg/realtime/world/story20230515-1394975" text:style-name="Internet_20_link" text:visited-style-name="Visited_20_Internet_20_Link">
https://www.zaobao.com.sg/realtime/world/story20230515-1394975</text:a>
</text:p>
      <!--NEWS-->
      <text:h text:style-name="P10" text:outline-level="1">
<text:span text:style-name="T4">
Eritreya Shumei Chinese China takes the opportunity to "deepen strategic relations"</text:span>
</text:h>
      <text:p text:style-name="P4">
Author: chinese@voanews.com (金谷)</text:p>
      <text:p text:style-name="P4">
Publisher: 美国之音中文网 (Type: NewsMediaOrganization)</text:p>
      <text:p text:style-name="P4">
Published Time: 2023-05-15T18:35:44+08:00</text:p>
      <text:p text:style-name="P4">
Modified Time: 2023-05-15 10:35:44Z</text:p>
      <text:p text:style-name="P4">
Description: China seeks to strengthen the existence of the corner of Africa, hoping to deepen its strategic relationship with Eritrea in this region, and the latter is also explaining to Beijing, suggesting that it is alienated to the United States.</text:p>
      <text:p text:style-name="P4">
Videos: []</text:p>
      <text:p text:style-name="P4">
Images: []</text:p>
      <text:p text:style-name="P4">
Categories: ['中国', '非洲']</text:p>
      <text:p text:style-name="P4">
Type: None</text:p>
      <!--METADATA-->
      <text:p text:style-name="P4">
Nonenone</text:p>
      <text:p text:style-name="P4">
News Source: <text:a xlink:type="simple" xlink:href="https://www.voachinese.com/a/china-eritrea-us-20230515/7093572.html" text:style-name="Internet_20_link" text:visited-style-name="Visited_20_Internet_20_Link">
https://www.voachinese.com/a/china-eritrea-us-20230515/7093572.html</text:a>
</text:p>
      <!--NEWS-->
      <text:h text:style-name="P10" text:outline-level="1">
<text:span text:style-name="T4">
近: Will Xi Jinping's Xiong'an "Millennium Plan" become a "rotten project"?</text:span>
</text:h>
      <text:p text:style-name="P4">
Author: chinese@voanews.com (邓聿文)</text:p>
      <text:p text:style-name="P4">
Publisher: 美国之音中文网 (Type: NewsMediaOrganization)</text:p>
      <text:p text:style-name="P4">
Published Time: 2023-05-15T19:37:27+08:00</text:p>
      <text:p text:style-name="P4">
Modified Time: 2023-05-15 11:55:53Z</text:p>
      <text:p text:style-name="P4">
Description: On May 10, Xi Jinping went to Xiong'an in person, which was the third inspection after Xi was established in Xiong'an New District. Different from the previous two times, this time the three "princes" -Li Qiang, Prime Minister of the State Council, Cai Qi, the first secretary of the Secretariat, and Ding Xuexiang, Executive Deputy Prime Minister of the State Council, two "Marquis" -Lizhong Minister Li Ganjie, Deputy Prime Minister of the State Council Accompanied by He Lifeng, it is equivalent to moving the half of the Standing Committee of the Politburo to Xiong'an. His specifications have broken the most of the history of the Communist Party of China and created another "new example" of Xi.</text:p>
      <text:p text:style-name="P4">
Videos: []</text:p>
      <text:p text:style-name="P4">
Images: []</text:p>
      <text:p text:style-name="P4">
Categories: ['特约时评', '中国']</text:p>
      <text:p text:style-name="P4">
Type: None</text:p>
      <!--METADATA-->
      <text:p text:style-name="P4">
Nonenone</text:p>
      <text:p text:style-name="P4">
News Source: <text:a xlink:type="simple" xlink:href="https://www.voachinese.com/a/deng-yuwen-on-xi-s-visit-to-xiong-an-20230515/7093630.html" text:style-name="Internet_20_link" text:visited-style-name="Visited_20_Internet_20_Link">
https://www.voachinese.com/a/deng-yuwen-on-xi-s-visit-to-xiong-an-20230515/7093630.html</text:a>
</text:p>
      <!--NEWS-->
      <text:h text:style-name="P10" text:outline-level="1">
<text:span text:style-name="T4">
The news of the Ford Motor's layoffs on Monday Monday, the US market,</text:span>
</text:h>
      <text:p text:style-name="P4">
Author: 李可爱 (Person)</text:p>
      <text:p text:style-name="P4">
Publisher: 联合早报 (Organization)</text:p>
      <text:p text:style-name="P4">
Published Time: 2023-05-15T19:38</text:p>
      <text:p text:style-name="P4">
Modified Time: 2023-05-15T19:38</text:p>
      <text:p text:style-name="P4">
Description: ● After the Dow Jones Index and Standard and the Poor 500 index fell for a week in a row, the main stock index futures futures in the Wall Street stock market rose on Monday (May 15). The debt negotiations of this week will be the focus of Wall Street investors' attention. ● At 7:00, the standard and Pu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 '福特汽车']</text:p>
      <!--METADATA-->
      <text:p text:style-name="P4">
Monday (May 15):</text:p>
      <text:p text:style-name="P4">
● After the Dow Jones Index and Standard and the Poor 500 index fell for a week in a row, the main stock index futures futures in the Wall Street stock market rose on Monday (May 15). The debt negotiations of this week will be the focus of Wall Street investors' attention.</text:p>
      <text:p text:style-name="P4">
● At 7:00, the standard and the Pur 500 Index futures rose 16.50 points or 0.40 % to 4140.60 points; the NASDAQ 100 index futures starting from 35.20 or 0.26 % to 13375.40 points; At 33427.20 points.</text:p>
      <text:p text:style-name="P4">
● Data from the United States last Friday show that consumers' confidence has fallen to the lowest point in six months, which has led to a slight low of the US stock market last Friday, and many large stocks have risen after recently.</text:p>
      <text:p text:style-name="P4">
● The standard and the Pur 500 index fell slightly by 6.54 points last Friday, and the closure of 4124.08 points. The heavyweight Dow Jones Index also fell 8.89 points slightly, and the closed market was 33300.62 points. The Nasdaq 100 Index, which is mainly technology stocks, retreated 0.37 % or 49.60 points, and closed at 13340.17 points.</text:p>
      <text:p text:style-name="P4">
● The trading of the US stock market last Friday was quiet. The total transaction volume of the exchange was only 9.33 billion shares, which was much less than the average transaction volume of 10.65 billion shares in the past 20 days.</text:p>
      <text:p text:style-name="P4">
Priority of trading before the market:</text:p>
      <text:p text:style-name="P4">
● Some stocks related to cryptocurrencies rose before the market tonight. Marathon Digital and RIOTBLOCKCHAIN rose more than 4 %; Microstrategy also rose by nearly 4 %; the stock price of cryptocurrency trading platform Coinbase rose by 3 %.</text:p>
      <text:p text:style-name="P4">
● The Wall Street Journal reports that the Engaged Capital plan holding about 6.6 % of the Hamburg Chain Store Shack Store plans to compete for three board seats. Shakeshack's stock price rose 2.42 US dollars before the market, at $ 67.63.</text:p>
      <text:p text:style-name="P4">
● Aristocratleisure agreed to buy Lottery Game Technology Company Neogames at a price of $ 29.50 per share, driving Neogames's stock price by 119.70 % before the market, $ 28.21 in the draft. The total value of this transaction is estimated to be US $ 1.2 billion and is expected to be completed within 12 months.</text:p>
      <text:p text:style-name="P4">
● On the week, let's take a look at the news of Ford's layoffs in China. The stock was $ 0.04 tonight, and the deadline was $ 11.71.</text:p>
      <text:p text:style-name="P4">
● In order of active stocks before the market: Palantir Technologies, Tesla, Pacwest Bancorp, Alphabetinc, and Apple. At the time of the draft, the stock price of these five active stocks took off.</text:p>
      <text:p text:style-name="P4">
<draw:frame draw:style-name="fr1" draw:name="Image168" text:anchor-type="as-char" svg:width="6.9236in" svg:height="4.615733in" draw:z-index="0">
<draw:image xlink:href="../Images/zaobao world/2023-05-15T19-38/000000.png" xlink:type="simple" xlink:show="embed" xlink:actuate="onLoad" draw:mime-type="image/png"/>
</draw:frame>
Ford's share in the Chinese market last year was 2.1 %. (Reuters)</text:p>
      <text:h text:style-name="P13" text:outline-level="4">
<text:span text:style-name="T4">
Ford Motor (Ford Motor) (New York Stock Exchange code: f)</text:span>
</text:h>
      <text:p text:style-name="P4">
According to local media reports such as the Economic Daily, Ford Motor Corporation has plans to lay off more than 1,300 people in China as the sales volume of the world's largest automotive market has continued to decline.</text:p>
      <text:p text:style-name="P4">
Ford's wholesale volume in China fell below 500,000 in 10 years last year, continuing a trend that it has begun since 2016. At that time, the American auto manufacturer shipped a total of 1.27 million vehicles with a market share of 4.6 %. However, as Chinese consumers have more and more accepted Tesla electric vehicles, and electric vehicles produced by local companies such as BYD (BYD), Ford's market share is defeated to 2.1 % last year.</text:p>
      <text:p text:style-name="P4">
Bloomberg quoted Ford spokesman: "Our cost is not competitive, so internally, and with our partners, we strive to reduce the cost of all fields. We can only win through the structural organization with excellence and response. It is necessary to build healthier and sustainable business in China. "</text:p>
      <text:p text:style-name="P4">
The spokesman also said: "China is still a very important market, and Ford will strive to develop our business here. We will continue to accelerate the transformation process in China. Our new local electric vehicle products are under development. At the same time, it also further strengthened the electric vehicle business with the partners, including expanding the distribution network. "</text:p>
      <text:p text:style-name="P4">
However, the spokesman did not specify how many people Ford would lay off in China, nor did it provide any layoffs. Ford currently has only one electric vehicle Mustang Mach-E is sold in the Chinese market.</text:p>
      <text:p text:style-name="P4">
Ford said earlier this year that during the company's transitional transition, costs have been rising. Therefore, the company decided to lay off 3,800 people throughout Europe. Ford has a total of about 173,000 employees in the world. Ford also said that by 2026, the company will invest 50 billion US dollars in electric vehicle production.</text:p>
      <text:p text:style-name="P4">
In fact, with the strong business of its trucks and SUVs, Ford Motors announced its strong first -quarter turnover and profitability earlier earlier this month. It is only that its electric vehicle department has continued to suffer losses, so the company has made cautious predictions on the annual performance outlook.</text:p>
      <text:p text:style-name="P4">
At that time, the company reiterated that before the annual adjustment, the profitability of the interest tax was between US $ 9 billion and $ 11 billion. These numbers include a US $ 3 billion losses expected by the Ford's motorcycle department.</text:p>
      <text:p text:style-name="P4">
Although in the face of cost pressure during the transformation process, in the 12 analysis of Tipranks, there are still five "buying" rating to Ford Auto stocks, five "holding" rating, and two "sell" rating. One The average target price of the annual period is $ 14.25.</text:p>
      <text:p text:style-name="P4">
News Source: <text:a xlink:type="simple" xlink:href="https://www.zaobao.com.sg/realtime/world/story20230515-1394979" text:style-name="Internet_20_link" text:visited-style-name="Visited_20_Internet_20_Link">
https://www.zaobao.com.sg/realtime/world/story20230515-1394979</text:a>
</text:p>
      <!--NEWS-->
      <text:h text:style-name="P10" text:outline-level="1">
<text:span text:style-name="T4">
Zelei is analing to NATO to make active decisions on applying for an alliance in the Alliance</text:span>
</text:h>
      <text:p text:style-name="P4">
Author: 联合早报 (Person)</text:p>
      <text:p text:style-name="P4">
Publisher: 联合早报 (Organization)</text:p>
      <text:p text:style-name="P4">
Published Time: 2023-05-15T21:01</text:p>
      <text:p text:style-name="P4">
Modified Time: 2023-05-15T21:04</text:p>
      <text:p text:style-name="P4">
Description: 乌克兰总统泽连斯基向北约发出新的呼吁，希望在7月的北约峰会对乌克兰的入盟申请做出“积极的政治决定”。路透社报道，泽连斯基星期一（5月15日）在哥本哈根民主高峰会通过视频发表讲话说：...</text:p>
      <text:p text:style-name="P4">
Videos: []</text:p>
      <text:p text:style-name="P4">
Audios: []</text:p>
      <text:p text:style-name="P4">
Images: []</text:p>
      <text:p text:style-name="P4">
Type: NewsArticle</text:p>
      <text:p text:style-name="P4">
Breadcrumbs: ['即时', '国际']</text:p>
      <text:p text:style-name="P4">
Keywords: ['乌克兰', '泽连斯基', '北约']</text:p>
      <!--METADATA-->
      <text:p text:style-name="P4">
Ukrainian President Zelei issued a new appeal to NATO, hoping that in the NATO summit in July, he made "positive political decisions" for the application of Ukraine's enrollment.</text:p>
      <text:p text:style-name="P4">
Reuters reported that Zelei Skiski made a speech at the Copenhagen Democratic Summit on Monday (May 15th) and said: "It's time to eliminate Europe's largest security uncertainty, that is, approval (Ukraine) to join NATO positive politics to join NATO's positive politics Decision. "He said:" This is worth doing this at the summit in July. This will be a timely signal. "</text:p>
      <text:p text:style-name="P4">
Western allies have provided weapons to Ukraine against Russia's invasion, but Kiev hopes to have more powerful security guarantees in the future and want to join the NATO Military Alliance. NATO will hold a summit in Vilnis, the capital of Lithuania in July.</text:p>
      <text:p text:style-name="P4">
Zelezzky is visiting the capital of European countries to fight for support from all countries before the Ukraine counterattack.</text:p>
      <text:p text:style-name="P4">
News Source: <text:a xlink:type="simple" xlink:href="https://www.zaobao.com.sg/realtime/world/story20230515-1395002" text:style-name="Internet_20_link" text:visited-style-name="Visited_20_Internet_20_Link">
https://www.zaobao.com.sg/realtime/world/story20230515-1395002</text:a>
</text:p>
      <!--NEWS-->
      <text:h text:style-name="P10" text:outline-level="1">
<text:span text:style-name="T4">
The only opposition party campaign qualification for Cambodia was canceled</text:span>
</text:h>
      <text:p text:style-name="P4">
Author: 联合早报 (Person)</text:p>
      <text:p text:style-name="P4">
Publisher: 联合早报 (Organization)</text:p>
      <text:p text:style-name="P4">
Published Time: 2023-05-15T21:08</text:p>
      <text:p text:style-name="P4">
Modified Time: 2023-05-15T21:08</text:p>
      <text:p text:style-name="P4">
Description: The Cambodian Election Commission announced that the qualifications for the only opposition candlelight party in the July election have been canceled. The candlelight party will appeal about this. Reuters reported that the Cambodian Election Commission issued a statement on Monday (May 15) that the candlelight party did not provide the article required for the registration election ...</text:p>
      <text:p text:style-name="P4">
Videos: []</text:p>
      <text:p text:style-name="P4">
Audios: []</text:p>
      <text:p text:style-name="P4">
Images: []</text:p>
      <text:p text:style-name="P4">
Type: NewsArticle</text:p>
      <text:p text:style-name="P4">
Breadcrumbs: ['即时', '国际']</text:p>
      <text:p text:style-name="P4">
Keywords: ['柬埔寨', '大选']</text:p>
      <!--METADATA-->
      <text:p text:style-name="P4">
The Cambodian Election Commission announced that the qualifications for the only opposition candlelight party in the July election have been canceled. The candlelight party will appeal about this.</text:p>
      <text:p text:style-name="P4">
Reuters reported that the Cambodian Election Commission issued a statement on Monday (May 15) that the Candle Light Party did not provide documents required to register the election. Sonchhay, vice chairman of the candlelight party, responded to the incident through a newsletter: "Our party will submit the case further to the Constitutional Committee. We have a week to do so."</text:p>
      <text:p text:style-name="P4">
The ruling Cambodian People's Party (CPP) called on Monday that the national election in July will be free, fair and democratic, and more than 10 political parties will be elected. When asked about a comment on the eligibility of the only opposition candlelight party, the spokesman for the People's Party said that the candlelight party submitted a copy of the document and said that it was "wrong."</text:p>
      <text:p text:style-name="P4">
The Candle Light Party was established for more than a year. It was formerly a Cambodian Salvation Party (CNRP). It is a popular opposition in Cambodia. The Cambodian Supreme Court dissolved before the 2017 election. In the 2018 election, the People's Party won all 125 seats in the National Assembly, and the party chairman was Prime Minister Hun Sen. Many former members of the National Salvation Party were detained or sentenced to guilty, and many of them exiled in the comprehensive suppression of Hun Sen, who had served for a long time.</text:p>
      <text:p text:style-name="P4">
Cambodia's selection was held on July 23.</text:p>
      <text:p text:style-name="P4">
News Source: <text:a xlink:type="simple" xlink:href="https://www.zaobao.com.sg/realtime/world/story20230515-1395005" text:style-name="Internet_20_link" text:visited-style-name="Visited_20_Internet_20_Link">
https://www.zaobao.com.sg/realtime/world/story20230515-1395005</text:a>
</text:p>
      <!--NEWS-->
      <text:h text:style-name="P10" text:outline-level="1">
<text:span text:style-name="T4">
The Turkish Election Commission confirmed the decision on the 28th</text:span>
</text:h>
      <text:p text:style-name="P4">
Author: 联合早报 (Person)</text:p>
      <text:p text:style-name="P4">
Publisher: 联合早报 (Organization)</text:p>
      <text:p text:style-name="P4">
Published Time: 2023-05-15T21:31</text:p>
      <text:p text:style-name="P4">
Modified Time: 2023-05-15T21:43</text:p>
      <text:p text:style-name="P4">
Description: The Turkish Election Commission confirmed that the presidential election will conduct a second round of elections on May 28. Reuters reports that Jena, chairman of the Turkish Election Commission, said on Monday (May 15) that the current president Erdogan and the main opponent "National Alliance" candidate Kleskada ...</text:p>
      <text:p text:style-name="P4">
Videos: []</text:p>
      <text:p text:style-name="P4">
Audios: []</text:p>
      <text:p text:style-name="P4">
Images: []</text:p>
      <text:p text:style-name="P4">
Type: NewsArticle</text:p>
      <text:p text:style-name="P4">
Breadcrumbs: ['即时', '国际']</text:p>
      <text:p text:style-name="P4">
Keywords: ['土耳其', '大选']</text:p>
      <!--METADATA-->
      <text:p text:style-name="P4">
The Turkish Election Commission confirmed that the presidential election will conduct a second round of elections on May 28.</text:p>
      <text:p text:style-name="P4">
Reuters reports that the President of the Turkish Election Commission, Jana Monday (May 15), said that the current president Erdogan and the main opponent "National Alliance" candidate Kellekilicdaroglu's votes were not. After half, it cannot be fully won, so the second round of voting will be performed. He said that it still needs to count about 35,000 votes. According to the calculated votes, Erdogan received about 49.51%of the votes, and Kellechidalolu received 44.88%of the votes.</text:p>
      <text:p text:style-name="P4">
The pre -election polls showed that the competition of the presidential election was very fierce, but the Crechidalolu Luluo, who led the sixth party league, was slightly ahead. The two polls last Friday (12th) even showed that his support rate exceeded 50% threshold.</text:p>
      <text:p text:style-name="P4">
Turkish media believes that the issues that have attracted much attention from voters in this election include economic issues, earthquake disasters, and Syrian refugees in Turkey.</text:p>
      <text:p text:style-name="P4">
According to data from the Turkish Supreme Election Commission, about 64.1 million registered voters in Turkey, of which about 3.4 million were registered voters. Overseas voting has ended on May 9.</text:p>
      <text:p text:style-name="P4">
Turkish presidential term of office is five years, and the election uses a two -wheeled voting system for direct elections. In the first round of voting, if no candidate received more than half of the votes, the first two candidates participated in the second round. The proportion representative system for the Earth Council election, the threshold for the voting rate of the party and the party and the party and the party groups is 7%.</text:p>
      <text:p text:style-name="P4">
News Source: <text:a xlink:type="simple" xlink:href="https://www.zaobao.com.sg/realtime/world/story20230515-1395014" text:style-name="Internet_20_link" text:visited-style-name="Visited_20_Internet_20_Link">
https://www.zaobao.com.sg/realtime/world/story20230515-1395014</text:a>
</text:p>
      <!--NEWS-->
      <text:h text:style-name="P10" text:outline-level="1">
<text:span text:style-name="T4">
Renaosa, Mexico, where immigrants gather</text:span>
</text:h>
      <text:p text:style-name="P4">
Author: VOA</text:p>
      <text:p text:style-name="P4">
Publisher: 美国之音中文网 (Type: Organization)</text:p>
      <text:p text:style-name="P4">
Published Time: 2023-05-15T22:02:48+08:00</text:p>
      <text:p text:style-name="P4">
Modified Time: 2023-05-15 14:02:48Z</text:p>
      <text:p text:style-name="P4">
Description: Reynosa, Mexican city, at the border of the United States and Mexico, is a transit land before many immigrants enter the United States in legal or illegal ways. A large number of immigrants have impact on the local municipalities and people's livelihood. VOA reporters interviewed several immigrants in Central and South America, and one of the immigrants from Cuba said that he left Cuba to escape the communist system.</text:p>
      <text:p text:style-name="P4">
Videos: []</text:p>
      <text:p text:style-name="P4">
Images: []</text:p>
      <text:p text:style-name="P4">
Categories: ['美国移民/难民议题', '每日视频新闻', '社媒-最IN视频']</text:p>
      <text:p text:style-name="P4">
Type: None</text:p>
      <!--METADATA-->
      <text:p text:style-name="P4">
Nonenone</text:p>
      <text:p text:style-name="P4">
News Source: <text:a xlink:type="simple" xlink:href="https://www.voachinese.com/a/7093403.html" text:style-name="Internet_20_link" text:visited-style-name="Visited_20_Internet_20_Link">
https://www.voachinese.com/a/7093403.html</text:a>
</text:p>
      <!--NEWS-->
      <text:h text:style-name="P10" text:outline-level="1">
<text:span text:style-name="T4">
Stoltenberg: It is expected that the allies will help Ukraine to promote the NATO standard</text:span>
</text:h>
      <text:p text:style-name="P4">
Author: 联合早报 (Person)</text:p>
      <text:p text:style-name="P4">
Publisher: 联合早报 (Organization)</text:p>
      <text:p text:style-name="P4">
Published Time: 2023-05-15T22:09</text:p>
      <text:p text:style-name="P4">
Modified Time: 2023-05-15T22:09</text:p>
      <text:p text:style-name="P4">
Description: NATO Secretary -General Stoltenberg said that he expects the allies to reach an agreement on a multi -year plan at a summit in July in July to help Ukraine advance to NATO military standards. Reuters reports that Stoltenberg Monday (May 15) at the peak of democratic democracy in Copenhagen ...</text:p>
      <text:p text:style-name="P4">
Videos: []</text:p>
      <text:p text:style-name="P4">
Audios: []</text:p>
      <text:p text:style-name="P4">
Images: []</text:p>
      <text:p text:style-name="P4">
Type: NewsArticle</text:p>
      <text:p text:style-name="P4">
Breadcrumbs: ['即时', '国际']</text:p>
      <text:p text:style-name="P4">
Keywords: ['北约', '乌克兰']</text:p>
      <!--METADATA-->
      <text:p text:style-name="P4">
NATO Secretary -General Stoltenberg said that he expects the allies to reach an agreement on a multi -year plan at a summit in July in July to help Ukraine advance to NATO military standards.</text:p>
      <text:p text:style-name="P4">
Reuters reported that Stoltenberg made a speech at the Copenhagen Democratic Summit on Monday (May 15th) and said: "I expect we will agree on a multi -year plan, and we will be committed to how to help Ukraine from the Soviet Union. The standards, theories, and equipment of the standards, theory and equipment to NATO are transitioned to NATO, and fully operated with NATO. "He said that this will help Ukraine to advance in the direction of NATO membership.</text:p>
      <text:p text:style-name="P4">
In addition, Stoltenberg announced that he planned to unload the position of NATO Secretary -General at the end of October. He said: "I (already) explicitly show that I will leave this fall this fall. The time for my job is almost twice the original plan. This is the whole content I want to say. I fully focuses on this task until my The term of office ends in October. "</text:p>
      <text:p text:style-name="P4">
News Source: <text:a xlink:type="simple" xlink:href="https://www.zaobao.com.sg/realtime/world/story20230515-1395025" text:style-name="Internet_20_link" text:visited-style-name="Visited_20_Internet_20_Link">
https://www.zaobao.com.sg/realtime/world/story20230515-1395025</text:a>
</text:p>
      <!--NEWS-->
      <text:h text:style-name="P10" text:outline-level="1">
<text:span text:style-name="T4">
The EU appoints the first Middle East issue special representative</text:span>
</text:h>
      <text:p text:style-name="P4">
Author: 联合早报 (Person)</text:p>
      <text:p text:style-name="P4">
Publisher: 联合早报 (Organization)</text:p>
      <text:p text:style-name="P4">
Published Time: 2023-05-15T23:25</text:p>
      <text:p text:style-name="P4">
Modified Time: 2023-05-15T23:31</text:p>
      <text:p text:style-name="P4">
Description: The EU Council appointed former Italian Foreign Minister Dima on Monday (May 15) as the first special representative of the EU Middle East issue. Since 2018, Dima Yue has been the Minister of Economic Development, Labor and Social Policy for Economic Development, Labor and Social Policy. On September 4th of the following year, then the Italian Prime Minister ...</text:p>
      <text:p text:style-name="P4">
Videos: []</text:p>
      <text:p text:style-name="P4">
Audios: []</text:p>
      <text:p text:style-name="P4">
Images: []</text:p>
      <text:p text:style-name="P4">
Type: NewsArticle</text:p>
      <text:p text:style-name="P4">
Breadcrumbs: ['即时', '国际']</text:p>
      <text:p text:style-name="P4">
Keywords: ['欧盟', '意大利', '中东']</text:p>
      <!--METADATA-->
      <text:p text:style-name="P4">
The EU Council appointed former Italian Foreign Minister Dima on Monday (May 15) as the first special representative of the EU Middle East issue.</text:p>
      <text:p text:style-name="P4">
Since 2018, Dima Yue has been the Minister of Economic Development, Labor and Social Policy for Economic Development, Labor and Social Policy. On September 4th, the then Italian Prime Minister Conte appointed Dima about the foreign minister of the new government.</text:p>
      <text:p text:style-name="P4">
Dima was involved in the Middle East affairs. On March 6 last year, Muhammad, Deputy Prime Minister and Foreign Minister of Qatar, met with the visiting Dimari at Doma. The two parties focused on discussions on the relationship between the two countries and cooperation in various fields, especially energy cooperation.</text:p>
      <text:p text:style-name="P4">
On June 24, 2020, the Prime Minister of Libya National Unity Government Saraje met with the visiting Dimaru in Ripari in the capital, and the two sides discussed the situation such as Libya at the time.</text:p>
      <text:p text:style-name="P4">
During his tenure as the deputy prime minister, in September 2018, Dima Yue led a delegation to the delegation to Chengdu, China, and represents the opening ceremony of the 17th China Western International Expo on behalf of Italy. The signing of the agreement and cutting ribbons for the opening of the Italian National Pavilion.</text:p>
      <text:p text:style-name="P4">
News Source: <text:a xlink:type="simple" xlink:href="https://www.zaobao.com.sg/realtime/world/story20230515-1395043" text:style-name="Internet_20_link" text:visited-style-name="Visited_20_Internet_20_Link">
https://www.zaobao.com.sg/realtime/world/story20230515-1395043</text:a>
</text:p>
      <!--NEWS-->
      <text:h text:style-name="P10" text:outline-level="1">
<text:span text:style-name="T4">
Belarusian President's Health Worsening opposition leader called for "prepare"</text:span>
</text:h>
      <text:p text:style-name="P4">
Publisher: 法新社</text:p>
      <text:p text:style-name="P4">
Published Time: 2023-05-15T3:32:09+00:00</text:p>
      <text:p text:style-name="P4">
Modified Time: 2023-05-15T14:20:05+00:00</text:p>
      <text:p text:style-name="P4">
Description: (AFP, Moscow, 15th) After speculating a report on the deterioration of Belarusian President Luchenke's health, the exile Belarusian opposition leader Jihanvscia called on the public today to "prepare" for the political change bureau.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617581in" draw:z-index="0">
<draw:image xlink:href="../Images/rficn/2023-05-15T3-32-09-00-00/000000.png" xlink:type="simple" xlink:show="embed" xlink:actuate="onLoad" draw:mime-type="image/png"/>
</draw:frame>
Since 1994, Alexander Lukashenko, who is 68 years old, has not appeared publicly for 6 days and was absent from several important events.</text:p>
      <text:p text:style-name="P4">
He was last seen that he attended a celebration in Moscow to commemorate the Soviet Union's defeat of the Nazi, but did not participate in a luncheon hosted by his ally Russian President Vladimir Putin.</text:p>
      <text:p text:style-name="P4">
Some Russian and Belarusian reporters pointed out that Rakashenko seemed to be unwell when he attended the Red Square's military parade.</text:p>
      <text:p text:style-name="P4">
Rakashenko's competitor, Svetlanatikhanovskya, commented on the "rumors" of Rakarhenko's health in Twitter. After the 2020 opposition party Rakashenke launched a large -scale struggle in 2020, Lithuania was exiled.</text:p>
      <text:p text:style-name="P4">
"For us, Jihanovs Kia said one thing: we should make full preparations for various situations."</text:p>
      <text:p text:style-name="P4">
She mentioned: "In order to lead Belarus to democratic roads and prevent Russia's intervention, we need to actively and quickly actively and quickly."</text:p>
      <text:p text:style-name="P4">
Different from tradition, Lukashenke did not speak to Belarus veterans on May 9.</text:p>
      <text:p text:style-name="P4">
The official has not commented on the absence of the absence of Luca Shenke.</text:p>
      <text:p text:style-name="P4">
Last year, Rakashenko allowed Russia to use Belarus as a springboard to invade Ukraine.</text:p>
      <text:p text:style-name="P4">
In 2020, Lukashenko, who had been the leader of the collective farm, declared winning the sixth term in the election and stimulated hundreds of thousands of Belarusians to protest on the street.</text:p>
      <text:p text:style-name="P4">
The regime of Luchenko suppressed unprecedented protests, arrested most of the disagreeors, or forced them to exile.</text:p>
      <text:p text:style-name="P4">
News Source: <text:a xlink:type="simple" xlink:href="https://www.rfi.fr/cn/%E5%9B%BD%E9%99%85%E6%8A%A5%E9%81%93/20230515-%E7%99%BD%E4%BF%84%E6%80%BB%E7%BB%9F%E4%BC%A0%E5%81%A5%E5%BA%B7%E6%81%B6%E5%8C%96-%E5%8F%8D%E5%AF%B9%E6%B4%BE%E9%A2%86%E8%A2%96%E5%90%81-%E5%81%9A%E5%A5%BD%E5%87%86%E5%A4%87" text:style-name="Internet_20_link" text:visited-style-name="Visited_20_Internet_20_Link">
https://www.rfi.fr/cn/%E5%9B%BD%E9%99%85%E6%8A%A5%E9%81%93/20230515-%E7%99%BD%E4%BF%84%E6%80%BB%E7%BB%9F%E4%BC%A0%E5%81%A5%E5%BA%B7%E6%81%B6%E5%8C%96-%E5%8F%8D%E5%AF%B9%E6%B4%BE%E9%A2%86%E8%A2%96%E5%90%81-%E5%81%9A%E5%A5%BD%E5%87%86%E5%A4%87</text:a>
</text:p>
      <!--NEWS-->
      <text:h text:style-name="P10" text:outline-level="1">
<text:span text:style-name="T4">
The Cannes Film Festival will appear on the show that French Anti -year Anti -year protest protests</text:span>
</text:h>
      <text:p text:style-name="P4">
Publisher: 法新社</text:p>
      <text:p text:style-name="P4">
Published Time: 2023-05-15T5:32:09+00:00</text:p>
      <text:p text:style-name="P4">
Modified Time: 2023-05-15T14:05:01+00:00</text:p>
      <text:p text:style-name="P4">
Description: (AFP, France, France, 15th, 15th) The 76th Cannes Film Festival is about to appear tomorrow. Except for the celebrities such as Harrison Ford, Johnny, and Natalie Portman. The protesters will also get togeth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5-15T5-32-09-00-00/000000.png" xlink:type="simple" xlink:show="embed" xlink:actuate="onLoad" draw:mime-type="image/png"/>
</draw:frame>
It is expected that 35,000 people will participate in this event in the French Riviera on the 16th and the film industry in the French Riviera.</text:p>
      <text:p text:style-name="P4">
Many heavyweight films will premiere in this world's largest film industry, including "Indiana Jones Andthe Detiny", including Harrison Ford's "Indiana Jones andThe Destiny". Martin Scorsese) New film, starring LeonardodicaPrio and Robert De Niro, starring the masterpiece "Killers of the Flowermoon", and Pixar's new film "Elemental".</text:p>
      <text:p text:style-name="P4">
This year's Cannes Film Festival has more women's works than in previous years. 7 of the 21 of the 21 competition films came from the hands of female directors.</text:p>
      <text:p text:style-name="P4">
At the same time, about 1,000 police force and security personnel entered the Cannes Film Festival. Since France was attacked in a terrorist in the 2010s, the organizer of the Film Festival has raised the alert to the Wei'an.</text:p>
      <text:p text:style-name="P4">
This year, the organizer is also concerned that France's recent protest against President Emmanuel Macron will have an impact on the Film Festival.</text:p>
      <text:p text:style-name="P4">
Local authorities told AFP that the Croisette prohibited protests and stated that it was the same as last year.</text:p>
      <text:p text:style-name="P4">
However, the French Federation of Trade Unions (CGT) threatened to cut off power during the Film Festival last month and will protest in front of the famous Carlton Hotel on the 19th, vowing to feel their existence.</text:p>
      <text:p text:style-name="P4">
The well -known red carpet of the Cannes Film Festival will be paved tomorrow. For the sake of environmental protection, the current length has been shortened, saving about 1,400 kg of red carpet.</text:p>
      <text:p text:style-name="P4">
The chairman of this jury is the Rubenostlund (Triangle of Sadness "and the" The Square "for" Triangle of Sadness ". Other reviews also include other reviews. Hollywood star Brie Larson and Paul Dano.</text:p>
      <text:p text:style-name="P4">
There are many winners of this contest film, including the Cannes Film Festival, including Cannes two winners, British famous guidance Ken Loach, Japan's Zhiyuhe, and Wim Wenders in Germany.</text:p>
      <text:p text:style-name="P4">
The opening film is the "Jeanne Dubarry", known as Johnny Depp, who has resurrected Johnny Depp. He plays Fa -king Louis XV to test his acting skills and French skills.</text:p>
      <text:p text:style-name="P4">
The director and heroine Maiwenn was accused of attacked reporters in a restaurant in Paris last month. It is expected that this film will make this film more attention. (Translator: Liu Shuqin/Research: Chen Zhengyi)</text:p>
      <text:p text:style-name="P4">
News Source: <text:a xlink:type="simple" xlink:href="https://www.rfi.fr/cn/%E5%9B%BD%E9%99%85%E6%8A%A5%E9%81%93/20230515-%E5%9D%8E%E5%9F%8E%E5%BD%B1%E5%B1%95%E5%B0%86%E7%99%BB%E5%9C%BA%E4%BC%97%E6%98%9F%E4%BA%91%E9%9B%86-%E6%B3%95%E5%9B%BD%E5%8F%8D%E5%B9%B4%E6%94%B9%E6%8A%97%E8%AE%AE%E5%87%91%E4%B8%80%E8%84%9A" text:style-name="Internet_20_link" text:visited-style-name="Visited_20_Internet_20_Link">
https://www.rfi.fr/cn/%E5%9B%BD%E9%99%85%E6%8A%A5%E9%81%93/20230515-%E5%9D%8E%E5%9F%8E%E5%BD%B1%E5%B1%95%E5%B0%86%E7%99%BB%E5%9C%BA%E4%BC%97%E6%98%9F%E4%BA%91%E9%9B%86-%E6%B3%95%E5%9B%BD%E5%8F%8D%E5%B9%B4%E6%94%B9%E6%8A%97%E8%AE%AE%E5%87%91%E4%B8%80%E8%84%9A</text:a>
</text:p>
      <!--NEWS-->
      <text:h text:style-name="P10" text:outline-level="1">
<text:span text:style-name="T4">
Russian media reported that the South African military delegation visited and discussed military cooperation and exchanges</text:span>
</text:h>
      <text:p text:style-name="P4">
Publisher: 法新社</text:p>
      <text:p text:style-name="P4">
Published Time: 2023-05-15T9:32:10+00:00</text:p>
      <text:p text:style-name="P4">
Modified Time: 2023-05-15T15:05:02+00:00</text:p>
      <text:p text:style-name="P4">
Description: (AFP, Moscow, 15th) The US Ambassador to South Africa, Brigiti, accused South Africa's secret provision of weapons to Russia a few days later. Russian media reported today that the South African ground force commander was visiting Moscow to discuss military cooperation and exchanges between the two sid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617581in" draw:z-index="0">
<draw:image xlink:href="../Images/rficn/2023-05-15T9-32-10-00-00/000000.png" xlink:type="simple" xlink:show="embed" xlink:actuate="onLoad" draw:mime-type="image/png"/>
</draw:frame>
The Russian media quoted the Russian Ministry of Defense reported that the South African Army Lawrence Mbatha led the delegation to visit Moscow to discuss military cooperation and exchange related matters with the Russian military officials.</text:p>
      <text:p text:style-name="P4">
Reuben Bridy stated in the media briefing on the 11th that the United States believes that weapons and ammunition have been loaded on a Russian cargo ship. The freighter stopped at CapeTown Naval Base in December last year.</text:p>
      <text:p text:style-name="P4">
Cyril Ramaphosa, President of South Africa, said that it had launched an investigation on the matter and "we will explain it by then."</text:p>
      <text:p text:style-name="P4">
The United States said he was happy to see South Africa's commitment to investigate.</text:p>
      <text:p text:style-name="P4">
After Russia's full invasion of Ukraine, it was generally isolated from the international community, but South Africa has always rejected Moscow.</text:p>
      <text:p text:style-name="P4">
South Africa expressed his hope to maintain neutrality, but critics have cited recent incidents to prove that South Africa moves closer to the Kremlin.</text:p>
      <text:p text:style-name="P4">
According to the Kremlin, Russian President Vladimir Putin and Lama Famahazhe on the 12th, the two sides agreed to "strengthen mutual benefit relationships."</text:p>
      <text:p text:style-name="P4">
Lama Famasa said today that despite the "great pressure" facing the border selection station, South Africa "does not want to be involved in a global power competition."</text:p>
      <text:p text:style-name="P4">
Rama Famasa mentioned every week: "We do not accept our unreasonable position to have a soft spot for Russia, nor do this position endanger our relationship with other countries."</text:p>
      <text:p text:style-name="P4">
He said South Africa supports the conflict in a peaceful way.</text:p>
      <text:p text:style-name="P4">
Russian media reported that Mibasha visited ground forces education institutions today and enterprises in military industrial parks.</text:p>
      <text:p text:style-name="P4">
The Russian International Fax (Interfax) reported: "((both sides) have reached an agreement to further strengthen cooperation in various fields of ground forces."</text:p>
      <text:p text:style-name="P4">
A spokesman for the South African Ministry of Defense asked the media to ask the military about Mimaha's visit to Russia. The South African Defense Force not commented on the relevant inquiries immediately. (Translator: Liu Shuqin/Research: Chen Zhengyi)</text:p>
      <text:p text:style-name="P4">
News Source: <text:a xlink:type="simple" xlink:href="https://www.rfi.fr/cn/%E5%9B%BD%E9%99%85%E6%8A%A5%E9%81%93/20230515-%E4%BF%84%E5%AA%92%E6%8A%A5%E5%AF%BC%E5%8D%97%E9%9D%9E%E5%86%9B%E6%96%B9%E4%BB%A3%E8%A1%A8%E5%9B%A2%E6%9D%A5%E8%AE%BF-%E5%95%86%E8%AE%A8%E5%86%9B%E4%BA%8B%E5%90%88%E4%BD%9C%E4%BA%A4%E6%B5%81" text:style-name="Internet_20_link" text:visited-style-name="Visited_20_Internet_20_Link">
https://www.rfi.fr/cn/%E5%9B%BD%E9%99%85%E6%8A%A5%E9%81%93/20230515-%E4%BF%84%E5%AA%92%E6%8A%A5%E5%AF%BC%E5%8D%97%E9%9D%9E%E5%86%9B%E6%96%B9%E4%BB%A3%E8%A1%A8%E5%9B%A2%E6%9D%A5%E8%AE%BF-%E5%95%86%E8%AE%A8%E5%86%9B%E4%BA%8B%E5%90%88%E4%BD%9C%E4%BA%A4%E6%B5%81</text:a>
</text:p>
      <!--NEWS-->
      <text:h text:style-name="P10" text:outline-level="1">
<text:span text:style-name="T4">
Will the United States and Pakistan a new national defense agreement compete for China ’s influence in South Pacific?</text:span>
</text:h>
      <text:p text:style-name="P4">
Author: chinese@voanews.com (林柏宏)</text:p>
      <text:p text:style-name="P4">
Publisher: 美国之音中文网 (Type: NewsMediaOrganization)</text:p>
      <text:p text:style-name="P4">
Published Time: 2023-05-16T00:01:41+08:00</text:p>
      <text:p text:style-name="P4">
Modified Time: 2023-05-15 16:27:15Z</text:p>
      <text:p text:style-name="P4">
Description: The United States is expected to sign a national defense and surveillance agreement with Papua New Guinea this month. Observer analyzes that this shows that Washington is trying to deal with threats from Beijing in the South Pacific, but it remains to be observed whether it can actually prevent China's illegal fishing operations. However, experts also say that Pakistan has been controversial in recent years, and it is difficult for China to have difficulty in economic coercion and increase its influence on Pakistan.</text:p>
      <text:p text:style-name="P4">
Videos: []</text:p>
      <text:p text:style-name="P4">
Images: []</text:p>
      <text:p text:style-name="P4">
Categories: ['亚太', '中国', '南中国海争端']</text:p>
      <text:p text:style-name="P4">
Type: None</text:p>
      <!--METADATA-->
      <text:p text:style-name="P4">
Nonenone</text:p>
      <text:p text:style-name="P4">
News Source: <text:a xlink:type="simple" xlink:href="https://www.voachinese.com/a/biden-to-sign-defence-pact-in-papua-new-guinea-amid-china-influence/7093713.html" text:style-name="Internet_20_link" text:visited-style-name="Visited_20_Internet_20_Link">
https://www.voachinese.com/a/biden-to-sign-defence-pact-in-papua-new-guinea-amid-china-influence/7093713.html</text:a>
</text:p>
      <!--NEWS-->
      <text:h text:style-name="P10" text:outline-level="1">
<text:span text:style-name="T4">
Strictly prevent secrets and sensitive information from going to sea in China the next wave of fear of cracking down audit and legal foreign companies?</text:span>
</text:h>
      <text:p text:style-name="P4">
Author: chinese@voanews.com (黄丽玲)</text:p>
      <text:p text:style-name="P4">
Publisher: 美国之音中文网 (Type: NewsMediaOrganization)</text:p>
      <text:p text:style-name="P4">
Published Time: 2023-05-16T00:09:48+08:00</text:p>
      <text:p text:style-name="P4">
Modified Time: 2023-05-15 19:18:38Z</text:p>
      <text:p text:style-name="P4">
Description: China has recently raided a number of consultants in consultants, and also regards Capvision, a leading consulting industry as "the accomplicant of overseas intelligence agencies." Observer analyzes that this is a way to strictly prevent secrets and sensitive information to build firewalls. Therefore, in addition to the domestic consulting industry, the next wave of two major multinational audit companies and other legal foreign companies operating in China. However, some investment banks believe that this is the revenge of the US military for the United States and China, and the retaliation of China's anti -US military should not scare away foreign capital.</text:p>
      <text:p text:style-name="P4">
Videos: []</text:p>
      <text:p text:style-name="P4">
Images: []</text:p>
      <text:p text:style-name="P4">
Categories: ['中国', '经济·金融·贸易', '美中关系']</text:p>
      <text:p text:style-name="P4">
Type: None</text:p>
      <!--METADATA-->
      <text:p text:style-name="P4">
Nonenone</text:p>
      <text:p text:style-name="P4">
News Source: <text:a xlink:type="simple" xlink:href="https://www.voachinese.com/a/china-crackdown-on-foreign-consulting-firm-20230515/7093966.html" text:style-name="Internet_20_link" text:visited-style-name="Visited_20_Internet_20_Link">
https://www.voachinese.com/a/china-crackdown-on-foreign-consulting-firm-20230515/7093966.html</text:a>
</text:p>
      <!--NEWS-->
      <text:h text:style-name="P10" text:outline-level="1">
<text:span text:style-name="T4">
Japan wants to play a more positive role in the world, experts: "Normalization of the country" does not mean becoming a military power</text:span>
</text:h>
      <text:p text:style-name="P4">
Author: chinese@voanews.com (向凌)</text:p>
      <text:p text:style-name="P4">
Publisher: 美国之音中文网 (Type: NewsMediaOrganization)</text:p>
      <text:p text:style-name="P4">
Published Time: 2023-05-16T00:49:26+08:00</text:p>
      <text:p text:style-name="P4">
Modified Time: 2023-05-15 16:49:26Z</text:p>
      <text:p text:style-name="P4">
Description: Japanese Prime Minister Kishida will appear on the cover of the "Time" magazine in the United States. Experts believe that through playing a more positive role on the global stage, Japan hopes to achieve "normally nationally", but it will never become a "military power."</text:p>
      <text:p text:style-name="P4">
Videos: []</text:p>
      <text:p text:style-name="P4">
Images: []</text:p>
      <text:p text:style-name="P4">
Categories: ['亚太', '中国', '军事']</text:p>
      <text:p text:style-name="P4">
Type: None</text:p>
      <!--METADATA-->
      <text:p text:style-name="P4">
Nonenone</text:p>
      <text:p text:style-name="P4">
News Source: <text:a xlink:type="simple" xlink:href="https://www.voachinese.com/a/kishida-s-military-ambition-to-curb-china-s-growing-threat-20230515/7094103.html" text:style-name="Internet_20_link" text:visited-style-name="Visited_20_Internet_20_Link">
https://www.voachinese.com/a/kishida-s-military-ambition-to-curb-china-s-growing-threat-20230515/7094103.html</text:a>
</text:p>
      <!--NEWS-->
      <text:h text:style-name="P10" text:outline-level="1">
<text:span text:style-name="T4">
Germany: Although Beijing's guarantee has stopped, it is still engaged in police activities in Germany</text:span>
</text:h>
      <text:p text:style-name="P4">
Author: chinese@voanews.com (美国之音)</text:p>
      <text:p text:style-name="P4">
Publisher: 美国之音中文网 (Type: NewsMediaOrganization)</text:p>
      <text:p text:style-name="P4">
Published Time: 2023-05-16T00:59:32+08:00</text:p>
      <text:p text:style-name="P4">
Modified Time: 2023-05-15 16:59:32Z</text:p>
      <text:p text:style-name="P4">
Description: The German Ministry of Foreign Affairs and the Ministry of the Interior said on Monday (May 15) that the German security authorities believed that although Beijing had guaranteed that Berlin had stopped in February this year, it was still engaged in police activities on German territory.</text:p>
      <text:p text:style-name="P4">
Videos: []</text:p>
      <text:p text:style-name="P4">
Images: []</text:p>
      <text:p text:style-name="P4">
Categories: ['中国', '欧洲']</text:p>
      <text:p text:style-name="P4">
Type: None</text:p>
      <!--METADATA-->
      <text:p text:style-name="P4">
Nonenone</text:p>
      <text:p text:style-name="P4">
News Source: <text:a xlink:type="simple" xlink:href="https://www.voachinese.com/a/china-still-conducting-police-activities-in-germany--german-ministries-20230515/7093917.html" text:style-name="Internet_20_link" text:visited-style-name="Visited_20_Internet_20_Link">
https://www.voachinese.com/a/china-still-conducting-police-activities-in-germany--german-ministries-20230515/7093917.html</text:a>
</text:p>
      <!--NEWS-->
      <text:h text:style-name="P10" text:outline-level="1">
<text:span text:style-name="T4">
Northern China ushered in early this year's first wave of heat -threatening power supply, agricultural and economic recovery</text:span>
</text:h>
      <text:p text:style-name="P4">
Author: chinese@voanews.com (美国之音)</text:p>
      <text:p text:style-name="P4">
Publisher: 美国之音中文网 (Type: NewsMediaOrganization)</text:p>
      <text:p text:style-name="P4">
Published Time: 2023-05-16T01:13:51+08:00</text:p>
      <text:p text:style-name="P4">
Modified Time: 2023-05-15 17:13:51Z</text:p>
      <text:p text:style-name="P4">
Description: Some major cities in China have recently issued high -temperature alerts, and Beijing Monday (May 15th) has fallen into a high temperature of 36 degrees Celsius. It is expected to be a high -temperature day on Tuesday. The Meteorological Observatory has issued high -temperature blue warnings. As China responds to high -temperature weather in China, power supply, crops, and fragile economies in recovery may be threatened.</text:p>
      <text:p text:style-name="P4">
Videos: []</text:p>
      <text:p text:style-name="P4">
Images: []</text:p>
      <text:p text:style-name="P4">
Categories: ['中国', '生态环境']</text:p>
      <text:p text:style-name="P4">
Type: None</text:p>
      <!--METADATA-->
      <text:p text:style-name="P4">
Nonenone</text:p>
      <text:p text:style-name="P4">
News Source: <text:a xlink:type="simple" xlink:href="https://www.voachinese.com/a/chinese-cities-broil-in-heat-20230515/7094152.html" text:style-name="Internet_20_link" text:visited-style-name="Visited_20_Internet_20_Link">
https://www.voachinese.com/a/chinese-cities-broil-in-heat-20230515/7094152.html</text:a>
</text:p>
      <!--NEWS-->
      <text:h text:style-name="P10" text:outline-level="1">
<text:span text:style-name="T4">
Nine Chinese citizens have been attacked by China -Africa Gold Mine, and the case is confusing to Beijing.</text:span>
</text:h>
      <text:p text:style-name="P4">
Author: chinese@voanews.com (松仁)</text:p>
      <text:p text:style-name="P4">
Publisher: 美国之音中文网 (Type: NewsMediaOrganization)</text:p>
      <text:p text:style-name="P4">
Published Time: 2023-05-16T01:39:07+08:00</text:p>
      <text:p text:style-name="P4">
Modified Time: 2023-05-15 17:39:07Z</text:p>
      <text:p text:style-name="P4">
Description: On March 19 this year, a group of gunmen raid a gold mine in the distant mountainous areas of the Central African Republic, and killed nine Chinese citizens who worked in gold mines. Chinese President Xi Jinping, who was preparing to go to Moscow for a state -visited state visit, called on the China -Africa Republic government to investigate the attack and severely punish the murderer.</text:p>
      <text:p text:style-name="P4">
Videos: []</text:p>
      <text:p text:style-name="P4">
Images: []</text:p>
      <text:p text:style-name="P4">
Categories: ['非洲', '中国']</text:p>
      <text:p text:style-name="P4">
Type: None</text:p>
      <!--METADATA-->
      <text:p text:style-name="P4">
Nonenone</text:p>
      <text:p text:style-name="P4">
News Source: <text:a xlink:type="simple" xlink:href="https://www.voachinese.com/a/mysterious-killing-of-chinese-gold-miners-puts-new-pressure-on-beijing-20230515/7093893.html" text:style-name="Internet_20_link" text:visited-style-name="Visited_20_Internet_20_Link">
https://www.voachinese.com/a/mysterious-killing-of-chinese-gold-miners-puts-new-pressure-on-beijing-20230515/7093893.html</text:a>
</text:p>
      <!--NEWS-->
      <text:h text:style-name="P10" text:outline-level="1">
<text:span text:style-name="T4">
Four Russian military aircraft were shot down under the border and fired rockets under the fire of the Ukraine.</text:span>
</text:h>
      <text:p text:style-name="P4">
Author: chinese@voanews.com (刘恩民)</text:p>
      <text:p text:style-name="P4">
Publisher: 美国之音中文网 (Type: Organization)</text:p>
      <text:p text:style-name="P4">
Published Time: 2023-05-16T04:16:21+08:00</text:p>
      <text:p text:style-name="P4">
Modified Time: 2023-05-15 20:16:21Z</text:p>
      <text:p text:style-name="P4">
Description: A front line of the Ukrainian front line near Wallaburies in Zaparo area was shot by the Russian army when uninstalling the "PARTYZAN" multi -tube rocket system. Respect, immediately launched a counterattack. Russian media reported that four Russian military aircraft, including two Mi-8 helicopters, a Su-35 fighter, and a Su-34 warrior, were shot down near Ukraine on Saturday.</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ians-use-mobile-rocket-systems-against-russian-forces-on-southern-frontline-20230516/7094414.html" text:style-name="Internet_20_link" text:visited-style-name="Visited_20_Internet_20_Link">
https://www.voachinese.com/a/ukrainians-use-mobile-rocket-systems-against-russian-forces-on-southern-frontline-20230516/709441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